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-----------------------------------</text:p>
      <text:p text:style-name="Standard"><text:s text:c="8"/>Layer (type) <text:s text:c="14"/>Output Shape <text:s text:c="8"/>Param #</text:p>
      <text:p text:style-name="Standard">================================================================</text:p>
      <text:p text:style-name="Standard"><text:s text:c="12"/>Conv2d-1 <text:s text:c="12"/>[-1, 32, 7, 7] <text:s text:c="13"/>64</text:p>
      <text:p text:style-name="Standard"><text:s text:c="14"/>ReLU-2 <text:s text:c="12"/>[-1, 32, 7, 7] <text:s text:c="14"/>0</text:p>
      <text:p text:style-name="Standard"><text:s text:c="12"/>Conv2d-3 <text:s text:c="12"/>[-1, 64, 7, 7] <text:s text:c="9"/>18,496</text:p>
      <text:p text:style-name="Standard"><text:s text:c="14"/>ReLU-4 <text:s text:c="12"/>[-1, 64, 7, 7] <text:s text:c="14"/>0</text:p>
      <text:p text:style-name="Standard"><text:s text:c="12"/>Conv2d-5 <text:s text:c="11"/>[-1, 128, 7, 7] <text:s text:c="9"/>73,856</text:p>
      <text:p text:style-name="Standard"><text:s text:c="14"/>ReLU-6 <text:s text:c="11"/>[-1, 128, 7, 7] <text:s text:c="14"/>0</text:p>
      <text:p text:style-name="Standard"><text:s text:c="12"/>Conv2d-7 <text:s text:c="11"/>[-1, 256, 7, 7] <text:s text:c="8"/>295,168</text:p>
      <text:p text:style-name="Standard"><text:s text:c="14"/>ReLU-8 <text:s text:c="11"/>[-1, 256, 7, 7] <text:s text:c="14"/>0</text:p>
      <text:p text:style-name="Standard"><text:s text:c="12"/>Linear-9 <text:s text:c="17"/>[-1, 512] <text:s text:c="6"/>6,423,040</text:p>
      <text:p text:style-name="Standard"><text:s text:c="11"/>Linear-10 <text:s text:c="18"/>[-1, 49] <text:s text:c="9"/>25,137</text:p>
      <text:p text:style-name="Standard">================================================================</text:p>
      <text:p text:style-name="Standard">Total params: 6,835,761</text:p>
      <text:p text:style-name="Standard">Trainable params: 6,835,761</text:p>
      <text:p text:style-name="Standard">Non-trainable params: 0</text:p>
      <text:p text:style-name="Standard">----------------------------------------------------------------</text:p>
      <text:p text:style-name="Standard">Input size (MB): 0.00</text:p>
      <text:p text:style-name="Standard">Forward/backward pass size (MB): 0.36</text:p>
      <text:p text:style-name="Standard">Params size (MB): 26.08</text:p>
      <text:p text:style-name="Standard">Estimated Total Size (MB): 26.44</text:p>
      <text:p text:style-name="Standard">----------------------------------------------------------------</text:p>
      <text:p text:style-name="Standard">Epoch: 1, Batch: 10, Avg. Loss: 4.655337750911713</text:p>
      <text:p text:style-name="Standard">Epoch: 1, Batch: 20, Avg. Loss: 7.514180886745453</text:p>
      <text:p text:style-name="Standard">Epoch: 1, Batch: 30, Avg. Loss: 9.09986674785614</text:p>
      <text:p text:style-name="Standard">Epoch: 1, Batch: 40, Avg. Loss: 10.45608401298523</text:p>
      <text:p text:style-name="Standard">Epoch: 1, Batch: 50, Avg. Loss: 11.668189442157745</text:p>
      <text:p text:style-name="Standard">Epoch: 1, Batch: 60, Avg. Loss: 12.867119562625884</text:p>
      <text:p text:style-name="Standard">Epoch: 1, Batch: 70, Avg. Loss: 14.014824658632278</text:p>
      <text:p text:style-name="Standard">Epoch: 1, Batch: 80, Avg. Loss: 15.284344404935837</text:p>
      <text:p text:style-name="Standard">Epoch: 1, Batch: 90, Avg. Loss: 16.476321226358415</text:p>
      <text:p text:style-name="Standard">Epoch: 1, Batch: 100, Avg. Loss: 17.709052777290346</text:p>
      <text:p text:style-name="Standard">Epoch: 1, Batch: 110, Avg. Loss: 18.90561133623123</text:p>
      <text:p text:style-name="Standard">Epoch: 1, Batch: 120, Avg. Loss: 20.146510779857635</text:p>
      <text:p text:style-name="Standard">Epoch: 1, Batch: 130, Avg. Loss: 21.38025059700012</text:p>
      <text:p text:style-name="Standard">Epoch: 1, Batch: 140, Avg. Loss: 22.532091915607452</text:p>
      <text:p text:style-name="Standard">Epoch: 1, Batch: 150, Avg. Loss: 23.729398083686828</text:p>
      <text:p text:style-name="Standard">Epoch: 1, Batch: 160, Avg. Loss: 24.913742184638977</text:p>
      <text:p text:style-name="Standard">Epoch: 1, Batch: 170, Avg. Loss: 26.179544830322264</text:p>
      <text:p text:style-name="Standard">Epoch: 1, Batch: 180, Avg. Loss: 27.415743297338487</text:p>
      <text:p text:style-name="Standard">Epoch: 1, Batch: 190, Avg. Loss: 28.718673247098923</text:p>
      <text:p text:style-name="Standard">Epoch: 1, Batch: 200, Avg. Loss: 29.906587105989455</text:p>
      <text:p text:style-name="Standard">Epoch: 1, Batch: 210, Avg. Loss: 31.095225602388382</text:p>
      <text:p text:style-name="Standard">Epoch: 1, Batch: 220, Avg. Loss: 32.30468304753303</text:p>
      <text:p text:style-name="Standard">Epoch: 1, Batch: 230, Avg. Loss: 33.44575924277306</text:p>
      <text:p text:style-name="Standard">Epoch: 1, Batch: 240, Avg. Loss: 34.55969333052635</text:p>
      <text:p text:style-name="Standard">Epoch: 1, Batch: 250, Avg. Loss: 35.75171524882317</text:p>
      <text:p text:style-name="Standard">Epoch: 1, Batch: 260, Avg. Loss: 36.912808924913406</text:p>
      <text:p text:style-name="Standard"><text:soft-page-break/>Epoch: 1, Batch: 270, Avg. Loss: 38.058764916658404</text:p>
      <text:p text:style-name="Standard">Epoch: 1, Batch: 280, Avg. Loss: 39.21037411093712</text:p>
      <text:p text:style-name="Standard">Epoch: 1, Batch: 290, Avg. Loss: 40.39535719752312</text:p>
      <text:p text:style-name="Standard">Epoch: 1, Batch: 300, Avg. Loss: 41.55676048398018</text:p>
      <text:p text:style-name="Standard">Epoch: 1, Batch: 310, Avg. Loss: 42.79228658080101</text:p>
      <text:p text:style-name="Standard">Epoch: 1, Batch: 320, Avg. Loss: 43.99699032902718</text:p>
      <text:p text:style-name="Standard">Epoch: 1, Batch: 330, Avg. Loss: 45.207708889245986</text:p>
      <text:p text:style-name="Standard">Epoch: 1, Batch: 340, Avg. Loss: 46.43368209004402</text:p>
      <text:p text:style-name="Standard">Epoch: 1, Batch: 350, Avg. Loss: 47.67197986245155</text:p>
      <text:p text:style-name="Standard">Epoch: 1, Batch: 360, Avg. Loss: 48.88211652636528</text:p>
      <text:p text:style-name="Standard">Epoch: 1, Batch: 370, Avg. Loss: 50.0549944460392</text:p>
      <text:p text:style-name="Standard">Epoch: 1, Batch: 380, Avg. Loss: 51.21557735800743</text:p>
      <text:p text:style-name="Standard">Epoch: 1, Batch: 390, Avg. Loss: 52.39878348708153</text:p>
      <text:p text:style-name="Standard">Epoch: 1, Batch: 400, Avg. Loss: 53.60435874462128</text:p>
      <text:p text:style-name="Standard">Epoch: 1, Batch: 410, Avg. Loss: 54.802111411094664</text:p>
      <text:p text:style-name="Standard">Epoch: 1, Batch: 420, Avg. Loss: 55.998940920829774</text:p>
      <text:p text:style-name="Standard">Epoch: 1, Batch: 430, Avg. Loss: 57.19252909421921</text:p>
      <text:p text:style-name="Standard">Epoch: 1, Batch: 440, Avg. Loss: 58.40495368242264</text:p>
      <text:p text:style-name="Standard">Epoch: 1, Batch: 450, Avg. Loss: 59.59517681598663</text:p>
      <text:p text:style-name="Standard">Epoch: 1, Batch: 460, Avg. Loss: 60.754072004556654</text:p>
      <text:p text:style-name="Standard">Epoch: 1, Batch: 470, Avg. Loss: 61.887856155633926</text:p>
      <text:p text:style-name="Standard">Epoch: 1, Batch: 480, Avg. Loss: 63.09562810063362</text:p>
      <text:p text:style-name="Standard">Epoch: 1, Batch: 490, Avg. Loss: 64.28428068161011</text:p>
      <text:p text:style-name="Standard">Epoch: 1, Batch: 500, Avg. Loss: 65.5021982908249</text:p>
      <text:p text:style-name="Standard">Epoch: 1, Batch: 510, Avg. Loss: 66.60734199881554</text:p>
      <text:p text:style-name="Standard">Epoch: 1, Batch: 520, Avg. Loss: 67.76367673277855</text:p>
      <text:p text:style-name="Standard">Epoch: 1, Batch: 530, Avg. Loss: 68.9863589823246</text:p>
      <text:p text:style-name="Standard">Epoch: 1, Batch: 540, Avg. Loss: 70.2542277276516</text:p>
      <text:p text:style-name="Standard">Epoch: 1, Batch: 550, Avg. Loss: 71.42844688296319</text:p>
      <text:p text:style-name="Standard">Epoch: 1, Batch: 560, Avg. Loss: 72.53338994979859</text:p>
      <text:p text:style-name="Standard">Epoch: 1, Batch: 570, Avg. Loss: 73.63606896400452</text:p>
      <text:p text:style-name="Standard">Epoch: 1, Batch: 580, Avg. Loss: 74.75917509198189</text:p>
      <text:p text:style-name="Standard">Epoch: 1, Batch: 590, Avg. Loss: 75.8626371204853</text:p>
      <text:p text:style-name="Standard">Epoch: 1, Batch: 600, Avg. Loss: 76.9413155734539</text:p>
      <text:p text:style-name="Standard">Epoch: 1, Batch: 610, Avg. Loss: 78.08339710831642</text:p>
      <text:p text:style-name="Standard">Epoch: 1, Batch: 620, Avg. Loss: 79.23956996202469</text:p>
      <text:p text:style-name="Standard">Epoch: 1, Batch: 630, Avg. Loss: 80.31901155114174</text:p>
      <text:p text:style-name="Standard">Epoch: 1, Batch: 640, Avg. Loss: 81.43740935921669</text:p>
      <text:p text:style-name="Standard">Epoch: 1, Batch: 650, Avg. Loss: 82.49842888712882</text:p>
      <text:p text:style-name="Standard">Epoch: 1, Batch: 660, Avg. Loss: 83.48753732442856</text:p>
      <text:p text:style-name="Standard">Epoch: 1, Batch: 670, Avg. Loss: 84.52994102835655</text:p>
      <text:p text:style-name="Standard">Epoch: 1, Batch: 680, Avg. Loss: 85.53126503825187</text:p>
      <text:p text:style-name="Standard">Epoch: 1, Batch: 690, Avg. Loss: 86.53131425380707</text:p>
      <text:p text:style-name="Standard">Epoch: 1, Batch: 700, Avg. Loss: 87.52556548714638</text:p>
      <text:p text:style-name="Standard">Epoch: 1, Batch: 710, Avg. Loss: 88.50860738754272</text:p>
      <text:p text:style-name="Standard">Epoch: 1, Batch: 720, Avg. Loss: 89.3713949918747</text:p>
      <text:p text:style-name="Standard">Epoch: 1, Batch: 730, Avg. Loss: 90.2805365562439</text:p>
      <text:p text:style-name="Standard">Epoch: 1, Batch: 740, Avg. Loss: 91.17834128141403</text:p>
      <text:p text:style-name="Standard">Epoch: 1, Batch: 750, Avg. Loss: 92.05718855857849</text:p>
      <text:p text:style-name="Standard"><text:soft-page-break/>Epoch: 1, Batch: 760, Avg. Loss: 92.83224991559982</text:p>
      <text:p text:style-name="Standard">Epoch: 1, Batch: 770, Avg. Loss: 93.56005381941796</text:p>
      <text:p text:style-name="Standard">Epoch: 1, Batch: 780, Avg. Loss: 94.27070254087448</text:p>
      <text:p text:style-name="Standard">Epoch: 1, Batch: 790, Avg. Loss: 95.03089755773544</text:p>
      <text:p text:style-name="Standard">Epoch: 1, Batch: 800, Avg. Loss: 95.69268144965172</text:p>
      <text:p text:style-name="Standard">Epoch: 1, Batch: 810, Avg. Loss: 96.33681859374046</text:p>
      <text:p text:style-name="Standard">Epoch: 1, Batch: 820, Avg. Loss: 97.08061398863792</text:p>
      <text:p text:style-name="Standard">Epoch: 1, Batch: 830, Avg. Loss: 97.75089682936668</text:p>
      <text:p text:style-name="Standard">Epoch: 1, Batch: 840, Avg. Loss: 98.47410516738891</text:p>
      <text:p text:style-name="Standard">Epoch: 1, Batch: 850, Avg. Loss: 99.14582278132438</text:p>
      <text:p text:style-name="Standard">Epoch: 1, Batch: 860, Avg. Loss: 99.84710615277291</text:p>
      <text:p text:style-name="Standard">Epoch: 1, Batch: 870, Avg. Loss: 100.52951761484147</text:p>
      <text:p text:style-name="Standard">Epoch: 1, Batch: 880, Avg. Loss: 101.07045239806175</text:p>
      <text:p text:style-name="Standard">Epoch: 1, Batch: 890, Avg. Loss: 101.61758742034435</text:p>
      <text:p text:style-name="Standard">Epoch: 1, Batch: 900, Avg. Loss: 102.13355077505112</text:p>
      <text:p text:style-name="Standard">Epoch: 1, Batch: 910, Avg. Loss: 102.64994769394397</text:p>
      <text:p text:style-name="Standard">Epoch: 1, Batch: 920, Avg. Loss: 103.19577805995941</text:p>
      <text:p text:style-name="Standard">Epoch: 1, Batch: 930, Avg. Loss: 103.7197918921709</text:p>
      <text:p text:style-name="Standard">Epoch: 1, Batch: 940, Avg. Loss: 104.22873673439025</text:p>
      <text:p text:style-name="Standard">Epoch: 1, Batch: 950, Avg. Loss: 104.74162854552269</text:p>
      <text:p text:style-name="Standard">Epoch: 1, Batch: 960, Avg. Loss: 105.2773690700531</text:p>
      <text:p text:style-name="Standard">Epoch: 1, Batch: 970, Avg. Loss: 105.81572723388672</text:p>
      <text:p text:style-name="Standard">Epoch: 1, Batch: 980, Avg. Loss: 106.28406697809696</text:p>
      <text:p text:style-name="Standard">Epoch: 1, Batch: 990, Avg. Loss: 106.75403631925583</text:p>
      <text:p text:style-name="Standard">Epoch: 1, Batch: 1000, Avg. Loss: 107.23862584531307</text:p>
      <text:p text:style-name="Standard">Epoch: 2, Batch: 10, Avg. Loss: 0.4553068786859512</text:p>
      <text:p text:style-name="Standard">Epoch: 2, Batch: 20, Avg. Loss: 0.9233887523412705</text:p>
      <text:p text:style-name="Standard">Epoch: 2, Batch: 30, Avg. Loss: 1.389848217368126</text:p>
      <text:p text:style-name="Standard">Epoch: 2, Batch: 40, Avg. Loss: 1.8852541387081145</text:p>
      <text:p text:style-name="Standard">Epoch: 2, Batch: 50, Avg. Loss: 2.3233668327331545</text:p>
      <text:p text:style-name="Standard">Epoch: 2, Batch: 60, Avg. Loss: 2.801550215482712</text:p>
      <text:p text:style-name="Standard">Epoch: 2, Batch: 70, Avg. Loss: 3.336225500702858</text:p>
      <text:p text:style-name="Standard">Epoch: 2, Batch: 80, Avg. Loss: 3.8175044476985933</text:p>
      <text:p text:style-name="Standard">Epoch: 2, Batch: 90, Avg. Loss: 4.274290549755096</text:p>
      <text:p text:style-name="Standard">Epoch: 2, Batch: 100, Avg. Loss: 4.7203030496835705</text:p>
      <text:p text:style-name="Standard">Epoch: 2, Batch: 110, Avg. Loss: 5.155475822091103</text:p>
      <text:p text:style-name="Standard">Epoch: 2, Batch: 120, Avg. Loss: 5.585696762800216</text:p>
      <text:p text:style-name="Standard">Epoch: 2, Batch: 130, Avg. Loss: 6.0120207369327545</text:p>
      <text:p text:style-name="Standard">Epoch: 2, Batch: 140, Avg. Loss: 6.4442520380020145</text:p>
      <text:p text:style-name="Standard">Epoch: 2, Batch: 150, Avg. Loss: 6.870394998788834</text:p>
      <text:p text:style-name="Standard">Epoch: 2, Batch: 160, Avg. Loss: 7.325061270594597</text:p>
      <text:p text:style-name="Standard">Epoch: 2, Batch: 170, Avg. Loss: 7.764279901981354</text:p>
      <text:p text:style-name="Standard">Epoch: 2, Batch: 180, Avg. Loss: 8.190083971619606</text:p>
      <text:p text:style-name="Standard">Epoch: 2, Batch: 190, Avg. Loss: 8.606989029049874</text:p>
      <text:p text:style-name="Standard">Epoch: 2, Batch: 200, Avg. Loss: 9.069573315978051</text:p>
      <text:p text:style-name="Standard">Epoch: 2, Batch: 210, Avg. Loss: 9.49809148311615</text:p>
      <text:p text:style-name="Standard">Epoch: 2, Batch: 220, Avg. Loss: 9.944064262509347</text:p>
      <text:p text:style-name="Standard">Epoch: 2, Batch: 230, Avg. Loss: 10.379691982269287</text:p>
      <text:p text:style-name="Standard">Epoch: 2, Batch: 240, Avg. Loss: 10.822233527898788</text:p>
      <text:p text:style-name="Standard"><text:soft-page-break/>Epoch: 2, Batch: 250, Avg. Loss: 11.2385433614254</text:p>
      <text:p text:style-name="Standard">Epoch: 2, Batch: 260, Avg. Loss: 11.658988419175149</text:p>
      <text:p text:style-name="Standard">Epoch: 2, Batch: 270, Avg. Loss: 12.103618896007537</text:p>
      <text:p text:style-name="Standard">Epoch: 2, Batch: 280, Avg. Loss: 12.563190287351608</text:p>
      <text:p text:style-name="Standard">Epoch: 2, Batch: 290, Avg. Loss: 13.12498465180397</text:p>
      <text:p text:style-name="Standard">Epoch: 2, Batch: 300, Avg. Loss: 13.595585551857948</text:p>
      <text:p text:style-name="Standard">Epoch: 2, Batch: 310, Avg. Loss: 14.055605328083038</text:p>
      <text:p text:style-name="Standard">Epoch: 2, Batch: 320, Avg. Loss: 14.516352170705796</text:p>
      <text:p text:style-name="Standard">Epoch: 2, Batch: 330, Avg. Loss: 14.924087259173394</text:p>
      <text:p text:style-name="Standard">Epoch: 2, Batch: 340, Avg. Loss: 15.350565910339355</text:p>
      <text:p text:style-name="Standard">Epoch: 2, Batch: 350, Avg. Loss: 15.76255043745041</text:p>
      <text:p text:style-name="Standard">Epoch: 2, Batch: 360, Avg. Loss: 16.179769238829614</text:p>
      <text:p text:style-name="Standard">Epoch: 2, Batch: 370, Avg. Loss: 16.601903000473975</text:p>
      <text:p text:style-name="Standard">Epoch: 2, Batch: 380, Avg. Loss: 17.013775831460954</text:p>
      <text:p text:style-name="Standard">Epoch: 2, Batch: 390, Avg. Loss: 17.474451020359993</text:p>
      <text:p text:style-name="Standard">Epoch: 2, Batch: 400, Avg. Loss: 17.87283176779747</text:p>
      <text:p text:style-name="Standard">Epoch: 2, Batch: 410, Avg. Loss: 18.2912778198719</text:p>
      <text:p text:style-name="Standard">Epoch: 2, Batch: 420, Avg. Loss: 18.724942839145662</text:p>
      <text:p text:style-name="Standard">Epoch: 2, Batch: 430, Avg. Loss: 19.146655493974684</text:p>
      <text:p text:style-name="Standard">Epoch: 2, Batch: 440, Avg. Loss: 19.550244003534317</text:p>
      <text:p text:style-name="Standard">Epoch: 2, Batch: 450, Avg. Loss: 19.925599777698515</text:p>
      <text:p text:style-name="Standard">Epoch: 2, Batch: 460, Avg. Loss: 20.361725464463234</text:p>
      <text:p text:style-name="Standard">Epoch: 2, Batch: 470, Avg. Loss: 20.785195207595827</text:p>
      <text:p text:style-name="Standard">Epoch: 2, Batch: 480, Avg. Loss: 21.190072509646416</text:p>
      <text:p text:style-name="Standard">Epoch: 2, Batch: 490, Avg. Loss: 21.585562366247178</text:p>
      <text:p text:style-name="Standard">Epoch: 2, Batch: 500, Avg. Loss: 21.979441478848457</text:p>
      <text:p text:style-name="Standard">Epoch: 2, Batch: 510, Avg. Loss: 22.361754766106607</text:p>
      <text:p text:style-name="Standard">Epoch: 2, Batch: 520, Avg. Loss: 22.778383296728133</text:p>
      <text:p text:style-name="Standard">Epoch: 2, Batch: 530, Avg. Loss: 23.214552563428878</text:p>
      <text:p text:style-name="Standard">Epoch: 2, Batch: 540, Avg. Loss: 23.599511060118676</text:p>
      <text:p text:style-name="Standard">Epoch: 2, Batch: 550, Avg. Loss: 24.00654678940773</text:p>
      <text:p text:style-name="Standard">Epoch: 2, Batch: 560, Avg. Loss: 24.410623231530188</text:p>
      <text:p text:style-name="Standard">Epoch: 2, Batch: 570, Avg. Loss: 24.80135753750801</text:p>
      <text:p text:style-name="Standard">Epoch: 2, Batch: 580, Avg. Loss: 25.220534229278563</text:p>
      <text:p text:style-name="Standard">Epoch: 2, Batch: 590, Avg. Loss: 25.627312183380127</text:p>
      <text:p text:style-name="Standard">Epoch: 2, Batch: 600, Avg. Loss: 26.059529554843902</text:p>
      <text:p text:style-name="Standard">Epoch: 2, Batch: 610, Avg. Loss: 26.500744396448134</text:p>
      <text:p text:style-name="Standard">Epoch: 2, Batch: 620, Avg. Loss: 26.922964292764664</text:p>
      <text:p text:style-name="Standard">Epoch: 2, Batch: 630, Avg. Loss: 27.325816506147383</text:p>
      <text:p text:style-name="Standard">Epoch: 2, Batch: 640, Avg. Loss: 27.732157292962075</text:p>
      <text:p text:style-name="Standard">Epoch: 2, Batch: 650, Avg. Loss: 28.186957147717475</text:p>
      <text:p text:style-name="Standard">Epoch: 2, Batch: 660, Avg. Loss: 28.60969849228859</text:p>
      <text:p text:style-name="Standard">Epoch: 2, Batch: 670, Avg. Loss: 29.03591324687004</text:p>
      <text:p text:style-name="Standard">Epoch: 2, Batch: 680, Avg. Loss: 29.417829447984694</text:p>
      <text:p text:style-name="Standard">Epoch: 2, Batch: 690, Avg. Loss: 29.831721964478493</text:p>
      <text:p text:style-name="Standard">Epoch: 2, Batch: 700, Avg. Loss: 30.283533561229707</text:p>
      <text:p text:style-name="Standard">Epoch: 2, Batch: 710, Avg. Loss: 30.657574939727784</text:p>
      <text:p text:style-name="Standard">Epoch: 2, Batch: 720, Avg. Loss: 31.04544921219349</text:p>
      <text:p text:style-name="Standard">Epoch: 2, Batch: 730, Avg. Loss: 31.436393082141876</text:p>
      <text:p text:style-name="Standard"><text:soft-page-break/>Epoch: 2, Batch: 740, Avg. Loss: 31.824580869078638</text:p>
      <text:p text:style-name="Standard">Epoch: 2, Batch: 750, Avg. Loss: 32.237565603852275</text:p>
      <text:p text:style-name="Standard">Epoch: 2, Batch: 760, Avg. Loss: 32.62085433602333</text:p>
      <text:p text:style-name="Standard">Epoch: 2, Batch: 770, Avg. Loss: 33.0014152765274</text:p>
      <text:p text:style-name="Standard">Epoch: 2, Batch: 780, Avg. Loss: 33.384496986866</text:p>
      <text:p text:style-name="Standard">Epoch: 2, Batch: 790, Avg. Loss: 33.78071196973324</text:p>
      <text:p text:style-name="Standard">Epoch: 2, Batch: 800, Avg. Loss: 34.146871677041055</text:p>
      <text:p text:style-name="Standard">Epoch: 2, Batch: 810, Avg. Loss: 34.54651237726212</text:p>
      <text:p text:style-name="Standard">Epoch: 2, Batch: 820, Avg. Loss: 34.93985019624233</text:p>
      <text:p text:style-name="Standard">Epoch: 2, Batch: 830, Avg. Loss: 35.33643335700035</text:p>
      <text:p text:style-name="Standard">Epoch: 2, Batch: 840, Avg. Loss: 35.752899101376535</text:p>
      <text:p text:style-name="Standard">Epoch: 2, Batch: 850, Avg. Loss: 36.1448871076107</text:p>
      <text:p text:style-name="Standard">Epoch: 2, Batch: 860, Avg. Loss: 36.53292847275734</text:p>
      <text:p text:style-name="Standard">Epoch: 2, Batch: 870, Avg. Loss: 36.932674813270566</text:p>
      <text:p text:style-name="Standard">Epoch: 2, Batch: 880, Avg. Loss: 37.325240075588226</text:p>
      <text:p text:style-name="Standard">Epoch: 2, Batch: 890, Avg. Loss: 37.70763023495674</text:p>
      <text:p text:style-name="Standard">Epoch: 2, Batch: 900, Avg. Loss: 38.128319698572156</text:p>
      <text:p text:style-name="Standard">Epoch: 2, Batch: 910, Avg. Loss: 38.524212032556534</text:p>
      <text:p text:style-name="Standard">Epoch: 2, Batch: 920, Avg. Loss: 38.92986426353455</text:p>
      <text:p text:style-name="Standard">Epoch: 2, Batch: 930, Avg. Loss: 39.32530851960182</text:p>
      <text:p text:style-name="Standard">Epoch: 2, Batch: 940, Avg. Loss: 39.72144574522972</text:p>
      <text:p text:style-name="Standard">Epoch: 2, Batch: 950, Avg. Loss: 40.1058237105608</text:p>
      <text:p text:style-name="Standard">Epoch: 2, Batch: 960, Avg. Loss: 40.49602070748806</text:p>
      <text:p text:style-name="Standard">Epoch: 2, Batch: 970, Avg. Loss: 40.86972850859165</text:p>
      <text:p text:style-name="Standard">Epoch: 2, Batch: 980, Avg. Loss: 41.26915005147457</text:p>
      <text:p text:style-name="Standard">Epoch: 2, Batch: 990, Avg. Loss: 41.677066230773924</text:p>
      <text:p text:style-name="Standard">Epoch: 2, Batch: 1000, Avg. Loss: 42.07515908777714</text:p>
      <text:p text:style-name="Standard">Epoch: 3, Batch: 10, Avg. Loss: 0.3659267991781235</text:p>
      <text:p text:style-name="Standard">Epoch: 3, Batch: 20, Avg. Loss: 0.7417396396398545</text:p>
      <text:p text:style-name="Standard">Epoch: 3, Batch: 30, Avg. Loss: 1.1428674638271332</text:p>
      <text:p text:style-name="Standard">Epoch: 3, Batch: 40, Avg. Loss: 1.5724695771932602</text:p>
      <text:p text:style-name="Standard">Epoch: 3, Batch: 50, Avg. Loss: 1.956921899318695</text:p>
      <text:p text:style-name="Standard">Epoch: 3, Batch: 60, Avg. Loss: 2.334889703989029</text:p>
      <text:p text:style-name="Standard">Epoch: 3, Batch: 70, Avg. Loss: 2.697770768404007</text:p>
      <text:p text:style-name="Standard">Epoch: 3, Batch: 80, Avg. Loss: 3.051942563056946</text:p>
      <text:p text:style-name="Standard">Epoch: 3, Batch: 90, Avg. Loss: 3.4237985253334045</text:p>
      <text:p text:style-name="Standard">Epoch: 3, Batch: 100, Avg. Loss: 3.792123204469681</text:p>
      <text:p text:style-name="Standard">Epoch: 3, Batch: 110, Avg. Loss: 4.195848724246025</text:p>
      <text:p text:style-name="Standard">Epoch: 3, Batch: 120, Avg. Loss: 4.569255781173706</text:p>
      <text:p text:style-name="Standard">Epoch: 3, Batch: 130, Avg. Loss: 4.979298183321953</text:p>
      <text:p text:style-name="Standard">Epoch: 3, Batch: 140, Avg. Loss: 5.425291290879249</text:p>
      <text:p text:style-name="Standard">Epoch: 3, Batch: 150, Avg. Loss: 5.8561877399683</text:p>
      <text:p text:style-name="Standard">Epoch: 3, Batch: 160, Avg. Loss: 6.309477964043618</text:p>
      <text:p text:style-name="Standard">Epoch: 3, Batch: 170, Avg. Loss: 6.7209411531686785</text:p>
      <text:p text:style-name="Standard">Epoch: 3, Batch: 180, Avg. Loss: 7.112828877568245</text:p>
      <text:p text:style-name="Standard">Epoch: 3, Batch: 190, Avg. Loss: 7.518504059314727</text:p>
      <text:p text:style-name="Standard">Epoch: 3, Batch: 200, Avg. Loss: 7.909470248222351</text:p>
      <text:p text:style-name="Standard">Epoch: 3, Batch: 210, Avg. Loss: 8.280642709136009</text:p>
      <text:p text:style-name="Standard">Epoch: 3, Batch: 220, Avg. Loss: 8.673184478282929</text:p>
      <text:p text:style-name="Standard"><text:soft-page-break/>Epoch: 3, Batch: 230, Avg. Loss: 9.053171321749687</text:p>
      <text:p text:style-name="Standard">Epoch: 3, Batch: 240, Avg. Loss: 9.430266085267068</text:p>
      <text:p text:style-name="Standard">Epoch: 3, Batch: 250, Avg. Loss: 9.797036942839622</text:p>
      <text:p text:style-name="Standard">Epoch: 3, Batch: 260, Avg. Loss: 10.179491594433784</text:p>
      <text:p text:style-name="Standard">Epoch: 3, Batch: 270, Avg. Loss: 10.574454486370087</text:p>
      <text:p text:style-name="Standard">Epoch: 3, Batch: 280, Avg. Loss: 11.051051962375642</text:p>
      <text:p text:style-name="Standard">Epoch: 3, Batch: 290, Avg. Loss: 11.503093454241753</text:p>
      <text:p text:style-name="Standard">Epoch: 3, Batch: 300, Avg. Loss: 11.962894704937934</text:p>
      <text:p text:style-name="Standard">Epoch: 3, Batch: 310, Avg. Loss: 12.375229462981224</text:p>
      <text:p text:style-name="Standard">Epoch: 3, Batch: 320, Avg. Loss: 12.777834859490394</text:p>
      <text:p text:style-name="Standard">Epoch: 3, Batch: 330, Avg. Loss: 13.125734031200409</text:p>
      <text:p text:style-name="Standard">Epoch: 3, Batch: 340, Avg. Loss: 13.518821403384209</text:p>
      <text:p text:style-name="Standard">Epoch: 3, Batch: 350, Avg. Loss: 13.89772255718708</text:p>
      <text:p text:style-name="Standard">Epoch: 3, Batch: 360, Avg. Loss: 14.275631475448609</text:p>
      <text:p text:style-name="Standard">Epoch: 3, Batch: 370, Avg. Loss: 14.661774191260339</text:p>
      <text:p text:style-name="Standard">Epoch: 3, Batch: 380, Avg. Loss: 15.049321269989013</text:p>
      <text:p text:style-name="Standard">Epoch: 3, Batch: 390, Avg. Loss: 15.43918996155262</text:p>
      <text:p text:style-name="Standard">Epoch: 3, Batch: 400, Avg. Loss: 15.808546435832977</text:p>
      <text:p text:style-name="Standard">Epoch: 3, Batch: 410, Avg. Loss: 16.16709561944008</text:p>
      <text:p text:style-name="Standard">Epoch: 3, Batch: 420, Avg. Loss: 16.554543489217757</text:p>
      <text:p text:style-name="Standard">Epoch: 3, Batch: 430, Avg. Loss: 16.905977994203568</text:p>
      <text:p text:style-name="Standard">Epoch: 3, Batch: 440, Avg. Loss: 17.311644631624223</text:p>
      <text:p text:style-name="Standard">Epoch: 3, Batch: 450, Avg. Loss: 17.71257083117962</text:p>
      <text:p text:style-name="Standard">Epoch: 3, Batch: 460, Avg. Loss: 18.096353134512903</text:p>
      <text:p text:style-name="Standard">Epoch: 3, Batch: 470, Avg. Loss: 18.470508348941802</text:p>
      <text:p text:style-name="Standard">Epoch: 3, Batch: 480, Avg. Loss: 18.83517990708351</text:p>
      <text:p text:style-name="Standard">Epoch: 3, Batch: 490, Avg. Loss: 19.18659052848816</text:p>
      <text:p text:style-name="Standard">Epoch: 3, Batch: 500, Avg. Loss: 19.56509208381176</text:p>
      <text:p text:style-name="Standard">Epoch: 3, Batch: 510, Avg. Loss: 19.945709279179574</text:p>
      <text:p text:style-name="Standard">Epoch: 3, Batch: 520, Avg. Loss: 20.320260432362556</text:p>
      <text:p text:style-name="Standard">Epoch: 3, Batch: 530, Avg. Loss: 20.693460756540297</text:p>
      <text:p text:style-name="Standard">Epoch: 3, Batch: 540, Avg. Loss: 21.060734847187994</text:p>
      <text:p text:style-name="Standard">Epoch: 3, Batch: 550, Avg. Loss: 21.425856849551202</text:p>
      <text:p text:style-name="Standard">Epoch: 3, Batch: 560, Avg. Loss: 21.799334448575973</text:p>
      <text:p text:style-name="Standard">Epoch: 3, Batch: 570, Avg. Loss: 22.25525732934475</text:p>
      <text:p text:style-name="Standard">Epoch: 3, Batch: 580, Avg. Loss: 22.724572136998177</text:p>
      <text:p text:style-name="Standard">Epoch: 3, Batch: 590, Avg. Loss: 23.118415436148645</text:p>
      <text:p text:style-name="Standard">Epoch: 3, Batch: 600, Avg. Loss: 23.49884560406208</text:p>
      <text:p text:style-name="Standard">Epoch: 3, Batch: 610, Avg. Loss: 23.876148772239684</text:p>
      <text:p text:style-name="Standard">Epoch: 3, Batch: 620, Avg. Loss: 24.22931067943573</text:p>
      <text:p text:style-name="Standard">Epoch: 3, Batch: 630, Avg. Loss: 24.596202912926675</text:p>
      <text:p text:style-name="Standard">Epoch: 3, Batch: 640, Avg. Loss: 24.95679661631584</text:p>
      <text:p text:style-name="Standard">Epoch: 3, Batch: 650, Avg. Loss: 25.325358074903487</text:p>
      <text:p text:style-name="Standard">Epoch: 3, Batch: 660, Avg. Loss: 25.70748509466648</text:p>
      <text:p text:style-name="Standard">Epoch: 3, Batch: 670, Avg. Loss: 26.073100498318674</text:p>
      <text:p text:style-name="Standard">Epoch: 3, Batch: 680, Avg. Loss: 26.454177486896516</text:p>
      <text:p text:style-name="Standard">Epoch: 3, Batch: 690, Avg. Loss: 26.821124017238617</text:p>
      <text:p text:style-name="Standard">Epoch: 3, Batch: 700, Avg. Loss: 27.195174288749694</text:p>
      <text:p text:style-name="Standard">Epoch: 3, Batch: 710, Avg. Loss: 27.556366619467735</text:p>
      <text:p text:style-name="Standard"><text:soft-page-break/>Epoch: 3, Batch: 720, Avg. Loss: 27.921629351377486</text:p>
      <text:p text:style-name="Standard">Epoch: 3, Batch: 730, Avg. Loss: 28.286910969018937</text:p>
      <text:p text:style-name="Standard">Epoch: 3, Batch: 740, Avg. Loss: 28.656621220707894</text:p>
      <text:p text:style-name="Standard">Epoch: 3, Batch: 750, Avg. Loss: 29.013130006194114</text:p>
      <text:p text:style-name="Standard">Epoch: 3, Batch: 760, Avg. Loss: 29.396612921357153</text:p>
      <text:p text:style-name="Standard">Epoch: 3, Batch: 770, Avg. Loss: 29.7615030169487</text:p>
      <text:p text:style-name="Standard">Epoch: 3, Batch: 780, Avg. Loss: 30.13795773088932</text:p>
      <text:p text:style-name="Standard">Epoch: 3, Batch: 790, Avg. Loss: 30.500944498181344</text:p>
      <text:p text:style-name="Standard">Epoch: 3, Batch: 800, Avg. Loss: 30.890281796455383</text:p>
      <text:p text:style-name="Standard">Epoch: 3, Batch: 810, Avg. Loss: 31.270340171456336</text:p>
      <text:p text:style-name="Standard">Epoch: 3, Batch: 820, Avg. Loss: 31.614737951755522</text:p>
      <text:p text:style-name="Standard">Epoch: 3, Batch: 830, Avg. Loss: 31.9841373026371</text:p>
      <text:p text:style-name="Standard">Epoch: 3, Batch: 840, Avg. Loss: 32.36926174461841</text:p>
      <text:p text:style-name="Standard">Epoch: 3, Batch: 850, Avg. Loss: 32.721046569943425</text:p>
      <text:p text:style-name="Standard">Epoch: 3, Batch: 860, Avg. Loss: 33.064916628599164</text:p>
      <text:p text:style-name="Standard">Epoch: 3, Batch: 870, Avg. Loss: 33.402110162377355</text:p>
      <text:p text:style-name="Standard">Epoch: 3, Batch: 880, Avg. Loss: 33.749052703380585</text:p>
      <text:p text:style-name="Standard">Epoch: 3, Batch: 890, Avg. Loss: 34.10356040000916</text:p>
      <text:p text:style-name="Standard">Epoch: 3, Batch: 900, Avg. Loss: 34.49736061692238</text:p>
      <text:p text:style-name="Standard">Epoch: 3, Batch: 910, Avg. Loss: 34.89528692662716</text:p>
      <text:p text:style-name="Standard">Epoch: 3, Batch: 920, Avg. Loss: 35.27145456075668</text:p>
      <text:p text:style-name="Standard">Epoch: 3, Batch: 930, Avg. Loss: 35.63502746522427</text:p>
      <text:p text:style-name="Standard">Epoch: 3, Batch: 940, Avg. Loss: 36.00719659626484</text:p>
      <text:p text:style-name="Standard">Epoch: 3, Batch: 950, Avg. Loss: 36.36929819285869</text:p>
      <text:p text:style-name="Standard">Epoch: 3, Batch: 960, Avg. Loss: 36.76720782518387</text:p>
      <text:p text:style-name="Standard">Epoch: 3, Batch: 970, Avg. Loss: 37.13779318332672</text:p>
      <text:p text:style-name="Standard">Epoch: 3, Batch: 980, Avg. Loss: 37.520767095685</text:p>
      <text:p text:style-name="Standard">Epoch: 3, Batch: 990, Avg. Loss: 37.8736183732748</text:p>
      <text:p text:style-name="Standard">Epoch: 3, Batch: 1000, Avg. Loss: 38.23355286419392</text:p>
      <text:p text:style-name="Standard">Epoch: 4, Batch: 10, Avg. Loss: 0.338383275270462</text:p>
      <text:p text:style-name="Standard">Epoch: 4, Batch: 20, Avg. Loss: 0.6878485351800918</text:p>
      <text:p text:style-name="Standard">Epoch: 4, Batch: 30, Avg. Loss: 1.0342496454715728</text:p>
      <text:p text:style-name="Standard">Epoch: 4, Batch: 40, Avg. Loss: 1.4031208872795105</text:p>
      <text:p text:style-name="Standard">Epoch: 4, Batch: 50, Avg. Loss: 1.7683878272771836</text:p>
      <text:p text:style-name="Standard">Epoch: 4, Batch: 60, Avg. Loss: 2.1370465964078904</text:p>
      <text:p text:style-name="Standard">Epoch: 4, Batch: 70, Avg. Loss: 2.4902489960193632</text:p>
      <text:p text:style-name="Standard">Epoch: 4, Batch: 80, Avg. Loss: 2.84786317050457</text:p>
      <text:p text:style-name="Standard">Epoch: 4, Batch: 90, Avg. Loss: 3.231803074479103</text:p>
      <text:p text:style-name="Standard">Epoch: 4, Batch: 100, Avg. Loss: 3.61349977850914</text:p>
      <text:p text:style-name="Standard">Epoch: 4, Batch: 110, Avg. Loss: 3.986024481058121</text:p>
      <text:p text:style-name="Standard">Epoch: 4, Batch: 120, Avg. Loss: 4.362673345208168</text:p>
      <text:p text:style-name="Standard">Epoch: 4, Batch: 130, Avg. Loss: 4.719901272654534</text:p>
      <text:p text:style-name="Standard">Epoch: 4, Batch: 140, Avg. Loss: 5.075446003675461</text:p>
      <text:p text:style-name="Standard">Epoch: 4, Batch: 150, Avg. Loss: 5.4508055537939075</text:p>
      <text:p text:style-name="Standard">Epoch: 4, Batch: 160, Avg. Loss: 5.7748355060815815</text:p>
      <text:p text:style-name="Standard">Epoch: 4, Batch: 170, Avg. Loss: 6.134942597150802</text:p>
      <text:p text:style-name="Standard">Epoch: 4, Batch: 180, Avg. Loss: 6.479867249727249</text:p>
      <text:p text:style-name="Standard">Epoch: 4, Batch: 190, Avg. Loss: 6.827245044708252</text:p>
      <text:p text:style-name="Standard">Epoch: 4, Batch: 200, Avg. Loss: 7.151897303760052</text:p>
      <text:p text:style-name="Standard"><text:soft-page-break/>Epoch: 4, Batch: 210, Avg. Loss: 7.518606869876384</text:p>
      <text:p text:style-name="Standard">Epoch: 4, Batch: 220, Avg. Loss: 7.866981981694698</text:p>
      <text:p text:style-name="Standard">Epoch: 4, Batch: 230, Avg. Loss: 8.226989008486271</text:p>
      <text:p text:style-name="Standard">Epoch: 4, Batch: 240, Avg. Loss: 8.565884347259999</text:p>
      <text:p text:style-name="Standard">Epoch: 4, Batch: 250, Avg. Loss: 8.921084137260914</text:p>
      <text:p text:style-name="Standard">Epoch: 4, Batch: 260, Avg. Loss: 9.276533208787441</text:p>
      <text:p text:style-name="Standard">Epoch: 4, Batch: 270, Avg. Loss: 9.625389550626277</text:p>
      <text:p text:style-name="Standard">Epoch: 4, Batch: 280, Avg. Loss: 9.97193282097578</text:p>
      <text:p text:style-name="Standard">Epoch: 4, Batch: 290, Avg. Loss: 10.323171551525594</text:p>
      <text:p text:style-name="Standard">Epoch: 4, Batch: 300, Avg. Loss: 10.671645711362363</text:p>
      <text:p text:style-name="Standard">Epoch: 4, Batch: 310, Avg. Loss: 11.010231758654118</text:p>
      <text:p text:style-name="Standard">Epoch: 4, Batch: 320, Avg. Loss: 11.361721070110798</text:p>
      <text:p text:style-name="Standard">Epoch: 4, Batch: 330, Avg. Loss: 11.698454536497593</text:p>
      <text:p text:style-name="Standard">Epoch: 4, Batch: 340, Avg. Loss: 12.0539041146636</text:p>
      <text:p text:style-name="Standard">Epoch: 4, Batch: 350, Avg. Loss: 12.428893248736859</text:p>
      <text:p text:style-name="Standard">Epoch: 4, Batch: 360, Avg. Loss: 12.789687786996364</text:p>
      <text:p text:style-name="Standard">Epoch: 4, Batch: 370, Avg. Loss: 13.140267281234264</text:p>
      <text:p text:style-name="Standard">Epoch: 4, Batch: 380, Avg. Loss: 13.505994184315204</text:p>
      <text:p text:style-name="Standard">Epoch: 4, Batch: 390, Avg. Loss: 13.844362823665142</text:p>
      <text:p text:style-name="Standard">Epoch: 4, Batch: 400, Avg. Loss: 14.19990565031767</text:p>
      <text:p text:style-name="Standard">Epoch: 4, Batch: 410, Avg. Loss: 14.555943743884564</text:p>
      <text:p text:style-name="Standard">Epoch: 4, Batch: 420, Avg. Loss: 14.909276540577412</text:p>
      <text:p text:style-name="Standard">Epoch: 4, Batch: 430, Avg. Loss: 15.25063169747591</text:p>
      <text:p text:style-name="Standard">Epoch: 4, Batch: 440, Avg. Loss: 15.608474372327327</text:p>
      <text:p text:style-name="Standard">Epoch: 4, Batch: 450, Avg. Loss: 15.978662012517452</text:p>
      <text:p text:style-name="Standard">Epoch: 4, Batch: 460, Avg. Loss: 16.333671118319035</text:p>
      <text:p text:style-name="Standard">Epoch: 4, Batch: 470, Avg. Loss: 16.75753941386938</text:p>
      <text:p text:style-name="Standard">Epoch: 4, Batch: 480, Avg. Loss: 17.16260277479887</text:p>
      <text:p text:style-name="Standard">Epoch: 4, Batch: 490, Avg. Loss: 17.550385515391827</text:p>
      <text:p text:style-name="Standard">Epoch: 4, Batch: 500, Avg. Loss: 17.946333612501622</text:p>
      <text:p text:style-name="Standard">Epoch: 4, Batch: 510, Avg. Loss: 18.310774044692515</text:p>
      <text:p text:style-name="Standard">Epoch: 4, Batch: 520, Avg. Loss: 18.702175994217395</text:p>
      <text:p text:style-name="Standard">Epoch: 4, Batch: 530, Avg. Loss: 19.053641594946384</text:p>
      <text:p text:style-name="Standard">Epoch: 4, Batch: 540, Avg. Loss: 19.42744622081518</text:p>
      <text:p text:style-name="Standard">Epoch: 4, Batch: 550, Avg. Loss: 19.80674227029085</text:p>
      <text:p text:style-name="Standard">Epoch: 4, Batch: 560, Avg. Loss: 20.22982689589262</text:p>
      <text:p text:style-name="Standard">Epoch: 4, Batch: 570, Avg. Loss: 20.628948573768138</text:p>
      <text:p text:style-name="Standard">Epoch: 4, Batch: 580, Avg. Loss: 21.02982145100832</text:p>
      <text:p text:style-name="Standard">Epoch: 4, Batch: 590, Avg. Loss: 21.39833145290613</text:p>
      <text:p text:style-name="Standard">Epoch: 4, Batch: 600, Avg. Loss: 21.760746936500073</text:p>
      <text:p text:style-name="Standard">Epoch: 4, Batch: 610, Avg. Loss: 22.134147636592388</text:p>
      <text:p text:style-name="Standard">Epoch: 4, Batch: 620, Avg. Loss: 22.488535387814046</text:p>
      <text:p text:style-name="Standard">Epoch: 4, Batch: 630, Avg. Loss: 22.854644818603994</text:p>
      <text:p text:style-name="Standard">Epoch: 4, Batch: 640, Avg. Loss: 23.23472345024347</text:p>
      <text:p text:style-name="Standard">Epoch: 4, Batch: 650, Avg. Loss: 23.58989775329828</text:p>
      <text:p text:style-name="Standard">Epoch: 4, Batch: 660, Avg. Loss: 23.95446680933237</text:p>
      <text:p text:style-name="Standard">Epoch: 4, Batch: 670, Avg. Loss: 24.294129617512226</text:p>
      <text:p text:style-name="Standard">Epoch: 4, Batch: 680, Avg. Loss: 24.64362459629774</text:p>
      <text:p text:style-name="Standard">Epoch: 4, Batch: 690, Avg. Loss: 24.997203861176967</text:p>
      <text:p text:style-name="Standard"><text:soft-page-break/>Epoch: 4, Batch: 700, Avg. Loss: 25.374410013854504</text:p>
      <text:p text:style-name="Standard">Epoch: 4, Batch: 710, Avg. Loss: 25.722125412523745</text:p>
      <text:p text:style-name="Standard">Epoch: 4, Batch: 720, Avg. Loss: 26.074355052411555</text:p>
      <text:p text:style-name="Standard">Epoch: 4, Batch: 730, Avg. Loss: 26.440842799842358</text:p>
      <text:p text:style-name="Standard">Epoch: 4, Batch: 740, Avg. Loss: 26.812690590322017</text:p>
      <text:p text:style-name="Standard">Epoch: 4, Batch: 750, Avg. Loss: 27.18731883019209</text:p>
      <text:p text:style-name="Standard">Epoch: 4, Batch: 760, Avg. Loss: 27.575499145686628</text:p>
      <text:p text:style-name="Standard">Epoch: 4, Batch: 770, Avg. Loss: 27.94068904966116</text:p>
      <text:p text:style-name="Standard">Epoch: 4, Batch: 780, Avg. Loss: 28.299437464773654</text:p>
      <text:p text:style-name="Standard">Epoch: 4, Batch: 790, Avg. Loss: 28.659269903600215</text:p>
      <text:p text:style-name="Standard">Epoch: 4, Batch: 800, Avg. Loss: 29.029105381667613</text:p>
      <text:p text:style-name="Standard">Epoch: 4, Batch: 810, Avg. Loss: 29.396358828246594</text:p>
      <text:p text:style-name="Standard">Epoch: 4, Batch: 820, Avg. Loss: 29.731612949073316</text:p>
      <text:p text:style-name="Standard">Epoch: 4, Batch: 830, Avg. Loss: 30.08282467275858</text:p>
      <text:p text:style-name="Standard">Epoch: 4, Batch: 840, Avg. Loss: 30.434207318723203</text:p>
      <text:p text:style-name="Standard">Epoch: 4, Batch: 850, Avg. Loss: 30.77767946869135</text:p>
      <text:p text:style-name="Standard">Epoch: 4, Batch: 860, Avg. Loss: 31.12341676801443</text:p>
      <text:p text:style-name="Standard">Epoch: 4, Batch: 870, Avg. Loss: 31.465508686006068</text:p>
      <text:p text:style-name="Standard">Epoch: 4, Batch: 880, Avg. Loss: 31.82959489375353</text:p>
      <text:p text:style-name="Standard">Epoch: 4, Batch: 890, Avg. Loss: 32.17893097549677</text:p>
      <text:p text:style-name="Standard">Epoch: 4, Batch: 900, Avg. Loss: 32.54502549618483</text:p>
      <text:p text:style-name="Standard">Epoch: 4, Batch: 910, Avg. Loss: 32.88721701949835</text:p>
      <text:p text:style-name="Standard">Epoch: 4, Batch: 920, Avg. Loss: 33.256150813400744</text:p>
      <text:p text:style-name="Standard">Epoch: 4, Batch: 930, Avg. Loss: 33.60882106870413</text:p>
      <text:p text:style-name="Standard">Epoch: 4, Batch: 940, Avg. Loss: 33.96877816170454</text:p>
      <text:p text:style-name="Standard">Epoch: 4, Batch: 950, Avg. Loss: 34.31320335716009</text:p>
      <text:p text:style-name="Standard">Epoch: 4, Batch: 960, Avg. Loss: 34.68705081790686</text:p>
      <text:p text:style-name="Standard">Epoch: 4, Batch: 970, Avg. Loss: 35.03152735084295</text:p>
      <text:p text:style-name="Standard">Epoch: 4, Batch: 980, Avg. Loss: 35.39007945507765</text:p>
      <text:p text:style-name="Standard">Epoch: 4, Batch: 990, Avg. Loss: 35.753906996548174</text:p>
      <text:p text:style-name="Standard">Epoch: 4, Batch: 1000, Avg. Loss: 36.122424541413785</text:p>
      <text:p text:style-name="Standard">Epoch: 5, Batch: 10, Avg. Loss: 0.35052321255207064</text:p>
      <text:p text:style-name="Standard">Epoch: 5, Batch: 20, Avg. Loss: 0.6800046533346176</text:p>
      <text:p text:style-name="Standard">Epoch: 5, Batch: 30, Avg. Loss: 0.992785456776619</text:p>
      <text:p text:style-name="Standard">Epoch: 5, Batch: 40, Avg. Loss: 1.3423713326454163</text:p>
      <text:p text:style-name="Standard">Epoch: 5, Batch: 50, Avg. Loss: 1.682459729909897</text:p>
      <text:p text:style-name="Standard">Epoch: 5, Batch: 60, Avg. Loss: 2.0181272357702253</text:p>
      <text:p text:style-name="Standard">Epoch: 5, Batch: 70, Avg. Loss: 2.355887916684151</text:p>
      <text:p text:style-name="Standard">Epoch: 5, Batch: 80, Avg. Loss: 2.6797538116574287</text:p>
      <text:p text:style-name="Standard">Epoch: 5, Batch: 90, Avg. Loss: 3.0265114173293113</text:p>
      <text:p text:style-name="Standard">Epoch: 5, Batch: 100, Avg. Loss: 3.3816536530852317</text:p>
      <text:p text:style-name="Standard">Epoch: 5, Batch: 110, Avg. Loss: 3.7205637499690054</text:p>
      <text:p text:style-name="Standard">Epoch: 5, Batch: 120, Avg. Loss: 4.050166352093219</text:p>
      <text:p text:style-name="Standard">Epoch: 5, Batch: 130, Avg. Loss: 4.376251827180385</text:p>
      <text:p text:style-name="Standard">Epoch: 5, Batch: 140, Avg. Loss: 4.688677279651165</text:p>
      <text:p text:style-name="Standard">Epoch: 5, Batch: 150, Avg. Loss: 5.035146217048168</text:p>
      <text:p text:style-name="Standard">Epoch: 5, Batch: 160, Avg. Loss: 5.360405732691288</text:p>
      <text:p text:style-name="Standard">Epoch: 5, Batch: 170, Avg. Loss: 5.698043851554393</text:p>
      <text:p text:style-name="Standard">Epoch: 5, Batch: 180, Avg. Loss: 6.049679447710514</text:p>
      <text:p text:style-name="Standard"><text:soft-page-break/>Epoch: 5, Batch: 190, Avg. Loss: 6.403167702257633</text:p>
      <text:p text:style-name="Standard">Epoch: 5, Batch: 200, Avg. Loss: 6.762275551259518</text:p>
      <text:p text:style-name="Standard">Epoch: 5, Batch: 210, Avg. Loss: 7.176729179918766</text:p>
      <text:p text:style-name="Standard">Epoch: 5, Batch: 220, Avg. Loss: 7.573951174318791</text:p>
      <text:p text:style-name="Standard">Epoch: 5, Batch: 230, Avg. Loss: 7.929205398261547</text:p>
      <text:p text:style-name="Standard">Epoch: 5, Batch: 240, Avg. Loss: 8.26744529157877</text:p>
      <text:p text:style-name="Standard">Epoch: 5, Batch: 250, Avg. Loss: 8.607296253740788</text:p>
      <text:p text:style-name="Standard">Epoch: 5, Batch: 260, Avg. Loss: 8.991141085326671</text:p>
      <text:p text:style-name="Standard">Epoch: 5, Batch: 270, Avg. Loss: 9.375956790149212</text:p>
      <text:p text:style-name="Standard">Epoch: 5, Batch: 280, Avg. Loss: 9.711314602196216</text:p>
      <text:p text:style-name="Standard">Epoch: 5, Batch: 290, Avg. Loss: 10.068607021868228</text:p>
      <text:p text:style-name="Standard">Epoch: 5, Batch: 300, Avg. Loss: 10.418453128635884</text:p>
      <text:p text:style-name="Standard">Epoch: 5, Batch: 310, Avg. Loss: 10.77062226086855</text:p>
      <text:p text:style-name="Standard">Epoch: 5, Batch: 320, Avg. Loss: 11.112184284627437</text:p>
      <text:p text:style-name="Standard">Epoch: 5, Batch: 330, Avg. Loss: 11.44645412415266</text:p>
      <text:p text:style-name="Standard">Epoch: 5, Batch: 340, Avg. Loss: 11.799197040498257</text:p>
      <text:p text:style-name="Standard">Epoch: 5, Batch: 350, Avg. Loss: 12.133537800610066</text:p>
      <text:p text:style-name="Standard">Epoch: 5, Batch: 360, Avg. Loss: 12.491693027317524</text:p>
      <text:p text:style-name="Standard">Epoch: 5, Batch: 370, Avg. Loss: 12.818334572017193</text:p>
      <text:p text:style-name="Standard">Epoch: 5, Batch: 380, Avg. Loss: 13.172413919866084</text:p>
      <text:p text:style-name="Standard">Epoch: 5, Batch: 390, Avg. Loss: 13.527426300942897</text:p>
      <text:p text:style-name="Standard">Epoch: 5, Batch: 400, Avg. Loss: 13.923234663903713</text:p>
      <text:p text:style-name="Standard">Epoch: 5, Batch: 410, Avg. Loss: 14.303731583058834</text:p>
      <text:p text:style-name="Standard">Epoch: 5, Batch: 420, Avg. Loss: 14.664162589609623</text:p>
      <text:p text:style-name="Standard">Epoch: 5, Batch: 430, Avg. Loss: 15.018562676012516</text:p>
      <text:p text:style-name="Standard">Epoch: 5, Batch: 440, Avg. Loss: 15.399846009910107</text:p>
      <text:p text:style-name="Standard">Epoch: 5, Batch: 450, Avg. Loss: 15.771379585564137</text:p>
      <text:p text:style-name="Standard">Epoch: 5, Batch: 460, Avg. Loss: 16.12356852442026</text:p>
      <text:p text:style-name="Standard">Epoch: 5, Batch: 470, Avg. Loss: 16.461755757033824</text:p>
      <text:p text:style-name="Standard">Epoch: 5, Batch: 480, Avg. Loss: 16.804516370594502</text:p>
      <text:p text:style-name="Standard">Epoch: 5, Batch: 490, Avg. Loss: 17.175092382729055</text:p>
      <text:p text:style-name="Standard">Epoch: 5, Batch: 500, Avg. Loss: 17.51735868602991</text:p>
      <text:p text:style-name="Standard">Epoch: 5, Batch: 510, Avg. Loss: 17.881735084950925</text:p>
      <text:p text:style-name="Standard">Epoch: 5, Batch: 520, Avg. Loss: 18.25174823254347</text:p>
      <text:p text:style-name="Standard">Epoch: 5, Batch: 530, Avg. Loss: 18.5987811639905</text:p>
      <text:p text:style-name="Standard">Epoch: 5, Batch: 540, Avg. Loss: 18.934605638682843</text:p>
      <text:p text:style-name="Standard">Epoch: 5, Batch: 550, Avg. Loss: 19.271458683907987</text:p>
      <text:p text:style-name="Standard">Epoch: 5, Batch: 560, Avg. Loss: 19.616917045414446</text:p>
      <text:p text:style-name="Standard">Epoch: 5, Batch: 570, Avg. Loss: 19.96618031412363</text:p>
      <text:p text:style-name="Standard">Epoch: 5, Batch: 580, Avg. Loss: 20.312094749510287</text:p>
      <text:p text:style-name="Standard">Epoch: 5, Batch: 590, Avg. Loss: 20.632357926666735</text:p>
      <text:p text:style-name="Standard">Epoch: 5, Batch: 600, Avg. Loss: 20.961375410854817</text:p>
      <text:p text:style-name="Standard">Epoch: 5, Batch: 610, Avg. Loss: 21.295106457173823</text:p>
      <text:p text:style-name="Standard">Epoch: 5, Batch: 620, Avg. Loss: 21.688848014175893</text:p>
      <text:p text:style-name="Standard">Epoch: 5, Batch: 630, Avg. Loss: 22.056868134438993</text:p>
      <text:p text:style-name="Standard">Epoch: 5, Batch: 640, Avg. Loss: 22.405710087716578</text:p>
      <text:p text:style-name="Standard">Epoch: 5, Batch: 650, Avg. Loss: 22.743849794566632</text:p>
      <text:p text:style-name="Standard">Epoch: 5, Batch: 660, Avg. Loss: 23.08045174628496</text:p>
      <text:p text:style-name="Standard">Epoch: 5, Batch: 670, Avg. Loss: 23.418221066892148</text:p>
      <text:p text:style-name="Standard"><text:soft-page-break/>Epoch: 5, Batch: 680, Avg. Loss: 23.741706378757954</text:p>
      <text:p text:style-name="Standard">Epoch: 5, Batch: 690, Avg. Loss: 24.06835484653711</text:p>
      <text:p text:style-name="Standard">Epoch: 5, Batch: 700, Avg. Loss: 24.38852003067732</text:p>
      <text:p text:style-name="Standard">Epoch: 5, Batch: 710, Avg. Loss: 24.723290474712847</text:p>
      <text:p text:style-name="Standard">Epoch: 5, Batch: 720, Avg. Loss: 25.088996301591397</text:p>
      <text:p text:style-name="Standard">Epoch: 5, Batch: 730, Avg. Loss: 25.431035719811916</text:p>
      <text:p text:style-name="Standard">Epoch: 5, Batch: 740, Avg. Loss: 25.759886293113233</text:p>
      <text:p text:style-name="Standard">Epoch: 5, Batch: 750, Avg. Loss: 26.088804624974728</text:p>
      <text:p text:style-name="Standard">Epoch: 5, Batch: 760, Avg. Loss: 26.433396597206592</text:p>
      <text:p text:style-name="Standard">Epoch: 5, Batch: 770, Avg. Loss: 26.763374330103396</text:p>
      <text:p text:style-name="Standard">Epoch: 5, Batch: 780, Avg. Loss: 27.14113526791334</text:p>
      <text:p text:style-name="Standard">Epoch: 5, Batch: 790, Avg. Loss: 27.480210272967817</text:p>
      <text:p text:style-name="Standard">Epoch: 5, Batch: 800, Avg. Loss: 27.804475902020933</text:p>
      <text:p text:style-name="Standard">Epoch: 5, Batch: 810, Avg. Loss: 28.12386971563101</text:p>
      <text:p text:style-name="Standard">Epoch: 5, Batch: 820, Avg. Loss: 28.47652771919966</text:p>
      <text:p text:style-name="Standard">Epoch: 5, Batch: 830, Avg. Loss: 28.808825792372225</text:p>
      <text:p text:style-name="Standard">Epoch: 5, Batch: 840, Avg. Loss: 29.112998808920384</text:p>
      <text:p text:style-name="Standard">Epoch: 5, Batch: 850, Avg. Loss: 29.448509277403353</text:p>
      <text:p text:style-name="Standard">Epoch: 5, Batch: 860, Avg. Loss: 29.768088994920255</text:p>
      <text:p text:style-name="Standard">Epoch: 5, Batch: 870, Avg. Loss: 30.113340570032598</text:p>
      <text:p text:style-name="Standard">Epoch: 5, Batch: 880, Avg. Loss: 30.443649069964884</text:p>
      <text:p text:style-name="Standard">Epoch: 5, Batch: 890, Avg. Loss: 30.75281930118799</text:p>
      <text:p text:style-name="Standard">Epoch: 5, Batch: 900, Avg. Loss: 31.09489404410124</text:p>
      <text:p text:style-name="Standard">Epoch: 5, Batch: 910, Avg. Loss: 31.432135759294034</text:p>
      <text:p text:style-name="Standard">Epoch: 5, Batch: 920, Avg. Loss: 31.76956276744604</text:p>
      <text:p text:style-name="Standard">Epoch: 5, Batch: 930, Avg. Loss: 32.089921994507314</text:p>
      <text:p text:style-name="Standard">Epoch: 5, Batch: 940, Avg. Loss: 32.41643359214068</text:p>
      <text:p text:style-name="Standard">Epoch: 5, Batch: 950, Avg. Loss: 32.75248823314905</text:p>
      <text:p text:style-name="Standard">Epoch: 5, Batch: 960, Avg. Loss: 33.10820346623659</text:p>
      <text:p text:style-name="Standard">Epoch: 5, Batch: 970, Avg. Loss: 33.4506078645587</text:p>
      <text:p text:style-name="Standard">Epoch: 5, Batch: 980, Avg. Loss: 33.80004092007876</text:p>
      <text:p text:style-name="Standard">Epoch: 5, Batch: 990, Avg. Loss: 34.14009909182787</text:p>
      <text:p text:style-name="Standard">Epoch: 5, Batch: 1000, Avg. Loss: 34.49015637487173</text:p>
      <text:p text:style-name="Standard">Epoch: 6, Batch: 10, Avg. Loss: 0.3198885053396225</text:p>
      <text:p text:style-name="Standard">Epoch: 6, Batch: 20, Avg. Loss: 0.7140987753868103</text:p>
      <text:p text:style-name="Standard">Epoch: 6, Batch: 30, Avg. Loss: 1.0371112555265427</text:p>
      <text:p text:style-name="Standard">Epoch: 6, Batch: 40, Avg. Loss: 1.3779512032866479</text:p>
      <text:p text:style-name="Standard">Epoch: 6, Batch: 50, Avg. Loss: 1.704082126915455</text:p>
      <text:p text:style-name="Standard">Epoch: 6, Batch: 60, Avg. Loss: 2.021693114936352</text:p>
      <text:p text:style-name="Standard">Epoch: 6, Batch: 70, Avg. Loss: 2.3739830270409583</text:p>
      <text:p text:style-name="Standard">Epoch: 6, Batch: 80, Avg. Loss: 2.6904840424656866</text:p>
      <text:p text:style-name="Standard">Epoch: 6, Batch: 90, Avg. Loss: 3.004622994363308</text:p>
      <text:p text:style-name="Standard">Epoch: 6, Batch: 100, Avg. Loss: 3.3174212887883185</text:p>
      <text:p text:style-name="Standard">Epoch: 6, Batch: 110, Avg. Loss: 3.6120959639549257</text:p>
      <text:p text:style-name="Standard">Epoch: 6, Batch: 120, Avg. Loss: 3.910461750626564</text:p>
      <text:p text:style-name="Standard">Epoch: 6, Batch: 130, Avg. Loss: 4.236721670627594</text:p>
      <text:p text:style-name="Standard">Epoch: 6, Batch: 140, Avg. Loss: 4.586171895265579</text:p>
      <text:p text:style-name="Standard">Epoch: 6, Batch: 150, Avg. Loss: 4.902313521504402</text:p>
      <text:p text:style-name="Standard">Epoch: 6, Batch: 160, Avg. Loss: 5.21401900947094</text:p>
      <text:p text:style-name="Standard"><text:soft-page-break/>Epoch: 6, Batch: 170, Avg. Loss: 5.521491280198097</text:p>
      <text:p text:style-name="Standard">Epoch: 6, Batch: 180, Avg. Loss: 5.841344478726387</text:p>
      <text:p text:style-name="Standard">Epoch: 6, Batch: 190, Avg. Loss: 6.153905227780342</text:p>
      <text:p text:style-name="Standard">Epoch: 6, Batch: 200, Avg. Loss: 6.4486047476530075</text:p>
      <text:p text:style-name="Standard">Epoch: 6, Batch: 210, Avg. Loss: 6.7727535456418995</text:p>
      <text:p text:style-name="Standard">Epoch: 6, Batch: 220, Avg. Loss: 7.1012598931789395</text:p>
      <text:p text:style-name="Standard">Epoch: 6, Batch: 230, Avg. Loss: 7.409606611728668</text:p>
      <text:p text:style-name="Standard">Epoch: 6, Batch: 240, Avg. Loss: 7.743591061234474</text:p>
      <text:p text:style-name="Standard">Epoch: 6, Batch: 250, Avg. Loss: 8.05153881162405</text:p>
      <text:p text:style-name="Standard">Epoch: 6, Batch: 260, Avg. Loss: 8.387112329900265</text:p>
      <text:p text:style-name="Standard">Epoch: 6, Batch: 270, Avg. Loss: 8.7216080352664</text:p>
      <text:p text:style-name="Standard">Epoch: 6, Batch: 280, Avg. Loss: 9.036553896963596</text:p>
      <text:p text:style-name="Standard">Epoch: 6, Batch: 290, Avg. Loss: 9.338754566013813</text:p>
      <text:p text:style-name="Standard">Epoch: 6, Batch: 300, Avg. Loss: 9.644628573954105</text:p>
      <text:p text:style-name="Standard">Epoch: 6, Batch: 310, Avg. Loss: 9.968918125331403</text:p>
      <text:p text:style-name="Standard">Epoch: 6, Batch: 320, Avg. Loss: 10.30368517190218</text:p>
      <text:p text:style-name="Standard">Epoch: 6, Batch: 330, Avg. Loss: 10.614601446688175</text:p>
      <text:p text:style-name="Standard">Epoch: 6, Batch: 340, Avg. Loss: 10.906563441455365</text:p>
      <text:p text:style-name="Standard">Epoch: 6, Batch: 350, Avg. Loss: 11.234575678408145</text:p>
      <text:p text:style-name="Standard">Epoch: 6, Batch: 360, Avg. Loss: 11.578909377753735</text:p>
      <text:p text:style-name="Standard">Epoch: 6, Batch: 370, Avg. Loss: 11.92527042478323</text:p>
      <text:p text:style-name="Standard">Epoch: 6, Batch: 380, Avg. Loss: 12.260176204144955</text:p>
      <text:p text:style-name="Standard">Epoch: 6, Batch: 390, Avg. Loss: 12.624370442330838</text:p>
      <text:p text:style-name="Standard">Epoch: 6, Batch: 400, Avg. Loss: 12.954229100048542</text:p>
      <text:p text:style-name="Standard">Epoch: 6, Batch: 410, Avg. Loss: 13.248142309486866</text:p>
      <text:p text:style-name="Standard">Epoch: 6, Batch: 420, Avg. Loss: 13.551710073649883</text:p>
      <text:p text:style-name="Standard">Epoch: 6, Batch: 430, Avg. Loss: 13.865587650239467</text:p>
      <text:p text:style-name="Standard">Epoch: 6, Batch: 440, Avg. Loss: 14.175139564275742</text:p>
      <text:p text:style-name="Standard">Epoch: 6, Batch: 450, Avg. Loss: 14.51590918302536</text:p>
      <text:p text:style-name="Standard">Epoch: 6, Batch: 460, Avg. Loss: 14.806201487779617</text:p>
      <text:p text:style-name="Standard">Epoch: 6, Batch: 470, Avg. Loss: 15.106316152215005</text:p>
      <text:p text:style-name="Standard">Epoch: 6, Batch: 480, Avg. Loss: 15.416092443466187</text:p>
      <text:p text:style-name="Standard">Epoch: 6, Batch: 490, Avg. Loss: 15.72244585454464</text:p>
      <text:p text:style-name="Standard">Epoch: 6, Batch: 500, Avg. Loss: 16.04341114759445</text:p>
      <text:p text:style-name="Standard">Epoch: 6, Batch: 510, Avg. Loss: 16.36287739574909</text:p>
      <text:p text:style-name="Standard">Epoch: 6, Batch: 520, Avg. Loss: 16.6743175894022</text:p>
      <text:p text:style-name="Standard">Epoch: 6, Batch: 530, Avg. Loss: 16.977262887358666</text:p>
      <text:p text:style-name="Standard">Epoch: 6, Batch: 540, Avg. Loss: 17.29238780736923</text:p>
      <text:p text:style-name="Standard">Epoch: 6, Batch: 550, Avg. Loss: 17.634462881088258</text:p>
      <text:p text:style-name="Standard">Epoch: 6, Batch: 560, Avg. Loss: 17.94448590427637</text:p>
      <text:p text:style-name="Standard">Epoch: 6, Batch: 570, Avg. Loss: 18.25445325523615</text:p>
      <text:p text:style-name="Standard">Epoch: 6, Batch: 580, Avg. Loss: 18.558622796833514</text:p>
      <text:p text:style-name="Standard">Epoch: 6, Batch: 590, Avg. Loss: 18.90144480317831</text:p>
      <text:p text:style-name="Standard">Epoch: 6, Batch: 600, Avg. Loss: 19.21089627891779</text:p>
      <text:p text:style-name="Standard">Epoch: 6, Batch: 610, Avg. Loss: 19.513241089880466</text:p>
      <text:p text:style-name="Standard">Epoch: 6, Batch: 620, Avg. Loss: 19.866801422834396</text:p>
      <text:p text:style-name="Standard">Epoch: 6, Batch: 630, Avg. Loss: 20.210440602898597</text:p>
      <text:p text:style-name="Standard">Epoch: 6, Batch: 640, Avg. Loss: 20.573533710837363</text:p>
      <text:p text:style-name="Standard">Epoch: 6, Batch: 650, Avg. Loss: 20.950467777252197</text:p>
      <text:p text:style-name="Standard"><text:soft-page-break/>Epoch: 6, Batch: 660, Avg. Loss: 21.262381157279016</text:p>
      <text:p text:style-name="Standard">Epoch: 6, Batch: 670, Avg. Loss: 21.623029178380968</text:p>
      <text:p text:style-name="Standard">Epoch: 6, Batch: 680, Avg. Loss: 21.952237337827682</text:p>
      <text:p text:style-name="Standard">Epoch: 6, Batch: 690, Avg. Loss: 22.26358007490635</text:p>
      <text:p text:style-name="Standard">Epoch: 6, Batch: 700, Avg. Loss: 22.57331593334675</text:p>
      <text:p text:style-name="Standard">Epoch: 6, Batch: 710, Avg. Loss: 22.899188509583475</text:p>
      <text:p text:style-name="Standard">Epoch: 6, Batch: 720, Avg. Loss: 23.22594133615494</text:p>
      <text:p text:style-name="Standard">Epoch: 6, Batch: 730, Avg. Loss: 23.526258692145348</text:p>
      <text:p text:style-name="Standard">Epoch: 6, Batch: 740, Avg. Loss: 23.866463831067087</text:p>
      <text:p text:style-name="Standard">Epoch: 6, Batch: 750, Avg. Loss: 24.238328397274017</text:p>
      <text:p text:style-name="Standard">Epoch: 6, Batch: 760, Avg. Loss: 24.601537036895753</text:p>
      <text:p text:style-name="Standard">Epoch: 6, Batch: 770, Avg. Loss: 24.93613704144955</text:p>
      <text:p text:style-name="Standard">Epoch: 6, Batch: 780, Avg. Loss: 25.260024908185006</text:p>
      <text:p text:style-name="Standard">Epoch: 6, Batch: 790, Avg. Loss: 25.574006697535516</text:p>
      <text:p text:style-name="Standard">Epoch: 6, Batch: 800, Avg. Loss: 25.897972270846367</text:p>
      <text:p text:style-name="Standard">Epoch: 6, Batch: 810, Avg. Loss: 26.215707758069037</text:p>
      <text:p text:style-name="Standard">Epoch: 6, Batch: 820, Avg. Loss: 26.525239571928978</text:p>
      <text:p text:style-name="Standard">Epoch: 6, Batch: 830, Avg. Loss: 26.854095685482026</text:p>
      <text:p text:style-name="Standard">Epoch: 6, Batch: 840, Avg. Loss: 27.180034959316252</text:p>
      <text:p text:style-name="Standard">Epoch: 6, Batch: 850, Avg. Loss: 27.51557384133339</text:p>
      <text:p text:style-name="Standard">Epoch: 6, Batch: 860, Avg. Loss: 27.85016187429428</text:p>
      <text:p text:style-name="Standard">Epoch: 6, Batch: 870, Avg. Loss: 28.167374363541605</text:p>
      <text:p text:style-name="Standard">Epoch: 6, Batch: 880, Avg. Loss: 28.475167779624464</text:p>
      <text:p text:style-name="Standard">Epoch: 6, Batch: 890, Avg. Loss: 28.782075189054012</text:p>
      <text:p text:style-name="Standard">Epoch: 6, Batch: 900, Avg. Loss: 29.08382941931486</text:p>
      <text:p text:style-name="Standard">Epoch: 6, Batch: 910, Avg. Loss: 29.383501549065112</text:p>
      <text:p text:style-name="Standard">Epoch: 6, Batch: 920, Avg. Loss: 29.72731078416109</text:p>
      <text:p text:style-name="Standard">Epoch: 6, Batch: 930, Avg. Loss: 30.03275196701288</text:p>
      <text:p text:style-name="Standard">Epoch: 6, Batch: 940, Avg. Loss: 30.332117255032063</text:p>
      <text:p text:style-name="Standard">Epoch: 6, Batch: 950, Avg. Loss: 30.641734416782857</text:p>
      <text:p text:style-name="Standard">Epoch: 6, Batch: 960, Avg. Loss: 30.955500166118146</text:p>
      <text:p text:style-name="Standard">Epoch: 6, Batch: 970, Avg. Loss: 31.308752501010893</text:p>
      <text:p text:style-name="Standard">Epoch: 6, Batch: 980, Avg. Loss: 31.62758003473282</text:p>
      <text:p text:style-name="Standard">Epoch: 6, Batch: 990, Avg. Loss: 31.935113897919656</text:p>
      <text:p text:style-name="Standard">Epoch: 6, Batch: 1000, Avg. Loss: 32.244016432762145</text:p>
      <text:p text:style-name="Standard">Epoch: 7, Batch: 10, Avg. Loss: 0.2868664383888245</text:p>
      <text:p text:style-name="Standard">Epoch: 7, Batch: 20, Avg. Loss: 0.6281500220298767</text:p>
      <text:p text:style-name="Standard">Epoch: 7, Batch: 30, Avg. Loss: 0.9195376962423325</text:p>
      <text:p text:style-name="Standard">Epoch: 7, Batch: 40, Avg. Loss: 1.2092327028512955</text:p>
      <text:p text:style-name="Standard">Epoch: 7, Batch: 50, Avg. Loss: 1.5107164472341537</text:p>
      <text:p text:style-name="Standard">Epoch: 7, Batch: 60, Avg. Loss: 1.7894235700368881</text:p>
      <text:p text:style-name="Standard">Epoch: 7, Batch: 70, Avg. Loss: 2.0593796029686926</text:p>
      <text:p text:style-name="Standard">Epoch: 7, Batch: 80, Avg. Loss: 2.3700397804379465</text:p>
      <text:p text:style-name="Standard">Epoch: 7, Batch: 90, Avg. Loss: 2.652511377632618</text:p>
      <text:p text:style-name="Standard">Epoch: 7, Batch: 100, Avg. Loss: 2.955617327988148</text:p>
      <text:p text:style-name="Standard">Epoch: 7, Batch: 110, Avg. Loss: 3.229951171576977</text:p>
      <text:p text:style-name="Standard">Epoch: 7, Batch: 120, Avg. Loss: 3.5012650385499002</text:p>
      <text:p text:style-name="Standard">Epoch: 7, Batch: 130, Avg. Loss: 3.7694400638341903</text:p>
      <text:p text:style-name="Standard">Epoch: 7, Batch: 140, Avg. Loss: 4.076203835010529</text:p>
      <text:p text:style-name="Standard"><text:soft-page-break/>Epoch: 7, Batch: 150, Avg. Loss: 4.373514142632485</text:p>
      <text:p text:style-name="Standard">Epoch: 7, Batch: 160, Avg. Loss: 4.6720755189657215</text:p>
      <text:p text:style-name="Standard">Epoch: 7, Batch: 170, Avg. Loss: 4.974614685773849</text:p>
      <text:p text:style-name="Standard">Epoch: 7, Batch: 180, Avg. Loss: 5.269967159628868</text:p>
      <text:p text:style-name="Standard">Epoch: 7, Batch: 190, Avg. Loss: 5.572864830493927</text:p>
      <text:p text:style-name="Standard">Epoch: 7, Batch: 200, Avg. Loss: 5.8701397508382795</text:p>
      <text:p text:style-name="Standard">Epoch: 7, Batch: 210, Avg. Loss: 6.172617623209954</text:p>
      <text:p text:style-name="Standard">Epoch: 7, Batch: 220, Avg. Loss: 6.46051682382822</text:p>
      <text:p text:style-name="Standard">Epoch: 7, Batch: 230, Avg. Loss: 6.7725035265088085</text:p>
      <text:p text:style-name="Standard">Epoch: 7, Batch: 240, Avg. Loss: 7.078771959245205</text:p>
      <text:p text:style-name="Standard">Epoch: 7, Batch: 250, Avg. Loss: 7.3805299088358876</text:p>
      <text:p text:style-name="Standard">Epoch: 7, Batch: 260, Avg. Loss: 7.684597353637218</text:p>
      <text:p text:style-name="Standard">Epoch: 7, Batch: 270, Avg. Loss: 7.969641609489917</text:p>
      <text:p text:style-name="Standard">Epoch: 7, Batch: 280, Avg. Loss: 8.282711531221867</text:p>
      <text:p text:style-name="Standard">Epoch: 7, Batch: 290, Avg. Loss: 8.573902946710586</text:p>
      <text:p text:style-name="Standard">Epoch: 7, Batch: 300, Avg. Loss: 8.865719842910767</text:p>
      <text:p text:style-name="Standard">Epoch: 7, Batch: 310, Avg. Loss: 9.146705609560012</text:p>
      <text:p text:style-name="Standard">Epoch: 7, Batch: 320, Avg. Loss: 9.438822162151336</text:p>
      <text:p text:style-name="Standard">Epoch: 7, Batch: 330, Avg. Loss: 9.730952775478363</text:p>
      <text:p text:style-name="Standard">Epoch: 7, Batch: 340, Avg. Loss: 10.016956163942814</text:p>
      <text:p text:style-name="Standard">Epoch: 7, Batch: 350, Avg. Loss: 10.30563589334488</text:p>
      <text:p text:style-name="Standard">Epoch: 7, Batch: 360, Avg. Loss: 10.602887323498726</text:p>
      <text:p text:style-name="Standard">Epoch: 7, Batch: 370, Avg. Loss: 10.909655967354775</text:p>
      <text:p text:style-name="Standard">Epoch: 7, Batch: 380, Avg. Loss: 11.219044250249862</text:p>
      <text:p text:style-name="Standard">Epoch: 7, Batch: 390, Avg. Loss: 11.515319857001305</text:p>
      <text:p text:style-name="Standard">Epoch: 7, Batch: 400, Avg. Loss: 11.809825721383095</text:p>
      <text:p text:style-name="Standard">Epoch: 7, Batch: 410, Avg. Loss: 12.09387639462948</text:p>
      <text:p text:style-name="Standard">Epoch: 7, Batch: 420, Avg. Loss: 12.416515782475471</text:p>
      <text:p text:style-name="Standard">Epoch: 7, Batch: 430, Avg. Loss: 12.706458017230034</text:p>
      <text:p text:style-name="Standard">Epoch: 7, Batch: 440, Avg. Loss: 13.010783410072326</text:p>
      <text:p text:style-name="Standard">Epoch: 7, Batch: 450, Avg. Loss: 13.319945603609085</text:p>
      <text:p text:style-name="Standard">Epoch: 7, Batch: 460, Avg. Loss: 13.605962036550045</text:p>
      <text:p text:style-name="Standard">Epoch: 7, Batch: 470, Avg. Loss: 13.923014868795871</text:p>
      <text:p text:style-name="Standard">Epoch: 7, Batch: 480, Avg. Loss: 14.227814948558807</text:p>
      <text:p text:style-name="Standard">Epoch: 7, Batch: 490, Avg. Loss: 14.538527232408523</text:p>
      <text:p text:style-name="Standard">Epoch: 7, Batch: 500, Avg. Loss: 14.838380286097527</text:p>
      <text:p text:style-name="Standard">Epoch: 7, Batch: 510, Avg. Loss: 15.131081959605217</text:p>
      <text:p text:style-name="Standard">Epoch: 7, Batch: 520, Avg. Loss: 15.434811317920685</text:p>
      <text:p text:style-name="Standard">Epoch: 7, Batch: 530, Avg. Loss: 15.741213119029998</text:p>
      <text:p text:style-name="Standard">Epoch: 7, Batch: 540, Avg. Loss: 16.048488676548004</text:p>
      <text:p text:style-name="Standard">Epoch: 7, Batch: 550, Avg. Loss: 16.330453050136565</text:p>
      <text:p text:style-name="Standard">Epoch: 7, Batch: 560, Avg. Loss: 16.638374611735344</text:p>
      <text:p text:style-name="Standard">Epoch: 7, Batch: 570, Avg. Loss: 16.914637890458106</text:p>
      <text:p text:style-name="Standard">Epoch: 7, Batch: 580, Avg. Loss: 17.20424606204033</text:p>
      <text:p text:style-name="Standard">Epoch: 7, Batch: 590, Avg. Loss: 17.495659849047662</text:p>
      <text:p text:style-name="Standard">Epoch: 7, Batch: 600, Avg. Loss: 17.786556582152844</text:p>
      <text:p text:style-name="Standard">Epoch: 7, Batch: 610, Avg. Loss: 18.07474108785391</text:p>
      <text:p text:style-name="Standard">Epoch: 7, Batch: 620, Avg. Loss: 18.361991934478283</text:p>
      <text:p text:style-name="Standard">Epoch: 7, Batch: 630, Avg. Loss: 18.65567464977503</text:p>
      <text:p text:style-name="Standard"><text:soft-page-break/>Epoch: 7, Batch: 640, Avg. Loss: 18.945639431476593</text:p>
      <text:p text:style-name="Standard">Epoch: 7, Batch: 650, Avg. Loss: 19.242442905902863</text:p>
      <text:p text:style-name="Standard">Epoch: 7, Batch: 660, Avg. Loss: 19.571469295024873</text:p>
      <text:p text:style-name="Standard">Epoch: 7, Batch: 670, Avg. Loss: 19.90114671587944</text:p>
      <text:p text:style-name="Standard">Epoch: 7, Batch: 680, Avg. Loss: 20.195961786806585</text:p>
      <text:p text:style-name="Standard">Epoch: 7, Batch: 690, Avg. Loss: 20.47257538586855</text:p>
      <text:p text:style-name="Standard">Epoch: 7, Batch: 700, Avg. Loss: 20.757876268029214</text:p>
      <text:p text:style-name="Standard">Epoch: 7, Batch: 710, Avg. Loss: 21.06893347799778</text:p>
      <text:p text:style-name="Standard">Epoch: 7, Batch: 720, Avg. Loss: 21.356944531202316</text:p>
      <text:p text:style-name="Standard">Epoch: 7, Batch: 730, Avg. Loss: 21.645179721713067</text:p>
      <text:p text:style-name="Standard">Epoch: 7, Batch: 740, Avg. Loss: 21.961610767245293</text:p>
      <text:p text:style-name="Standard">Epoch: 7, Batch: 750, Avg. Loss: 22.27820392549038</text:p>
      <text:p text:style-name="Standard">Epoch: 7, Batch: 760, Avg. Loss: 22.56351209580898</text:p>
      <text:p text:style-name="Standard">Epoch: 7, Batch: 770, Avg. Loss: 22.8594167470932</text:p>
      <text:p text:style-name="Standard">Epoch: 7, Batch: 780, Avg. Loss: 23.147625029087067</text:p>
      <text:p text:style-name="Standard">Epoch: 7, Batch: 790, Avg. Loss: 23.443845614790916</text:p>
      <text:p text:style-name="Standard">Epoch: 7, Batch: 800, Avg. Loss: 23.72325152605772</text:p>
      <text:p text:style-name="Standard">Epoch: 7, Batch: 810, Avg. Loss: 24.035533609986306</text:p>
      <text:p text:style-name="Standard">Epoch: 7, Batch: 820, Avg. Loss: 24.34012119024992</text:p>
      <text:p text:style-name="Standard">Epoch: 7, Batch: 830, Avg. Loss: 24.653905284404754</text:p>
      <text:p text:style-name="Standard">Epoch: 7, Batch: 840, Avg. Loss: 24.972094422578813</text:p>
      <text:p text:style-name="Standard">Epoch: 7, Batch: 850, Avg. Loss: 25.28514375090599</text:p>
      <text:p text:style-name="Standard">Epoch: 7, Batch: 860, Avg. Loss: 25.57896628677845</text:p>
      <text:p text:style-name="Standard">Epoch: 7, Batch: 870, Avg. Loss: 25.872544372081755</text:p>
      <text:p text:style-name="Standard">Epoch: 7, Batch: 880, Avg. Loss: 26.1849232763052</text:p>
      <text:p text:style-name="Standard">Epoch: 7, Batch: 890, Avg. Loss: 26.517695114016533</text:p>
      <text:p text:style-name="Standard">Epoch: 7, Batch: 900, Avg. Loss: 26.810060441493988</text:p>
      <text:p text:style-name="Standard">Epoch: 7, Batch: 910, Avg. Loss: 27.112923495471478</text:p>
      <text:p text:style-name="Standard">Epoch: 7, Batch: 920, Avg. Loss: 27.40759405940771</text:p>
      <text:p text:style-name="Standard">Epoch: 7, Batch: 930, Avg. Loss: 27.697278617322446</text:p>
      <text:p text:style-name="Standard">Epoch: 7, Batch: 940, Avg. Loss: 28.012298351526262</text:p>
      <text:p text:style-name="Standard">Epoch: 7, Batch: 950, Avg. Loss: 28.300277335941793</text:p>
      <text:p text:style-name="Standard">Epoch: 7, Batch: 960, Avg. Loss: 28.592568434774876</text:p>
      <text:p text:style-name="Standard">Epoch: 7, Batch: 970, Avg. Loss: 28.87716857045889</text:p>
      <text:p text:style-name="Standard">Epoch: 7, Batch: 980, Avg. Loss: 29.173197071254254</text:p>
      <text:p text:style-name="Standard">Epoch: 7, Batch: 990, Avg. Loss: 29.459876561164855</text:p>
      <text:p text:style-name="Standard">Epoch: 7, Batch: 1000, Avg. Loss: 29.752728128433226</text:p>
      <text:p text:style-name="Standard">Epoch: 8, Batch: 10, Avg. Loss: 0.2752893939614296</text:p>
      <text:p text:style-name="Standard">Epoch: 8, Batch: 20, Avg. Loss: 0.5281340032815933</text:p>
      <text:p text:style-name="Standard">Epoch: 8, Batch: 30, Avg. Loss: 0.794829572737217</text:p>
      <text:p text:style-name="Standard">Epoch: 8, Batch: 40, Avg. Loss: 1.0658621564507484</text:p>
      <text:p text:style-name="Standard">Epoch: 8, Batch: 50, Avg. Loss: 1.3315844997763633</text:p>
      <text:p text:style-name="Standard">Epoch: 8, Batch: 60, Avg. Loss: 1.6130133971571923</text:p>
      <text:p text:style-name="Standard">Epoch: 8, Batch: 70, Avg. Loss: 1.8686855182051658</text:p>
      <text:p text:style-name="Standard">Epoch: 8, Batch: 80, Avg. Loss: 2.131147336959839</text:p>
      <text:p text:style-name="Standard">Epoch: 8, Batch: 90, Avg. Loss: 2.396134984493256</text:p>
      <text:p text:style-name="Standard">Epoch: 8, Batch: 100, Avg. Loss: 2.659062770009041</text:p>
      <text:p text:style-name="Standard">Epoch: 8, Batch: 110, Avg. Loss: 2.9642982184886932</text:p>
      <text:p text:style-name="Standard">Epoch: 8, Batch: 120, Avg. Loss: 3.240623816847801</text:p>
      <text:p text:style-name="Standard"><text:soft-page-break/>Epoch: 8, Batch: 130, Avg. Loss: 3.516470341384411</text:p>
      <text:p text:style-name="Standard">Epoch: 8, Batch: 140, Avg. Loss: 3.777488487958908</text:p>
      <text:p text:style-name="Standard">Epoch: 8, Batch: 150, Avg. Loss: 4.047410427033901</text:p>
      <text:p text:style-name="Standard">Epoch: 8, Batch: 160, Avg. Loss: 4.316710063815117</text:p>
      <text:p text:style-name="Standard">Epoch: 8, Batch: 170, Avg. Loss: 4.576844337582588</text:p>
      <text:p text:style-name="Standard">Epoch: 8, Batch: 180, Avg. Loss: 4.854051972925663</text:p>
      <text:p text:style-name="Standard">Epoch: 8, Batch: 190, Avg. Loss: 5.106585747003555</text:p>
      <text:p text:style-name="Standard">Epoch: 8, Batch: 200, Avg. Loss: 5.372083820402622</text:p>
      <text:p text:style-name="Standard">Epoch: 8, Batch: 210, Avg. Loss: 5.63362553268671</text:p>
      <text:p text:style-name="Standard">Epoch: 8, Batch: 220, Avg. Loss: 5.901273573935032</text:p>
      <text:p text:style-name="Standard">Epoch: 8, Batch: 230, Avg. Loss: 6.163786527514458</text:p>
      <text:p text:style-name="Standard">Epoch: 8, Batch: 240, Avg. Loss: 6.419107136130333</text:p>
      <text:p text:style-name="Standard">Epoch: 8, Batch: 250, Avg. Loss: 6.694195659458638</text:p>
      <text:p text:style-name="Standard">Epoch: 8, Batch: 260, Avg. Loss: 6.964654940366745</text:p>
      <text:p text:style-name="Standard">Epoch: 8, Batch: 270, Avg. Loss: 7.2334748521447185</text:p>
      <text:p text:style-name="Standard">Epoch: 8, Batch: 280, Avg. Loss: 7.492283947765827</text:p>
      <text:p text:style-name="Standard">Epoch: 8, Batch: 290, Avg. Loss: 7.748494373261929</text:p>
      <text:p text:style-name="Standard">Epoch: 8, Batch: 300, Avg. Loss: 8.037286512553692</text:p>
      <text:p text:style-name="Standard">Epoch: 8, Batch: 310, Avg. Loss: 8.306842789053917</text:p>
      <text:p text:style-name="Standard">Epoch: 8, Batch: 320, Avg. Loss: 8.566257213056087</text:p>
      <text:p text:style-name="Standard">Epoch: 8, Batch: 330, Avg. Loss: 8.832642756402493</text:p>
      <text:p text:style-name="Standard">Epoch: 8, Batch: 340, Avg. Loss: 9.090624023973941</text:p>
      <text:p text:style-name="Standard">Epoch: 8, Batch: 350, Avg. Loss: 9.345891676843166</text:p>
      <text:p text:style-name="Standard">Epoch: 8, Batch: 360, Avg. Loss: 9.630899669229985</text:p>
      <text:p text:style-name="Standard">Epoch: 8, Batch: 370, Avg. Loss: 9.903012551367283</text:p>
      <text:p text:style-name="Standard">Epoch: 8, Batch: 380, Avg. Loss: 10.166467444598675</text:p>
      <text:p text:style-name="Standard">Epoch: 8, Batch: 390, Avg. Loss: 10.47671889513731</text:p>
      <text:p text:style-name="Standard">Epoch: 8, Batch: 400, Avg. Loss: 10.823356531560421</text:p>
      <text:p text:style-name="Standard">Epoch: 8, Batch: 410, Avg. Loss: 11.108163133263588</text:p>
      <text:p text:style-name="Standard">Epoch: 8, Batch: 420, Avg. Loss: 11.398792153596878</text:p>
      <text:p text:style-name="Standard">Epoch: 8, Batch: 430, Avg. Loss: 11.663013571500779</text:p>
      <text:p text:style-name="Standard">Epoch: 8, Batch: 440, Avg. Loss: 11.956498973071575</text:p>
      <text:p text:style-name="Standard">Epoch: 8, Batch: 450, Avg. Loss: 12.232943977415562</text:p>
      <text:p text:style-name="Standard">Epoch: 8, Batch: 460, Avg. Loss: 12.494825002551078</text:p>
      <text:p text:style-name="Standard">Epoch: 8, Batch: 470, Avg. Loss: 12.76801469773054</text:p>
      <text:p text:style-name="Standard">Epoch: 8, Batch: 480, Avg. Loss: 13.033057849109174</text:p>
      <text:p text:style-name="Standard">Epoch: 8, Batch: 490, Avg. Loss: 13.321348160505295</text:p>
      <text:p text:style-name="Standard">Epoch: 8, Batch: 500, Avg. Loss: 13.614903078973294</text:p>
      <text:p text:style-name="Standard">Epoch: 8, Batch: 510, Avg. Loss: 13.872794166207314</text:p>
      <text:p text:style-name="Standard">Epoch: 8, Batch: 520, Avg. Loss: 14.15717418640852</text:p>
      <text:p text:style-name="Standard">Epoch: 8, Batch: 530, Avg. Loss: 14.42558504641056</text:p>
      <text:p text:style-name="Standard">Epoch: 8, Batch: 540, Avg. Loss: 14.704320992529393</text:p>
      <text:p text:style-name="Standard">Epoch: 8, Batch: 550, Avg. Loss: 14.979174295067788</text:p>
      <text:p text:style-name="Standard">Epoch: 8, Batch: 560, Avg. Loss: 15.277208419144154</text:p>
      <text:p text:style-name="Standard">Epoch: 8, Batch: 570, Avg. Loss: 15.548031690716744</text:p>
      <text:p text:style-name="Standard">Epoch: 8, Batch: 580, Avg. Loss: 15.825604601204395</text:p>
      <text:p text:style-name="Standard">Epoch: 8, Batch: 590, Avg. Loss: 16.10544673651457</text:p>
      <text:p text:style-name="Standard">Epoch: 8, Batch: 600, Avg. Loss: 16.380061058700086</text:p>
      <text:p text:style-name="Standard">Epoch: 8, Batch: 610, Avg. Loss: 16.654252149164677</text:p>
      <text:p text:style-name="Standard"><text:soft-page-break/>Epoch: 8, Batch: 620, Avg. Loss: 16.93140099197626</text:p>
      <text:p text:style-name="Standard">Epoch: 8, Batch: 630, Avg. Loss: 17.225156451761723</text:p>
      <text:p text:style-name="Standard">Epoch: 8, Batch: 640, Avg. Loss: 17.532157726585865</text:p>
      <text:p text:style-name="Standard">Epoch: 8, Batch: 650, Avg. Loss: 17.809161357581615</text:p>
      <text:p text:style-name="Standard">Epoch: 8, Batch: 660, Avg. Loss: 18.08816751539707</text:p>
      <text:p text:style-name="Standard">Epoch: 8, Batch: 670, Avg. Loss: 18.3346166074276</text:p>
      <text:p text:style-name="Standard">Epoch: 8, Batch: 680, Avg. Loss: 18.62237843722105</text:p>
      <text:p text:style-name="Standard">Epoch: 8, Batch: 690, Avg. Loss: 18.91859640479088</text:p>
      <text:p text:style-name="Standard">Epoch: 8, Batch: 700, Avg. Loss: 19.20677240639925</text:p>
      <text:p text:style-name="Standard">Epoch: 8, Batch: 710, Avg. Loss: 19.480618211627007</text:p>
      <text:p text:style-name="Standard">Epoch: 8, Batch: 720, Avg. Loss: 19.80540851652622</text:p>
      <text:p text:style-name="Standard">Epoch: 8, Batch: 730, Avg. Loss: 20.11874513924122</text:p>
      <text:p text:style-name="Standard">Epoch: 8, Batch: 740, Avg. Loss: 20.424483397603034</text:p>
      <text:p text:style-name="Standard">Epoch: 8, Batch: 750, Avg. Loss: 20.75051872432232</text:p>
      <text:p text:style-name="Standard">Epoch: 8, Batch: 760, Avg. Loss: 21.04506161659956</text:p>
      <text:p text:style-name="Standard">Epoch: 8, Batch: 770, Avg. Loss: 21.352162070572376</text:p>
      <text:p text:style-name="Standard">Epoch: 8, Batch: 780, Avg. Loss: 21.63496495783329</text:p>
      <text:p text:style-name="Standard">Epoch: 8, Batch: 790, Avg. Loss: 21.918234726786615</text:p>
      <text:p text:style-name="Standard">Epoch: 8, Batch: 800, Avg. Loss: 22.192204505205154</text:p>
      <text:p text:style-name="Standard">Epoch: 8, Batch: 810, Avg. Loss: 22.47249472886324</text:p>
      <text:p text:style-name="Standard">Epoch: 8, Batch: 820, Avg. Loss: 22.76771986782551</text:p>
      <text:p text:style-name="Standard">Epoch: 8, Batch: 830, Avg. Loss: 23.064776542782784</text:p>
      <text:p text:style-name="Standard">Epoch: 8, Batch: 840, Avg. Loss: 23.3824373871088</text:p>
      <text:p text:style-name="Standard">Epoch: 8, Batch: 850, Avg. Loss: 23.69706358611584</text:p>
      <text:p text:style-name="Standard">Epoch: 8, Batch: 860, Avg. Loss: 24.00950191617012</text:p>
      <text:p text:style-name="Standard">Epoch: 8, Batch: 870, Avg. Loss: 24.336375480890275</text:p>
      <text:p text:style-name="Standard">Epoch: 8, Batch: 880, Avg. Loss: 24.641634738445283</text:p>
      <text:p text:style-name="Standard">Epoch: 8, Batch: 890, Avg. Loss: 24.915786688029765</text:p>
      <text:p text:style-name="Standard">Epoch: 8, Batch: 900, Avg. Loss: 25.18067623525858</text:p>
      <text:p text:style-name="Standard">Epoch: 8, Batch: 910, Avg. Loss: 25.440551187098027</text:p>
      <text:p text:style-name="Standard">Epoch: 8, Batch: 920, Avg. Loss: 25.71285696923733</text:p>
      <text:p text:style-name="Standard">Epoch: 8, Batch: 930, Avg. Loss: 25.983451966941356</text:p>
      <text:p text:style-name="Standard">Epoch: 8, Batch: 940, Avg. Loss: 26.252047708630563</text:p>
      <text:p text:style-name="Standard">Epoch: 8, Batch: 950, Avg. Loss: 26.51860824227333</text:p>
      <text:p text:style-name="Standard">Epoch: 8, Batch: 960, Avg. Loss: 26.77158365994692</text:p>
      <text:p text:style-name="Standard">Epoch: 8, Batch: 970, Avg. Loss: 27.021597801148893</text:p>
      <text:p text:style-name="Standard">Epoch: 8, Batch: 980, Avg. Loss: 27.309848301112652</text:p>
      <text:p text:style-name="Standard">Epoch: 8, Batch: 990, Avg. Loss: 27.55672960281372</text:p>
      <text:p text:style-name="Standard">Epoch: 8, Batch: 1000, Avg. Loss: 27.80559843033552</text:p>
      <text:p text:style-name="Standard">Epoch: 9, Batch: 10, Avg. Loss: 0.24424730092287064</text:p>
      <text:p text:style-name="Standard">Epoch: 9, Batch: 20, Avg. Loss: 0.4854495614767075</text:p>
      <text:p text:style-name="Standard">Epoch: 9, Batch: 30, Avg. Loss: 0.716618937253952</text:p>
      <text:p text:style-name="Standard">Epoch: 9, Batch: 40, Avg. Loss: 0.9638649195432663</text:p>
      <text:p text:style-name="Standard">Epoch: 9, Batch: 50, Avg. Loss: 1.220686686038971</text:p>
      <text:p text:style-name="Standard">Epoch: 9, Batch: 60, Avg. Loss: 1.4716702669858932</text:p>
      <text:p text:style-name="Standard">Epoch: 9, Batch: 70, Avg. Loss: 1.7271452620625496</text:p>
      <text:p text:style-name="Standard">Epoch: 9, Batch: 80, Avg. Loss: 1.986964151263237</text:p>
      <text:p text:style-name="Standard">Epoch: 9, Batch: 90, Avg. Loss: 2.242917063832283</text:p>
      <text:p text:style-name="Standard">Epoch: 9, Batch: 100, Avg. Loss: 2.488221509754658</text:p>
      <text:p text:style-name="Standard"><text:soft-page-break/>Epoch: 9, Batch: 110, Avg. Loss: 2.7478112876415253</text:p>
      <text:p text:style-name="Standard">Epoch: 9, Batch: 120, Avg. Loss: 2.9940790072083474</text:p>
      <text:p text:style-name="Standard">Epoch: 9, Batch: 130, Avg. Loss: 3.2555198326706885</text:p>
      <text:p text:style-name="Standard">Epoch: 9, Batch: 140, Avg. Loss: 3.510480585694313</text:p>
      <text:p text:style-name="Standard">Epoch: 9, Batch: 150, Avg. Loss: 3.7601976543664932</text:p>
      <text:p text:style-name="Standard">Epoch: 9, Batch: 160, Avg. Loss: 4.0090844050049785</text:p>
      <text:p text:style-name="Standard">Epoch: 9, Batch: 170, Avg. Loss: 4.253929290175438</text:p>
      <text:p text:style-name="Standard">Epoch: 9, Batch: 180, Avg. Loss: 4.508296078443527</text:p>
      <text:p text:style-name="Standard">Epoch: 9, Batch: 190, Avg. Loss: 4.743914966285229</text:p>
      <text:p text:style-name="Standard">Epoch: 9, Batch: 200, Avg. Loss: 5.001160052418709</text:p>
      <text:p text:style-name="Standard">Epoch: 9, Batch: 210, Avg. Loss: 5.241096796095372</text:p>
      <text:p text:style-name="Standard">Epoch: 9, Batch: 220, Avg. Loss: 5.50532136708498</text:p>
      <text:p text:style-name="Standard">Epoch: 9, Batch: 230, Avg. Loss: 5.7668501958251</text:p>
      <text:p text:style-name="Standard">Epoch: 9, Batch: 240, Avg. Loss: 6.014947354793549</text:p>
      <text:p text:style-name="Standard">Epoch: 9, Batch: 250, Avg. Loss: 6.283316996693611</text:p>
      <text:p text:style-name="Standard">Epoch: 9, Batch: 260, Avg. Loss: 6.586090229451656</text:p>
      <text:p text:style-name="Standard">Epoch: 9, Batch: 270, Avg. Loss: 6.867783951759338</text:p>
      <text:p text:style-name="Standard">Epoch: 9, Batch: 280, Avg. Loss: 7.137795472145081</text:p>
      <text:p text:style-name="Standard">Epoch: 9, Batch: 290, Avg. Loss: 7.394617454707623</text:p>
      <text:p text:style-name="Standard">Epoch: 9, Batch: 300, Avg. Loss: 7.637036676704883</text:p>
      <text:p text:style-name="Standard">Epoch: 9, Batch: 310, Avg. Loss: 7.885098658502102</text:p>
      <text:p text:style-name="Standard">Epoch: 9, Batch: 320, Avg. Loss: 8.14933064132929</text:p>
      <text:p text:style-name="Standard">Epoch: 9, Batch: 330, Avg. Loss: 8.400265283882618</text:p>
      <text:p text:style-name="Standard">Epoch: 9, Batch: 340, Avg. Loss: 8.662870909273625</text:p>
      <text:p text:style-name="Standard">Epoch: 9, Batch: 350, Avg. Loss: 8.915856626629829</text:p>
      <text:p text:style-name="Standard">Epoch: 9, Batch: 360, Avg. Loss: 9.174272571504115</text:p>
      <text:p text:style-name="Standard">Epoch: 9, Batch: 370, Avg. Loss: 9.44364230632782</text:p>
      <text:p text:style-name="Standard">Epoch: 9, Batch: 380, Avg. Loss: 9.720220820605755</text:p>
      <text:p text:style-name="Standard">Epoch: 9, Batch: 390, Avg. Loss: 9.986440941691399</text:p>
      <text:p text:style-name="Standard">Epoch: 9, Batch: 400, Avg. Loss: 10.277513687312602</text:p>
      <text:p text:style-name="Standard">Epoch: 9, Batch: 410, Avg. Loss: 10.528111043572427</text:p>
      <text:p text:style-name="Standard">Epoch: 9, Batch: 420, Avg. Loss: 10.773863711953164</text:p>
      <text:p text:style-name="Standard">Epoch: 9, Batch: 430, Avg. Loss: 11.011019723117352</text:p>
      <text:p text:style-name="Standard">Epoch: 9, Batch: 440, Avg. Loss: 11.265267094969749</text:p>
      <text:p text:style-name="Standard">Epoch: 9, Batch: 450, Avg. Loss: 11.52876120507717</text:p>
      <text:p text:style-name="Standard">Epoch: 9, Batch: 460, Avg. Loss: 11.794776538014412</text:p>
      <text:p text:style-name="Standard">Epoch: 9, Batch: 470, Avg. Loss: 12.054091596603394</text:p>
      <text:p text:style-name="Standard">Epoch: 9, Batch: 480, Avg. Loss: 12.329448708891869</text:p>
      <text:p text:style-name="Standard">Epoch: 9, Batch: 490, Avg. Loss: 12.589366374909877</text:p>
      <text:p text:style-name="Standard">Epoch: 9, Batch: 500, Avg. Loss: 12.858894096314907</text:p>
      <text:p text:style-name="Standard">Epoch: 9, Batch: 510, Avg. Loss: 13.115975910425187</text:p>
      <text:p text:style-name="Standard">Epoch: 9, Batch: 520, Avg. Loss: 13.37564888894558</text:p>
      <text:p text:style-name="Standard">Epoch: 9, Batch: 530, Avg. Loss: 13.629486946761608</text:p>
      <text:p text:style-name="Standard">Epoch: 9, Batch: 540, Avg. Loss: 13.887267759442329</text:p>
      <text:p text:style-name="Standard">Epoch: 9, Batch: 550, Avg. Loss: 14.146308247745036</text:p>
      <text:p text:style-name="Standard">Epoch: 9, Batch: 560, Avg. Loss: 14.394190092384815</text:p>
      <text:p text:style-name="Standard">Epoch: 9, Batch: 570, Avg. Loss: 14.627912835776806</text:p>
      <text:p text:style-name="Standard">Epoch: 9, Batch: 580, Avg. Loss: 14.890963609516621</text:p>
      <text:p text:style-name="Standard">Epoch: 9, Batch: 590, Avg. Loss: 15.14574391245842</text:p>
      <text:p text:style-name="Standard"><text:soft-page-break/>Epoch: 9, Batch: 600, Avg. Loss: 15.414372572302819</text:p>
      <text:p text:style-name="Standard">Epoch: 9, Batch: 610, Avg. Loss: 15.662591488659382</text:p>
      <text:p text:style-name="Standard">Epoch: 9, Batch: 620, Avg. Loss: 15.911844447255135</text:p>
      <text:p text:style-name="Standard">Epoch: 9, Batch: 630, Avg. Loss: 16.18307109773159</text:p>
      <text:p text:style-name="Standard">Epoch: 9, Batch: 640, Avg. Loss: 16.42886868417263</text:p>
      <text:p text:style-name="Standard">Epoch: 9, Batch: 650, Avg. Loss: 16.664405730366706</text:p>
      <text:p text:style-name="Standard">Epoch: 9, Batch: 660, Avg. Loss: 16.92718133032322</text:p>
      <text:p text:style-name="Standard">Epoch: 9, Batch: 670, Avg. Loss: 17.179360307753086</text:p>
      <text:p text:style-name="Standard">Epoch: 9, Batch: 680, Avg. Loss: 17.42991758286953</text:p>
      <text:p text:style-name="Standard">Epoch: 9, Batch: 690, Avg. Loss: 17.68091838210821</text:p>
      <text:p text:style-name="Standard">Epoch: 9, Batch: 700, Avg. Loss: 17.937618093192576</text:p>
      <text:p text:style-name="Standard">Epoch: 9, Batch: 710, Avg. Loss: 18.209195299446584</text:p>
      <text:p text:style-name="Standard">Epoch: 9, Batch: 720, Avg. Loss: 18.481531824171544</text:p>
      <text:p text:style-name="Standard">Epoch: 9, Batch: 730, Avg. Loss: 18.74884437173605</text:p>
      <text:p text:style-name="Standard">Epoch: 9, Batch: 740, Avg. Loss: 19.000512486696245</text:p>
      <text:p text:style-name="Standard">Epoch: 9, Batch: 750, Avg. Loss: 19.281269514560698</text:p>
      <text:p text:style-name="Standard">Epoch: 9, Batch: 760, Avg. Loss: 19.5430851906538</text:p>
      <text:p text:style-name="Standard">Epoch: 9, Batch: 770, Avg. Loss: 19.796648582816125</text:p>
      <text:p text:style-name="Standard">Epoch: 9, Batch: 780, Avg. Loss: 20.047285333275795</text:p>
      <text:p text:style-name="Standard">Epoch: 9, Batch: 790, Avg. Loss: 20.294396390020847</text:p>
      <text:p text:style-name="Standard">Epoch: 9, Batch: 800, Avg. Loss: 20.566856311261652</text:p>
      <text:p text:style-name="Standard">Epoch: 9, Batch: 810, Avg. Loss: 20.81934134364128</text:p>
      <text:p text:style-name="Standard">Epoch: 9, Batch: 820, Avg. Loss: 21.06604992300272</text:p>
      <text:p text:style-name="Standard">Epoch: 9, Batch: 830, Avg. Loss: 21.336914190649985</text:p>
      <text:p text:style-name="Standard">Epoch: 9, Batch: 840, Avg. Loss: 21.59472452402115</text:p>
      <text:p text:style-name="Standard">Epoch: 9, Batch: 850, Avg. Loss: 21.846160250902177</text:p>
      <text:p text:style-name="Standard">Epoch: 9, Batch: 860, Avg. Loss: 22.10950614660978</text:p>
      <text:p text:style-name="Standard">Epoch: 9, Batch: 870, Avg. Loss: 22.355867764353754</text:p>
      <text:p text:style-name="Standard">Epoch: 9, Batch: 880, Avg. Loss: 22.613328742980958</text:p>
      <text:p text:style-name="Standard">Epoch: 9, Batch: 890, Avg. Loss: 22.85836067646742</text:p>
      <text:p text:style-name="Standard">Epoch: 9, Batch: 900, Avg. Loss: 23.08721120208502</text:p>
      <text:p text:style-name="Standard">Epoch: 9, Batch: 910, Avg. Loss: 23.3527785718441</text:p>
      <text:p text:style-name="Standard">Epoch: 9, Batch: 920, Avg. Loss: 23.613066762685776</text:p>
      <text:p text:style-name="Standard">Epoch: 9, Batch: 930, Avg. Loss: 23.861999125778674</text:p>
      <text:p text:style-name="Standard">Epoch: 9, Batch: 940, Avg. Loss: 24.13916206806898</text:p>
      <text:p text:style-name="Standard">Epoch: 9, Batch: 950, Avg. Loss: 24.391102144122122</text:p>
      <text:p text:style-name="Standard">Epoch: 9, Batch: 960, Avg. Loss: 24.637414726614953</text:p>
      <text:p text:style-name="Standard">Epoch: 9, Batch: 970, Avg. Loss: 24.91377168148756</text:p>
      <text:p text:style-name="Standard">Epoch: 9, Batch: 980, Avg. Loss: 25.17143312394619</text:p>
      <text:p text:style-name="Standard">Epoch: 9, Batch: 990, Avg. Loss: 25.433690394461156</text:p>
      <text:p text:style-name="Standard">Epoch: 9, Batch: 1000, Avg. Loss: 25.71198764592409</text:p>
      <text:p text:style-name="Standard">Epoch: 10, Batch: 10, Avg. Loss: 0.2465027779340744</text:p>
      <text:p text:style-name="Standard">Epoch: 10, Batch: 20, Avg. Loss: 0.4944043099880219</text:p>
      <text:p text:style-name="Standard">Epoch: 10, Batch: 30, Avg. Loss: 0.7252840772271156</text:p>
      <text:p text:style-name="Standard">Epoch: 10, Batch: 40, Avg. Loss: 0.9520160093903541</text:p>
      <text:p text:style-name="Standard">Epoch: 10, Batch: 50, Avg. Loss: 1.1821450889110565</text:p>
      <text:p text:style-name="Standard">Epoch: 10, Batch: 60, Avg. Loss: 1.3969246223568916</text:p>
      <text:p text:style-name="Standard">Epoch: 10, Batch: 70, Avg. Loss: 1.6245771512389182</text:p>
      <text:p text:style-name="Standard">Epoch: 10, Batch: 80, Avg. Loss: 1.8798681139945983</text:p>
      <text:p text:style-name="Standard"><text:soft-page-break/>Epoch: 10, Batch: 90, Avg. Loss: 2.1150859951972962</text:p>
      <text:p text:style-name="Standard">Epoch: 10, Batch: 100, Avg. Loss: 2.3350229904055597</text:p>
      <text:p text:style-name="Standard">Epoch: 10, Batch: 110, Avg. Loss: 2.5886720031499864</text:p>
      <text:p text:style-name="Standard">Epoch: 10, Batch: 120, Avg. Loss: 2.8480641141533853</text:p>
      <text:p text:style-name="Standard">Epoch: 10, Batch: 130, Avg. Loss: 3.075292854011059</text:p>
      <text:p text:style-name="Standard">Epoch: 10, Batch: 140, Avg. Loss: 3.310669815540314</text:p>
      <text:p text:style-name="Standard">Epoch: 10, Batch: 150, Avg. Loss: 3.5624503195285797</text:p>
      <text:p text:style-name="Standard">Epoch: 10, Batch: 160, Avg. Loss: 3.8003855749964712</text:p>
      <text:p text:style-name="Standard">Epoch: 10, Batch: 170, Avg. Loss: 4.043586318194866</text:p>
      <text:p text:style-name="Standard">Epoch: 10, Batch: 180, Avg. Loss: 4.294405069947243</text:p>
      <text:p text:style-name="Standard">Epoch: 10, Batch: 190, Avg. Loss: 4.565392245352268</text:p>
      <text:p text:style-name="Standard">Epoch: 10, Batch: 200, Avg. Loss: 4.799257077276707</text:p>
      <text:p text:style-name="Standard">Epoch: 10, Batch: 210, Avg. Loss: 5.022038541734219</text:p>
      <text:p text:style-name="Standard">Epoch: 10, Batch: 220, Avg. Loss: 5.256776846945286</text:p>
      <text:p text:style-name="Standard">Epoch: 10, Batch: 230, Avg. Loss: 5.488638025522232</text:p>
      <text:p text:style-name="Standard">Epoch: 10, Batch: 240, Avg. Loss: 5.719876356422901</text:p>
      <text:p text:style-name="Standard">Epoch: 10, Batch: 250, Avg. Loss: 5.94221480935812</text:p>
      <text:p text:style-name="Standard">Epoch: 10, Batch: 260, Avg. Loss: 6.1962383285164835</text:p>
      <text:p text:style-name="Standard">Epoch: 10, Batch: 270, Avg. Loss: 6.458621384203434</text:p>
      <text:p text:style-name="Standard">Epoch: 10, Batch: 280, Avg. Loss: 6.705939070880413</text:p>
      <text:p text:style-name="Standard">Epoch: 10, Batch: 290, Avg. Loss: 6.932324722409248</text:p>
      <text:p text:style-name="Standard">Epoch: 10, Batch: 300, Avg. Loss: 7.186552372574806</text:p>
      <text:p text:style-name="Standard">Epoch: 10, Batch: 310, Avg. Loss: 7.454526674747467</text:p>
      <text:p text:style-name="Standard">Epoch: 10, Batch: 320, Avg. Loss: 7.6979951307177545</text:p>
      <text:p text:style-name="Standard">Epoch: 10, Batch: 330, Avg. Loss: 7.955183865129948</text:p>
      <text:p text:style-name="Standard">Epoch: 10, Batch: 340, Avg. Loss: 8.191885113716125</text:p>
      <text:p text:style-name="Standard">Epoch: 10, Batch: 350, Avg. Loss: 8.433416520059108</text:p>
      <text:p text:style-name="Standard">Epoch: 10, Batch: 360, Avg. Loss: 8.690213687717915</text:p>
      <text:p text:style-name="Standard">Epoch: 10, Batch: 370, Avg. Loss: 8.924691005051136</text:p>
      <text:p text:style-name="Standard">Epoch: 10, Batch: 380, Avg. Loss: 9.146026246249676</text:p>
      <text:p text:style-name="Standard">Epoch: 10, Batch: 390, Avg. Loss: 9.390402007102967</text:p>
      <text:p text:style-name="Standard">Epoch: 10, Batch: 400, Avg. Loss: 9.667352882027625</text:p>
      <text:p text:style-name="Standard">Epoch: 10, Batch: 410, Avg. Loss: 9.936947491765022</text:p>
      <text:p text:style-name="Standard">Epoch: 10, Batch: 420, Avg. Loss: 10.17919290214777</text:p>
      <text:p text:style-name="Standard">Epoch: 10, Batch: 430, Avg. Loss: 10.434574463963509</text:p>
      <text:p text:style-name="Standard">Epoch: 10, Batch: 440, Avg. Loss: 10.72521502226591</text:p>
      <text:p text:style-name="Standard">Epoch: 10, Batch: 450, Avg. Loss: 11.012817066907882</text:p>
      <text:p text:style-name="Standard">Epoch: 10, Batch: 460, Avg. Loss: 11.287075535953045</text:p>
      <text:p text:style-name="Standard">Epoch: 10, Batch: 470, Avg. Loss: 11.528442914783955</text:p>
      <text:p text:style-name="Standard">Epoch: 10, Batch: 480, Avg. Loss: 11.774275988340378</text:p>
      <text:p text:style-name="Standard">Epoch: 10, Batch: 490, Avg. Loss: 12.02919839322567</text:p>
      <text:p text:style-name="Standard">Epoch: 10, Batch: 500, Avg. Loss: 12.275778208673</text:p>
      <text:p text:style-name="Standard">Epoch: 10, Batch: 510, Avg. Loss: 12.523777712881564</text:p>
      <text:p text:style-name="Standard">Epoch: 10, Batch: 520, Avg. Loss: 12.784611009061337</text:p>
      <text:p text:style-name="Standard">Epoch: 10, Batch: 530, Avg. Loss: 13.030979610979557</text:p>
      <text:p text:style-name="Standard">Epoch: 10, Batch: 540, Avg. Loss: 13.274024944007397</text:p>
      <text:p text:style-name="Standard">Epoch: 10, Batch: 550, Avg. Loss: 13.517057919502259</text:p>
      <text:p text:style-name="Standard">Epoch: 10, Batch: 560, Avg. Loss: 13.759467481076717</text:p>
      <text:p text:style-name="Standard">Epoch: 10, Batch: 570, Avg. Loss: 14.011596867442131</text:p>
      <text:p text:style-name="Standard"><text:soft-page-break/>Epoch: 10, Batch: 580, Avg. Loss: 14.24960009008646</text:p>
      <text:p text:style-name="Standard">Epoch: 10, Batch: 590, Avg. Loss: 14.491051183640957</text:p>
      <text:p text:style-name="Standard">Epoch: 10, Batch: 600, Avg. Loss: 14.74388296753168</text:p>
      <text:p text:style-name="Standard">Epoch: 10, Batch: 610, Avg. Loss: 14.983201524615287</text:p>
      <text:p text:style-name="Standard">Epoch: 10, Batch: 620, Avg. Loss: 15.21616467088461</text:p>
      <text:p text:style-name="Standard">Epoch: 10, Batch: 630, Avg. Loss: 15.462990690767764</text:p>
      <text:p text:style-name="Standard">Epoch: 10, Batch: 640, Avg. Loss: 15.699054035544396</text:p>
      <text:p text:style-name="Standard">Epoch: 10, Batch: 650, Avg. Loss: 15.942242951691151</text:p>
      <text:p text:style-name="Standard">Epoch: 10, Batch: 660, Avg. Loss: 16.195170687139033</text:p>
      <text:p text:style-name="Standard">Epoch: 10, Batch: 670, Avg. Loss: 16.44007478952408</text:p>
      <text:p text:style-name="Standard">Epoch: 10, Batch: 680, Avg. Loss: 16.686989772319794</text:p>
      <text:p text:style-name="Standard">Epoch: 10, Batch: 690, Avg. Loss: 16.928309974074363</text:p>
      <text:p text:style-name="Standard">Epoch: 10, Batch: 700, Avg. Loss: 17.172949576377867</text:p>
      <text:p text:style-name="Standard">Epoch: 10, Batch: 710, Avg. Loss: 17.41476166397333</text:p>
      <text:p text:style-name="Standard">Epoch: 10, Batch: 720, Avg. Loss: 17.672014890611173</text:p>
      <text:p text:style-name="Standard">Epoch: 10, Batch: 730, Avg. Loss: 17.92877613455057</text:p>
      <text:p text:style-name="Standard">Epoch: 10, Batch: 740, Avg. Loss: 18.19036185592413</text:p>
      <text:p text:style-name="Standard">Epoch: 10, Batch: 750, Avg. Loss: 18.435648234188555</text:p>
      <text:p text:style-name="Standard">Epoch: 10, Batch: 760, Avg. Loss: 18.673081420361996</text:p>
      <text:p text:style-name="Standard">Epoch: 10, Batch: 770, Avg. Loss: 18.919995968043803</text:p>
      <text:p text:style-name="Standard">Epoch: 10, Batch: 780, Avg. Loss: 19.17066460251808</text:p>
      <text:p text:style-name="Standard">Epoch: 10, Batch: 790, Avg. Loss: 19.42736072540283</text:p>
      <text:p text:style-name="Standard">Epoch: 10, Batch: 800, Avg. Loss: 19.69666258841753</text:p>
      <text:p text:style-name="Standard">Epoch: 10, Batch: 810, Avg. Loss: 19.949761982262135</text:p>
      <text:p text:style-name="Standard">Epoch: 10, Batch: 820, Avg. Loss: 20.179199901223182</text:p>
      <text:p text:style-name="Standard">Epoch: 10, Batch: 830, Avg. Loss: 20.42571120262146</text:p>
      <text:p text:style-name="Standard">Epoch: 10, Batch: 840, Avg. Loss: 20.6785837829113</text:p>
      <text:p text:style-name="Standard">Epoch: 10, Batch: 850, Avg. Loss: 20.9082190155983</text:p>
      <text:p text:style-name="Standard">Epoch: 10, Batch: 860, Avg. Loss: 21.141435672342777</text:p>
      <text:p text:style-name="Standard">Epoch: 10, Batch: 870, Avg. Loss: 21.395057098567484</text:p>
      <text:p text:style-name="Standard">Epoch: 10, Batch: 880, Avg. Loss: 21.642098481953145</text:p>
      <text:p text:style-name="Standard">Epoch: 10, Batch: 890, Avg. Loss: 21.88532418757677</text:p>
      <text:p text:style-name="Standard">Epoch: 10, Batch: 900, Avg. Loss: 22.13663569390774</text:p>
      <text:p text:style-name="Standard">Epoch: 10, Batch: 910, Avg. Loss: 22.384217268228532</text:p>
      <text:p text:style-name="Standard">Epoch: 10, Batch: 920, Avg. Loss: 22.624010427296163</text:p>
      <text:p text:style-name="Standard">Epoch: 10, Batch: 930, Avg. Loss: 22.87311791628599</text:p>
      <text:p text:style-name="Standard">Epoch: 10, Batch: 940, Avg. Loss: 23.1040060415864</text:p>
      <text:p text:style-name="Standard">Epoch: 10, Batch: 950, Avg. Loss: 23.34482199251652</text:p>
      <text:p text:style-name="Standard">Epoch: 10, Batch: 960, Avg. Loss: 23.580141162872316</text:p>
      <text:p text:style-name="Standard">Epoch: 10, Batch: 970, Avg. Loss: 23.842538610100746</text:p>
      <text:p text:style-name="Standard">Epoch: 10, Batch: 980, Avg. Loss: 24.091390478610993</text:p>
      <text:p text:style-name="Standard">Epoch: 10, Batch: 990, Avg. Loss: 24.34081072807312</text:p>
      <text:p text:style-name="Standard">Epoch: 10, Batch: 1000, Avg. Loss: 24.580581322312355</text:p>
      <text:p text:style-name="Standard">Epoch: 11, Batch: 10, Avg. Loss: 0.20975933521986007</text:p>
      <text:p text:style-name="Standard">Epoch: 11, Batch: 20, Avg. Loss: 0.45449976772069933</text:p>
      <text:p text:style-name="Standard">Epoch: 11, Batch: 30, Avg. Loss: 0.6946273386478424</text:p>
      <text:p text:style-name="Standard">Epoch: 11, Batch: 40, Avg. Loss: 0.9117034658789634</text:p>
      <text:p text:style-name="Standard">Epoch: 11, Batch: 50, Avg. Loss: 1.1254341065883637</text:p>
      <text:p text:style-name="Standard">Epoch: 11, Batch: 60, Avg. Loss: 1.3546880930662155</text:p>
      <text:p text:style-name="Standard"><text:soft-page-break/>Epoch: 11, Batch: 70, Avg. Loss: 1.5765387699007989</text:p>
      <text:p text:style-name="Standard">Epoch: 11, Batch: 80, Avg. Loss: 1.8092488944530487</text:p>
      <text:p text:style-name="Standard">Epoch: 11, Batch: 90, Avg. Loss: 1.999669198691845</text:p>
      <text:p text:style-name="Standard">Epoch: 11, Batch: 100, Avg. Loss: 2.2141968339681624</text:p>
      <text:p text:style-name="Standard">Epoch: 11, Batch: 110, Avg. Loss: 2.4331882700324057</text:p>
      <text:p text:style-name="Standard">Epoch: 11, Batch: 120, Avg. Loss: 2.671499103307724</text:p>
      <text:p text:style-name="Standard">Epoch: 11, Batch: 130, Avg. Loss: 2.889122012257576</text:p>
      <text:p text:style-name="Standard">Epoch: 11, Batch: 140, Avg. Loss: 3.1224554270505904</text:p>
      <text:p text:style-name="Standard">Epoch: 11, Batch: 150, Avg. Loss: 3.3373388037085534</text:p>
      <text:p text:style-name="Standard">Epoch: 11, Batch: 160, Avg. Loss: 3.5432882428169252</text:p>
      <text:p text:style-name="Standard">Epoch: 11, Batch: 170, Avg. Loss: 3.7692200228571893</text:p>
      <text:p text:style-name="Standard">Epoch: 11, Batch: 180, Avg. Loss: 3.990908867120743</text:p>
      <text:p text:style-name="Standard">Epoch: 11, Batch: 190, Avg. Loss: 4.211960442364216</text:p>
      <text:p text:style-name="Standard">Epoch: 11, Batch: 200, Avg. Loss: 4.441914577782154</text:p>
      <text:p text:style-name="Standard">Epoch: 11, Batch: 210, Avg. Loss: 4.663417665660381</text:p>
      <text:p text:style-name="Standard">Epoch: 11, Batch: 220, Avg. Loss: 4.863574136793614</text:p>
      <text:p text:style-name="Standard">Epoch: 11, Batch: 230, Avg. Loss: 5.105616270005703</text:p>
      <text:p text:style-name="Standard">Epoch: 11, Batch: 240, Avg. Loss: 5.337998808920384</text:p>
      <text:p text:style-name="Standard">Epoch: 11, Batch: 250, Avg. Loss: 5.590520383417607</text:p>
      <text:p text:style-name="Standard">Epoch: 11, Batch: 260, Avg. Loss: 5.810976979136467</text:p>
      <text:p text:style-name="Standard">Epoch: 11, Batch: 270, Avg. Loss: 6.053645992279053</text:p>
      <text:p text:style-name="Standard">Epoch: 11, Batch: 280, Avg. Loss: 6.267149482667446</text:p>
      <text:p text:style-name="Standard">Epoch: 11, Batch: 290, Avg. Loss: 6.4905440509319305</text:p>
      <text:p text:style-name="Standard">Epoch: 11, Batch: 300, Avg. Loss: 6.719578038156032</text:p>
      <text:p text:style-name="Standard">Epoch: 11, Batch: 310, Avg. Loss: 6.954095414280891</text:p>
      <text:p text:style-name="Standard">Epoch: 11, Batch: 320, Avg. Loss: 7.181955674290657</text:p>
      <text:p text:style-name="Standard">Epoch: 11, Batch: 330, Avg. Loss: 7.397060550749302</text:p>
      <text:p text:style-name="Standard">Epoch: 11, Batch: 340, Avg. Loss: 7.620408451557159</text:p>
      <text:p text:style-name="Standard">Epoch: 11, Batch: 350, Avg. Loss: 7.850185178220272</text:p>
      <text:p text:style-name="Standard">Epoch: 11, Batch: 360, Avg. Loss: 8.08079049885273</text:p>
      <text:p text:style-name="Standard">Epoch: 11, Batch: 370, Avg. Loss: 8.300787934660912</text:p>
      <text:p text:style-name="Standard">Epoch: 11, Batch: 380, Avg. Loss: 8.541358390450478</text:p>
      <text:p text:style-name="Standard">Epoch: 11, Batch: 390, Avg. Loss: 8.760865445435048</text:p>
      <text:p text:style-name="Standard">Epoch: 11, Batch: 400, Avg. Loss: 8.996834434568882</text:p>
      <text:p text:style-name="Standard">Epoch: 11, Batch: 410, Avg. Loss: 9.237376393377781</text:p>
      <text:p text:style-name="Standard">Epoch: 11, Batch: 420, Avg. Loss: 9.470792396366596</text:p>
      <text:p text:style-name="Standard">Epoch: 11, Batch: 430, Avg. Loss: 9.702357102930545</text:p>
      <text:p text:style-name="Standard">Epoch: 11, Batch: 440, Avg. Loss: 9.924852727353572</text:p>
      <text:p text:style-name="Standard">Epoch: 11, Batch: 450, Avg. Loss: 10.175621420145035</text:p>
      <text:p text:style-name="Standard">Epoch: 11, Batch: 460, Avg. Loss: 10.414716151356696</text:p>
      <text:p text:style-name="Standard">Epoch: 11, Batch: 470, Avg. Loss: 10.652734610438348</text:p>
      <text:p text:style-name="Standard">Epoch: 11, Batch: 480, Avg. Loss: 10.892850632965565</text:p>
      <text:p text:style-name="Standard">Epoch: 11, Batch: 490, Avg. Loss: 11.128371207416057</text:p>
      <text:p text:style-name="Standard">Epoch: 11, Batch: 500, Avg. Loss: 11.368185506761074</text:p>
      <text:p text:style-name="Standard">Epoch: 11, Batch: 510, Avg. Loss: 11.614650289714337</text:p>
      <text:p text:style-name="Standard">Epoch: 11, Batch: 520, Avg. Loss: 11.841820444166661</text:p>
      <text:p text:style-name="Standard">Epoch: 11, Batch: 530, Avg. Loss: 12.069085077941418</text:p>
      <text:p text:style-name="Standard">Epoch: 11, Batch: 540, Avg. Loss: 12.298054924607277</text:p>
      <text:p text:style-name="Standard">Epoch: 11, Batch: 550, Avg. Loss: 12.521993498504163</text:p>
      <text:p text:style-name="Standard"><text:soft-page-break/>Epoch: 11, Batch: 560, Avg. Loss: 12.748635622859002</text:p>
      <text:p text:style-name="Standard">Epoch: 11, Batch: 570, Avg. Loss: 12.977853327989578</text:p>
      <text:p text:style-name="Standard">Epoch: 11, Batch: 580, Avg. Loss: 13.20871426165104</text:p>
      <text:p text:style-name="Standard">Epoch: 11, Batch: 590, Avg. Loss: 13.42404230684042</text:p>
      <text:p text:style-name="Standard">Epoch: 11, Batch: 600, Avg. Loss: 13.641716842353343</text:p>
      <text:p text:style-name="Standard">Epoch: 11, Batch: 610, Avg. Loss: 13.870648597180843</text:p>
      <text:p text:style-name="Standard">Epoch: 11, Batch: 620, Avg. Loss: 14.108105476200581</text:p>
      <text:p text:style-name="Standard">Epoch: 11, Batch: 630, Avg. Loss: 14.36031484156847</text:p>
      <text:p text:style-name="Standard">Epoch: 11, Batch: 640, Avg. Loss: 14.594202782213689</text:p>
      <text:p text:style-name="Standard">Epoch: 11, Batch: 650, Avg. Loss: 14.822945787012577</text:p>
      <text:p text:style-name="Standard">Epoch: 11, Batch: 660, Avg. Loss: 15.055005306005478</text:p>
      <text:p text:style-name="Standard">Epoch: 11, Batch: 670, Avg. Loss: 15.290152662992478</text:p>
      <text:p text:style-name="Standard">Epoch: 11, Batch: 680, Avg. Loss: 15.530440366268158</text:p>
      <text:p text:style-name="Standard">Epoch: 11, Batch: 690, Avg. Loss: 15.756119817495346</text:p>
      <text:p text:style-name="Standard">Epoch: 11, Batch: 700, Avg. Loss: 16.005294375121593</text:p>
      <text:p text:style-name="Standard">Epoch: 11, Batch: 710, Avg. Loss: 16.25521658360958</text:p>
      <text:p text:style-name="Standard">Epoch: 11, Batch: 720, Avg. Loss: 16.494867205619812</text:p>
      <text:p text:style-name="Standard">Epoch: 11, Batch: 730, Avg. Loss: 16.739217089116572</text:p>
      <text:p text:style-name="Standard">Epoch: 11, Batch: 740, Avg. Loss: 16.986413945257663</text:p>
      <text:p text:style-name="Standard">Epoch: 11, Batch: 750, Avg. Loss: 17.227060221135616</text:p>
      <text:p text:style-name="Standard">Epoch: 11, Batch: 760, Avg. Loss: 17.451618091762064</text:p>
      <text:p text:style-name="Standard">Epoch: 11, Batch: 770, Avg. Loss: 17.686564058065414</text:p>
      <text:p text:style-name="Standard">Epoch: 11, Batch: 780, Avg. Loss: 17.92533033937216</text:p>
      <text:p text:style-name="Standard">Epoch: 11, Batch: 790, Avg. Loss: 18.155421088635922</text:p>
      <text:p text:style-name="Standard">Epoch: 11, Batch: 800, Avg. Loss: 18.37812687009573</text:p>
      <text:p text:style-name="Standard">Epoch: 11, Batch: 810, Avg. Loss: 18.59426841288805</text:p>
      <text:p text:style-name="Standard">Epoch: 11, Batch: 820, Avg. Loss: 18.818054835498334</text:p>
      <text:p text:style-name="Standard">Epoch: 11, Batch: 830, Avg. Loss: 19.037946224212646</text:p>
      <text:p text:style-name="Standard">Epoch: 11, Batch: 840, Avg. Loss: 19.28970508724451</text:p>
      <text:p text:style-name="Standard">Epoch: 11, Batch: 850, Avg. Loss: 19.52143011838198</text:p>
      <text:p text:style-name="Standard">Epoch: 11, Batch: 860, Avg. Loss: 19.75092558860779</text:p>
      <text:p text:style-name="Standard">Epoch: 11, Batch: 870, Avg. Loss: 19.974675661325456</text:p>
      <text:p text:style-name="Standard">Epoch: 11, Batch: 880, Avg. Loss: 20.18770321458578</text:p>
      <text:p text:style-name="Standard">Epoch: 11, Batch: 890, Avg. Loss: 20.4043950676918</text:p>
      <text:p text:style-name="Standard">Epoch: 11, Batch: 900, Avg. Loss: 20.637456803023817</text:p>
      <text:p text:style-name="Standard">Epoch: 11, Batch: 910, Avg. Loss: 20.870566688477993</text:p>
      <text:p text:style-name="Standard">Epoch: 11, Batch: 920, Avg. Loss: 21.09143647700548</text:p>
      <text:p text:style-name="Standard">Epoch: 11, Batch: 930, Avg. Loss: 21.32479689270258</text:p>
      <text:p text:style-name="Standard">Epoch: 11, Batch: 940, Avg. Loss: 21.55543989688158</text:p>
      <text:p text:style-name="Standard">Epoch: 11, Batch: 950, Avg. Loss: 21.786779354512692</text:p>
      <text:p text:style-name="Standard">Epoch: 11, Batch: 960, Avg. Loss: 22.018047229945658</text:p>
      <text:p text:style-name="Standard">Epoch: 11, Batch: 970, Avg. Loss: 22.262937109172345</text:p>
      <text:p text:style-name="Standard">Epoch: 11, Batch: 980, Avg. Loss: 22.51053266078234</text:p>
      <text:p text:style-name="Standard">Epoch: 11, Batch: 990, Avg. Loss: 22.75309704989195</text:p>
      <text:p text:style-name="Standard">Epoch: 11, Batch: 1000, Avg. Loss: 22.994662342965604</text:p>
      <text:p text:style-name="Standard">Epoch: 12, Batch: 10, Avg. Loss: 0.21534496396780015</text:p>
      <text:p text:style-name="Standard">Epoch: 12, Batch: 20, Avg. Loss: 0.4260118827223778</text:p>
      <text:p text:style-name="Standard">Epoch: 12, Batch: 30, Avg. Loss: 0.6308889105916023</text:p>
      <text:p text:style-name="Standard">Epoch: 12, Batch: 40, Avg. Loss: 0.8213369384407997</text:p>
      <text:p text:style-name="Standard"><text:soft-page-break/>Epoch: 12, Batch: 50, Avg. Loss: 1.0335964739322663</text:p>
      <text:p text:style-name="Standard">Epoch: 12, Batch: 60, Avg. Loss: 1.2494564726948738</text:p>
      <text:p text:style-name="Standard">Epoch: 12, Batch: 70, Avg. Loss: 1.4487792611122132</text:p>
      <text:p text:style-name="Standard">Epoch: 12, Batch: 80, Avg. Loss: 1.6539295047521592</text:p>
      <text:p text:style-name="Standard">Epoch: 12, Batch: 90, Avg. Loss: 1.891531978547573</text:p>
      <text:p text:style-name="Standard">Epoch: 12, Batch: 100, Avg. Loss: 2.1020301640033723</text:p>
      <text:p text:style-name="Standard">Epoch: 12, Batch: 110, Avg. Loss: 2.313448266685009</text:p>
      <text:p text:style-name="Standard">Epoch: 12, Batch: 120, Avg. Loss: 2.5044271513819694</text:p>
      <text:p text:style-name="Standard">Epoch: 12, Batch: 130, Avg. Loss: 2.72705959379673</text:p>
      <text:p text:style-name="Standard">Epoch: 12, Batch: 140, Avg. Loss: 2.935829962790012</text:p>
      <text:p text:style-name="Standard">Epoch: 12, Batch: 150, Avg. Loss: 3.1427712380886077</text:p>
      <text:p text:style-name="Standard">Epoch: 12, Batch: 160, Avg. Loss: 3.368578960001469</text:p>
      <text:p text:style-name="Standard">Epoch: 12, Batch: 170, Avg. Loss: 3.5814790606498716</text:p>
      <text:p text:style-name="Standard">Epoch: 12, Batch: 180, Avg. Loss: 3.805153174698353</text:p>
      <text:p text:style-name="Standard">Epoch: 12, Batch: 190, Avg. Loss: 4.001887115836143</text:p>
      <text:p text:style-name="Standard">Epoch: 12, Batch: 200, Avg. Loss: 4.213568606972695</text:p>
      <text:p text:style-name="Standard">Epoch: 12, Batch: 210, Avg. Loss: 4.422348894178867</text:p>
      <text:p text:style-name="Standard">Epoch: 12, Batch: 220, Avg. Loss: 4.621695584058761</text:p>
      <text:p text:style-name="Standard">Epoch: 12, Batch: 230, Avg. Loss: 4.81556085050106</text:p>
      <text:p text:style-name="Standard">Epoch: 12, Batch: 240, Avg. Loss: 5.030506524443626</text:p>
      <text:p text:style-name="Standard">Epoch: 12, Batch: 250, Avg. Loss: 5.2316596403718</text:p>
      <text:p text:style-name="Standard">Epoch: 12, Batch: 260, Avg. Loss: 5.434332302212715</text:p>
      <text:p text:style-name="Standard">Epoch: 12, Batch: 270, Avg. Loss: 5.647330933809281</text:p>
      <text:p text:style-name="Standard">Epoch: 12, Batch: 280, Avg. Loss: 5.860933941602707</text:p>
      <text:p text:style-name="Standard">Epoch: 12, Batch: 290, Avg. Loss: 6.0830357521772385</text:p>
      <text:p text:style-name="Standard">Epoch: 12, Batch: 300, Avg. Loss: 6.302336519956588</text:p>
      <text:p text:style-name="Standard">Epoch: 12, Batch: 310, Avg. Loss: 6.5252756714820865</text:p>
      <text:p text:style-name="Standard">Epoch: 12, Batch: 320, Avg. Loss: 6.740366114675998</text:p>
      <text:p text:style-name="Standard">Epoch: 12, Batch: 330, Avg. Loss: 6.961269956827164</text:p>
      <text:p text:style-name="Standard">Epoch: 12, Batch: 340, Avg. Loss: 7.163375394046307</text:p>
      <text:p text:style-name="Standard">Epoch: 12, Batch: 350, Avg. Loss: 7.375593653321266</text:p>
      <text:p text:style-name="Standard">Epoch: 12, Batch: 360, Avg. Loss: 7.590830239653587</text:p>
      <text:p text:style-name="Standard">Epoch: 12, Batch: 370, Avg. Loss: 7.799397526681423</text:p>
      <text:p text:style-name="Standard">Epoch: 12, Batch: 380, Avg. Loss: 8.00260085016489</text:p>
      <text:p text:style-name="Standard">Epoch: 12, Batch: 390, Avg. Loss: 8.231480878591537</text:p>
      <text:p text:style-name="Standard">Epoch: 12, Batch: 400, Avg. Loss: 8.433873741328716</text:p>
      <text:p text:style-name="Standard">Epoch: 12, Batch: 410, Avg. Loss: 8.646696184575557</text:p>
      <text:p text:style-name="Standard">Epoch: 12, Batch: 420, Avg. Loss: 8.84944712370634</text:p>
      <text:p text:style-name="Standard">Epoch: 12, Batch: 430, Avg. Loss: 9.05631597340107</text:p>
      <text:p text:style-name="Standard">Epoch: 12, Batch: 440, Avg. Loss: 9.272633716464043</text:p>
      <text:p text:style-name="Standard">Epoch: 12, Batch: 450, Avg. Loss: 9.491539396345615</text:p>
      <text:p text:style-name="Standard">Epoch: 12, Batch: 460, Avg. Loss: 9.703415367007256</text:p>
      <text:p text:style-name="Standard">Epoch: 12, Batch: 470, Avg. Loss: 9.914151465892791</text:p>
      <text:p text:style-name="Standard">Epoch: 12, Batch: 480, Avg. Loss: 10.133397251367569</text:p>
      <text:p text:style-name="Standard">Epoch: 12, Batch: 490, Avg. Loss: 10.34822936654091</text:p>
      <text:p text:style-name="Standard">Epoch: 12, Batch: 500, Avg. Loss: 10.563335473835469</text:p>
      <text:p text:style-name="Standard">Epoch: 12, Batch: 510, Avg. Loss: 10.782149830460549</text:p>
      <text:p text:style-name="Standard">Epoch: 12, Batch: 520, Avg. Loss: 11.019778159260749</text:p>
      <text:p text:style-name="Standard">Epoch: 12, Batch: 530, Avg. Loss: 11.257094594836236</text:p>
      <text:p text:style-name="Standard"><text:soft-page-break/>Epoch: 12, Batch: 540, Avg. Loss: 11.485037705302238</text:p>
      <text:p text:style-name="Standard">Epoch: 12, Batch: 550, Avg. Loss: 11.700883515179157</text:p>
      <text:p text:style-name="Standard">Epoch: 12, Batch: 560, Avg. Loss: 11.905097450315953</text:p>
      <text:p text:style-name="Standard">Epoch: 12, Batch: 570, Avg. Loss: 12.116586929559707</text:p>
      <text:p text:style-name="Standard">Epoch: 12, Batch: 580, Avg. Loss: 12.328654362261295</text:p>
      <text:p text:style-name="Standard">Epoch: 12, Batch: 590, Avg. Loss: 12.54282013773918</text:p>
      <text:p text:style-name="Standard">Epoch: 12, Batch: 600, Avg. Loss: 12.749784821271897</text:p>
      <text:p text:style-name="Standard">Epoch: 12, Batch: 610, Avg. Loss: 12.95936915576458</text:p>
      <text:p text:style-name="Standard">Epoch: 12, Batch: 620, Avg. Loss: 13.182529972493649</text:p>
      <text:p text:style-name="Standard">Epoch: 12, Batch: 630, Avg. Loss: 13.405657309293748</text:p>
      <text:p text:style-name="Standard">Epoch: 12, Batch: 640, Avg. Loss: 13.61210839599371</text:p>
      <text:p text:style-name="Standard">Epoch: 12, Batch: 650, Avg. Loss: 13.826738180220127</text:p>
      <text:p text:style-name="Standard">Epoch: 12, Batch: 660, Avg. Loss: 14.048240266740322</text:p>
      <text:p text:style-name="Standard">Epoch: 12, Batch: 670, Avg. Loss: 14.268102614581585</text:p>
      <text:p text:style-name="Standard">Epoch: 12, Batch: 680, Avg. Loss: 14.484519189596176</text:p>
      <text:p text:style-name="Standard">Epoch: 12, Batch: 690, Avg. Loss: 14.719640798866749</text:p>
      <text:p text:style-name="Standard">Epoch: 12, Batch: 700, Avg. Loss: 14.945443135499954</text:p>
      <text:p text:style-name="Standard">Epoch: 12, Batch: 710, Avg. Loss: 15.17270949780941</text:p>
      <text:p text:style-name="Standard">Epoch: 12, Batch: 720, Avg. Loss: 15.394965825974941</text:p>
      <text:p text:style-name="Standard">Epoch: 12, Batch: 730, Avg. Loss: 15.607768185436726</text:p>
      <text:p text:style-name="Standard">Epoch: 12, Batch: 740, Avg. Loss: 15.80536167398095</text:p>
      <text:p text:style-name="Standard">Epoch: 12, Batch: 750, Avg. Loss: 16.02695702537894</text:p>
      <text:p text:style-name="Standard">Epoch: 12, Batch: 760, Avg. Loss: 16.23784958049655</text:p>
      <text:p text:style-name="Standard">Epoch: 12, Batch: 770, Avg. Loss: 16.463050063699484</text:p>
      <text:p text:style-name="Standard">Epoch: 12, Batch: 780, Avg. Loss: 16.685272753983735</text:p>
      <text:p text:style-name="Standard">Epoch: 12, Batch: 790, Avg. Loss: 16.898521614819764</text:p>
      <text:p text:style-name="Standard">Epoch: 12, Batch: 800, Avg. Loss: 17.134482785314322</text:p>
      <text:p text:style-name="Standard">Epoch: 12, Batch: 810, Avg. Loss: 17.354193101078273</text:p>
      <text:p text:style-name="Standard">Epoch: 12, Batch: 820, Avg. Loss: 17.571265874058007</text:p>
      <text:p text:style-name="Standard">Epoch: 12, Batch: 830, Avg. Loss: 17.78947583809495</text:p>
      <text:p text:style-name="Standard">Epoch: 12, Batch: 840, Avg. Loss: 17.991250283271075</text:p>
      <text:p text:style-name="Standard">Epoch: 12, Batch: 850, Avg. Loss: 18.206940088421106</text:p>
      <text:p text:style-name="Standard">Epoch: 12, Batch: 860, Avg. Loss: 18.468233250826597</text:p>
      <text:p text:style-name="Standard">Epoch: 12, Batch: 870, Avg. Loss: 18.694059970229866</text:p>
      <text:p text:style-name="Standard">Epoch: 12, Batch: 880, Avg. Loss: 18.899152710288764</text:p>
      <text:p text:style-name="Standard">Epoch: 12, Batch: 890, Avg. Loss: 19.126054430752994</text:p>
      <text:p text:style-name="Standard">Epoch: 12, Batch: 900, Avg. Loss: 19.35622312501073</text:p>
      <text:p text:style-name="Standard">Epoch: 12, Batch: 910, Avg. Loss: 19.590150574594738</text:p>
      <text:p text:style-name="Standard">Epoch: 12, Batch: 920, Avg. Loss: 19.842550862580538</text:p>
      <text:p text:style-name="Standard">Epoch: 12, Batch: 930, Avg. Loss: 20.080383487790822</text:p>
      <text:p text:style-name="Standard">Epoch: 12, Batch: 940, Avg. Loss: 20.284398693591356</text:p>
      <text:p text:style-name="Standard">Epoch: 12, Batch: 950, Avg. Loss: 20.51190346106887</text:p>
      <text:p text:style-name="Standard">Epoch: 12, Batch: 960, Avg. Loss: 20.726619010418652</text:p>
      <text:p text:style-name="Standard">Epoch: 12, Batch: 970, Avg. Loss: 20.93854653760791</text:p>
      <text:p text:style-name="Standard">Epoch: 12, Batch: 980, Avg. Loss: 21.164472617954015</text:p>
      <text:p text:style-name="Standard">Epoch: 12, Batch: 990, Avg. Loss: 21.386230900138617</text:p>
      <text:p text:style-name="Standard">Epoch: 12, Batch: 1000, Avg. Loss: 21.59686191752553</text:p>
      <text:p text:style-name="Standard">Epoch: 13, Batch: 10, Avg. Loss: 0.21342743337154388</text:p>
      <text:p text:style-name="Standard">Epoch: 13, Batch: 20, Avg. Loss: 0.42919988334178927</text:p>
      <text:p text:style-name="Standard"><text:soft-page-break/>Epoch: 13, Batch: 30, Avg. Loss: 0.6343238651752472</text:p>
      <text:p text:style-name="Standard">Epoch: 13, Batch: 40, Avg. Loss: 0.8274630799889564</text:p>
      <text:p text:style-name="Standard">Epoch: 13, Batch: 50, Avg. Loss: 1.0169668227434159</text:p>
      <text:p text:style-name="Standard">Epoch: 13, Batch: 60, Avg. Loss: 1.2083805918693542</text:p>
      <text:p text:style-name="Standard">Epoch: 13, Batch: 70, Avg. Loss: 1.4062499180436134</text:p>
      <text:p text:style-name="Standard">Epoch: 13, Batch: 80, Avg. Loss: 1.6116441652178763</text:p>
      <text:p text:style-name="Standard">Epoch: 13, Batch: 90, Avg. Loss: 1.8120072722434997</text:p>
      <text:p text:style-name="Standard">Epoch: 13, Batch: 100, Avg. Loss: 2.0075794264674185</text:p>
      <text:p text:style-name="Standard">Epoch: 13, Batch: 110, Avg. Loss: 2.215227872133255</text:p>
      <text:p text:style-name="Standard">Epoch: 13, Batch: 120, Avg. Loss: 2.4348629251122476</text:p>
      <text:p text:style-name="Standard">Epoch: 13, Batch: 130, Avg. Loss: 2.623789969086647</text:p>
      <text:p text:style-name="Standard">Epoch: 13, Batch: 140, Avg. Loss: 2.8198041900992394</text:p>
      <text:p text:style-name="Standard">Epoch: 13, Batch: 150, Avg. Loss: 2.9974626407027243</text:p>
      <text:p text:style-name="Standard">Epoch: 13, Batch: 160, Avg. Loss: 3.184829717874527</text:p>
      <text:p text:style-name="Standard">Epoch: 13, Batch: 170, Avg. Loss: 3.365686848759651</text:p>
      <text:p text:style-name="Standard">Epoch: 13, Batch: 180, Avg. Loss: 3.5515102207660676</text:p>
      <text:p text:style-name="Standard">Epoch: 13, Batch: 190, Avg. Loss: 3.761396898329258</text:p>
      <text:p text:style-name="Standard">Epoch: 13, Batch: 200, Avg. Loss: 3.9760869666934013</text:p>
      <text:p text:style-name="Standard">Epoch: 13, Batch: 210, Avg. Loss: 4.181385545432567</text:p>
      <text:p text:style-name="Standard">Epoch: 13, Batch: 220, Avg. Loss: 4.387481193244457</text:p>
      <text:p text:style-name="Standard">Epoch: 13, Batch: 230, Avg. Loss: 4.589521746337414</text:p>
      <text:p text:style-name="Standard">Epoch: 13, Batch: 240, Avg. Loss: 4.791942818462848</text:p>
      <text:p text:style-name="Standard">Epoch: 13, Batch: 250, Avg. Loss: 5.008905836939812</text:p>
      <text:p text:style-name="Standard">Epoch: 13, Batch: 260, Avg. Loss: 5.220514695346355</text:p>
      <text:p text:style-name="Standard">Epoch: 13, Batch: 270, Avg. Loss: 5.429029113054275</text:p>
      <text:p text:style-name="Standard">Epoch: 13, Batch: 280, Avg. Loss: 5.610677182674408</text:p>
      <text:p text:style-name="Standard">Epoch: 13, Batch: 290, Avg. Loss: 5.80635586977005</text:p>
      <text:p text:style-name="Standard">Epoch: 13, Batch: 300, Avg. Loss: 5.993353855609894</text:p>
      <text:p text:style-name="Standard">Epoch: 13, Batch: 310, Avg. Loss: 6.21600620597601</text:p>
      <text:p text:style-name="Standard">Epoch: 13, Batch: 320, Avg. Loss: 6.4473330363631245</text:p>
      <text:p text:style-name="Standard">Epoch: 13, Batch: 330, Avg. Loss: 6.663575102388859</text:p>
      <text:p text:style-name="Standard">Epoch: 13, Batch: 340, Avg. Loss: 6.8776267424225805</text:p>
      <text:p text:style-name="Standard">Epoch: 13, Batch: 350, Avg. Loss: 7.07121115475893</text:p>
      <text:p text:style-name="Standard">Epoch: 13, Batch: 360, Avg. Loss: 7.265037922561168</text:p>
      <text:p text:style-name="Standard">Epoch: 13, Batch: 370, Avg. Loss: 7.462312692403794</text:p>
      <text:p text:style-name="Standard">Epoch: 13, Batch: 380, Avg. Loss: 7.651104828715324</text:p>
      <text:p text:style-name="Standard">Epoch: 13, Batch: 390, Avg. Loss: 7.860360196232795</text:p>
      <text:p text:style-name="Standard">Epoch: 13, Batch: 400, Avg. Loss: 8.065863385796547</text:p>
      <text:p text:style-name="Standard">Epoch: 13, Batch: 410, Avg. Loss: 8.26293598562479</text:p>
      <text:p text:style-name="Standard">Epoch: 13, Batch: 420, Avg. Loss: 8.444752870500087</text:p>
      <text:p text:style-name="Standard">Epoch: 13, Batch: 430, Avg. Loss: 8.62777879089117</text:p>
      <text:p text:style-name="Standard">Epoch: 13, Batch: 440, Avg. Loss: 8.822082860767841</text:p>
      <text:p text:style-name="Standard">Epoch: 13, Batch: 450, Avg. Loss: 9.010113607347012</text:p>
      <text:p text:style-name="Standard">Epoch: 13, Batch: 460, Avg. Loss: 9.202982456982136</text:p>
      <text:p text:style-name="Standard">Epoch: 13, Batch: 470, Avg. Loss: 9.3984210267663</text:p>
      <text:p text:style-name="Standard">Epoch: 13, Batch: 480, Avg. Loss: 9.611955009400845</text:p>
      <text:p text:style-name="Standard">Epoch: 13, Batch: 490, Avg. Loss: 9.801968348026275</text:p>
      <text:p text:style-name="Standard">Epoch: 13, Batch: 500, Avg. Loss: 9.996735098958016</text:p>
      <text:p text:style-name="Standard">Epoch: 13, Batch: 510, Avg. Loss: 10.190064415335655</text:p>
      <text:p text:style-name="Standard"><text:soft-page-break/>Epoch: 13, Batch: 520, Avg. Loss: 10.387672863900661</text:p>
      <text:p text:style-name="Standard">Epoch: 13, Batch: 530, Avg. Loss: 10.594935402274132</text:p>
      <text:p text:style-name="Standard">Epoch: 13, Batch: 540, Avg. Loss: 10.79354296028614</text:p>
      <text:p text:style-name="Standard">Epoch: 13, Batch: 550, Avg. Loss: 10.983034235239028</text:p>
      <text:p text:style-name="Standard">Epoch: 13, Batch: 560, Avg. Loss: 11.181096369028092</text:p>
      <text:p text:style-name="Standard">Epoch: 13, Batch: 570, Avg. Loss: 11.377748474478722</text:p>
      <text:p text:style-name="Standard">Epoch: 13, Batch: 580, Avg. Loss: 11.569342850148677</text:p>
      <text:p text:style-name="Standard">Epoch: 13, Batch: 590, Avg. Loss: 11.766006855666637</text:p>
      <text:p text:style-name="Standard">Epoch: 13, Batch: 600, Avg. Loss: 11.968128103017808</text:p>
      <text:p text:style-name="Standard">Epoch: 13, Batch: 610, Avg. Loss: 12.16472002863884</text:p>
      <text:p text:style-name="Standard">Epoch: 13, Batch: 620, Avg. Loss: 12.37367395311594</text:p>
      <text:p text:style-name="Standard">Epoch: 13, Batch: 630, Avg. Loss: 12.57054872661829</text:p>
      <text:p text:style-name="Standard">Epoch: 13, Batch: 640, Avg. Loss: 12.771499526500701</text:p>
      <text:p text:style-name="Standard">Epoch: 13, Batch: 650, Avg. Loss: 12.982032246887684</text:p>
      <text:p text:style-name="Standard">Epoch: 13, Batch: 660, Avg. Loss: 13.19403458237648</text:p>
      <text:p text:style-name="Standard">Epoch: 13, Batch: 670, Avg. Loss: 13.406571091711522</text:p>
      <text:p text:style-name="Standard">Epoch: 13, Batch: 680, Avg. Loss: 13.616799762845039</text:p>
      <text:p text:style-name="Standard">Epoch: 13, Batch: 690, Avg. Loss: 13.836883060634136</text:p>
      <text:p text:style-name="Standard">Epoch: 13, Batch: 700, Avg. Loss: 14.073937475681305</text:p>
      <text:p text:style-name="Standard">Epoch: 13, Batch: 710, Avg. Loss: 14.268292362987996</text:p>
      <text:p text:style-name="Standard">Epoch: 13, Batch: 720, Avg. Loss: 14.464688761532306</text:p>
      <text:p text:style-name="Standard">Epoch: 13, Batch: 730, Avg. Loss: 14.670673178136349</text:p>
      <text:p text:style-name="Standard">Epoch: 13, Batch: 740, Avg. Loss: 14.878978046774865</text:p>
      <text:p text:style-name="Standard">Epoch: 13, Batch: 750, Avg. Loss: 15.088006192445755</text:p>
      <text:p text:style-name="Standard">Epoch: 13, Batch: 760, Avg. Loss: 15.302940310537815</text:p>
      <text:p text:style-name="Standard">Epoch: 13, Batch: 770, Avg. Loss: 15.503609763085842</text:p>
      <text:p text:style-name="Standard">Epoch: 13, Batch: 780, Avg. Loss: 15.724085764586926</text:p>
      <text:p text:style-name="Standard">Epoch: 13, Batch: 790, Avg. Loss: 15.936668172478676</text:p>
      <text:p text:style-name="Standard">Epoch: 13, Batch: 800, Avg. Loss: 16.160481932759286</text:p>
      <text:p text:style-name="Standard">Epoch: 13, Batch: 810, Avg. Loss: 16.373502242565156</text:p>
      <text:p text:style-name="Standard">Epoch: 13, Batch: 820, Avg. Loss: 16.5672090113163</text:p>
      <text:p text:style-name="Standard">Epoch: 13, Batch: 830, Avg. Loss: 16.767575477063655</text:p>
      <text:p text:style-name="Standard">Epoch: 13, Batch: 840, Avg. Loss: 16.97603024840355</text:p>
      <text:p text:style-name="Standard">Epoch: 13, Batch: 850, Avg. Loss: 17.17567919641733</text:p>
      <text:p text:style-name="Standard">Epoch: 13, Batch: 860, Avg. Loss: 17.38175088763237</text:p>
      <text:p text:style-name="Standard">Epoch: 13, Batch: 870, Avg. Loss: 17.596620585024358</text:p>
      <text:p text:style-name="Standard">Epoch: 13, Batch: 880, Avg. Loss: 17.824468167126177</text:p>
      <text:p text:style-name="Standard">Epoch: 13, Batch: 890, Avg. Loss: 18.051713344454765</text:p>
      <text:p text:style-name="Standard">Epoch: 13, Batch: 900, Avg. Loss: 18.24530200064182</text:p>
      <text:p text:style-name="Standard">Epoch: 13, Batch: 910, Avg. Loss: 18.47651087194681</text:p>
      <text:p text:style-name="Standard">Epoch: 13, Batch: 920, Avg. Loss: 18.688683703541756</text:p>
      <text:p text:style-name="Standard">Epoch: 13, Batch: 930, Avg. Loss: 18.894190813601018</text:p>
      <text:p text:style-name="Standard">Epoch: 13, Batch: 940, Avg. Loss: 19.111097103357316</text:p>
      <text:p text:style-name="Standard">Epoch: 13, Batch: 950, Avg. Loss: 19.297624292969704</text:p>
      <text:p text:style-name="Standard">Epoch: 13, Batch: 960, Avg. Loss: 19.504271177947523</text:p>
      <text:p text:style-name="Standard">Epoch: 13, Batch: 970, Avg. Loss: 19.71063010841608</text:p>
      <text:p text:style-name="Standard">Epoch: 13, Batch: 980, Avg. Loss: 19.90517314299941</text:p>
      <text:p text:style-name="Standard">Epoch: 13, Batch: 990, Avg. Loss: 20.10377937927842</text:p>
      <text:p text:style-name="Standard">Epoch: 13, Batch: 1000, Avg. Loss: 20.31314033344388</text:p>
      <text:p text:style-name="Standard"><text:soft-page-break/>Epoch: 14, Batch: 10, Avg. Loss: 0.1740536391735077</text:p>
      <text:p text:style-name="Standard">Epoch: 14, Batch: 20, Avg. Loss: 0.35182170420885084</text:p>
      <text:p text:style-name="Standard">Epoch: 14, Batch: 30, Avg. Loss: 0.5241677701473236</text:p>
      <text:p text:style-name="Standard">Epoch: 14, Batch: 40, Avg. Loss: 0.699222844839096</text:p>
      <text:p text:style-name="Standard">Epoch: 14, Batch: 50, Avg. Loss: 0.8612474426627159</text:p>
      <text:p text:style-name="Standard">Epoch: 14, Batch: 60, Avg. Loss: 1.0510502442717553</text:p>
      <text:p text:style-name="Standard">Epoch: 14, Batch: 70, Avg. Loss: 1.2265172883868218</text:p>
      <text:p text:style-name="Standard">Epoch: 14, Batch: 80, Avg. Loss: 1.4026984676718712</text:p>
      <text:p text:style-name="Standard">Epoch: 14, Batch: 90, Avg. Loss: 1.5677863344550134</text:p>
      <text:p text:style-name="Standard">Epoch: 14, Batch: 100, Avg. Loss: 1.749856486916542</text:p>
      <text:p text:style-name="Standard">Epoch: 14, Batch: 110, Avg. Loss: 1.9245256915688516</text:p>
      <text:p text:style-name="Standard">Epoch: 14, Batch: 120, Avg. Loss: 2.105274258553982</text:p>
      <text:p text:style-name="Standard">Epoch: 14, Batch: 130, Avg. Loss: 2.2806365355849265</text:p>
      <text:p text:style-name="Standard">Epoch: 14, Batch: 140, Avg. Loss: 2.4565988436341284</text:p>
      <text:p text:style-name="Standard">Epoch: 14, Batch: 150, Avg. Loss: 2.6331893473863603</text:p>
      <text:p text:style-name="Standard">Epoch: 14, Batch: 160, Avg. Loss: 2.806067410111427</text:p>
      <text:p text:style-name="Standard">Epoch: 14, Batch: 170, Avg. Loss: 3.0023753687739374</text:p>
      <text:p text:style-name="Standard">Epoch: 14, Batch: 180, Avg. Loss: 3.191776789724827</text:p>
      <text:p text:style-name="Standard">Epoch: 14, Batch: 190, Avg. Loss: 3.3639118760824203</text:p>
      <text:p text:style-name="Standard">Epoch: 14, Batch: 200, Avg. Loss: 3.5308991193771364</text:p>
      <text:p text:style-name="Standard">Epoch: 14, Batch: 210, Avg. Loss: 3.7160729810595514</text:p>
      <text:p text:style-name="Standard">Epoch: 14, Batch: 220, Avg. Loss: 3.8856671884655953</text:p>
      <text:p text:style-name="Standard">Epoch: 14, Batch: 230, Avg. Loss: 4.059455110132694</text:p>
      <text:p text:style-name="Standard">Epoch: 14, Batch: 240, Avg. Loss: 4.2278618440032005</text:p>
      <text:p text:style-name="Standard">Epoch: 14, Batch: 250, Avg. Loss: 4.405072486400604</text:p>
      <text:p text:style-name="Standard">Epoch: 14, Batch: 260, Avg. Loss: 4.589843039214611</text:p>
      <text:p text:style-name="Standard">Epoch: 14, Batch: 270, Avg. Loss: 4.770351339876652</text:p>
      <text:p text:style-name="Standard">Epoch: 14, Batch: 280, Avg. Loss: 4.960211256146431</text:p>
      <text:p text:style-name="Standard">Epoch: 14, Batch: 290, Avg. Loss: 5.156020545959473</text:p>
      <text:p text:style-name="Standard">Epoch: 14, Batch: 300, Avg. Loss: 5.350256280601025</text:p>
      <text:p text:style-name="Standard">Epoch: 14, Batch: 310, Avg. Loss: 5.538460107147694</text:p>
      <text:p text:style-name="Standard">Epoch: 14, Batch: 320, Avg. Loss: 5.723445081710816</text:p>
      <text:p text:style-name="Standard">Epoch: 14, Batch: 330, Avg. Loss: 5.89893614500761</text:p>
      <text:p text:style-name="Standard">Epoch: 14, Batch: 340, Avg. Loss: 6.090022641420364</text:p>
      <text:p text:style-name="Standard">Epoch: 14, Batch: 350, Avg. Loss: 6.27809610068798</text:p>
      <text:p text:style-name="Standard">Epoch: 14, Batch: 360, Avg. Loss: 6.483508378267288</text:p>
      <text:p text:style-name="Standard">Epoch: 14, Batch: 370, Avg. Loss: 6.680099222064018</text:p>
      <text:p text:style-name="Standard">Epoch: 14, Batch: 380, Avg. Loss: 6.890606239438057</text:p>
      <text:p text:style-name="Standard">Epoch: 14, Batch: 390, Avg. Loss: 7.097387613356114</text:p>
      <text:p text:style-name="Standard">Epoch: 14, Batch: 400, Avg. Loss: 7.28449472039938</text:p>
      <text:p text:style-name="Standard">Epoch: 14, Batch: 410, Avg. Loss: 7.484449407458305</text:p>
      <text:p text:style-name="Standard">Epoch: 14, Batch: 420, Avg. Loss: 7.674537095427513</text:p>
      <text:p text:style-name="Standard">Epoch: 14, Batch: 430, Avg. Loss: 7.862289507687092</text:p>
      <text:p text:style-name="Standard">Epoch: 14, Batch: 440, Avg. Loss: 8.044360010325908</text:p>
      <text:p text:style-name="Standard">Epoch: 14, Batch: 450, Avg. Loss: 8.235740853846073</text:p>
      <text:p text:style-name="Standard">Epoch: 14, Batch: 460, Avg. Loss: 8.441027224063873</text:p>
      <text:p text:style-name="Standard">Epoch: 14, Batch: 470, Avg. Loss: 8.625933182239532</text:p>
      <text:p text:style-name="Standard">Epoch: 14, Batch: 480, Avg. Loss: 8.815018740296363</text:p>
      <text:p text:style-name="Standard">Epoch: 14, Batch: 490, Avg. Loss: 8.996112889051437</text:p>
      <text:p text:style-name="Standard"><text:soft-page-break/>Epoch: 14, Batch: 500, Avg. Loss: 9.175191769003868</text:p>
      <text:p text:style-name="Standard">Epoch: 14, Batch: 510, Avg. Loss: 9.371233096718788</text:p>
      <text:p text:style-name="Standard">Epoch: 14, Batch: 520, Avg. Loss: 9.552629904448986</text:p>
      <text:p text:style-name="Standard">Epoch: 14, Batch: 530, Avg. Loss: 9.743293622136116</text:p>
      <text:p text:style-name="Standard">Epoch: 14, Batch: 540, Avg. Loss: 9.92281686514616</text:p>
      <text:p text:style-name="Standard">Epoch: 14, Batch: 550, Avg. Loss: 10.114352232217788</text:p>
      <text:p text:style-name="Standard">Epoch: 14, Batch: 560, Avg. Loss: 10.315711197257041</text:p>
      <text:p text:style-name="Standard">Epoch: 14, Batch: 570, Avg. Loss: 10.48897515386343</text:p>
      <text:p text:style-name="Standard">Epoch: 14, Batch: 580, Avg. Loss: 10.675171209871769</text:p>
      <text:p text:style-name="Standard">Epoch: 14, Batch: 590, Avg. Loss: 10.861940243840218</text:p>
      <text:p text:style-name="Standard">Epoch: 14, Batch: 600, Avg. Loss: 11.05214136838913</text:p>
      <text:p text:style-name="Standard">Epoch: 14, Batch: 610, Avg. Loss: 11.261270289123058</text:p>
      <text:p text:style-name="Standard">Epoch: 14, Batch: 620, Avg. Loss: 11.462946309149265</text:p>
      <text:p text:style-name="Standard">Epoch: 14, Batch: 630, Avg. Loss: 11.65958055406809</text:p>
      <text:p text:style-name="Standard">Epoch: 14, Batch: 640, Avg. Loss: 11.855628368258476</text:p>
      <text:p text:style-name="Standard">Epoch: 14, Batch: 650, Avg. Loss: 12.048428165912629</text:p>
      <text:p text:style-name="Standard">Epoch: 14, Batch: 660, Avg. Loss: 12.243616171181202</text:p>
      <text:p text:style-name="Standard">Epoch: 14, Batch: 670, Avg. Loss: 12.429368366301059</text:p>
      <text:p text:style-name="Standard">Epoch: 14, Batch: 680, Avg. Loss: 12.620681010186672</text:p>
      <text:p text:style-name="Standard">Epoch: 14, Batch: 690, Avg. Loss: 12.815869143605232</text:p>
      <text:p text:style-name="Standard">Epoch: 14, Batch: 700, Avg. Loss: 13.00045382231474</text:p>
      <text:p text:style-name="Standard">Epoch: 14, Batch: 710, Avg. Loss: 13.194534818828107</text:p>
      <text:p text:style-name="Standard">Epoch: 14, Batch: 720, Avg. Loss: 13.383260984718799</text:p>
      <text:p text:style-name="Standard">Epoch: 14, Batch: 730, Avg. Loss: 13.57802635729313</text:p>
      <text:p text:style-name="Standard">Epoch: 14, Batch: 740, Avg. Loss: 13.78486581146717</text:p>
      <text:p text:style-name="Standard">Epoch: 14, Batch: 750, Avg. Loss: 13.977301833033561</text:p>
      <text:p text:style-name="Standard">Epoch: 14, Batch: 760, Avg. Loss: 14.172787287831307</text:p>
      <text:p text:style-name="Standard">Epoch: 14, Batch: 770, Avg. Loss: 14.362876227498054</text:p>
      <text:p text:style-name="Standard">Epoch: 14, Batch: 780, Avg. Loss: 14.56279198974371</text:p>
      <text:p text:style-name="Standard">Epoch: 14, Batch: 790, Avg. Loss: 14.759239329397678</text:p>
      <text:p text:style-name="Standard">Epoch: 14, Batch: 800, Avg. Loss: 14.954213874042035</text:p>
      <text:p text:style-name="Standard">Epoch: 14, Batch: 810, Avg. Loss: 15.1449736982584</text:p>
      <text:p text:style-name="Standard">Epoch: 14, Batch: 820, Avg. Loss: 15.345506452023983</text:p>
      <text:p text:style-name="Standard">Epoch: 14, Batch: 830, Avg. Loss: 15.544870586693287</text:p>
      <text:p text:style-name="Standard">Epoch: 14, Batch: 840, Avg. Loss: 15.737328259646892</text:p>
      <text:p text:style-name="Standard">Epoch: 14, Batch: 850, Avg. Loss: 15.928074195981026</text:p>
      <text:p text:style-name="Standard">Epoch: 14, Batch: 860, Avg. Loss: 16.126571647822857</text:p>
      <text:p text:style-name="Standard">Epoch: 14, Batch: 870, Avg. Loss: 16.31470617502928</text:p>
      <text:p text:style-name="Standard">Epoch: 14, Batch: 880, Avg. Loss: 16.510831801593305</text:p>
      <text:p text:style-name="Standard">Epoch: 14, Batch: 890, Avg. Loss: 16.70473302602768</text:p>
      <text:p text:style-name="Standard">Epoch: 14, Batch: 900, Avg. Loss: 16.903849747776984</text:p>
      <text:p text:style-name="Standard">Epoch: 14, Batch: 910, Avg. Loss: 17.09991774260998</text:p>
      <text:p text:style-name="Standard">Epoch: 14, Batch: 920, Avg. Loss: 17.29419979006052</text:p>
      <text:p text:style-name="Standard">Epoch: 14, Batch: 930, Avg. Loss: 17.50137016326189</text:p>
      <text:p text:style-name="Standard">Epoch: 14, Batch: 940, Avg. Loss: 17.702742221951485</text:p>
      <text:p text:style-name="Standard">Epoch: 14, Batch: 950, Avg. Loss: 17.90842359960079</text:p>
      <text:p text:style-name="Standard">Epoch: 14, Batch: 960, Avg. Loss: 18.115393507480622</text:p>
      <text:p text:style-name="Standard">Epoch: 14, Batch: 970, Avg. Loss: 18.320118078589438</text:p>
      <text:p text:style-name="Standard">Epoch: 14, Batch: 980, Avg. Loss: 18.50696253627539</text:p>
      <text:p text:style-name="Standard"><text:soft-page-break/>Epoch: 14, Batch: 990, Avg. Loss: 18.714851842820643</text:p>
      <text:p text:style-name="Standard">Epoch: 14, Batch: 1000, Avg. Loss: 18.90892403125763</text:p>
      <text:p text:style-name="Standard">Epoch: 15, Batch: 10, Avg. Loss: 0.17177193164825438</text:p>
      <text:p text:style-name="Standard">Epoch: 15, Batch: 20, Avg. Loss: 0.3365430861711502</text:p>
      <text:p text:style-name="Standard">Epoch: 15, Batch: 30, Avg. Loss: 0.4805481478571892</text:p>
      <text:p text:style-name="Standard">Epoch: 15, Batch: 40, Avg. Loss: 0.6337448626756668</text:p>
      <text:p text:style-name="Standard">Epoch: 15, Batch: 50, Avg. Loss: 0.7952634423971177</text:p>
      <text:p text:style-name="Standard">Epoch: 15, Batch: 60, Avg. Loss: 0.9645649254322052</text:p>
      <text:p text:style-name="Standard">Epoch: 15, Batch: 70, Avg. Loss: 1.1231448486447335</text:p>
      <text:p text:style-name="Standard">Epoch: 15, Batch: 80, Avg. Loss: 1.2799734890460968</text:p>
      <text:p text:style-name="Standard">Epoch: 15, Batch: 90, Avg. Loss: 1.453349906951189</text:p>
      <text:p text:style-name="Standard">Epoch: 15, Batch: 100, Avg. Loss: 1.6207071773707866</text:p>
      <text:p text:style-name="Standard">Epoch: 15, Batch: 110, Avg. Loss: 1.7895834855735302</text:p>
      <text:p text:style-name="Standard">Epoch: 15, Batch: 120, Avg. Loss: 1.9571223445236683</text:p>
      <text:p text:style-name="Standard">Epoch: 15, Batch: 130, Avg. Loss: 2.1214250557124616</text:p>
      <text:p text:style-name="Standard">Epoch: 15, Batch: 140, Avg. Loss: 2.280285530537367</text:p>
      <text:p text:style-name="Standard">Epoch: 15, Batch: 150, Avg. Loss: 2.4506415002048016</text:p>
      <text:p text:style-name="Standard">Epoch: 15, Batch: 160, Avg. Loss: 2.6228187300264834</text:p>
      <text:p text:style-name="Standard">Epoch: 15, Batch: 170, Avg. Loss: 2.8012499205768107</text:p>
      <text:p text:style-name="Standard">Epoch: 15, Batch: 180, Avg. Loss: 2.9936833210289477</text:p>
      <text:p text:style-name="Standard">Epoch: 15, Batch: 190, Avg. Loss: 3.1794461525976656</text:p>
      <text:p text:style-name="Standard">Epoch: 15, Batch: 200, Avg. Loss: 3.3625715248286725</text:p>
      <text:p text:style-name="Standard">Epoch: 15, Batch: 210, Avg. Loss: 3.5492207653820516</text:p>
      <text:p text:style-name="Standard">Epoch: 15, Batch: 220, Avg. Loss: 3.7237971417605875</text:p>
      <text:p text:style-name="Standard">Epoch: 15, Batch: 230, Avg. Loss: 3.8886821024119853</text:p>
      <text:p text:style-name="Standard">Epoch: 15, Batch: 240, Avg. Loss: 4.054236149042845</text:p>
      <text:p text:style-name="Standard">Epoch: 15, Batch: 250, Avg. Loss: 4.2373866192996505</text:p>
      <text:p text:style-name="Standard">Epoch: 15, Batch: 260, Avg. Loss: 4.415401039272547</text:p>
      <text:p text:style-name="Standard">Epoch: 15, Batch: 270, Avg. Loss: 4.593537270277738</text:p>
      <text:p text:style-name="Standard">Epoch: 15, Batch: 280, Avg. Loss: 4.771113736182452</text:p>
      <text:p text:style-name="Standard">Epoch: 15, Batch: 290, Avg. Loss: 4.943001037091017</text:p>
      <text:p text:style-name="Standard">Epoch: 15, Batch: 300, Avg. Loss: 5.11999611929059</text:p>
      <text:p text:style-name="Standard">Epoch: 15, Batch: 310, Avg. Loss: 5.307370453327894</text:p>
      <text:p text:style-name="Standard">Epoch: 15, Batch: 320, Avg. Loss: 5.471633372455836</text:p>
      <text:p text:style-name="Standard">Epoch: 15, Batch: 330, Avg. Loss: 5.641544181853533</text:p>
      <text:p text:style-name="Standard">Epoch: 15, Batch: 340, Avg. Loss: 5.807349962741137</text:p>
      <text:p text:style-name="Standard">Epoch: 15, Batch: 350, Avg. Loss: 5.979200970381498</text:p>
      <text:p text:style-name="Standard">Epoch: 15, Batch: 360, Avg. Loss: 6.152593844383955</text:p>
      <text:p text:style-name="Standard">Epoch: 15, Batch: 370, Avg. Loss: 6.328739152103663</text:p>
      <text:p text:style-name="Standard">Epoch: 15, Batch: 380, Avg. Loss: 6.498687053471803</text:p>
      <text:p text:style-name="Standard">Epoch: 15, Batch: 390, Avg. Loss: 6.662256390601397</text:p>
      <text:p text:style-name="Standard">Epoch: 15, Batch: 400, Avg. Loss: 6.8421608783304695</text:p>
      <text:p text:style-name="Standard">Epoch: 15, Batch: 410, Avg. Loss: 7.0017472065985205</text:p>
      <text:p text:style-name="Standard">Epoch: 15, Batch: 420, Avg. Loss: 7.174889103323221</text:p>
      <text:p text:style-name="Standard">Epoch: 15, Batch: 430, Avg. Loss: 7.342111042886972</text:p>
      <text:p text:style-name="Standard">Epoch: 15, Batch: 440, Avg. Loss: 7.501137932389975</text:p>
      <text:p text:style-name="Standard">Epoch: 15, Batch: 450, Avg. Loss: 7.695520546287298</text:p>
      <text:p text:style-name="Standard">Epoch: 15, Batch: 460, Avg. Loss: 7.891700138896704</text:p>
      <text:p text:style-name="Standard">Epoch: 15, Batch: 470, Avg. Loss: 8.071727775782346</text:p>
      <text:p text:style-name="Standard"><text:soft-page-break/>Epoch: 15, Batch: 480, Avg. Loss: 8.246083552390337</text:p>
      <text:p text:style-name="Standard">Epoch: 15, Batch: 490, Avg. Loss: 8.41186740770936</text:p>
      <text:p text:style-name="Standard">Epoch: 15, Batch: 500, Avg. Loss: 8.604516527801753</text:p>
      <text:p text:style-name="Standard">Epoch: 15, Batch: 510, Avg. Loss: 8.776116351038217</text:p>
      <text:p text:style-name="Standard">Epoch: 15, Batch: 520, Avg. Loss: 8.955802088230849</text:p>
      <text:p text:style-name="Standard">Epoch: 15, Batch: 530, Avg. Loss: 9.147397185117006</text:p>
      <text:p text:style-name="Standard">Epoch: 15, Batch: 540, Avg. Loss: 9.32839804366231</text:p>
      <text:p text:style-name="Standard">Epoch: 15, Batch: 550, Avg. Loss: 9.509718786925077</text:p>
      <text:p text:style-name="Standard">Epoch: 15, Batch: 560, Avg. Loss: 9.682828619331122</text:p>
      <text:p text:style-name="Standard">Epoch: 15, Batch: 570, Avg. Loss: 9.88260033801198</text:p>
      <text:p text:style-name="Standard">Epoch: 15, Batch: 580, Avg. Loss: 10.085069521516562</text:p>
      <text:p text:style-name="Standard">Epoch: 15, Batch: 590, Avg. Loss: 10.298479970544577</text:p>
      <text:p text:style-name="Standard">Epoch: 15, Batch: 600, Avg. Loss: 10.482841678708791</text:p>
      <text:p text:style-name="Standard">Epoch: 15, Batch: 610, Avg. Loss: 10.694354798644781</text:p>
      <text:p text:style-name="Standard">Epoch: 15, Batch: 620, Avg. Loss: 10.884093556553125</text:p>
      <text:p text:style-name="Standard">Epoch: 15, Batch: 630, Avg. Loss: 11.072597985714674</text:p>
      <text:p text:style-name="Standard">Epoch: 15, Batch: 640, Avg. Loss: 11.251769552379846</text:p>
      <text:p text:style-name="Standard">Epoch: 15, Batch: 650, Avg. Loss: 11.437826288491488</text:p>
      <text:p text:style-name="Standard">Epoch: 15, Batch: 660, Avg. Loss: 11.629173918813468</text:p>
      <text:p text:style-name="Standard">Epoch: 15, Batch: 670, Avg. Loss: 11.809351604431868</text:p>
      <text:p text:style-name="Standard">Epoch: 15, Batch: 680, Avg. Loss: 11.981380718201398</text:p>
      <text:p text:style-name="Standard">Epoch: 15, Batch: 690, Avg. Loss: 12.155967929214238</text:p>
      <text:p text:style-name="Standard">Epoch: 15, Batch: 700, Avg. Loss: 12.350143601745367</text:p>
      <text:p text:style-name="Standard">Epoch: 15, Batch: 710, Avg. Loss: 12.547248359769583</text:p>
      <text:p text:style-name="Standard">Epoch: 15, Batch: 720, Avg. Loss: 12.723345120996237</text:p>
      <text:p text:style-name="Standard">Epoch: 15, Batch: 730, Avg. Loss: 12.921593094617128</text:p>
      <text:p text:style-name="Standard">Epoch: 15, Batch: 740, Avg. Loss: 13.108474294096231</text:p>
      <text:p text:style-name="Standard">Epoch: 15, Batch: 750, Avg. Loss: 13.291042595356704</text:p>
      <text:p text:style-name="Standard">Epoch: 15, Batch: 760, Avg. Loss: 13.480006594210863</text:p>
      <text:p text:style-name="Standard">Epoch: 15, Batch: 770, Avg. Loss: 13.66850974932313</text:p>
      <text:p text:style-name="Standard">Epoch: 15, Batch: 780, Avg. Loss: 13.861847775429487</text:p>
      <text:p text:style-name="Standard">Epoch: 15, Batch: 790, Avg. Loss: 14.049229734390973</text:p>
      <text:p text:style-name="Standard">Epoch: 15, Batch: 800, Avg. Loss: 14.219940730184316</text:p>
      <text:p text:style-name="Standard">Epoch: 15, Batch: 810, Avg. Loss: 14.386748365312815</text:p>
      <text:p text:style-name="Standard">Epoch: 15, Batch: 820, Avg. Loss: 14.571381815522908</text:p>
      <text:p text:style-name="Standard">Epoch: 15, Batch: 830, Avg. Loss: 14.735614306479693</text:p>
      <text:p text:style-name="Standard">Epoch: 15, Batch: 840, Avg. Loss: 14.91206310465932</text:p>
      <text:p text:style-name="Standard">Epoch: 15, Batch: 850, Avg. Loss: 15.092069197446108</text:p>
      <text:p text:style-name="Standard">Epoch: 15, Batch: 860, Avg. Loss: 15.273094190657138</text:p>
      <text:p text:style-name="Standard">Epoch: 15, Batch: 870, Avg. Loss: 15.470600043237209</text:p>
      <text:p text:style-name="Standard">Epoch: 15, Batch: 880, Avg. Loss: 15.664300961792469</text:p>
      <text:p text:style-name="Standard">Epoch: 15, Batch: 890, Avg. Loss: 15.852420702576637</text:p>
      <text:p text:style-name="Standard">Epoch: 15, Batch: 900, Avg. Loss: 16.02617640644312</text:p>
      <text:p text:style-name="Standard">Epoch: 15, Batch: 910, Avg. Loss: 16.198591049015523</text:p>
      <text:p text:style-name="Standard">Epoch: 15, Batch: 920, Avg. Loss: 16.378537629544734</text:p>
      <text:p text:style-name="Standard">Epoch: 15, Batch: 930, Avg. Loss: 16.555438619852065</text:p>
      <text:p text:style-name="Standard">Epoch: 15, Batch: 940, Avg. Loss: 16.731922622025014</text:p>
      <text:p text:style-name="Standard">Epoch: 15, Batch: 950, Avg. Loss: 16.91239340752363</text:p>
      <text:p text:style-name="Standard">Epoch: 15, Batch: 960, Avg. Loss: 17.08828043192625</text:p>
      <text:p text:style-name="Standard"><text:soft-page-break/>Epoch: 15, Batch: 970, Avg. Loss: 17.277778121829034</text:p>
      <text:p text:style-name="Standard">Epoch: 15, Batch: 980, Avg. Loss: 17.470990686118604</text:p>
      <text:p text:style-name="Standard">Epoch: 15, Batch: 990, Avg. Loss: 17.644724352657796</text:p>
      <text:p text:style-name="Standard">Epoch: 15, Batch: 1000, Avg. Loss: 17.819784925878047</text:p>
      <text:p text:style-name="Standard">Epoch: 16, Batch: 10, Avg. Loss: 0.15951861590147018</text:p>
      <text:p text:style-name="Standard">Epoch: 16, Batch: 20, Avg. Loss: 0.3065474100410938</text:p>
      <text:p text:style-name="Standard">Epoch: 16, Batch: 30, Avg. Loss: 0.45581557005643847</text:p>
      <text:p text:style-name="Standard">Epoch: 16, Batch: 40, Avg. Loss: 0.6050034105777741</text:p>
      <text:p text:style-name="Standard">Epoch: 16, Batch: 50, Avg. Loss: 0.7500708051025867</text:p>
      <text:p text:style-name="Standard">Epoch: 16, Batch: 60, Avg. Loss: 0.9104869671165943</text:p>
      <text:p text:style-name="Standard">Epoch: 16, Batch: 70, Avg. Loss: 1.0693783909082413</text:p>
      <text:p text:style-name="Standard">Epoch: 16, Batch: 80, Avg. Loss: 1.2332025848329067</text:p>
      <text:p text:style-name="Standard">Epoch: 16, Batch: 90, Avg. Loss: 1.3932479634881019</text:p>
      <text:p text:style-name="Standard">Epoch: 16, Batch: 100, Avg. Loss: 1.553647056221962</text:p>
      <text:p text:style-name="Standard">Epoch: 16, Batch: 110, Avg. Loss: 1.7162395790219307</text:p>
      <text:p text:style-name="Standard">Epoch: 16, Batch: 120, Avg. Loss: 1.885701048374176</text:p>
      <text:p text:style-name="Standard">Epoch: 16, Batch: 130, Avg. Loss: 2.054445485770702</text:p>
      <text:p text:style-name="Standard">Epoch: 16, Batch: 140, Avg. Loss: 2.2172891423106194</text:p>
      <text:p text:style-name="Standard">Epoch: 16, Batch: 150, Avg. Loss: 2.378784690797329</text:p>
      <text:p text:style-name="Standard">Epoch: 16, Batch: 160, Avg. Loss: 2.5289871521294116</text:p>
      <text:p text:style-name="Standard">Epoch: 16, Batch: 170, Avg. Loss: 2.6950722128152846</text:p>
      <text:p text:style-name="Standard">Epoch: 16, Batch: 180, Avg. Loss: 2.850754989683628</text:p>
      <text:p text:style-name="Standard">Epoch: 16, Batch: 190, Avg. Loss: 3.005961475521326</text:p>
      <text:p text:style-name="Standard">Epoch: 16, Batch: 200, Avg. Loss: 3.188767420500517</text:p>
      <text:p text:style-name="Standard">Epoch: 16, Batch: 210, Avg. Loss: 3.352918589860201</text:p>
      <text:p text:style-name="Standard">Epoch: 16, Batch: 220, Avg. Loss: 3.525600079447031</text:p>
      <text:p text:style-name="Standard">Epoch: 16, Batch: 230, Avg. Loss: 3.7123037822544576</text:p>
      <text:p text:style-name="Standard">Epoch: 16, Batch: 240, Avg. Loss: 3.8831563256680965</text:p>
      <text:p text:style-name="Standard">Epoch: 16, Batch: 250, Avg. Loss: 4.035775435715914</text:p>
      <text:p text:style-name="Standard">Epoch: 16, Batch: 260, Avg. Loss: 4.201027236878872</text:p>
      <text:p text:style-name="Standard">Epoch: 16, Batch: 270, Avg. Loss: 4.361991761624813</text:p>
      <text:p text:style-name="Standard">Epoch: 16, Batch: 280, Avg. Loss: 4.525487691164017</text:p>
      <text:p text:style-name="Standard">Epoch: 16, Batch: 290, Avg. Loss: 4.698925805091858</text:p>
      <text:p text:style-name="Standard">Epoch: 16, Batch: 300, Avg. Loss: 4.867186829447746</text:p>
      <text:p text:style-name="Standard">Epoch: 16, Batch: 310, Avg. Loss: 5.030656231939792</text:p>
      <text:p text:style-name="Standard">Epoch: 16, Batch: 320, Avg. Loss: 5.195908422768116</text:p>
      <text:p text:style-name="Standard">Epoch: 16, Batch: 330, Avg. Loss: 5.380270165205002</text:p>
      <text:p text:style-name="Standard">Epoch: 16, Batch: 340, Avg. Loss: 5.546731780469417</text:p>
      <text:p text:style-name="Standard">Epoch: 16, Batch: 350, Avg. Loss: 5.730185873806477</text:p>
      <text:p text:style-name="Standard">Epoch: 16, Batch: 360, Avg. Loss: 5.910088230669499</text:p>
      <text:p text:style-name="Standard">Epoch: 16, Batch: 370, Avg. Loss: 6.081380334496498</text:p>
      <text:p text:style-name="Standard">Epoch: 16, Batch: 380, Avg. Loss: 6.240677016228437</text:p>
      <text:p text:style-name="Standard">Epoch: 16, Batch: 390, Avg. Loss: 6.405886639654637</text:p>
      <text:p text:style-name="Standard">Epoch: 16, Batch: 400, Avg. Loss: 6.564666762948036</text:p>
      <text:p text:style-name="Standard">Epoch: 16, Batch: 410, Avg. Loss: 6.73045489192009</text:p>
      <text:p text:style-name="Standard">Epoch: 16, Batch: 420, Avg. Loss: 6.886435313522815</text:p>
      <text:p text:style-name="Standard">Epoch: 16, Batch: 430, Avg. Loss: 7.062583675980568</text:p>
      <text:p text:style-name="Standard">Epoch: 16, Batch: 440, Avg. Loss: 7.226868738234043</text:p>
      <text:p text:style-name="Standard">Epoch: 16, Batch: 450, Avg. Loss: 7.38958178833127</text:p>
      <text:p text:style-name="Standard"><text:soft-page-break/>Epoch: 16, Batch: 460, Avg. Loss: 7.548590996861458</text:p>
      <text:p text:style-name="Standard">Epoch: 16, Batch: 470, Avg. Loss: 7.713443616032601</text:p>
      <text:p text:style-name="Standard">Epoch: 16, Batch: 480, Avg. Loss: 7.890022607147694</text:p>
      <text:p text:style-name="Standard">Epoch: 16, Batch: 490, Avg. Loss: 8.044536077976227</text:p>
      <text:p text:style-name="Standard">Epoch: 16, Batch: 500, Avg. Loss: 8.21114948093891</text:p>
      <text:p text:style-name="Standard">Epoch: 16, Batch: 510, Avg. Loss: 8.394268657267094</text:p>
      <text:p text:style-name="Standard">Epoch: 16, Batch: 520, Avg. Loss: 8.563822330534459</text:p>
      <text:p text:style-name="Standard">Epoch: 16, Batch: 530, Avg. Loss: 8.719216848164796</text:p>
      <text:p text:style-name="Standard">Epoch: 16, Batch: 540, Avg. Loss: 8.8919034935534</text:p>
      <text:p text:style-name="Standard">Epoch: 16, Batch: 550, Avg. Loss: 9.08299865052104</text:p>
      <text:p text:style-name="Standard">Epoch: 16, Batch: 560, Avg. Loss: 9.273276145011186</text:p>
      <text:p text:style-name="Standard">Epoch: 16, Batch: 570, Avg. Loss: 9.456121060997248</text:p>
      <text:p text:style-name="Standard">Epoch: 16, Batch: 580, Avg. Loss: 9.636361936479807</text:p>
      <text:p text:style-name="Standard">Epoch: 16, Batch: 590, Avg. Loss: 9.800956884771585</text:p>
      <text:p text:style-name="Standard">Epoch: 16, Batch: 600, Avg. Loss: 9.965465741604566</text:p>
      <text:p text:style-name="Standard">Epoch: 16, Batch: 610, Avg. Loss: 10.13375141620636</text:p>
      <text:p text:style-name="Standard">Epoch: 16, Batch: 620, Avg. Loss: 10.29792727380991</text:p>
      <text:p text:style-name="Standard">Epoch: 16, Batch: 630, Avg. Loss: 10.46019189953804</text:p>
      <text:p text:style-name="Standard">Epoch: 16, Batch: 640, Avg. Loss: 10.646437127888202</text:p>
      <text:p text:style-name="Standard">Epoch: 16, Batch: 650, Avg. Loss: 10.810372190177441</text:p>
      <text:p text:style-name="Standard">Epoch: 16, Batch: 660, Avg. Loss: 10.979105800390244</text:p>
      <text:p text:style-name="Standard">Epoch: 16, Batch: 670, Avg. Loss: 11.165367886424065</text:p>
      <text:p text:style-name="Standard">Epoch: 16, Batch: 680, Avg. Loss: 11.335337467491627</text:p>
      <text:p text:style-name="Standard">Epoch: 16, Batch: 690, Avg. Loss: 11.518389919400216</text:p>
      <text:p text:style-name="Standard">Epoch: 16, Batch: 700, Avg. Loss: 11.690275992453099</text:p>
      <text:p text:style-name="Standard">Epoch: 16, Batch: 710, Avg. Loss: 11.87815813422203</text:p>
      <text:p text:style-name="Standard">Epoch: 16, Batch: 720, Avg. Loss: 12.060144168138503</text:p>
      <text:p text:style-name="Standard">Epoch: 16, Batch: 730, Avg. Loss: 12.251457001268864</text:p>
      <text:p text:style-name="Standard">Epoch: 16, Batch: 740, Avg. Loss: 12.445654775202275</text:p>
      <text:p text:style-name="Standard">Epoch: 16, Batch: 750, Avg. Loss: 12.645445980131626</text:p>
      <text:p text:style-name="Standard">Epoch: 16, Batch: 760, Avg. Loss: 12.82464853823185</text:p>
      <text:p text:style-name="Standard">Epoch: 16, Batch: 770, Avg. Loss: 13.012498098611832</text:p>
      <text:p text:style-name="Standard">Epoch: 16, Batch: 780, Avg. Loss: 13.191372296214103</text:p>
      <text:p text:style-name="Standard">Epoch: 16, Batch: 790, Avg. Loss: 13.372429275512696</text:p>
      <text:p text:style-name="Standard">Epoch: 16, Batch: 800, Avg. Loss: 13.535886581242085</text:p>
      <text:p text:style-name="Standard">Epoch: 16, Batch: 810, Avg. Loss: 13.712073382735252</text:p>
      <text:p text:style-name="Standard">Epoch: 16, Batch: 820, Avg. Loss: 13.887253953516483</text:p>
      <text:p text:style-name="Standard">Epoch: 16, Batch: 830, Avg. Loss: 14.052237951755524</text:p>
      <text:p text:style-name="Standard">Epoch: 16, Batch: 840, Avg. Loss: 14.216537928581237</text:p>
      <text:p text:style-name="Standard">Epoch: 16, Batch: 850, Avg. Loss: 14.377704325318337</text:p>
      <text:p text:style-name="Standard">Epoch: 16, Batch: 860, Avg. Loss: 14.533024211227893</text:p>
      <text:p text:style-name="Standard">Epoch: 16, Batch: 870, Avg. Loss: 14.692280156165362</text:p>
      <text:p text:style-name="Standard">Epoch: 16, Batch: 880, Avg. Loss: 14.866537971049548</text:p>
      <text:p text:style-name="Standard">Epoch: 16, Batch: 890, Avg. Loss: 15.046990159898996</text:p>
      <text:p text:style-name="Standard">Epoch: 16, Batch: 900, Avg. Loss: 15.219109242409468</text:p>
      <text:p text:style-name="Standard">Epoch: 16, Batch: 910, Avg. Loss: 15.384386925399303</text:p>
      <text:p text:style-name="Standard">Epoch: 16, Batch: 920, Avg. Loss: 15.563310162723065</text:p>
      <text:p text:style-name="Standard">Epoch: 16, Batch: 930, Avg. Loss: 15.7548483222723</text:p>
      <text:p text:style-name="Standard">Epoch: 16, Batch: 940, Avg. Loss: 15.92525596767664</text:p>
      <text:p text:style-name="Standard"><text:soft-page-break/>Epoch: 16, Batch: 950, Avg. Loss: 16.094098371267318</text:p>
      <text:p text:style-name="Standard">Epoch: 16, Batch: 960, Avg. Loss: 16.270221246778966</text:p>
      <text:p text:style-name="Standard">Epoch: 16, Batch: 970, Avg. Loss: 16.44816467911005</text:p>
      <text:p text:style-name="Standard">Epoch: 16, Batch: 980, Avg. Loss: 16.61766285151243</text:p>
      <text:p text:style-name="Standard">Epoch: 16, Batch: 990, Avg. Loss: 16.804056879878043</text:p>
      <text:p text:style-name="Standard">Epoch: 16, Batch: 1000, Avg. Loss: 16.986955296993255</text:p>
      <text:p text:style-name="Standard">Epoch: 17, Batch: 10, Avg. Loss: 0.1426477238535881</text:p>
      <text:p text:style-name="Standard">Epoch: 17, Batch: 20, Avg. Loss: 0.298754109442234</text:p>
      <text:p text:style-name="Standard">Epoch: 17, Batch: 30, Avg. Loss: 0.4540067546069622</text:p>
      <text:p text:style-name="Standard">Epoch: 17, Batch: 40, Avg. Loss: 0.619466183334589</text:p>
      <text:p text:style-name="Standard">Epoch: 17, Batch: 50, Avg. Loss: 0.7770447507500648</text:p>
      <text:p text:style-name="Standard">Epoch: 17, Batch: 60, Avg. Loss: 0.9206698440015316</text:p>
      <text:p text:style-name="Standard">Epoch: 17, Batch: 70, Avg. Loss: 1.0807489983737468</text:p>
      <text:p text:style-name="Standard">Epoch: 17, Batch: 80, Avg. Loss: 1.2442538611590863</text:p>
      <text:p text:style-name="Standard">Epoch: 17, Batch: 90, Avg. Loss: 1.4000550948083401</text:p>
      <text:p text:style-name="Standard">Epoch: 17, Batch: 100, Avg. Loss: 1.5540363915264606</text:p>
      <text:p text:style-name="Standard">Epoch: 17, Batch: 110, Avg. Loss: 1.6994239591062068</text:p>
      <text:p text:style-name="Standard">Epoch: 17, Batch: 120, Avg. Loss: 1.834836919605732</text:p>
      <text:p text:style-name="Standard">Epoch: 17, Batch: 130, Avg. Loss: 1.9787971094250678</text:p>
      <text:p text:style-name="Standard">Epoch: 17, Batch: 140, Avg. Loss: 2.124314746260643</text:p>
      <text:p text:style-name="Standard">Epoch: 17, Batch: 150, Avg. Loss: 2.2624270632863044</text:p>
      <text:p text:style-name="Standard">Epoch: 17, Batch: 160, Avg. Loss: 2.4228069722652434</text:p>
      <text:p text:style-name="Standard">Epoch: 17, Batch: 170, Avg. Loss: 2.5727483347058295</text:p>
      <text:p text:style-name="Standard">Epoch: 17, Batch: 180, Avg. Loss: 2.718184993416071</text:p>
      <text:p text:style-name="Standard">Epoch: 17, Batch: 190, Avg. Loss: 2.8740961484611036</text:p>
      <text:p text:style-name="Standard">Epoch: 17, Batch: 200, Avg. Loss: 3.016259376704693</text:p>
      <text:p text:style-name="Standard">Epoch: 17, Batch: 210, Avg. Loss: 3.1708499804139136</text:p>
      <text:p text:style-name="Standard">Epoch: 17, Batch: 220, Avg. Loss: 3.3207109704613686</text:p>
      <text:p text:style-name="Standard">Epoch: 17, Batch: 230, Avg. Loss: 3.4654043138027193</text:p>
      <text:p text:style-name="Standard">Epoch: 17, Batch: 240, Avg. Loss: 3.613067873567343</text:p>
      <text:p text:style-name="Standard">Epoch: 17, Batch: 250, Avg. Loss: 3.769401340186596</text:p>
      <text:p text:style-name="Standard">Epoch: 17, Batch: 260, Avg. Loss: 3.920504093170166</text:p>
      <text:p text:style-name="Standard">Epoch: 17, Batch: 270, Avg. Loss: 4.080367742478847</text:p>
      <text:p text:style-name="Standard">Epoch: 17, Batch: 280, Avg. Loss: 4.224395070970059</text:p>
      <text:p text:style-name="Standard">Epoch: 17, Batch: 290, Avg. Loss: 4.375225132703781</text:p>
      <text:p text:style-name="Standard">Epoch: 17, Batch: 300, Avg. Loss: 4.5303770929574965</text:p>
      <text:p text:style-name="Standard">Epoch: 17, Batch: 310, Avg. Loss: 4.682427864521742</text:p>
      <text:p text:style-name="Standard">Epoch: 17, Batch: 320, Avg. Loss: 4.83423073515296</text:p>
      <text:p text:style-name="Standard">Epoch: 17, Batch: 330, Avg. Loss: 4.9880397446453575</text:p>
      <text:p text:style-name="Standard">Epoch: 17, Batch: 340, Avg. Loss: 5.1441485889256</text:p>
      <text:p text:style-name="Standard">Epoch: 17, Batch: 350, Avg. Loss: 5.287627819180488</text:p>
      <text:p text:style-name="Standard">Epoch: 17, Batch: 360, Avg. Loss: 5.4426743879914286</text:p>
      <text:p text:style-name="Standard">Epoch: 17, Batch: 370, Avg. Loss: 5.591742792725563</text:p>
      <text:p text:style-name="Standard">Epoch: 17, Batch: 380, Avg. Loss: 5.748885622620582</text:p>
      <text:p text:style-name="Standard">Epoch: 17, Batch: 390, Avg. Loss: 5.911432649195194</text:p>
      <text:p text:style-name="Standard">Epoch: 17, Batch: 400, Avg. Loss: 6.072910806536674</text:p>
      <text:p text:style-name="Standard">Epoch: 17, Batch: 410, Avg. Loss: 6.212081634253264</text:p>
      <text:p text:style-name="Standard">Epoch: 17, Batch: 420, Avg. Loss: 6.369243077933788</text:p>
      <text:p text:style-name="Standard">Epoch: 17, Batch: 430, Avg. Loss: 6.527966949343681</text:p>
      <text:p text:style-name="Standard"><text:soft-page-break/>Epoch: 17, Batch: 440, Avg. Loss: 6.673171441257</text:p>
      <text:p text:style-name="Standard">Epoch: 17, Batch: 450, Avg. Loss: 6.8296949855983256</text:p>
      <text:p text:style-name="Standard">Epoch: 17, Batch: 460, Avg. Loss: 6.993357292562723</text:p>
      <text:p text:style-name="Standard">Epoch: 17, Batch: 470, Avg. Loss: 7.146666470170021</text:p>
      <text:p text:style-name="Standard">Epoch: 17, Batch: 480, Avg. Loss: 7.30578665137291</text:p>
      <text:p text:style-name="Standard">Epoch: 17, Batch: 490, Avg. Loss: 7.454302336275577</text:p>
      <text:p text:style-name="Standard">Epoch: 17, Batch: 500, Avg. Loss: 7.603556893765926</text:p>
      <text:p text:style-name="Standard">Epoch: 17, Batch: 510, Avg. Loss: 7.752594229578972</text:p>
      <text:p text:style-name="Standard">Epoch: 17, Batch: 520, Avg. Loss: 7.896233840286731</text:p>
      <text:p text:style-name="Standard">Epoch: 17, Batch: 530, Avg. Loss: 8.040740825980901</text:p>
      <text:p text:style-name="Standard">Epoch: 17, Batch: 540, Avg. Loss: 8.197112715244293</text:p>
      <text:p text:style-name="Standard">Epoch: 17, Batch: 550, Avg. Loss: 8.346988857537507</text:p>
      <text:p text:style-name="Standard">Epoch: 17, Batch: 560, Avg. Loss: 8.51146628037095</text:p>
      <text:p text:style-name="Standard">Epoch: 17, Batch: 570, Avg. Loss: 8.666810625046491</text:p>
      <text:p text:style-name="Standard">Epoch: 17, Batch: 580, Avg. Loss: 8.822454231232404</text:p>
      <text:p text:style-name="Standard">Epoch: 17, Batch: 590, Avg. Loss: 8.979054648429155</text:p>
      <text:p text:style-name="Standard">Epoch: 17, Batch: 600, Avg. Loss: 9.139975071698426</text:p>
      <text:p text:style-name="Standard">Epoch: 17, Batch: 610, Avg. Loss: 9.29871000573039</text:p>
      <text:p text:style-name="Standard">Epoch: 17, Batch: 620, Avg. Loss: 9.464885868877172</text:p>
      <text:p text:style-name="Standard">Epoch: 17, Batch: 630, Avg. Loss: 9.623660930246114</text:p>
      <text:p text:style-name="Standard">Epoch: 17, Batch: 640, Avg. Loss: 9.7872502528131</text:p>
      <text:p text:style-name="Standard">Epoch: 17, Batch: 650, Avg. Loss: 9.953776357322932</text:p>
      <text:p text:style-name="Standard">Epoch: 17, Batch: 660, Avg. Loss: 10.128534185141325</text:p>
      <text:p text:style-name="Standard">Epoch: 17, Batch: 670, Avg. Loss: 10.28456721380353</text:p>
      <text:p text:style-name="Standard">Epoch: 17, Batch: 680, Avg. Loss: 10.427908685803413</text:p>
      <text:p text:style-name="Standard">Epoch: 17, Batch: 690, Avg. Loss: 10.589282071590423</text:p>
      <text:p text:style-name="Standard">Epoch: 17, Batch: 700, Avg. Loss: 10.747152328491211</text:p>
      <text:p text:style-name="Standard">Epoch: 17, Batch: 710, Avg. Loss: 10.895502865314484</text:p>
      <text:p text:style-name="Standard">Epoch: 17, Batch: 720, Avg. Loss: 11.047652348876</text:p>
      <text:p text:style-name="Standard">Epoch: 17, Batch: 730, Avg. Loss: 11.200551430881024</text:p>
      <text:p text:style-name="Standard">Epoch: 17, Batch: 740, Avg. Loss: 11.352583231031895</text:p>
      <text:p text:style-name="Standard">Epoch: 17, Batch: 750, Avg. Loss: 11.50535025447607</text:p>
      <text:p text:style-name="Standard">Epoch: 17, Batch: 760, Avg. Loss: 11.665788008272648</text:p>
      <text:p text:style-name="Standard">Epoch: 17, Batch: 770, Avg. Loss: 11.82900788038969</text:p>
      <text:p text:style-name="Standard">Epoch: 17, Batch: 780, Avg. Loss: 11.992443647235632</text:p>
      <text:p text:style-name="Standard">Epoch: 17, Batch: 790, Avg. Loss: 12.154229103773833</text:p>
      <text:p text:style-name="Standard">Epoch: 17, Batch: 800, Avg. Loss: 12.32596716657281</text:p>
      <text:p text:style-name="Standard">Epoch: 17, Batch: 810, Avg. Loss: 12.49538832977414</text:p>
      <text:p text:style-name="Standard">Epoch: 17, Batch: 820, Avg. Loss: 12.657460448890925</text:p>
      <text:p text:style-name="Standard">Epoch: 17, Batch: 830, Avg. Loss: 12.820172642916441</text:p>
      <text:p text:style-name="Standard">Epoch: 17, Batch: 840, Avg. Loss: 12.984554497152567</text:p>
      <text:p text:style-name="Standard">Epoch: 17, Batch: 850, Avg. Loss: 13.14675035700202</text:p>
      <text:p text:style-name="Standard">Epoch: 17, Batch: 860, Avg. Loss: 13.315284202247858</text:p>
      <text:p text:style-name="Standard">Epoch: 17, Batch: 870, Avg. Loss: 13.472067718952895</text:p>
      <text:p text:style-name="Standard">Epoch: 17, Batch: 880, Avg. Loss: 13.638054773956537</text:p>
      <text:p text:style-name="Standard">Epoch: 17, Batch: 890, Avg. Loss: 13.822243013232946</text:p>
      <text:p text:style-name="Standard">Epoch: 17, Batch: 900, Avg. Loss: 13.997752691060304</text:p>
      <text:p text:style-name="Standard">Epoch: 17, Batch: 910, Avg. Loss: 14.174458839744329</text:p>
      <text:p text:style-name="Standard">Epoch: 17, Batch: 920, Avg. Loss: 14.343229268491267</text:p>
      <text:p text:style-name="Standard"><text:soft-page-break/>Epoch: 17, Batch: 930, Avg. Loss: 14.520640769600869</text:p>
      <text:p text:style-name="Standard">Epoch: 17, Batch: 940, Avg. Loss: 14.691627407073975</text:p>
      <text:p text:style-name="Standard">Epoch: 17, Batch: 950, Avg. Loss: 14.867349295318126</text:p>
      <text:p text:style-name="Standard">Epoch: 17, Batch: 960, Avg. Loss: 15.046845778822899</text:p>
      <text:p text:style-name="Standard">Epoch: 17, Batch: 970, Avg. Loss: 15.216531907021999</text:p>
      <text:p text:style-name="Standard">Epoch: 17, Batch: 980, Avg. Loss: 15.385958130657674</text:p>
      <text:p text:style-name="Standard">Epoch: 17, Batch: 990, Avg. Loss: 15.565716075897218</text:p>
      <text:p text:style-name="Standard">Epoch: 17, Batch: 1000, Avg. Loss: 15.747153659164905</text:p>
      <text:p text:style-name="Standard">Epoch: 18, Batch: 10, Avg. Loss: 0.15080362558364868</text:p>
      <text:p text:style-name="Standard">Epoch: 18, Batch: 20, Avg. Loss: 0.31321271881461143</text:p>
      <text:p text:style-name="Standard">Epoch: 18, Batch: 30, Avg. Loss: 0.45250601395964624</text:p>
      <text:p text:style-name="Standard">Epoch: 18, Batch: 40, Avg. Loss: 0.5862947277724743</text:p>
      <text:p text:style-name="Standard">Epoch: 18, Batch: 50, Avg. Loss: 0.7243126623332501</text:p>
      <text:p text:style-name="Standard">Epoch: 18, Batch: 60, Avg. Loss: 0.8684497624635696</text:p>
      <text:p text:style-name="Standard">Epoch: 18, Batch: 70, Avg. Loss: 1.0153182968497276</text:p>
      <text:p text:style-name="Standard">Epoch: 18, Batch: 80, Avg. Loss: 1.154044483602047</text:p>
      <text:p text:style-name="Standard">Epoch: 18, Batch: 90, Avg. Loss: 1.2943755611777306</text:p>
      <text:p text:style-name="Standard">Epoch: 18, Batch: 100, Avg. Loss: 1.4276137135922908</text:p>
      <text:p text:style-name="Standard">Epoch: 18, Batch: 110, Avg. Loss: 1.5585376501083374</text:p>
      <text:p text:style-name="Standard">Epoch: 18, Batch: 120, Avg. Loss: 1.695688633620739</text:p>
      <text:p text:style-name="Standard">Epoch: 18, Batch: 130, Avg. Loss: 1.8517587833106517</text:p>
      <text:p text:style-name="Standard">Epoch: 18, Batch: 140, Avg. Loss: 1.9814800426363945</text:p>
      <text:p text:style-name="Standard">Epoch: 18, Batch: 150, Avg. Loss: 2.1229299984872343</text:p>
      <text:p text:style-name="Standard">Epoch: 18, Batch: 160, Avg. Loss: 2.264040856808424</text:p>
      <text:p text:style-name="Standard">Epoch: 18, Batch: 170, Avg. Loss: 2.3965958818793296</text:p>
      <text:p text:style-name="Standard">Epoch: 18, Batch: 180, Avg. Loss: 2.5380098283290864</text:p>
      <text:p text:style-name="Standard">Epoch: 18, Batch: 190, Avg. Loss: 2.679372225701809</text:p>
      <text:p text:style-name="Standard">Epoch: 18, Batch: 200, Avg. Loss: 2.814858138561249</text:p>
      <text:p text:style-name="Standard">Epoch: 18, Batch: 210, Avg. Loss: 2.9575728289783</text:p>
      <text:p text:style-name="Standard">Epoch: 18, Batch: 220, Avg. Loss: 3.101353818178177</text:p>
      <text:p text:style-name="Standard">Epoch: 18, Batch: 230, Avg. Loss: 3.2458869837224484</text:p>
      <text:p text:style-name="Standard">Epoch: 18, Batch: 240, Avg. Loss: 3.3913565054535866</text:p>
      <text:p text:style-name="Standard">Epoch: 18, Batch: 250, Avg. Loss: 3.5352001018822192</text:p>
      <text:p text:style-name="Standard">Epoch: 18, Batch: 260, Avg. Loss: 3.6919595010578634</text:p>
      <text:p text:style-name="Standard">Epoch: 18, Batch: 270, Avg. Loss: 3.836782925575972</text:p>
      <text:p text:style-name="Standard">Epoch: 18, Batch: 280, Avg. Loss: 3.9847046352922915</text:p>
      <text:p text:style-name="Standard">Epoch: 18, Batch: 290, Avg. Loss: 4.121854361891747</text:p>
      <text:p text:style-name="Standard">Epoch: 18, Batch: 300, Avg. Loss: 4.247102869302035</text:p>
      <text:p text:style-name="Standard">Epoch: 18, Batch: 310, Avg. Loss: 4.384612701833248</text:p>
      <text:p text:style-name="Standard">Epoch: 18, Batch: 320, Avg. Loss: 4.532513026893139</text:p>
      <text:p text:style-name="Standard">Epoch: 18, Batch: 330, Avg. Loss: 4.679396978020668</text:p>
      <text:p text:style-name="Standard">Epoch: 18, Batch: 340, Avg. Loss: 4.828418713063002</text:p>
      <text:p text:style-name="Standard">Epoch: 18, Batch: 350, Avg. Loss: 4.982425647228956</text:p>
      <text:p text:style-name="Standard">Epoch: 18, Batch: 360, Avg. Loss: 5.130521718412638</text:p>
      <text:p text:style-name="Standard">Epoch: 18, Batch: 370, Avg. Loss: 5.2684558056294915</text:p>
      <text:p text:style-name="Standard">Epoch: 18, Batch: 380, Avg. Loss: 5.417457323521376</text:p>
      <text:p text:style-name="Standard">Epoch: 18, Batch: 390, Avg. Loss: 5.569889856129885</text:p>
      <text:p text:style-name="Standard">Epoch: 18, Batch: 400, Avg. Loss: 5.708255130797625</text:p>
      <text:p text:style-name="Standard">Epoch: 18, Batch: 410, Avg. Loss: 5.855170120298863</text:p>
      <text:p text:style-name="Standard"><text:soft-page-break/>Epoch: 18, Batch: 420, Avg. Loss: 6.002092486619949</text:p>
      <text:p text:style-name="Standard">Epoch: 18, Batch: 430, Avg. Loss: 6.151276891678572</text:p>
      <text:p text:style-name="Standard">Epoch: 18, Batch: 440, Avg. Loss: 6.317191921174526</text:p>
      <text:p text:style-name="Standard">Epoch: 18, Batch: 450, Avg. Loss: 6.48300593867898</text:p>
      <text:p text:style-name="Standard">Epoch: 18, Batch: 460, Avg. Loss: 6.658786240965128</text:p>
      <text:p text:style-name="Standard">Epoch: 18, Batch: 470, Avg. Loss: 6.824380897730589</text:p>
      <text:p text:style-name="Standard">Epoch: 18, Batch: 480, Avg. Loss: 7.002020368725061</text:p>
      <text:p text:style-name="Standard">Epoch: 18, Batch: 490, Avg. Loss: 7.146385382860899</text:p>
      <text:p text:style-name="Standard">Epoch: 18, Batch: 500, Avg. Loss: 7.30174812451005</text:p>
      <text:p text:style-name="Standard">Epoch: 18, Batch: 510, Avg. Loss: 7.46712955608964</text:p>
      <text:p text:style-name="Standard">Epoch: 18, Batch: 520, Avg. Loss: 7.609271080046892</text:p>
      <text:p text:style-name="Standard">Epoch: 18, Batch: 530, Avg. Loss: 7.755975726991892</text:p>
      <text:p text:style-name="Standard">Epoch: 18, Batch: 540, Avg. Loss: 7.900618436187505</text:p>
      <text:p text:style-name="Standard">Epoch: 18, Batch: 550, Avg. Loss: 8.043470235168934</text:p>
      <text:p text:style-name="Standard">Epoch: 18, Batch: 560, Avg. Loss: 8.199767918884755</text:p>
      <text:p text:style-name="Standard">Epoch: 18, Batch: 570, Avg. Loss: 8.372409404814244</text:p>
      <text:p text:style-name="Standard">Epoch: 18, Batch: 580, Avg. Loss: 8.525111331045627</text:p>
      <text:p text:style-name="Standard">Epoch: 18, Batch: 590, Avg. Loss: 8.682286375761032</text:p>
      <text:p text:style-name="Standard">Epoch: 18, Batch: 600, Avg. Loss: 8.8330995246768</text:p>
      <text:p text:style-name="Standard">Epoch: 18, Batch: 610, Avg. Loss: 8.97478873282671</text:p>
      <text:p text:style-name="Standard">Epoch: 18, Batch: 620, Avg. Loss: 9.122826261073351</text:p>
      <text:p text:style-name="Standard">Epoch: 18, Batch: 630, Avg. Loss: 9.277111978083848</text:p>
      <text:p text:style-name="Standard">Epoch: 18, Batch: 640, Avg. Loss: 9.424023608118295</text:p>
      <text:p text:style-name="Standard">Epoch: 18, Batch: 650, Avg. Loss: 9.575153604149818</text:p>
      <text:p text:style-name="Standard">Epoch: 18, Batch: 660, Avg. Loss: 9.724848310649396</text:p>
      <text:p text:style-name="Standard">Epoch: 18, Batch: 670, Avg. Loss: 9.877981293201447</text:p>
      <text:p text:style-name="Standard">Epoch: 18, Batch: 680, Avg. Loss: 10.028986074775457</text:p>
      <text:p text:style-name="Standard">Epoch: 18, Batch: 690, Avg. Loss: 10.175188294798136</text:p>
      <text:p text:style-name="Standard">Epoch: 18, Batch: 700, Avg. Loss: 10.322804917395114</text:p>
      <text:p text:style-name="Standard">Epoch: 18, Batch: 710, Avg. Loss: 10.472352462261915</text:p>
      <text:p text:style-name="Standard">Epoch: 18, Batch: 720, Avg. Loss: 10.609723729640246</text:p>
      <text:p text:style-name="Standard">Epoch: 18, Batch: 730, Avg. Loss: 10.759477146714925</text:p>
      <text:p text:style-name="Standard">Epoch: 18, Batch: 740, Avg. Loss: 10.907542663067579</text:p>
      <text:p text:style-name="Standard">Epoch: 18, Batch: 750, Avg. Loss: 11.067539446800946</text:p>
      <text:p text:style-name="Standard">Epoch: 18, Batch: 760, Avg. Loss: 11.226847486943006</text:p>
      <text:p text:style-name="Standard">Epoch: 18, Batch: 770, Avg. Loss: 11.370216512680054</text:p>
      <text:p text:style-name="Standard">Epoch: 18, Batch: 780, Avg. Loss: 11.516345132142305</text:p>
      <text:p text:style-name="Standard">Epoch: 18, Batch: 790, Avg. Loss: 11.673632614314556</text:p>
      <text:p text:style-name="Standard">Epoch: 18, Batch: 800, Avg. Loss: 11.823920741677284</text:p>
      <text:p text:style-name="Standard">Epoch: 18, Batch: 810, Avg. Loss: 11.981777435541153</text:p>
      <text:p text:style-name="Standard">Epoch: 18, Batch: 820, Avg. Loss: 12.14156715720892</text:p>
      <text:p text:style-name="Standard">Epoch: 18, Batch: 830, Avg. Loss: 12.295679077506065</text:p>
      <text:p text:style-name="Standard">Epoch: 18, Batch: 840, Avg. Loss: 12.449491679668427</text:p>
      <text:p text:style-name="Standard">Epoch: 18, Batch: 850, Avg. Loss: 12.595830869674682</text:p>
      <text:p text:style-name="Standard">Epoch: 18, Batch: 860, Avg. Loss: 12.74911028444767</text:p>
      <text:p text:style-name="Standard">Epoch: 18, Batch: 870, Avg. Loss: 12.910845765471459</text:p>
      <text:p text:style-name="Standard">Epoch: 18, Batch: 880, Avg. Loss: 13.072279570251704</text:p>
      <text:p text:style-name="Standard">Epoch: 18, Batch: 890, Avg. Loss: 13.243748405575753</text:p>
      <text:p text:style-name="Standard">Epoch: 18, Batch: 900, Avg. Loss: 13.40386097729206</text:p>
      <text:p text:style-name="Standard"><text:soft-page-break/>Epoch: 18, Batch: 910, Avg. Loss: 13.578637647628785</text:p>
      <text:p text:style-name="Standard">Epoch: 18, Batch: 920, Avg. Loss: 13.733020140230655</text:p>
      <text:p text:style-name="Standard">Epoch: 18, Batch: 930, Avg. Loss: 13.891154826432466</text:p>
      <text:p text:style-name="Standard">Epoch: 18, Batch: 940, Avg. Loss: 14.041665745526553</text:p>
      <text:p text:style-name="Standard">Epoch: 18, Batch: 950, Avg. Loss: 14.20147816464305</text:p>
      <text:p text:style-name="Standard">Epoch: 18, Batch: 960, Avg. Loss: 14.365844327956438</text:p>
      <text:p text:style-name="Standard">Epoch: 18, Batch: 970, Avg. Loss: 14.526736994832754</text:p>
      <text:p text:style-name="Standard">Epoch: 18, Batch: 980, Avg. Loss: 14.69059424623847</text:p>
      <text:p text:style-name="Standard">Epoch: 18, Batch: 990, Avg. Loss: 14.85764441266656</text:p>
      <text:p text:style-name="Standard">Epoch: 18, Batch: 1000, Avg. Loss: 15.01135778054595</text:p>
      <text:p text:style-name="Standard">Epoch: 19, Batch: 10, Avg. Loss: 0.1350646048784256</text:p>
      <text:p text:style-name="Standard">Epoch: 19, Batch: 20, Avg. Loss: 0.2662818767130375</text:p>
      <text:p text:style-name="Standard">Epoch: 19, Batch: 30, Avg. Loss: 0.4003917321562767</text:p>
      <text:p text:style-name="Standard">Epoch: 19, Batch: 40, Avg. Loss: 0.5378204517066478</text:p>
      <text:p text:style-name="Standard">Epoch: 19, Batch: 50, Avg. Loss: 0.6809663109481334</text:p>
      <text:p text:style-name="Standard">Epoch: 19, Batch: 60, Avg. Loss: 0.8127572849392891</text:p>
      <text:p text:style-name="Standard">Epoch: 19, Batch: 70, Avg. Loss: 0.9329124100506305</text:p>
      <text:p text:style-name="Standard">Epoch: 19, Batch: 80, Avg. Loss: 1.0589432917535304</text:p>
      <text:p text:style-name="Standard">Epoch: 19, Batch: 90, Avg. Loss: 1.1864531919360162</text:p>
      <text:p text:style-name="Standard">Epoch: 19, Batch: 100, Avg. Loss: 1.3194986172020435</text:p>
      <text:p text:style-name="Standard">Epoch: 19, Batch: 110, Avg. Loss: 1.4521943964064121</text:p>
      <text:p text:style-name="Standard">Epoch: 19, Batch: 120, Avg. Loss: 1.58742890432477</text:p>
      <text:p text:style-name="Standard">Epoch: 19, Batch: 130, Avg. Loss: 1.7262028619647025</text:p>
      <text:p text:style-name="Standard">Epoch: 19, Batch: 140, Avg. Loss: 1.8582516461610794</text:p>
      <text:p text:style-name="Standard">Epoch: 19, Batch: 150, Avg. Loss: 1.9975435473024845</text:p>
      <text:p text:style-name="Standard">Epoch: 19, Batch: 160, Avg. Loss: 2.1260507509112356</text:p>
      <text:p text:style-name="Standard">Epoch: 19, Batch: 170, Avg. Loss: 2.252193361520767</text:p>
      <text:p text:style-name="Standard">Epoch: 19, Batch: 180, Avg. Loss: 2.3758023880422114</text:p>
      <text:p text:style-name="Standard">Epoch: 19, Batch: 190, Avg. Loss: 2.5008352391421793</text:p>
      <text:p text:style-name="Standard">Epoch: 19, Batch: 200, Avg. Loss: 2.636801590770483</text:p>
      <text:p text:style-name="Standard">Epoch: 19, Batch: 210, Avg. Loss: 2.760766426473856</text:p>
      <text:p text:style-name="Standard">Epoch: 19, Batch: 220, Avg. Loss: 2.8949072889983656</text:p>
      <text:p text:style-name="Standard">Epoch: 19, Batch: 230, Avg. Loss: 3.0306267738342285</text:p>
      <text:p text:style-name="Standard">Epoch: 19, Batch: 240, Avg. Loss: 3.1708884075284005</text:p>
      <text:p text:style-name="Standard">Epoch: 19, Batch: 250, Avg. Loss: 3.3187341406941413</text:p>
      <text:p text:style-name="Standard">Epoch: 19, Batch: 260, Avg. Loss: 3.4519097439944746</text:p>
      <text:p text:style-name="Standard">Epoch: 19, Batch: 270, Avg. Loss: 3.5879195660352705</text:p>
      <text:p text:style-name="Standard">Epoch: 19, Batch: 280, Avg. Loss: 3.716044531017542</text:p>
      <text:p text:style-name="Standard">Epoch: 19, Batch: 290, Avg. Loss: 3.8599171049892904</text:p>
      <text:p text:style-name="Standard">Epoch: 19, Batch: 300, Avg. Loss: 3.9869997426867485</text:p>
      <text:p text:style-name="Standard">Epoch: 19, Batch: 310, Avg. Loss: 4.113626311719417</text:p>
      <text:p text:style-name="Standard">Epoch: 19, Batch: 320, Avg. Loss: 4.255158986151218</text:p>
      <text:p text:style-name="Standard">Epoch: 19, Batch: 330, Avg. Loss: 4.3926968775689605</text:p>
      <text:p text:style-name="Standard">Epoch: 19, Batch: 340, Avg. Loss: 4.518604155629873</text:p>
      <text:p text:style-name="Standard">Epoch: 19, Batch: 350, Avg. Loss: 4.654005234688521</text:p>
      <text:p text:style-name="Standard">Epoch: 19, Batch: 360, Avg. Loss: 4.791761272400618</text:p>
      <text:p text:style-name="Standard">Epoch: 19, Batch: 370, Avg. Loss: 4.930881331861019</text:p>
      <text:p text:style-name="Standard">Epoch: 19, Batch: 380, Avg. Loss: 5.0650554679334165</text:p>
      <text:p text:style-name="Standard">Epoch: 19, Batch: 390, Avg. Loss: 5.224972019344568</text:p>
      <text:p text:style-name="Standard"><text:soft-page-break/>Epoch: 19, Batch: 400, Avg. Loss: 5.3573092766106125</text:p>
      <text:p text:style-name="Standard">Epoch: 19, Batch: 410, Avg. Loss: 5.496402817964554</text:p>
      <text:p text:style-name="Standard">Epoch: 19, Batch: 420, Avg. Loss: 5.629001155495644</text:p>
      <text:p text:style-name="Standard">Epoch: 19, Batch: 430, Avg. Loss: 5.775898925960064</text:p>
      <text:p text:style-name="Standard">Epoch: 19, Batch: 440, Avg. Loss: 5.905134522169829</text:p>
      <text:p text:style-name="Standard">Epoch: 19, Batch: 450, Avg. Loss: 6.038928958773613</text:p>
      <text:p text:style-name="Standard">Epoch: 19, Batch: 460, Avg. Loss: 6.173157001286745</text:p>
      <text:p text:style-name="Standard">Epoch: 19, Batch: 470, Avg. Loss: 6.319862717390061</text:p>
      <text:p text:style-name="Standard">Epoch: 19, Batch: 480, Avg. Loss: 6.456623761355877</text:p>
      <text:p text:style-name="Standard">Epoch: 19, Batch: 490, Avg. Loss: 6.595405008643866</text:p>
      <text:p text:style-name="Standard">Epoch: 19, Batch: 500, Avg. Loss: 6.728576885163784</text:p>
      <text:p text:style-name="Standard">Epoch: 19, Batch: 510, Avg. Loss: 6.8643588937819</text:p>
      <text:p text:style-name="Standard">Epoch: 19, Batch: 520, Avg. Loss: 7.005157862603665</text:p>
      <text:p text:style-name="Standard">Epoch: 19, Batch: 530, Avg. Loss: 7.1473393306136135</text:p>
      <text:p text:style-name="Standard">Epoch: 19, Batch: 540, Avg. Loss: 7.282249160856009</text:p>
      <text:p text:style-name="Standard">Epoch: 19, Batch: 550, Avg. Loss: 7.421857416629791</text:p>
      <text:p text:style-name="Standard">Epoch: 19, Batch: 560, Avg. Loss: 7.559552575647831</text:p>
      <text:p text:style-name="Standard">Epoch: 19, Batch: 570, Avg. Loss: 7.699204151332379</text:p>
      <text:p text:style-name="Standard">Epoch: 19, Batch: 580, Avg. Loss: 7.835685811936855</text:p>
      <text:p text:style-name="Standard">Epoch: 19, Batch: 590, Avg. Loss: 7.981602608412504</text:p>
      <text:p text:style-name="Standard">Epoch: 19, Batch: 600, Avg. Loss: 8.12031631320715</text:p>
      <text:p text:style-name="Standard">Epoch: 19, Batch: 610, Avg. Loss: 8.26540399044752</text:p>
      <text:p text:style-name="Standard">Epoch: 19, Batch: 620, Avg. Loss: 8.401370899379254</text:p>
      <text:p text:style-name="Standard">Epoch: 19, Batch: 630, Avg. Loss: 8.538047399371862</text:p>
      <text:p text:style-name="Standard">Epoch: 19, Batch: 640, Avg. Loss: 8.680935719609261</text:p>
      <text:p text:style-name="Standard">Epoch: 19, Batch: 650, Avg. Loss: 8.814724103361367</text:p>
      <text:p text:style-name="Standard">Epoch: 19, Batch: 660, Avg. Loss: 8.950301446020603</text:p>
      <text:p text:style-name="Standard">Epoch: 19, Batch: 670, Avg. Loss: 9.102194141596556</text:p>
      <text:p text:style-name="Standard">Epoch: 19, Batch: 680, Avg. Loss: 9.252192268520593</text:p>
      <text:p text:style-name="Standard">Epoch: 19, Batch: 690, Avg. Loss: 9.391608852893114</text:p>
      <text:p text:style-name="Standard">Epoch: 19, Batch: 700, Avg. Loss: 9.530086031556129</text:p>
      <text:p text:style-name="Standard">Epoch: 19, Batch: 710, Avg. Loss: 9.68582344353199</text:p>
      <text:p text:style-name="Standard">Epoch: 19, Batch: 720, Avg. Loss: 9.82611167728901</text:p>
      <text:p text:style-name="Standard">Epoch: 19, Batch: 730, Avg. Loss: 9.974472055584192</text:p>
      <text:p text:style-name="Standard">Epoch: 19, Batch: 740, Avg. Loss: 10.133600806444884</text:p>
      <text:p text:style-name="Standard">Epoch: 19, Batch: 750, Avg. Loss: 10.280973169207574</text:p>
      <text:p text:style-name="Standard">Epoch: 19, Batch: 760, Avg. Loss: 10.417793177068233</text:p>
      <text:p text:style-name="Standard">Epoch: 19, Batch: 770, Avg. Loss: 10.559857378900052</text:p>
      <text:p text:style-name="Standard">Epoch: 19, Batch: 780, Avg. Loss: 10.71654280424118</text:p>
      <text:p text:style-name="Standard">Epoch: 19, Batch: 790, Avg. Loss: 10.866544619947671</text:p>
      <text:p text:style-name="Standard">Epoch: 19, Batch: 800, Avg. Loss: 11.01387631893158</text:p>
      <text:p text:style-name="Standard">Epoch: 19, Batch: 810, Avg. Loss: 11.164087035506963</text:p>
      <text:p text:style-name="Standard">Epoch: 19, Batch: 820, Avg. Loss: 11.309752558916808</text:p>
      <text:p text:style-name="Standard">Epoch: 19, Batch: 830, Avg. Loss: 11.452525370568036</text:p>
      <text:p text:style-name="Standard">Epoch: 19, Batch: 840, Avg. Loss: 11.603639379888772</text:p>
      <text:p text:style-name="Standard">Epoch: 19, Batch: 850, Avg. Loss: 11.753381944447757</text:p>
      <text:p text:style-name="Standard">Epoch: 19, Batch: 860, Avg. Loss: 11.890783097594976</text:p>
      <text:p text:style-name="Standard">Epoch: 19, Batch: 870, Avg. Loss: 12.040406652539968</text:p>
      <text:p text:style-name="Standard">Epoch: 19, Batch: 880, Avg. Loss: 12.190602196007967</text:p>
      <text:p text:style-name="Standard"><text:soft-page-break/>Epoch: 19, Batch: 890, Avg. Loss: 12.345605845749379</text:p>
      <text:p text:style-name="Standard">Epoch: 19, Batch: 900, Avg. Loss: 12.500183410942554</text:p>
      <text:p text:style-name="Standard">Epoch: 19, Batch: 910, Avg. Loss: 12.654068246483803</text:p>
      <text:p text:style-name="Standard">Epoch: 19, Batch: 920, Avg. Loss: 12.802355802059173</text:p>
      <text:p text:style-name="Standard">Epoch: 19, Batch: 930, Avg. Loss: 12.960817878693343</text:p>
      <text:p text:style-name="Standard">Epoch: 19, Batch: 940, Avg. Loss: 13.115735486894845</text:p>
      <text:p text:style-name="Standard">Epoch: 19, Batch: 950, Avg. Loss: 13.268503623455763</text:p>
      <text:p text:style-name="Standard">Epoch: 19, Batch: 960, Avg. Loss: 13.425121783465148</text:p>
      <text:p text:style-name="Standard">Epoch: 19, Batch: 970, Avg. Loss: 13.568084450811147</text:p>
      <text:p text:style-name="Standard">Epoch: 19, Batch: 980, Avg. Loss: 13.716650737076998</text:p>
      <text:p text:style-name="Standard">Epoch: 19, Batch: 990, Avg. Loss: 13.876290965080262</text:p>
      <text:p text:style-name="Standard">Epoch: 19, Batch: 1000, Avg. Loss: 14.035013321787119</text:p>
      <text:p text:style-name="Standard">Epoch: 20, Batch: 10, Avg. Loss: 0.12512317001819612</text:p>
      <text:p text:style-name="Standard">Epoch: 20, Batch: 20, Avg. Loss: 0.25550371408462524</text:p>
      <text:p text:style-name="Standard">Epoch: 20, Batch: 30, Avg. Loss: 0.39148598089814185</text:p>
      <text:p text:style-name="Standard">Epoch: 20, Batch: 40, Avg. Loss: 0.5351302489638329</text:p>
      <text:p text:style-name="Standard">Epoch: 20, Batch: 50, Avg. Loss: 0.6683588802814484</text:p>
      <text:p text:style-name="Standard">Epoch: 20, Batch: 60, Avg. Loss: 0.7983759038150311</text:p>
      <text:p text:style-name="Standard">Epoch: 20, Batch: 70, Avg. Loss: 0.9245049372315407</text:p>
      <text:p text:style-name="Standard">Epoch: 20, Batch: 80, Avg. Loss: 1.0477943293750287</text:p>
      <text:p text:style-name="Standard">Epoch: 20, Batch: 90, Avg. Loss: 1.1654212422668935</text:p>
      <text:p text:style-name="Standard">Epoch: 20, Batch: 100, Avg. Loss: 1.2903853826224805</text:p>
      <text:p text:style-name="Standard">Epoch: 20, Batch: 110, Avg. Loss: 1.4076494589447974</text:p>
      <text:p text:style-name="Standard">Epoch: 20, Batch: 120, Avg. Loss: 1.5331086173653603</text:p>
      <text:p text:style-name="Standard">Epoch: 20, Batch: 130, Avg. Loss: 1.660690938681364</text:p>
      <text:p text:style-name="Standard">Epoch: 20, Batch: 140, Avg. Loss: 1.7887101277709008</text:p>
      <text:p text:style-name="Standard">Epoch: 20, Batch: 150, Avg. Loss: 1.912377329915762</text:p>
      <text:p text:style-name="Standard">Epoch: 20, Batch: 160, Avg. Loss: 2.0353696323931216</text:p>
      <text:p text:style-name="Standard">Epoch: 20, Batch: 170, Avg. Loss: 2.158488665521145</text:p>
      <text:p text:style-name="Standard">Epoch: 20, Batch: 180, Avg. Loss: 2.2880866706371306</text:p>
      <text:p text:style-name="Standard">Epoch: 20, Batch: 190, Avg. Loss: 2.4210552752017973</text:p>
      <text:p text:style-name="Standard">Epoch: 20, Batch: 200, Avg. Loss: 2.5536995992064475</text:p>
      <text:p text:style-name="Standard">Epoch: 20, Batch: 210, Avg. Loss: 2.6798666656017303</text:p>
      <text:p text:style-name="Standard">Epoch: 20, Batch: 220, Avg. Loss: 2.8030714355409145</text:p>
      <text:p text:style-name="Standard">Epoch: 20, Batch: 230, Avg. Loss: 2.9264639049768446</text:p>
      <text:p text:style-name="Standard">Epoch: 20, Batch: 240, Avg. Loss: 3.043626617640257</text:p>
      <text:p text:style-name="Standard">Epoch: 20, Batch: 250, Avg. Loss: 3.164865594357252</text:p>
      <text:p text:style-name="Standard">Epoch: 20, Batch: 260, Avg. Loss: 3.29331604167819</text:p>
      <text:p text:style-name="Standard">Epoch: 20, Batch: 270, Avg. Loss: 3.425078198313713</text:p>
      <text:p text:style-name="Standard">Epoch: 20, Batch: 280, Avg. Loss: 3.556648053228855</text:p>
      <text:p text:style-name="Standard">Epoch: 20, Batch: 290, Avg. Loss: 3.677233022451401</text:p>
      <text:p text:style-name="Standard">Epoch: 20, Batch: 300, Avg. Loss: 3.796251883357763</text:p>
      <text:p text:style-name="Standard">Epoch: 20, Batch: 310, Avg. Loss: 3.9073664635419845</text:p>
      <text:p text:style-name="Standard">Epoch: 20, Batch: 320, Avg. Loss: 4.036039961874485</text:p>
      <text:p text:style-name="Standard">Epoch: 20, Batch: 330, Avg. Loss: 4.165769803524017</text:p>
      <text:p text:style-name="Standard">Epoch: 20, Batch: 340, Avg. Loss: 4.279215776175261</text:p>
      <text:p text:style-name="Standard">Epoch: 20, Batch: 350, Avg. Loss: 4.406554547697306</text:p>
      <text:p text:style-name="Standard">Epoch: 20, Batch: 360, Avg. Loss: 4.527302577346563</text:p>
      <text:p text:style-name="Standard">Epoch: 20, Batch: 370, Avg. Loss: 4.659395835548639</text:p>
      <text:p text:style-name="Standard"><text:soft-page-break/>Epoch: 20, Batch: 380, Avg. Loss: 4.789579956978559</text:p>
      <text:p text:style-name="Standard">Epoch: 20, Batch: 390, Avg. Loss: 4.911071192473173</text:p>
      <text:p text:style-name="Standard">Epoch: 20, Batch: 400, Avg. Loss: 5.042788339406252</text:p>
      <text:p text:style-name="Standard">Epoch: 20, Batch: 410, Avg. Loss: 5.166223374009133</text:p>
      <text:p text:style-name="Standard">Epoch: 20, Batch: 420, Avg. Loss: 5.300690796226263</text:p>
      <text:p text:style-name="Standard">Epoch: 20, Batch: 430, Avg. Loss: 5.424404260516167</text:p>
      <text:p text:style-name="Standard">Epoch: 20, Batch: 440, Avg. Loss: 5.558702574670315</text:p>
      <text:p text:style-name="Standard">Epoch: 20, Batch: 450, Avg. Loss: 5.691340382397175</text:p>
      <text:p text:style-name="Standard">Epoch: 20, Batch: 460, Avg. Loss: 5.823249930143357</text:p>
      <text:p text:style-name="Standard">Epoch: 20, Batch: 470, Avg. Loss: 5.953626423329115</text:p>
      <text:p text:style-name="Standard">Epoch: 20, Batch: 480, Avg. Loss: 6.079635716974735</text:p>
      <text:p text:style-name="Standard">Epoch: 20, Batch: 490, Avg. Loss: 6.206924844533205</text:p>
      <text:p text:style-name="Standard">Epoch: 20, Batch: 500, Avg. Loss: 6.338503155857325</text:p>
      <text:p text:style-name="Standard">Epoch: 20, Batch: 510, Avg. Loss: 6.4639107719063755</text:p>
      <text:p text:style-name="Standard">Epoch: 20, Batch: 520, Avg. Loss: 6.595929101854563</text:p>
      <text:p text:style-name="Standard">Epoch: 20, Batch: 530, Avg. Loss: 6.726112249493599</text:p>
      <text:p text:style-name="Standard">Epoch: 20, Batch: 540, Avg. Loss: 6.857392789423466</text:p>
      <text:p text:style-name="Standard">Epoch: 20, Batch: 550, Avg. Loss: 6.985894051939249</text:p>
      <text:p text:style-name="Standard">Epoch: 20, Batch: 560, Avg. Loss: 7.119396319985389</text:p>
      <text:p text:style-name="Standard">Epoch: 20, Batch: 570, Avg. Loss: 7.249783097952604</text:p>
      <text:p text:style-name="Standard">Epoch: 20, Batch: 580, Avg. Loss: 7.38825109899044</text:p>
      <text:p text:style-name="Standard">Epoch: 20, Batch: 590, Avg. Loss: 7.52892887070775</text:p>
      <text:p text:style-name="Standard">Epoch: 20, Batch: 600, Avg. Loss: 7.668692824244499</text:p>
      <text:p text:style-name="Standard">Epoch: 20, Batch: 610, Avg. Loss: 7.8073624387383465</text:p>
      <text:p text:style-name="Standard">Epoch: 20, Batch: 620, Avg. Loss: 7.936214236170054</text:p>
      <text:p text:style-name="Standard">Epoch: 20, Batch: 630, Avg. Loss: 8.074285447597504</text:p>
      <text:p text:style-name="Standard">Epoch: 20, Batch: 640, Avg. Loss: 8.20694080069661</text:p>
      <text:p text:style-name="Standard">Epoch: 20, Batch: 650, Avg. Loss: 8.355041471868754</text:p>
      <text:p text:style-name="Standard">Epoch: 20, Batch: 660, Avg. Loss: 8.49525065422058</text:p>
      <text:p text:style-name="Standard">Epoch: 20, Batch: 670, Avg. Loss: 8.633730664104224</text:p>
      <text:p text:style-name="Standard">Epoch: 20, Batch: 680, Avg. Loss: 8.768645346164703</text:p>
      <text:p text:style-name="Standard">Epoch: 20, Batch: 690, Avg. Loss: 8.911834833025932</text:p>
      <text:p text:style-name="Standard">Epoch: 20, Batch: 700, Avg. Loss: 9.048244260251522</text:p>
      <text:p text:style-name="Standard">Epoch: 20, Batch: 710, Avg. Loss: 9.188037852942944</text:p>
      <text:p text:style-name="Standard">Epoch: 20, Batch: 720, Avg. Loss: 9.320977209508419</text:p>
      <text:p text:style-name="Standard">Epoch: 20, Batch: 730, Avg. Loss: 9.470758573710919</text:p>
      <text:p text:style-name="Standard">Epoch: 20, Batch: 740, Avg. Loss: 9.609833650290966</text:p>
      <text:p text:style-name="Standard">Epoch: 20, Batch: 750, Avg. Loss: 9.746629228442908</text:p>
      <text:p text:style-name="Standard">Epoch: 20, Batch: 760, Avg. Loss: 9.882348369807005</text:p>
      <text:p text:style-name="Standard">Epoch: 20, Batch: 770, Avg. Loss: 10.017787957936525</text:p>
      <text:p text:style-name="Standard">Epoch: 20, Batch: 780, Avg. Loss: 10.165952195972205</text:p>
      <text:p text:style-name="Standard">Epoch: 20, Batch: 790, Avg. Loss: 10.2997224599123</text:p>
      <text:p text:style-name="Standard">Epoch: 20, Batch: 800, Avg. Loss: 10.43851795643568</text:p>
      <text:p text:style-name="Standard">Epoch: 20, Batch: 810, Avg. Loss: 10.594199296832084</text:p>
      <text:p text:style-name="Standard">Epoch: 20, Batch: 820, Avg. Loss: 10.738834562152624</text:p>
      <text:p text:style-name="Standard">Epoch: 20, Batch: 830, Avg. Loss: 10.886109705269337</text:p>
      <text:p text:style-name="Standard">Epoch: 20, Batch: 840, Avg. Loss: 11.030474756658077</text:p>
      <text:p text:style-name="Standard">Epoch: 20, Batch: 850, Avg. Loss: 11.173606483638286</text:p>
      <text:p text:style-name="Standard">Epoch: 20, Batch: 860, Avg. Loss: 11.320212366431951</text:p>
      <text:p text:style-name="Standard"><text:soft-page-break/>Epoch: 20, Batch: 870, Avg. Loss: 11.4625160202384</text:p>
      <text:p text:style-name="Standard">Epoch: 20, Batch: 880, Avg. Loss: 11.609737238287925</text:p>
      <text:p text:style-name="Standard">Epoch: 20, Batch: 890, Avg. Loss: 11.757717891037464</text:p>
      <text:p text:style-name="Standard">Epoch: 20, Batch: 900, Avg. Loss: 11.896624224632978</text:p>
      <text:p text:style-name="Standard">Epoch: 20, Batch: 910, Avg. Loss: 12.029000727832317</text:p>
      <text:p text:style-name="Standard">Epoch: 20, Batch: 920, Avg. Loss: 12.169329968094825</text:p>
      <text:p text:style-name="Standard">Epoch: 20, Batch: 930, Avg. Loss: 12.30430540367961</text:p>
      <text:p text:style-name="Standard">Epoch: 20, Batch: 940, Avg. Loss: 12.445123338699341</text:p>
      <text:p text:style-name="Standard">Epoch: 20, Batch: 950, Avg. Loss: 12.595592461526394</text:p>
      <text:p text:style-name="Standard">Epoch: 20, Batch: 960, Avg. Loss: 12.733110372722148</text:p>
      <text:p text:style-name="Standard">Epoch: 20, Batch: 970, Avg. Loss: 12.873490247130395</text:p>
      <text:p text:style-name="Standard">Epoch: 20, Batch: 980, Avg. Loss: 13.007619093358517</text:p>
      <text:p text:style-name="Standard">Epoch: 20, Batch: 990, Avg. Loss: 13.142934045940638</text:p>
      <text:p text:style-name="Standard">Epoch: 20, Batch: 1000, Avg. Loss: 13.285465011745691</text:p>
      <text:p text:style-name="Standard">Epoch: 21, Batch: 10, Avg. Loss: 0.12088347524404526</text:p>
      <text:p text:style-name="Standard">Epoch: 21, Batch: 20, Avg. Loss: 0.23567928224802018</text:p>
      <text:p text:style-name="Standard">Epoch: 21, Batch: 30, Avg. Loss: 0.35114976614713667</text:p>
      <text:p text:style-name="Standard">Epoch: 21, Batch: 40, Avg. Loss: 0.46821039989590646</text:p>
      <text:p text:style-name="Standard">Epoch: 21, Batch: 50, Avg. Loss: 0.5899664103984833</text:p>
      <text:p text:style-name="Standard">Epoch: 21, Batch: 60, Avg. Loss: 0.7049860052764416</text:p>
      <text:p text:style-name="Standard">Epoch: 21, Batch: 70, Avg. Loss: 0.8144475646317005</text:p>
      <text:p text:style-name="Standard">Epoch: 21, Batch: 80, Avg. Loss: 0.9295119568705559</text:p>
      <text:p text:style-name="Standard">Epoch: 21, Batch: 90, Avg. Loss: 1.0410658597946167</text:p>
      <text:p text:style-name="Standard">Epoch: 21, Batch: 100, Avg. Loss: 1.1585936270654202</text:p>
      <text:p text:style-name="Standard">Epoch: 21, Batch: 110, Avg. Loss: 1.278099240362644</text:p>
      <text:p text:style-name="Standard">Epoch: 21, Batch: 120, Avg. Loss: 1.395552085340023</text:p>
      <text:p text:style-name="Standard">Epoch: 21, Batch: 130, Avg. Loss: 1.5165633141994477</text:p>
      <text:p text:style-name="Standard">Epoch: 21, Batch: 140, Avg. Loss: 1.6273996576666832</text:p>
      <text:p text:style-name="Standard">Epoch: 21, Batch: 150, Avg. Loss: 1.7381581753492354</text:p>
      <text:p text:style-name="Standard">Epoch: 21, Batch: 160, Avg. Loss: 1.8567643821239472</text:p>
      <text:p text:style-name="Standard">Epoch: 21, Batch: 170, Avg. Loss: 1.9738118462264538</text:p>
      <text:p text:style-name="Standard">Epoch: 21, Batch: 180, Avg. Loss: 2.086574897170067</text:p>
      <text:p text:style-name="Standard">Epoch: 21, Batch: 190, Avg. Loss: 2.2042542949318884</text:p>
      <text:p text:style-name="Standard">Epoch: 21, Batch: 200, Avg. Loss: 2.3221634261310102</text:p>
      <text:p text:style-name="Standard">Epoch: 21, Batch: 210, Avg. Loss: 2.436262971907854</text:p>
      <text:p text:style-name="Standard">Epoch: 21, Batch: 220, Avg. Loss: 2.5498168863356114</text:p>
      <text:p text:style-name="Standard">Epoch: 21, Batch: 230, Avg. Loss: 2.669385389238596</text:p>
      <text:p text:style-name="Standard">Epoch: 21, Batch: 240, Avg. Loss: 2.7909500546753407</text:p>
      <text:p text:style-name="Standard">Epoch: 21, Batch: 250, Avg. Loss: 2.912379725277424</text:p>
      <text:p text:style-name="Standard">Epoch: 21, Batch: 260, Avg. Loss: 3.03724610209465</text:p>
      <text:p text:style-name="Standard">Epoch: 21, Batch: 270, Avg. Loss: 3.153265841305256</text:p>
      <text:p text:style-name="Standard">Epoch: 21, Batch: 280, Avg. Loss: 3.271527862548828</text:p>
      <text:p text:style-name="Standard">Epoch: 21, Batch: 290, Avg. Loss: 3.3884894527494906</text:p>
      <text:p text:style-name="Standard">Epoch: 21, Batch: 300, Avg. Loss: 3.5213690392673014</text:p>
      <text:p text:style-name="Standard">Epoch: 21, Batch: 310, Avg. Loss: 3.6558994516730308</text:p>
      <text:p text:style-name="Standard">Epoch: 21, Batch: 320, Avg. Loss: 3.7799706622958182</text:p>
      <text:p text:style-name="Standard">Epoch: 21, Batch: 330, Avg. Loss: 3.901575343310833</text:p>
      <text:p text:style-name="Standard">Epoch: 21, Batch: 340, Avg. Loss: 4.022674081474543</text:p>
      <text:p text:style-name="Standard">Epoch: 21, Batch: 350, Avg. Loss: 4.138604504615069</text:p>
      <text:p text:style-name="Standard"><text:soft-page-break/>Epoch: 21, Batch: 360, Avg. Loss: 4.269499035179615</text:p>
      <text:p text:style-name="Standard">Epoch: 21, Batch: 370, Avg. Loss: 4.393846311420202</text:p>
      <text:p text:style-name="Standard">Epoch: 21, Batch: 380, Avg. Loss: 4.508983422070742</text:p>
      <text:p text:style-name="Standard">Epoch: 21, Batch: 390, Avg. Loss: 4.640035507827998</text:p>
      <text:p text:style-name="Standard">Epoch: 21, Batch: 400, Avg. Loss: 4.765808574855328</text:p>
      <text:p text:style-name="Standard">Epoch: 21, Batch: 410, Avg. Loss: 4.901717402786017</text:p>
      <text:p text:style-name="Standard">Epoch: 21, Batch: 420, Avg. Loss: 5.026695504784584</text:p>
      <text:p text:style-name="Standard">Epoch: 21, Batch: 430, Avg. Loss: 5.165263090282679</text:p>
      <text:p text:style-name="Standard">Epoch: 21, Batch: 440, Avg. Loss: 5.307169883698225</text:p>
      <text:p text:style-name="Standard">Epoch: 21, Batch: 450, Avg. Loss: 5.443167054653168</text:p>
      <text:p text:style-name="Standard">Epoch: 21, Batch: 460, Avg. Loss: 5.576904021948576</text:p>
      <text:p text:style-name="Standard">Epoch: 21, Batch: 470, Avg. Loss: 5.701086321473122</text:p>
      <text:p text:style-name="Standard">Epoch: 21, Batch: 480, Avg. Loss: 5.83665718510747</text:p>
      <text:p text:style-name="Standard">Epoch: 21, Batch: 490, Avg. Loss: 5.957258237153292</text:p>
      <text:p text:style-name="Standard">Epoch: 21, Batch: 500, Avg. Loss: 6.0757654018700125</text:p>
      <text:p text:style-name="Standard">Epoch: 21, Batch: 510, Avg. Loss: 6.199218652397394</text:p>
      <text:p text:style-name="Standard">Epoch: 21, Batch: 520, Avg. Loss: 6.327894452959299</text:p>
      <text:p text:style-name="Standard">Epoch: 21, Batch: 530, Avg. Loss: 6.448714662343264</text:p>
      <text:p text:style-name="Standard">Epoch: 21, Batch: 540, Avg. Loss: 6.575856044143438</text:p>
      <text:p text:style-name="Standard">Epoch: 21, Batch: 550, Avg. Loss: 6.700689741224051</text:p>
      <text:p text:style-name="Standard">Epoch: 21, Batch: 560, Avg. Loss: 6.8241048090159895</text:p>
      <text:p text:style-name="Standard">Epoch: 21, Batch: 570, Avg. Loss: 6.949964293092489</text:p>
      <text:p text:style-name="Standard">Epoch: 21, Batch: 580, Avg. Loss: 7.076256055384874</text:p>
      <text:p text:style-name="Standard">Epoch: 21, Batch: 590, Avg. Loss: 7.210185828059911</text:p>
      <text:p text:style-name="Standard">Epoch: 21, Batch: 600, Avg. Loss: 7.3471729420125484</text:p>
      <text:p text:style-name="Standard">Epoch: 21, Batch: 610, Avg. Loss: 7.476297365874052</text:p>
      <text:p text:style-name="Standard">Epoch: 21, Batch: 620, Avg. Loss: 7.613151457160711</text:p>
      <text:p text:style-name="Standard">Epoch: 21, Batch: 630, Avg. Loss: 7.754451584070921</text:p>
      <text:p text:style-name="Standard">Epoch: 21, Batch: 640, Avg. Loss: 7.879073353111744</text:p>
      <text:p text:style-name="Standard">Epoch: 21, Batch: 650, Avg. Loss: 8.0017653927207</text:p>
      <text:p text:style-name="Standard">Epoch: 21, Batch: 660, Avg. Loss: 8.126531294733287</text:p>
      <text:p text:style-name="Standard">Epoch: 21, Batch: 670, Avg. Loss: 8.250420588999987</text:p>
      <text:p text:style-name="Standard">Epoch: 21, Batch: 680, Avg. Loss: 8.375543840229511</text:p>
      <text:p text:style-name="Standard">Epoch: 21, Batch: 690, Avg. Loss: 8.504532095789909</text:p>
      <text:p text:style-name="Standard">Epoch: 21, Batch: 700, Avg. Loss: 8.62406133711338</text:p>
      <text:p text:style-name="Standard">Epoch: 21, Batch: 710, Avg. Loss: 8.745579575747252</text:p>
      <text:p text:style-name="Standard">Epoch: 21, Batch: 720, Avg. Loss: 8.879046821594239</text:p>
      <text:p text:style-name="Standard">Epoch: 21, Batch: 730, Avg. Loss: 9.011197277903557</text:p>
      <text:p text:style-name="Standard">Epoch: 21, Batch: 740, Avg. Loss: 9.143381595611572</text:p>
      <text:p text:style-name="Standard">Epoch: 21, Batch: 750, Avg. Loss: 9.282468458265067</text:p>
      <text:p text:style-name="Standard">Epoch: 21, Batch: 760, Avg. Loss: 9.416384511440992</text:p>
      <text:p text:style-name="Standard">Epoch: 21, Batch: 770, Avg. Loss: 9.56603512838483</text:p>
      <text:p text:style-name="Standard">Epoch: 21, Batch: 780, Avg. Loss: 9.700845346599817</text:p>
      <text:p text:style-name="Standard">Epoch: 21, Batch: 790, Avg. Loss: 9.82696186453104</text:p>
      <text:p text:style-name="Standard">Epoch: 21, Batch: 800, Avg. Loss: 9.962143947184085</text:p>
      <text:p text:style-name="Standard">Epoch: 21, Batch: 810, Avg. Loss: 10.10919136106968</text:p>
      <text:p text:style-name="Standard">Epoch: 21, Batch: 820, Avg. Loss: 10.238610620796681</text:p>
      <text:p text:style-name="Standard">Epoch: 21, Batch: 830, Avg. Loss: 10.364858002215623</text:p>
      <text:p text:style-name="Standard">Epoch: 21, Batch: 840, Avg. Loss: 10.49701986014843</text:p>
      <text:p text:style-name="Standard"><text:soft-page-break/>Epoch: 21, Batch: 850, Avg. Loss: 10.627068471908569</text:p>
      <text:p text:style-name="Standard">Epoch: 21, Batch: 860, Avg. Loss: 10.76071737408638</text:p>
      <text:p text:style-name="Standard">Epoch: 21, Batch: 870, Avg. Loss: 10.885995903611184</text:p>
      <text:p text:style-name="Standard">Epoch: 21, Batch: 880, Avg. Loss: 11.025124072283507</text:p>
      <text:p text:style-name="Standard">Epoch: 21, Batch: 890, Avg. Loss: 11.160098643600941</text:p>
      <text:p text:style-name="Standard">Epoch: 21, Batch: 900, Avg. Loss: 11.29430213868618</text:p>
      <text:p text:style-name="Standard">Epoch: 21, Batch: 910, Avg. Loss: 11.438475249707698</text:p>
      <text:p text:style-name="Standard">Epoch: 21, Batch: 920, Avg. Loss: 11.567725418508052</text:p>
      <text:p text:style-name="Standard">Epoch: 21, Batch: 930, Avg. Loss: 11.698865775763988</text:p>
      <text:p text:style-name="Standard">Epoch: 21, Batch: 940, Avg. Loss: 11.82643716558814</text:p>
      <text:p text:style-name="Standard">Epoch: 21, Batch: 950, Avg. Loss: 11.961593332886697</text:p>
      <text:p text:style-name="Standard">Epoch: 21, Batch: 960, Avg. Loss: 12.098782788962126</text:p>
      <text:p text:style-name="Standard">Epoch: 21, Batch: 970, Avg. Loss: 12.235960423201323</text:p>
      <text:p text:style-name="Standard">Epoch: 21, Batch: 980, Avg. Loss: 12.369620699435472</text:p>
      <text:p text:style-name="Standard">Epoch: 21, Batch: 990, Avg. Loss: 12.500110019743442</text:p>
      <text:p text:style-name="Standard">Epoch: 21, Batch: 1000, Avg. Loss: 12.633471619337797</text:p>
      <text:p text:style-name="Standard">Epoch: 22, Batch: 10, Avg. Loss: 0.11142516657710075</text:p>
      <text:p text:style-name="Standard">Epoch: 22, Batch: 20, Avg. Loss: 0.22524887844920158</text:p>
      <text:p text:style-name="Standard">Epoch: 22, Batch: 30, Avg. Loss: 0.335120614618063</text:p>
      <text:p text:style-name="Standard">Epoch: 22, Batch: 40, Avg. Loss: 0.4581415235996246</text:p>
      <text:p text:style-name="Standard">Epoch: 22, Batch: 50, Avg. Loss: 0.5768373087048531</text:p>
      <text:p text:style-name="Standard">Epoch: 22, Batch: 60, Avg. Loss: 0.6938810333609581</text:p>
      <text:p text:style-name="Standard">Epoch: 22, Batch: 70, Avg. Loss: 0.8017661735415459</text:p>
      <text:p text:style-name="Standard">Epoch: 22, Batch: 80, Avg. Loss: 0.923978217691183</text:p>
      <text:p text:style-name="Standard">Epoch: 22, Batch: 90, Avg. Loss: 1.0345766313374043</text:p>
      <text:p text:style-name="Standard">Epoch: 22, Batch: 100, Avg. Loss: 1.143412248045206</text:p>
      <text:p text:style-name="Standard">Epoch: 22, Batch: 110, Avg. Loss: 1.2541135214269161</text:p>
      <text:p text:style-name="Standard">Epoch: 22, Batch: 120, Avg. Loss: 1.3606773167848587</text:p>
      <text:p text:style-name="Standard">Epoch: 22, Batch: 130, Avg. Loss: 1.4660746887326241</text:p>
      <text:p text:style-name="Standard">Epoch: 22, Batch: 140, Avg. Loss: 1.5786628372967244</text:p>
      <text:p text:style-name="Standard">Epoch: 22, Batch: 150, Avg. Loss: 1.6896772406995297</text:p>
      <text:p text:style-name="Standard">Epoch: 22, Batch: 160, Avg. Loss: 1.808966737240553</text:p>
      <text:p text:style-name="Standard">Epoch: 22, Batch: 170, Avg. Loss: 1.920368193089962</text:p>
      <text:p text:style-name="Standard">Epoch: 22, Batch: 180, Avg. Loss: 2.0292808547616006</text:p>
      <text:p text:style-name="Standard">Epoch: 22, Batch: 190, Avg. Loss: 2.14415677934885</text:p>
      <text:p text:style-name="Standard">Epoch: 22, Batch: 200, Avg. Loss: 2.262407348304987</text:p>
      <text:p text:style-name="Standard">Epoch: 22, Batch: 210, Avg. Loss: 2.3690996170043945</text:p>
      <text:p text:style-name="Standard">Epoch: 22, Batch: 220, Avg. Loss: 2.480716446787119</text:p>
      <text:p text:style-name="Standard">Epoch: 22, Batch: 230, Avg. Loss: 2.5897530004382134</text:p>
      <text:p text:style-name="Standard">Epoch: 22, Batch: 240, Avg. Loss: 2.708367195725441</text:p>
      <text:p text:style-name="Standard">Epoch: 22, Batch: 250, Avg. Loss: 2.8115433983504774</text:p>
      <text:p text:style-name="Standard">Epoch: 22, Batch: 260, Avg. Loss: 2.922460366040468</text:p>
      <text:p text:style-name="Standard">Epoch: 22, Batch: 270, Avg. Loss: 3.037778002023697</text:p>
      <text:p text:style-name="Standard">Epoch: 22, Batch: 280, Avg. Loss: 3.1605277732014656</text:p>
      <text:p text:style-name="Standard">Epoch: 22, Batch: 290, Avg. Loss: 3.272590083628893</text:p>
      <text:p text:style-name="Standard">Epoch: 22, Batch: 300, Avg. Loss: 3.397386097162962</text:p>
      <text:p text:style-name="Standard">Epoch: 22, Batch: 310, Avg. Loss: 3.512662821263075</text:p>
      <text:p text:style-name="Standard">Epoch: 22, Batch: 320, Avg. Loss: 3.6357405044138433</text:p>
      <text:p text:style-name="Standard">Epoch: 22, Batch: 330, Avg. Loss: 3.7451285794377327</text:p>
      <text:p text:style-name="Standard"><text:soft-page-break/>Epoch: 22, Batch: 340, Avg. Loss: 3.8636852227151395</text:p>
      <text:p text:style-name="Standard">Epoch: 22, Batch: 350, Avg. Loss: 3.985973549634218</text:p>
      <text:p text:style-name="Standard">Epoch: 22, Batch: 360, Avg. Loss: 4.09665809944272</text:p>
      <text:p text:style-name="Standard">Epoch: 22, Batch: 370, Avg. Loss: 4.211192344129086</text:p>
      <text:p text:style-name="Standard">Epoch: 22, Batch: 380, Avg. Loss: 4.323224350810051</text:p>
      <text:p text:style-name="Standard">Epoch: 22, Batch: 390, Avg. Loss: 4.439549220353365</text:p>
      <text:p text:style-name="Standard">Epoch: 22, Batch: 400, Avg. Loss: 4.560771016031504</text:p>
      <text:p text:style-name="Standard">Epoch: 22, Batch: 410, Avg. Loss: 4.676246526837349</text:p>
      <text:p text:style-name="Standard">Epoch: 22, Batch: 420, Avg. Loss: 4.798468573391437</text:p>
      <text:p text:style-name="Standard">Epoch: 22, Batch: 430, Avg. Loss: 4.921957647800445</text:p>
      <text:p text:style-name="Standard">Epoch: 22, Batch: 440, Avg. Loss: 5.056327590346337</text:p>
      <text:p text:style-name="Standard">Epoch: 22, Batch: 450, Avg. Loss: 5.1756555058062075</text:p>
      <text:p text:style-name="Standard">Epoch: 22, Batch: 460, Avg. Loss: 5.296419397741556</text:p>
      <text:p text:style-name="Standard">Epoch: 22, Batch: 470, Avg. Loss: 5.415360359102488</text:p>
      <text:p text:style-name="Standard">Epoch: 22, Batch: 480, Avg. Loss: 5.540209562331438</text:p>
      <text:p text:style-name="Standard">Epoch: 22, Batch: 490, Avg. Loss: 5.663604074716568</text:p>
      <text:p text:style-name="Standard">Epoch: 22, Batch: 500, Avg. Loss: 5.786133207380772</text:p>
      <text:p text:style-name="Standard">Epoch: 22, Batch: 510, Avg. Loss: 5.890512833744287</text:p>
      <text:p text:style-name="Standard">Epoch: 22, Batch: 520, Avg. Loss: 6.010162748396397</text:p>
      <text:p text:style-name="Standard">Epoch: 22, Batch: 530, Avg. Loss: 6.137481945753097</text:p>
      <text:p text:style-name="Standard">Epoch: 22, Batch: 540, Avg. Loss: 6.251910913735628</text:p>
      <text:p text:style-name="Standard">Epoch: 22, Batch: 550, Avg. Loss: 6.3734608821570875</text:p>
      <text:p text:style-name="Standard">Epoch: 22, Batch: 560, Avg. Loss: 6.5093873716890815</text:p>
      <text:p text:style-name="Standard">Epoch: 22, Batch: 570, Avg. Loss: 6.621990045905113</text:p>
      <text:p text:style-name="Standard">Epoch: 22, Batch: 580, Avg. Loss: 6.73357430100441</text:p>
      <text:p text:style-name="Standard">Epoch: 22, Batch: 590, Avg. Loss: 6.856705360859633</text:p>
      <text:p text:style-name="Standard">Epoch: 22, Batch: 600, Avg. Loss: 6.976992785185575</text:p>
      <text:p text:style-name="Standard">Epoch: 22, Batch: 610, Avg. Loss: 7.102927929908037</text:p>
      <text:p text:style-name="Standard">Epoch: 22, Batch: 620, Avg. Loss: 7.230972118675709</text:p>
      <text:p text:style-name="Standard">Epoch: 22, Batch: 630, Avg. Loss: 7.364177787303925</text:p>
      <text:p text:style-name="Standard">Epoch: 22, Batch: 640, Avg. Loss: 7.495570331066847</text:p>
      <text:p text:style-name="Standard">Epoch: 22, Batch: 650, Avg. Loss: 7.61486964225769</text:p>
      <text:p text:style-name="Standard">Epoch: 22, Batch: 660, Avg. Loss: 7.7464153550565245</text:p>
      <text:p text:style-name="Standard">Epoch: 22, Batch: 670, Avg. Loss: 7.870850384235382</text:p>
      <text:p text:style-name="Standard">Epoch: 22, Batch: 680, Avg. Loss: 7.995694151520729</text:p>
      <text:p text:style-name="Standard">Epoch: 22, Batch: 690, Avg. Loss: 8.114439571648836</text:p>
      <text:p text:style-name="Standard">Epoch: 22, Batch: 700, Avg. Loss: 8.239844443649053</text:p>
      <text:p text:style-name="Standard">Epoch: 22, Batch: 710, Avg. Loss: 8.373597165942192</text:p>
      <text:p text:style-name="Standard">Epoch: 22, Batch: 720, Avg. Loss: 8.501744592934847</text:p>
      <text:p text:style-name="Standard">Epoch: 22, Batch: 730, Avg. Loss: 8.63268298059702</text:p>
      <text:p text:style-name="Standard">Epoch: 22, Batch: 740, Avg. Loss: 8.775741361826658</text:p>
      <text:p text:style-name="Standard">Epoch: 22, Batch: 750, Avg. Loss: 8.908686496317387</text:p>
      <text:p text:style-name="Standard">Epoch: 22, Batch: 760, Avg. Loss: 9.051628364622593</text:p>
      <text:p text:style-name="Standard">Epoch: 22, Batch: 770, Avg. Loss: 9.193831449747085</text:p>
      <text:p text:style-name="Standard">Epoch: 22, Batch: 780, Avg. Loss: 9.328156431764365</text:p>
      <text:p text:style-name="Standard">Epoch: 22, Batch: 790, Avg. Loss: 9.452654419094324</text:p>
      <text:p text:style-name="Standard">Epoch: 22, Batch: 800, Avg. Loss: 9.586428581923247</text:p>
      <text:p text:style-name="Standard">Epoch: 22, Batch: 810, Avg. Loss: 9.724401289224625</text:p>
      <text:p text:style-name="Standard">Epoch: 22, Batch: 820, Avg. Loss: 9.857673389464617</text:p>
      <text:p text:style-name="Standard"><text:soft-page-break/>Epoch: 22, Batch: 830, Avg. Loss: 9.981670784950257</text:p>
      <text:p text:style-name="Standard">Epoch: 22, Batch: 840, Avg. Loss: 10.111041021347045</text:p>
      <text:p text:style-name="Standard">Epoch: 22, Batch: 850, Avg. Loss: 10.243414056301116</text:p>
      <text:p text:style-name="Standard">Epoch: 22, Batch: 860, Avg. Loss: 10.369731068611145</text:p>
      <text:p text:style-name="Standard">Epoch: 22, Batch: 870, Avg. Loss: 10.503534948080778</text:p>
      <text:p text:style-name="Standard">Epoch: 22, Batch: 880, Avg. Loss: 10.654236839711666</text:p>
      <text:p text:style-name="Standard">Epoch: 22, Batch: 890, Avg. Loss: 10.793412956595422</text:p>
      <text:p text:style-name="Standard">Epoch: 22, Batch: 900, Avg. Loss: 10.925316974520683</text:p>
      <text:p text:style-name="Standard">Epoch: 22, Batch: 910, Avg. Loss: 11.062964469194412</text:p>
      <text:p text:style-name="Standard">Epoch: 22, Batch: 920, Avg. Loss: 11.194690307974815</text:p>
      <text:p text:style-name="Standard">Epoch: 22, Batch: 930, Avg. Loss: 11.314340592175721</text:p>
      <text:p text:style-name="Standard">Epoch: 22, Batch: 940, Avg. Loss: 11.448531909286976</text:p>
      <text:p text:style-name="Standard">Epoch: 22, Batch: 950, Avg. Loss: 11.568238613754511</text:p>
      <text:p text:style-name="Standard">Epoch: 22, Batch: 960, Avg. Loss: 11.688413413614034</text:p>
      <text:p text:style-name="Standard">Epoch: 22, Batch: 970, Avg. Loss: 11.809626821428537</text:p>
      <text:p text:style-name="Standard">Epoch: 22, Batch: 980, Avg. Loss: 11.928508997708558</text:p>
      <text:p text:style-name="Standard">Epoch: 22, Batch: 990, Avg. Loss: 12.055326826125384</text:p>
      <text:p text:style-name="Standard">Epoch: 22, Batch: 1000, Avg. Loss: 12.191600547730923</text:p>
      <text:p text:style-name="Standard">Epoch: 23, Batch: 10, Avg. Loss: 0.10669926479458809</text:p>
      <text:p text:style-name="Standard">Epoch: 23, Batch: 20, Avg. Loss: 0.21651309579610825</text:p>
      <text:p text:style-name="Standard">Epoch: 23, Batch: 30, Avg. Loss: 0.3174911931157112</text:p>
      <text:p text:style-name="Standard">Epoch: 23, Batch: 40, Avg. Loss: 0.4207962729036808</text:p>
      <text:p text:style-name="Standard">Epoch: 23, Batch: 50, Avg. Loss: 0.5194717079401017</text:p>
      <text:p text:style-name="Standard">Epoch: 23, Batch: 60, Avg. Loss: 0.617089892923832</text:p>
      <text:p text:style-name="Standard">Epoch: 23, Batch: 70, Avg. Loss: 0.7202251002192497</text:p>
      <text:p text:style-name="Standard">Epoch: 23, Batch: 80, Avg. Loss: 0.8206175021827221</text:p>
      <text:p text:style-name="Standard">Epoch: 23, Batch: 90, Avg. Loss: 0.9213854536414147</text:p>
      <text:p text:style-name="Standard">Epoch: 23, Batch: 100, Avg. Loss: 1.0307417698204517</text:p>
      <text:p text:style-name="Standard">Epoch: 23, Batch: 110, Avg. Loss: 1.1420536786317825</text:p>
      <text:p text:style-name="Standard">Epoch: 23, Batch: 120, Avg. Loss: 1.242859473079443</text:p>
      <text:p text:style-name="Standard">Epoch: 23, Batch: 130, Avg. Loss: 1.3483871400356293</text:p>
      <text:p text:style-name="Standard">Epoch: 23, Batch: 140, Avg. Loss: 1.4545228086411952</text:p>
      <text:p text:style-name="Standard">Epoch: 23, Batch: 150, Avg. Loss: 1.5643607005476952</text:p>
      <text:p text:style-name="Standard">Epoch: 23, Batch: 160, Avg. Loss: 1.6744917996227742</text:p>
      <text:p text:style-name="Standard">Epoch: 23, Batch: 170, Avg. Loss: 1.7914564311504364</text:p>
      <text:p text:style-name="Standard">Epoch: 23, Batch: 180, Avg. Loss: 1.8974932059645653</text:p>
      <text:p text:style-name="Standard">Epoch: 23, Batch: 190, Avg. Loss: 2.0020112499594687</text:p>
      <text:p text:style-name="Standard">Epoch: 23, Batch: 200, Avg. Loss: 2.1151900738477707</text:p>
      <text:p text:style-name="Standard">Epoch: 23, Batch: 210, Avg. Loss: 2.221001774072647</text:p>
      <text:p text:style-name="Standard">Epoch: 23, Batch: 220, Avg. Loss: 2.332766705751419</text:p>
      <text:p text:style-name="Standard">Epoch: 23, Batch: 230, Avg. Loss: 2.440275028347969</text:p>
      <text:p text:style-name="Standard">Epoch: 23, Batch: 240, Avg. Loss: 2.5487060345709325</text:p>
      <text:p text:style-name="Standard">Epoch: 23, Batch: 250, Avg. Loss: 2.6638094671070576</text:p>
      <text:p text:style-name="Standard">Epoch: 23, Batch: 260, Avg. Loss: 2.7736472353339194</text:p>
      <text:p text:style-name="Standard">Epoch: 23, Batch: 270, Avg. Loss: 2.887132389843464</text:p>
      <text:p text:style-name="Standard">Epoch: 23, Batch: 280, Avg. Loss: 3.0001422494649885</text:p>
      <text:p text:style-name="Standard">Epoch: 23, Batch: 290, Avg. Loss: 3.1239799790084364</text:p>
      <text:p text:style-name="Standard">Epoch: 23, Batch: 300, Avg. Loss: 3.2343012653291225</text:p>
      <text:p text:style-name="Standard">Epoch: 23, Batch: 310, Avg. Loss: 3.341484368592501</text:p>
      <text:p text:style-name="Standard"><text:soft-page-break/>Epoch: 23, Batch: 320, Avg. Loss: 3.4430891014635563</text:p>
      <text:p text:style-name="Standard">Epoch: 23, Batch: 330, Avg. Loss: 3.5566212341189383</text:p>
      <text:p text:style-name="Standard">Epoch: 23, Batch: 340, Avg. Loss: 3.6707333251833916</text:p>
      <text:p text:style-name="Standard">Epoch: 23, Batch: 350, Avg. Loss: 3.7779521480202676</text:p>
      <text:p text:style-name="Standard">Epoch: 23, Batch: 360, Avg. Loss: 3.9010915525257586</text:p>
      <text:p text:style-name="Standard">Epoch: 23, Batch: 370, Avg. Loss: 4.022926720231771</text:p>
      <text:p text:style-name="Standard">Epoch: 23, Batch: 380, Avg. Loss: 4.136229740083218</text:p>
      <text:p text:style-name="Standard">Epoch: 23, Batch: 390, Avg. Loss: 4.244374886900187</text:p>
      <text:p text:style-name="Standard">Epoch: 23, Batch: 400, Avg. Loss: 4.358893620967865</text:p>
      <text:p text:style-name="Standard">Epoch: 23, Batch: 410, Avg. Loss: 4.465480099618435</text:p>
      <text:p text:style-name="Standard">Epoch: 23, Batch: 420, Avg. Loss: 4.588473698496818</text:p>
      <text:p text:style-name="Standard">Epoch: 23, Batch: 430, Avg. Loss: 4.702727873623371</text:p>
      <text:p text:style-name="Standard">Epoch: 23, Batch: 440, Avg. Loss: 4.818512017279863</text:p>
      <text:p text:style-name="Standard">Epoch: 23, Batch: 450, Avg. Loss: 4.938972815871239</text:p>
      <text:p text:style-name="Standard">Epoch: 23, Batch: 460, Avg. Loss: 5.053861555457115</text:p>
      <text:p text:style-name="Standard">Epoch: 23, Batch: 470, Avg. Loss: 5.183477734029293</text:p>
      <text:p text:style-name="Standard">Epoch: 23, Batch: 480, Avg. Loss: 5.300438720732927</text:p>
      <text:p text:style-name="Standard">Epoch: 23, Batch: 490, Avg. Loss: 5.419269098341465</text:p>
      <text:p text:style-name="Standard">Epoch: 23, Batch: 500, Avg. Loss: 5.533390526473522</text:p>
      <text:p text:style-name="Standard">Epoch: 23, Batch: 510, Avg. Loss: 5.650846313685179</text:p>
      <text:p text:style-name="Standard">Epoch: 23, Batch: 520, Avg. Loss: 5.765792460739613</text:p>
      <text:p text:style-name="Standard">Epoch: 23, Batch: 530, Avg. Loss: 5.8894337721169</text:p>
      <text:p text:style-name="Standard">Epoch: 23, Batch: 540, Avg. Loss: 6.000582711398602</text:p>
      <text:p text:style-name="Standard">Epoch: 23, Batch: 550, Avg. Loss: 6.11072326824069</text:p>
      <text:p text:style-name="Standard">Epoch: 23, Batch: 560, Avg. Loss: 6.225041853636503</text:p>
      <text:p text:style-name="Standard">Epoch: 23, Batch: 570, Avg. Loss: 6.332279922068119</text:p>
      <text:p text:style-name="Standard">Epoch: 23, Batch: 580, Avg. Loss: 6.446556637436151</text:p>
      <text:p text:style-name="Standard">Epoch: 23, Batch: 590, Avg. Loss: 6.565528149157762</text:p>
      <text:p text:style-name="Standard">Epoch: 23, Batch: 600, Avg. Loss: 6.679403814673424</text:p>
      <text:p text:style-name="Standard">Epoch: 23, Batch: 610, Avg. Loss: 6.800748865306377</text:p>
      <text:p text:style-name="Standard">Epoch: 23, Batch: 620, Avg. Loss: 6.907958303391934</text:p>
      <text:p text:style-name="Standard">Epoch: 23, Batch: 630, Avg. Loss: 7.023528863489628</text:p>
      <text:p text:style-name="Standard">Epoch: 23, Batch: 640, Avg. Loss: 7.133018704503774</text:p>
      <text:p text:style-name="Standard">Epoch: 23, Batch: 650, Avg. Loss: 7.2464035205543045</text:p>
      <text:p text:style-name="Standard">Epoch: 23, Batch: 660, Avg. Loss: 7.356710395962</text:p>
      <text:p text:style-name="Standard">Epoch: 23, Batch: 670, Avg. Loss: 7.472579061985016</text:p>
      <text:p text:style-name="Standard">Epoch: 23, Batch: 680, Avg. Loss: 7.591366472840309</text:p>
      <text:p text:style-name="Standard">Epoch: 23, Batch: 690, Avg. Loss: 7.718408920615912</text:p>
      <text:p text:style-name="Standard">Epoch: 23, Batch: 700, Avg. Loss: 7.84253388941288</text:p>
      <text:p text:style-name="Standard">Epoch: 23, Batch: 710, Avg. Loss: 7.964336679875851</text:p>
      <text:p text:style-name="Standard">Epoch: 23, Batch: 720, Avg. Loss: 8.081130243092776</text:p>
      <text:p text:style-name="Standard">Epoch: 23, Batch: 730, Avg. Loss: 8.20575577840209</text:p>
      <text:p text:style-name="Standard">Epoch: 23, Batch: 740, Avg. Loss: 8.326954145729541</text:p>
      <text:p text:style-name="Standard">Epoch: 23, Batch: 750, Avg. Loss: 8.440653957426548</text:p>
      <text:p text:style-name="Standard">Epoch: 23, Batch: 760, Avg. Loss: 8.552154753357172</text:p>
      <text:p text:style-name="Standard">Epoch: 23, Batch: 770, Avg. Loss: 8.674877221137285</text:p>
      <text:p text:style-name="Standard">Epoch: 23, Batch: 780, Avg. Loss: 8.787768357992173</text:p>
      <text:p text:style-name="Standard">Epoch: 23, Batch: 790, Avg. Loss: 8.905985045433045</text:p>
      <text:p text:style-name="Standard">Epoch: 23, Batch: 800, Avg. Loss: 9.031763929128648</text:p>
      <text:p text:style-name="Standard"><text:soft-page-break/>Epoch: 23, Batch: 810, Avg. Loss: 9.147956386953592</text:p>
      <text:p text:style-name="Standard">Epoch: 23, Batch: 820, Avg. Loss: 9.262060596048832</text:p>
      <text:p text:style-name="Standard">Epoch: 23, Batch: 830, Avg. Loss: 9.382016529142856</text:p>
      <text:p text:style-name="Standard">Epoch: 23, Batch: 840, Avg. Loss: 9.507237573713065</text:p>
      <text:p text:style-name="Standard">Epoch: 23, Batch: 850, Avg. Loss: 9.630862210690974</text:p>
      <text:p text:style-name="Standard">Epoch: 23, Batch: 860, Avg. Loss: 9.73515739440918</text:p>
      <text:p text:style-name="Standard">Epoch: 23, Batch: 870, Avg. Loss: 9.853406492620707</text:p>
      <text:p text:style-name="Standard">Epoch: 23, Batch: 880, Avg. Loss: 9.979853189736605</text:p>
      <text:p text:style-name="Standard">Epoch: 23, Batch: 890, Avg. Loss: 10.115434938669205</text:p>
      <text:p text:style-name="Standard">Epoch: 23, Batch: 900, Avg. Loss: 10.244826575368643</text:p>
      <text:p text:style-name="Standard">Epoch: 23, Batch: 910, Avg. Loss: 10.379786437004805</text:p>
      <text:p text:style-name="Standard">Epoch: 23, Batch: 920, Avg. Loss: 10.505666872859</text:p>
      <text:p text:style-name="Standard">Epoch: 23, Batch: 930, Avg. Loss: 10.627796403318644</text:p>
      <text:p text:style-name="Standard">Epoch: 23, Batch: 940, Avg. Loss: 10.744680646806955</text:p>
      <text:p text:style-name="Standard">Epoch: 23, Batch: 950, Avg. Loss: 10.861827523261308</text:p>
      <text:p text:style-name="Standard">Epoch: 23, Batch: 960, Avg. Loss: 10.985815466195344</text:p>
      <text:p text:style-name="Standard">Epoch: 23, Batch: 970, Avg. Loss: 11.103264995664357</text:p>
      <text:p text:style-name="Standard">Epoch: 23, Batch: 980, Avg. Loss: 11.219916919618845</text:p>
      <text:p text:style-name="Standard">Epoch: 23, Batch: 990, Avg. Loss: 11.341701208800078</text:p>
      <text:p text:style-name="Standard">Epoch: 23, Batch: 1000, Avg. Loss: 11.461587673425674</text:p>
      <text:p text:style-name="Standard">Epoch: 24, Batch: 10, Avg. Loss: 0.09572847113013268</text:p>
      <text:p text:style-name="Standard">Epoch: 24, Batch: 20, Avg. Loss: 0.19266598224639891</text:p>
      <text:p text:style-name="Standard">Epoch: 24, Batch: 30, Avg. Loss: 0.29898433983325956</text:p>
      <text:p text:style-name="Standard">Epoch: 24, Batch: 40, Avg. Loss: 0.4001718655228615</text:p>
      <text:p text:style-name="Standard">Epoch: 24, Batch: 50, Avg. Loss: 0.489261095225811</text:p>
      <text:p text:style-name="Standard">Epoch: 24, Batch: 60, Avg. Loss: 0.5882733166217804</text:p>
      <text:p text:style-name="Standard">Epoch: 24, Batch: 70, Avg. Loss: 0.6863230340182781</text:p>
      <text:p text:style-name="Standard">Epoch: 24, Batch: 80, Avg. Loss: 0.7800816588103772</text:p>
      <text:p text:style-name="Standard">Epoch: 24, Batch: 90, Avg. Loss: 0.879471804201603</text:p>
      <text:p text:style-name="Standard">Epoch: 24, Batch: 100, Avg. Loss: 0.9707947544753551</text:p>
      <text:p text:style-name="Standard">Epoch: 24, Batch: 110, Avg. Loss: 1.0652512930333615</text:p>
      <text:p text:style-name="Standard">Epoch: 24, Batch: 120, Avg. Loss: 1.1716258481144906</text:p>
      <text:p text:style-name="Standard">Epoch: 24, Batch: 130, Avg. Loss: 1.2810774959623814</text:p>
      <text:p text:style-name="Standard">Epoch: 24, Batch: 140, Avg. Loss: 1.3788441970944405</text:p>
      <text:p text:style-name="Standard">Epoch: 24, Batch: 150, Avg. Loss: 1.485738291591406</text:p>
      <text:p text:style-name="Standard">Epoch: 24, Batch: 160, Avg. Loss: 1.5837843343615532</text:p>
      <text:p text:style-name="Standard">Epoch: 24, Batch: 170, Avg. Loss: 1.68008136972785</text:p>
      <text:p text:style-name="Standard">Epoch: 24, Batch: 180, Avg. Loss: 1.7812861569225789</text:p>
      <text:p text:style-name="Standard">Epoch: 24, Batch: 190, Avg. Loss: 1.8827986419200897</text:p>
      <text:p text:style-name="Standard">Epoch: 24, Batch: 200, Avg. Loss: 1.9784585289657115</text:p>
      <text:p text:style-name="Standard">Epoch: 24, Batch: 210, Avg. Loss: 2.083911769837141</text:p>
      <text:p text:style-name="Standard">Epoch: 24, Batch: 220, Avg. Loss: 2.191330209374428</text:p>
      <text:p text:style-name="Standard">Epoch: 24, Batch: 230, Avg. Loss: 2.3009709127247335</text:p>
      <text:p text:style-name="Standard">Epoch: 24, Batch: 240, Avg. Loss: 2.414596887677908</text:p>
      <text:p text:style-name="Standard">Epoch: 24, Batch: 250, Avg. Loss: 2.5254857145249843</text:p>
      <text:p text:style-name="Standard">Epoch: 24, Batch: 260, Avg. Loss: 2.6321705102920534</text:p>
      <text:p text:style-name="Standard">Epoch: 24, Batch: 270, Avg. Loss: 2.735858576744795</text:p>
      <text:p text:style-name="Standard">Epoch: 24, Batch: 280, Avg. Loss: 2.843471119552851</text:p>
      <text:p text:style-name="Standard">Epoch: 24, Batch: 290, Avg. Loss: 2.9519366033375265</text:p>
      <text:p text:style-name="Standard"><text:soft-page-break/>Epoch: 24, Batch: 300, Avg. Loss: 3.0574987322092055</text:p>
      <text:p text:style-name="Standard">Epoch: 24, Batch: 310, Avg. Loss: 3.154611571133137</text:p>
      <text:p text:style-name="Standard">Epoch: 24, Batch: 320, Avg. Loss: 3.252902586758137</text:p>
      <text:p text:style-name="Standard">Epoch: 24, Batch: 330, Avg. Loss: 3.3521940797567367</text:p>
      <text:p text:style-name="Standard">Epoch: 24, Batch: 340, Avg. Loss: 3.4585680842399595</text:p>
      <text:p text:style-name="Standard">Epoch: 24, Batch: 350, Avg. Loss: 3.5689954861998556</text:p>
      <text:p text:style-name="Standard">Epoch: 24, Batch: 360, Avg. Loss: 3.670131953060627</text:p>
      <text:p text:style-name="Standard">Epoch: 24, Batch: 370, Avg. Loss: 3.7819623216986655</text:p>
      <text:p text:style-name="Standard">Epoch: 24, Batch: 380, Avg. Loss: 3.9005218036472797</text:p>
      <text:p text:style-name="Standard">Epoch: 24, Batch: 390, Avg. Loss: 4.008139339834452</text:p>
      <text:p text:style-name="Standard">Epoch: 24, Batch: 400, Avg. Loss: 4.113646806031466</text:p>
      <text:p text:style-name="Standard">Epoch: 24, Batch: 410, Avg. Loss: 4.217123475670815</text:p>
      <text:p text:style-name="Standard">Epoch: 24, Batch: 420, Avg. Loss: 4.32614733055234</text:p>
      <text:p text:style-name="Standard">Epoch: 24, Batch: 430, Avg. Loss: 4.433617624640465</text:p>
      <text:p text:style-name="Standard">Epoch: 24, Batch: 440, Avg. Loss: 4.536532323807478</text:p>
      <text:p text:style-name="Standard">Epoch: 24, Batch: 450, Avg. Loss: 4.646956224739552</text:p>
      <text:p text:style-name="Standard">Epoch: 24, Batch: 460, Avg. Loss: 4.757575027644634</text:p>
      <text:p text:style-name="Standard">Epoch: 24, Batch: 470, Avg. Loss: 4.859748184680939</text:p>
      <text:p text:style-name="Standard">Epoch: 24, Batch: 480, Avg. Loss: 4.9661604829132555</text:p>
      <text:p text:style-name="Standard">Epoch: 24, Batch: 490, Avg. Loss: 5.065312258899212</text:p>
      <text:p text:style-name="Standard">Epoch: 24, Batch: 500, Avg. Loss: 5.174529273808003</text:p>
      <text:p text:style-name="Standard">Epoch: 24, Batch: 510, Avg. Loss: 5.28701985552907</text:p>
      <text:p text:style-name="Standard">Epoch: 24, Batch: 520, Avg. Loss: 5.385370447486639</text:p>
      <text:p text:style-name="Standard">Epoch: 24, Batch: 530, Avg. Loss: 5.488813089579343</text:p>
      <text:p text:style-name="Standard">Epoch: 24, Batch: 540, Avg. Loss: 5.59818567931652</text:p>
      <text:p text:style-name="Standard">Epoch: 24, Batch: 550, Avg. Loss: 5.700835958123207</text:p>
      <text:p text:style-name="Standard">Epoch: 24, Batch: 560, Avg. Loss: 5.808374778181315</text:p>
      <text:p text:style-name="Standard">Epoch: 24, Batch: 570, Avg. Loss: 5.911709892004728</text:p>
      <text:p text:style-name="Standard">Epoch: 24, Batch: 580, Avg. Loss: 6.0150064557790754</text:p>
      <text:p text:style-name="Standard">Epoch: 24, Batch: 590, Avg. Loss: 6.121129909902811</text:p>
      <text:p text:style-name="Standard">Epoch: 24, Batch: 600, Avg. Loss: 6.232274170964956</text:p>
      <text:p text:style-name="Standard">Epoch: 24, Batch: 610, Avg. Loss: 6.34253952652216</text:p>
      <text:p text:style-name="Standard">Epoch: 24, Batch: 620, Avg. Loss: 6.447136334329843</text:p>
      <text:p text:style-name="Standard">Epoch: 24, Batch: 630, Avg. Loss: 6.552877561748028</text:p>
      <text:p text:style-name="Standard">Epoch: 24, Batch: 640, Avg. Loss: 6.65833140835166</text:p>
      <text:p text:style-name="Standard">Epoch: 24, Batch: 650, Avg. Loss: 6.761812376976013</text:p>
      <text:p text:style-name="Standard">Epoch: 24, Batch: 660, Avg. Loss: 6.8747239917516705</text:p>
      <text:p text:style-name="Standard">Epoch: 24, Batch: 670, Avg. Loss: 6.981759107112884</text:p>
      <text:p text:style-name="Standard">Epoch: 24, Batch: 680, Avg. Loss: 7.09008726477623</text:p>
      <text:p text:style-name="Standard">Epoch: 24, Batch: 690, Avg. Loss: 7.200402618199587</text:p>
      <text:p text:style-name="Standard">Epoch: 24, Batch: 700, Avg. Loss: 7.307511997222901</text:p>
      <text:p text:style-name="Standard">Epoch: 24, Batch: 710, Avg. Loss: 7.418602415174246</text:p>
      <text:p text:style-name="Standard">Epoch: 24, Batch: 720, Avg. Loss: 7.52802491337061</text:p>
      <text:p text:style-name="Standard">Epoch: 24, Batch: 730, Avg. Loss: 7.639593938738107</text:p>
      <text:p text:style-name="Standard">Epoch: 24, Batch: 740, Avg. Loss: 7.7532216846942905</text:p>
      <text:p text:style-name="Standard">Epoch: 24, Batch: 750, Avg. Loss: 7.871637209504843</text:p>
      <text:p text:style-name="Standard">Epoch: 24, Batch: 760, Avg. Loss: 7.979479503631592</text:p>
      <text:p text:style-name="Standard">Epoch: 24, Batch: 770, Avg. Loss: 8.087063552439213</text:p>
      <text:p text:style-name="Standard">Epoch: 24, Batch: 780, Avg. Loss: 8.211636392772197</text:p>
      <text:p text:style-name="Standard"><text:soft-page-break/>Epoch: 24, Batch: 790, Avg. Loss: 8.325445006787778</text:p>
      <text:p text:style-name="Standard">Epoch: 24, Batch: 800, Avg. Loss: 8.440358569473029</text:p>
      <text:p text:style-name="Standard">Epoch: 24, Batch: 810, Avg. Loss: 8.560767759382724</text:p>
      <text:p text:style-name="Standard">Epoch: 24, Batch: 820, Avg. Loss: 8.669992922991515</text:p>
      <text:p text:style-name="Standard">Epoch: 24, Batch: 830, Avg. Loss: 8.77883098423481</text:p>
      <text:p text:style-name="Standard">Epoch: 24, Batch: 840, Avg. Loss: 8.896156504750252</text:p>
      <text:p text:style-name="Standard">Epoch: 24, Batch: 850, Avg. Loss: 9.013039722293616</text:p>
      <text:p text:style-name="Standard">Epoch: 24, Batch: 860, Avg. Loss: 9.124006143212318</text:p>
      <text:p text:style-name="Standard">Epoch: 24, Batch: 870, Avg. Loss: 9.251604070514441</text:p>
      <text:p text:style-name="Standard">Epoch: 24, Batch: 880, Avg. Loss: 9.376163399964572</text:p>
      <text:p text:style-name="Standard">Epoch: 24, Batch: 890, Avg. Loss: 9.500713091343641</text:p>
      <text:p text:style-name="Standard">Epoch: 24, Batch: 900, Avg. Loss: 9.618652196228505</text:p>
      <text:p text:style-name="Standard">Epoch: 24, Batch: 910, Avg. Loss: 9.72992857992649</text:p>
      <text:p text:style-name="Standard">Epoch: 24, Batch: 920, Avg. Loss: 9.84810691550374</text:p>
      <text:p text:style-name="Standard">Epoch: 24, Batch: 930, Avg. Loss: 9.979891619831324</text:p>
      <text:p text:style-name="Standard">Epoch: 24, Batch: 940, Avg. Loss: 10.104475152492522</text:p>
      <text:p text:style-name="Standard">Epoch: 24, Batch: 950, Avg. Loss: 10.232744763046503</text:p>
      <text:p text:style-name="Standard">Epoch: 24, Batch: 960, Avg. Loss: 10.354858529567718</text:p>
      <text:p text:style-name="Standard">Epoch: 24, Batch: 970, Avg. Loss: 10.471162771433592</text:p>
      <text:p text:style-name="Standard">Epoch: 24, Batch: 980, Avg. Loss: 10.588097512722015</text:p>
      <text:p text:style-name="Standard">Epoch: 24, Batch: 990, Avg. Loss: 10.709530621021987</text:p>
      <text:p text:style-name="Standard">Epoch: 24, Batch: 1000, Avg. Loss: 10.830409491807222</text:p>
      <text:p text:style-name="Standard">Epoch: 25, Batch: 10, Avg. Loss: 0.08858161643147469</text:p>
      <text:p text:style-name="Standard">Epoch: 25, Batch: 20, Avg. Loss: 0.18972128853201867</text:p>
      <text:p text:style-name="Standard">Epoch: 25, Batch: 30, Avg. Loss: 0.29128434881567955</text:p>
      <text:p text:style-name="Standard">Epoch: 25, Batch: 40, Avg. Loss: 0.39218427911400794</text:p>
      <text:p text:style-name="Standard">Epoch: 25, Batch: 50, Avg. Loss: 0.48301603719592096</text:p>
      <text:p text:style-name="Standard">Epoch: 25, Batch: 60, Avg. Loss: 0.5784193731844425</text:p>
      <text:p text:style-name="Standard">Epoch: 25, Batch: 70, Avg. Loss: 0.6750829733908177</text:p>
      <text:p text:style-name="Standard">Epoch: 25, Batch: 80, Avg. Loss: 0.7728338450193405</text:p>
      <text:p text:style-name="Standard">Epoch: 25, Batch: 90, Avg. Loss: 0.8807979568839073</text:p>
      <text:p text:style-name="Standard">Epoch: 25, Batch: 100, Avg. Loss: 0.9848269321024418</text:p>
      <text:p text:style-name="Standard">Epoch: 25, Batch: 110, Avg. Loss: 1.0807088144123553</text:p>
      <text:p text:style-name="Standard">Epoch: 25, Batch: 120, Avg. Loss: 1.1710922583937644</text:p>
      <text:p text:style-name="Standard">Epoch: 25, Batch: 130, Avg. Loss: 1.2641966432332992</text:p>
      <text:p text:style-name="Standard">Epoch: 25, Batch: 140, Avg. Loss: 1.3782400652766227</text:p>
      <text:p text:style-name="Standard">Epoch: 25, Batch: 150, Avg. Loss: 1.4796437673270701</text:p>
      <text:p text:style-name="Standard">Epoch: 25, Batch: 160, Avg. Loss: 1.572588500380516</text:p>
      <text:p text:style-name="Standard">Epoch: 25, Batch: 170, Avg. Loss: 1.6682964906096458</text:p>
      <text:p text:style-name="Standard">Epoch: 25, Batch: 180, Avg. Loss: 1.7631410248577595</text:p>
      <text:p text:style-name="Standard">Epoch: 25, Batch: 190, Avg. Loss: 1.8548793278634548</text:p>
      <text:p text:style-name="Standard">Epoch: 25, Batch: 200, Avg. Loss: 1.9560121163725852</text:p>
      <text:p text:style-name="Standard">Epoch: 25, Batch: 210, Avg. Loss: 2.0643125660717487</text:p>
      <text:p text:style-name="Standard">Epoch: 25, Batch: 220, Avg. Loss: 2.159520509094</text:p>
      <text:p text:style-name="Standard">Epoch: 25, Batch: 230, Avg. Loss: 2.257876713573933</text:p>
      <text:p text:style-name="Standard">Epoch: 25, Batch: 240, Avg. Loss: 2.34885281175375</text:p>
      <text:p text:style-name="Standard">Epoch: 25, Batch: 250, Avg. Loss: 2.439201882481575</text:p>
      <text:p text:style-name="Standard">Epoch: 25, Batch: 260, Avg. Loss: 2.539324605464935</text:p>
      <text:p text:style-name="Standard">Epoch: 25, Batch: 270, Avg. Loss: 2.6284846641123294</text:p>
      <text:p text:style-name="Standard"><text:soft-page-break/>Epoch: 25, Batch: 280, Avg. Loss: 2.7182172417640684</text:p>
      <text:p text:style-name="Standard">Epoch: 25, Batch: 290, Avg. Loss: 2.8135603703558445</text:p>
      <text:p text:style-name="Standard">Epoch: 25, Batch: 300, Avg. Loss: 2.909233858436346</text:p>
      <text:p text:style-name="Standard">Epoch: 25, Batch: 310, Avg. Loss: 3.006095925718546</text:p>
      <text:p text:style-name="Standard">Epoch: 25, Batch: 320, Avg. Loss: 3.1018243789672852</text:p>
      <text:p text:style-name="Standard">Epoch: 25, Batch: 330, Avg. Loss: 3.1952319130301476</text:p>
      <text:p text:style-name="Standard">Epoch: 25, Batch: 340, Avg. Loss: 3.2947495646774767</text:p>
      <text:p text:style-name="Standard">Epoch: 25, Batch: 350, Avg. Loss: 3.393382551521063</text:p>
      <text:p text:style-name="Standard">Epoch: 25, Batch: 360, Avg. Loss: 3.490882086753845</text:p>
      <text:p text:style-name="Standard">Epoch: 25, Batch: 370, Avg. Loss: 3.5927208006381988</text:p>
      <text:p text:style-name="Standard">Epoch: 25, Batch: 380, Avg. Loss: 3.6956139534711836</text:p>
      <text:p text:style-name="Standard">Epoch: 25, Batch: 390, Avg. Loss: 3.794656044989824</text:p>
      <text:p text:style-name="Standard">Epoch: 25, Batch: 400, Avg. Loss: 3.9064996942877768</text:p>
      <text:p text:style-name="Standard">Epoch: 25, Batch: 410, Avg. Loss: 4.003412906080484</text:p>
      <text:p text:style-name="Standard">Epoch: 25, Batch: 420, Avg. Loss: 4.100156396627426</text:p>
      <text:p text:style-name="Standard">Epoch: 25, Batch: 430, Avg. Loss: 4.204230635613203</text:p>
      <text:p text:style-name="Standard">Epoch: 25, Batch: 440, Avg. Loss: 4.302530258893967</text:p>
      <text:p text:style-name="Standard">Epoch: 25, Batch: 450, Avg. Loss: 4.394449903070926</text:p>
      <text:p text:style-name="Standard">Epoch: 25, Batch: 460, Avg. Loss: 4.490153155475855</text:p>
      <text:p text:style-name="Standard">Epoch: 25, Batch: 470, Avg. Loss: 4.59320114031434</text:p>
      <text:p text:style-name="Standard">Epoch: 25, Batch: 480, Avg. Loss: 4.688168448209763</text:p>
      <text:p text:style-name="Standard">Epoch: 25, Batch: 490, Avg. Loss: 4.78184911608696</text:p>
      <text:p text:style-name="Standard">Epoch: 25, Batch: 500, Avg. Loss: 4.892248843610287</text:p>
      <text:p text:style-name="Standard">Epoch: 25, Batch: 510, Avg. Loss: 4.996336487680674</text:p>
      <text:p text:style-name="Standard">Epoch: 25, Batch: 520, Avg. Loss: 5.091626734286547</text:p>
      <text:p text:style-name="Standard">Epoch: 25, Batch: 530, Avg. Loss: 5.20007634088397</text:p>
      <text:p text:style-name="Standard">Epoch: 25, Batch: 540, Avg. Loss: 5.303974509239197</text:p>
      <text:p text:style-name="Standard">Epoch: 25, Batch: 550, Avg. Loss: 5.407671589404345</text:p>
      <text:p text:style-name="Standard">Epoch: 25, Batch: 560, Avg. Loss: 5.512997566908598</text:p>
      <text:p text:style-name="Standard">Epoch: 25, Batch: 570, Avg. Loss: 5.610674393922091</text:p>
      <text:p text:style-name="Standard">Epoch: 25, Batch: 580, Avg. Loss: 5.720229659974575</text:p>
      <text:p text:style-name="Standard">Epoch: 25, Batch: 590, Avg. Loss: 5.82130738273263</text:p>
      <text:p text:style-name="Standard">Epoch: 25, Batch: 600, Avg. Loss: 5.932773663848638</text:p>
      <text:p text:style-name="Standard">Epoch: 25, Batch: 610, Avg. Loss: 6.040983448922634</text:p>
      <text:p text:style-name="Standard">Epoch: 25, Batch: 620, Avg. Loss: 6.148909698426723</text:p>
      <text:p text:style-name="Standard">Epoch: 25, Batch: 630, Avg. Loss: 6.258965988457203</text:p>
      <text:p text:style-name="Standard">Epoch: 25, Batch: 640, Avg. Loss: 6.360655356198549</text:p>
      <text:p text:style-name="Standard">Epoch: 25, Batch: 650, Avg. Loss: 6.471373189240694</text:p>
      <text:p text:style-name="Standard">Epoch: 25, Batch: 660, Avg. Loss: 6.576539061963558</text:p>
      <text:p text:style-name="Standard">Epoch: 25, Batch: 670, Avg. Loss: 6.680041285604238</text:p>
      <text:p text:style-name="Standard">Epoch: 25, Batch: 680, Avg. Loss: 6.783820057660341</text:p>
      <text:p text:style-name="Standard">Epoch: 25, Batch: 690, Avg. Loss: 6.904302943497896</text:p>
      <text:p text:style-name="Standard">Epoch: 25, Batch: 700, Avg. Loss: 7.010861980915069</text:p>
      <text:p text:style-name="Standard">Epoch: 25, Batch: 710, Avg. Loss: 7.119961533695459</text:p>
      <text:p text:style-name="Standard">Epoch: 25, Batch: 720, Avg. Loss: 7.221773099899292</text:p>
      <text:p text:style-name="Standard">Epoch: 25, Batch: 730, Avg. Loss: 7.3317378051579</text:p>
      <text:p text:style-name="Standard">Epoch: 25, Batch: 740, Avg. Loss: 7.444817654043436</text:p>
      <text:p text:style-name="Standard">Epoch: 25, Batch: 750, Avg. Loss: 7.556470215320587</text:p>
      <text:p text:style-name="Standard">Epoch: 25, Batch: 760, Avg. Loss: 7.669665317237377</text:p>
      <text:p text:style-name="Standard"><text:soft-page-break/>Epoch: 25, Batch: 770, Avg. Loss: 7.783365853875876</text:p>
      <text:p text:style-name="Standard">Epoch: 25, Batch: 780, Avg. Loss: 7.890311386436224</text:p>
      <text:p text:style-name="Standard">Epoch: 25, Batch: 790, Avg. Loss: 7.997762550413609</text:p>
      <text:p text:style-name="Standard">Epoch: 25, Batch: 800, Avg. Loss: 8.105292630195617</text:p>
      <text:p text:style-name="Standard">Epoch: 25, Batch: 810, Avg. Loss: 8.220755384862423</text:p>
      <text:p text:style-name="Standard">Epoch: 25, Batch: 820, Avg. Loss: 8.336893572658301</text:p>
      <text:p text:style-name="Standard">Epoch: 25, Batch: 830, Avg. Loss: 8.445497472584247</text:p>
      <text:p text:style-name="Standard">Epoch: 25, Batch: 840, Avg. Loss: 8.549060482531786</text:p>
      <text:p text:style-name="Standard">Epoch: 25, Batch: 850, Avg. Loss: 8.651940342783927</text:p>
      <text:p text:style-name="Standard">Epoch: 25, Batch: 860, Avg. Loss: 8.762583730369807</text:p>
      <text:p text:style-name="Standard">Epoch: 25, Batch: 870, Avg. Loss: 8.879730144888162</text:p>
      <text:p text:style-name="Standard">Epoch: 25, Batch: 880, Avg. Loss: 8.98864996805787</text:p>
      <text:p text:style-name="Standard">Epoch: 25, Batch: 890, Avg. Loss: 9.10335376933217</text:p>
      <text:p text:style-name="Standard">Epoch: 25, Batch: 900, Avg. Loss: 9.213641079515218</text:p>
      <text:p text:style-name="Standard">Epoch: 25, Batch: 910, Avg. Loss: 9.316115707159042</text:p>
      <text:p text:style-name="Standard">Epoch: 25, Batch: 920, Avg. Loss: 9.429060708731413</text:p>
      <text:p text:style-name="Standard">Epoch: 25, Batch: 930, Avg. Loss: 9.549414409697055</text:p>
      <text:p text:style-name="Standard">Epoch: 25, Batch: 940, Avg. Loss: 9.664892484247684</text:p>
      <text:p text:style-name="Standard">Epoch: 25, Batch: 950, Avg. Loss: 9.783840911090374</text:p>
      <text:p text:style-name="Standard">Epoch: 25, Batch: 960, Avg. Loss: 9.891448311507702</text:p>
      <text:p text:style-name="Standard">Epoch: 25, Batch: 970, Avg. Loss: 10.0072511613369</text:p>
      <text:p text:style-name="Standard">Epoch: 25, Batch: 980, Avg. Loss: 10.119771513342858</text:p>
      <text:p text:style-name="Standard">Epoch: 25, Batch: 990, Avg. Loss: 10.233638428151608</text:p>
      <text:p text:style-name="Standard">Epoch: 25, Batch: 1000, Avg. Loss: 10.350869819521904</text:p>
      <text:p text:style-name="Standard">Epoch: 26, Batch: 10, Avg. Loss: 0.08935160785913468</text:p>
      <text:p text:style-name="Standard">Epoch: 26, Batch: 20, Avg. Loss: 0.17951178476214408</text:p>
      <text:p text:style-name="Standard">Epoch: 26, Batch: 30, Avg. Loss: 0.26673610135912895</text:p>
      <text:p text:style-name="Standard">Epoch: 26, Batch: 40, Avg. Loss: 0.35353629514575</text:p>
      <text:p text:style-name="Standard">Epoch: 26, Batch: 50, Avg. Loss: 0.44297605082392694</text:p>
      <text:p text:style-name="Standard">Epoch: 26, Batch: 60, Avg. Loss: 0.5272702086716891</text:p>
      <text:p text:style-name="Standard">Epoch: 26, Batch: 70, Avg. Loss: 0.6103759530931712</text:p>
      <text:p text:style-name="Standard">Epoch: 26, Batch: 80, Avg. Loss: 0.6972407598048449</text:p>
      <text:p text:style-name="Standard">Epoch: 26, Batch: 90, Avg. Loss: 0.7901620373129845</text:p>
      <text:p text:style-name="Standard">Epoch: 26, Batch: 100, Avg. Loss: 0.8779985349625349</text:p>
      <text:p text:style-name="Standard">Epoch: 26, Batch: 110, Avg. Loss: 0.9747715223580599</text:p>
      <text:p text:style-name="Standard">Epoch: 26, Batch: 120, Avg. Loss: 1.0665218483656644</text:p>
      <text:p text:style-name="Standard">Epoch: 26, Batch: 130, Avg. Loss: 1.1573997642844915</text:p>
      <text:p text:style-name="Standard">Epoch: 26, Batch: 140, Avg. Loss: 1.2475209895521402</text:p>
      <text:p text:style-name="Standard">Epoch: 26, Batch: 150, Avg. Loss: 1.3383751716464758</text:p>
      <text:p text:style-name="Standard">Epoch: 26, Batch: 160, Avg. Loss: 1.432075970992446</text:p>
      <text:p text:style-name="Standard">Epoch: 26, Batch: 170, Avg. Loss: 1.5319905322045089</text:p>
      <text:p text:style-name="Standard">Epoch: 26, Batch: 180, Avg. Loss: 1.6231155086308717</text:p>
      <text:p text:style-name="Standard">Epoch: 26, Batch: 190, Avg. Loss: 1.7086790647357701</text:p>
      <text:p text:style-name="Standard">Epoch: 26, Batch: 200, Avg. Loss: 1.8135849598795175</text:p>
      <text:p text:style-name="Standard">Epoch: 26, Batch: 210, Avg. Loss: 1.9074549254029989</text:p>
      <text:p text:style-name="Standard">Epoch: 26, Batch: 220, Avg. Loss: 2.001814800128341</text:p>
      <text:p text:style-name="Standard">Epoch: 26, Batch: 230, Avg. Loss: 2.093470099195838</text:p>
      <text:p text:style-name="Standard">Epoch: 26, Batch: 240, Avg. Loss: 2.1959364857524633</text:p>
      <text:p text:style-name="Standard">Epoch: 26, Batch: 250, Avg. Loss: 2.2883956242352723</text:p>
      <text:p text:style-name="Standard"><text:soft-page-break/>Epoch: 26, Batch: 260, Avg. Loss: 2.3793010387569664</text:p>
      <text:p text:style-name="Standard">Epoch: 26, Batch: 270, Avg. Loss: 2.475589196756482</text:p>
      <text:p text:style-name="Standard">Epoch: 26, Batch: 280, Avg. Loss: 2.5691709253937005</text:p>
      <text:p text:style-name="Standard">Epoch: 26, Batch: 290, Avg. Loss: 2.665502929314971</text:p>
      <text:p text:style-name="Standard">Epoch: 26, Batch: 300, Avg. Loss: 2.754895365610719</text:p>
      <text:p text:style-name="Standard">Epoch: 26, Batch: 310, Avg. Loss: 2.8464976701885463</text:p>
      <text:p text:style-name="Standard">Epoch: 26, Batch: 320, Avg. Loss: 2.939416055008769</text:p>
      <text:p text:style-name="Standard">Epoch: 26, Batch: 330, Avg. Loss: 3.034399166330695</text:p>
      <text:p text:style-name="Standard">Epoch: 26, Batch: 340, Avg. Loss: 3.1284084778279064</text:p>
      <text:p text:style-name="Standard">Epoch: 26, Batch: 350, Avg. Loss: 3.2277783166617153</text:p>
      <text:p text:style-name="Standard">Epoch: 26, Batch: 360, Avg. Loss: 3.321876058354974</text:p>
      <text:p text:style-name="Standard">Epoch: 26, Batch: 370, Avg. Loss: 3.414133046194911</text:p>
      <text:p text:style-name="Standard">Epoch: 26, Batch: 380, Avg. Loss: 3.5050331730395556</text:p>
      <text:p text:style-name="Standard">Epoch: 26, Batch: 390, Avg. Loss: 3.600613569840789</text:p>
      <text:p text:style-name="Standard">Epoch: 26, Batch: 400, Avg. Loss: 3.709202780947089</text:p>
      <text:p text:style-name="Standard">Epoch: 26, Batch: 410, Avg. Loss: 3.812380446866155</text:p>
      <text:p text:style-name="Standard">Epoch: 26, Batch: 420, Avg. Loss: 3.9109679613262416</text:p>
      <text:p text:style-name="Standard">Epoch: 26, Batch: 430, Avg. Loss: 4.005722488835454</text:p>
      <text:p text:style-name="Standard">Epoch: 26, Batch: 440, Avg. Loss: 4.105235853418708</text:p>
      <text:p text:style-name="Standard">Epoch: 26, Batch: 450, Avg. Loss: 4.196635811403394</text:p>
      <text:p text:style-name="Standard">Epoch: 26, Batch: 460, Avg. Loss: 4.2973237294703726</text:p>
      <text:p text:style-name="Standard">Epoch: 26, Batch: 470, Avg. Loss: 4.400566122308374</text:p>
      <text:p text:style-name="Standard">Epoch: 26, Batch: 480, Avg. Loss: 4.50506438575685</text:p>
      <text:p text:style-name="Standard">Epoch: 26, Batch: 490, Avg. Loss: 4.602279600873589</text:p>
      <text:p text:style-name="Standard">Epoch: 26, Batch: 500, Avg. Loss: 4.7057228673249485</text:p>
      <text:p text:style-name="Standard">Epoch: 26, Batch: 510, Avg. Loss: 4.80539889074862</text:p>
      <text:p text:style-name="Standard">Epoch: 26, Batch: 520, Avg. Loss: 4.904495264962316</text:p>
      <text:p text:style-name="Standard">Epoch: 26, Batch: 530, Avg. Loss: 5.002402262762189</text:p>
      <text:p text:style-name="Standard">Epoch: 26, Batch: 540, Avg. Loss: 5.103541177138686</text:p>
      <text:p text:style-name="Standard">Epoch: 26, Batch: 550, Avg. Loss: 5.201255511865019</text:p>
      <text:p text:style-name="Standard">Epoch: 26, Batch: 560, Avg. Loss: 5.304039529338479</text:p>
      <text:p text:style-name="Standard">Epoch: 26, Batch: 570, Avg. Loss: 5.401361913606524</text:p>
      <text:p text:style-name="Standard">Epoch: 26, Batch: 580, Avg. Loss: 5.504246873036027</text:p>
      <text:p text:style-name="Standard">Epoch: 26, Batch: 590, Avg. Loss: 5.608361633494496</text:p>
      <text:p text:style-name="Standard">Epoch: 26, Batch: 600, Avg. Loss: 5.703141624853015</text:p>
      <text:p text:style-name="Standard">Epoch: 26, Batch: 610, Avg. Loss: 5.8082305226475</text:p>
      <text:p text:style-name="Standard">Epoch: 26, Batch: 620, Avg. Loss: 5.909034141525626</text:p>
      <text:p text:style-name="Standard">Epoch: 26, Batch: 630, Avg. Loss: 6.00917243771255</text:p>
      <text:p text:style-name="Standard">Epoch: 26, Batch: 640, Avg. Loss: 6.105094879493118</text:p>
      <text:p text:style-name="Standard">Epoch: 26, Batch: 650, Avg. Loss: 6.210750046744943</text:p>
      <text:p text:style-name="Standard">Epoch: 26, Batch: 660, Avg. Loss: 6.3198182310909035</text:p>
      <text:p text:style-name="Standard">Epoch: 26, Batch: 670, Avg. Loss: 6.427317817881703</text:p>
      <text:p text:style-name="Standard">Epoch: 26, Batch: 680, Avg. Loss: 6.53000788576901</text:p>
      <text:p text:style-name="Standard">Epoch: 26, Batch: 690, Avg. Loss: 6.635095058754087</text:p>
      <text:p text:style-name="Standard">Epoch: 26, Batch: 700, Avg. Loss: 6.737836801633239</text:p>
      <text:p text:style-name="Standard">Epoch: 26, Batch: 710, Avg. Loss: 6.850446150079369</text:p>
      <text:p text:style-name="Standard">Epoch: 26, Batch: 720, Avg. Loss: 6.959481513872743</text:p>
      <text:p text:style-name="Standard">Epoch: 26, Batch: 730, Avg. Loss: 7.0758842002600435</text:p>
      <text:p text:style-name="Standard">Epoch: 26, Batch: 740, Avg. Loss: 7.179428647831083</text:p>
      <text:p text:style-name="Standard"><text:soft-page-break/>Epoch: 26, Batch: 750, Avg. Loss: 7.281348175182939</text:p>
      <text:p text:style-name="Standard">Epoch: 26, Batch: 760, Avg. Loss: 7.381616766378284</text:p>
      <text:p text:style-name="Standard">Epoch: 26, Batch: 770, Avg. Loss: 7.48621010966599</text:p>
      <text:p text:style-name="Standard">Epoch: 26, Batch: 780, Avg. Loss: 7.585730597749352</text:p>
      <text:p text:style-name="Standard">Epoch: 26, Batch: 790, Avg. Loss: 7.70133556984365</text:p>
      <text:p text:style-name="Standard">Epoch: 26, Batch: 800, Avg. Loss: 7.819496190920472</text:p>
      <text:p text:style-name="Standard">Epoch: 26, Batch: 810, Avg. Loss: 7.935890189930797</text:p>
      <text:p text:style-name="Standard">Epoch: 26, Batch: 820, Avg. Loss: 8.04236877374351</text:p>
      <text:p text:style-name="Standard">Epoch: 26, Batch: 830, Avg. Loss: 8.151325933262706</text:p>
      <text:p text:style-name="Standard">Epoch: 26, Batch: 840, Avg. Loss: 8.260029684379697</text:p>
      <text:p text:style-name="Standard">Epoch: 26, Batch: 850, Avg. Loss: 8.374944334849715</text:p>
      <text:p text:style-name="Standard">Epoch: 26, Batch: 860, Avg. Loss: 8.485755262896419</text:p>
      <text:p text:style-name="Standard">Epoch: 26, Batch: 870, Avg. Loss: 8.595844389870763</text:p>
      <text:p text:style-name="Standard">Epoch: 26, Batch: 880, Avg. Loss: 8.707270246371626</text:p>
      <text:p text:style-name="Standard">Epoch: 26, Batch: 890, Avg. Loss: 8.814641738310456</text:p>
      <text:p text:style-name="Standard">Epoch: 26, Batch: 900, Avg. Loss: 8.929943968728185</text:p>
      <text:p text:style-name="Standard">Epoch: 26, Batch: 910, Avg. Loss: 9.03752985112369</text:p>
      <text:p text:style-name="Standard">Epoch: 26, Batch: 920, Avg. Loss: 9.148652544990181</text:p>
      <text:p text:style-name="Standard">Epoch: 26, Batch: 930, Avg. Loss: 9.251077508553863</text:p>
      <text:p text:style-name="Standard">Epoch: 26, Batch: 940, Avg. Loss: 9.363544822111725</text:p>
      <text:p text:style-name="Standard">Epoch: 26, Batch: 950, Avg. Loss: 9.469736305251718</text:p>
      <text:p text:style-name="Standard">Epoch: 26, Batch: 960, Avg. Loss: 9.569295792654156</text:p>
      <text:p text:style-name="Standard">Epoch: 26, Batch: 970, Avg. Loss: 9.678142862394452</text:p>
      <text:p text:style-name="Standard">Epoch: 26, Batch: 980, Avg. Loss: 9.792635982111097</text:p>
      <text:p text:style-name="Standard">Epoch: 26, Batch: 990, Avg. Loss: 9.901980386301876</text:p>
      <text:p text:style-name="Standard">Epoch: 26, Batch: 1000, Avg. Loss: 10.007169249281286</text:p>
      <text:p text:style-name="Standard">Epoch: 27, Batch: 10, Avg. Loss: 0.08652893006801606</text:p>
      <text:p text:style-name="Standard">Epoch: 27, Batch: 20, Avg. Loss: 0.17102807462215425</text:p>
      <text:p text:style-name="Standard">Epoch: 27, Batch: 30, Avg. Loss: 0.25005733743309977</text:p>
      <text:p text:style-name="Standard">Epoch: 27, Batch: 40, Avg. Loss: 0.33866569474339486</text:p>
      <text:p text:style-name="Standard">Epoch: 27, Batch: 50, Avg. Loss: 0.4250055722892284</text:p>
      <text:p text:style-name="Standard">Epoch: 27, Batch: 60, Avg. Loss: 0.5112177491188049</text:p>
      <text:p text:style-name="Standard">Epoch: 27, Batch: 70, Avg. Loss: 0.6022747330367565</text:p>
      <text:p text:style-name="Standard">Epoch: 27, Batch: 80, Avg. Loss: 0.6932025581598282</text:p>
      <text:p text:style-name="Standard">Epoch: 27, Batch: 90, Avg. Loss: 0.7728887885808945</text:p>
      <text:p text:style-name="Standard">Epoch: 27, Batch: 100, Avg. Loss: 0.8564099498093128</text:p>
      <text:p text:style-name="Standard">Epoch: 27, Batch: 110, Avg. Loss: 0.9589441977441311</text:p>
      <text:p text:style-name="Standard">Epoch: 27, Batch: 120, Avg. Loss: 1.0600483112037182</text:p>
      <text:p text:style-name="Standard">Epoch: 27, Batch: 130, Avg. Loss: 1.1483480527997016</text:p>
      <text:p text:style-name="Standard">Epoch: 27, Batch: 140, Avg. Loss: 1.232244684547186</text:p>
      <text:p text:style-name="Standard">Epoch: 27, Batch: 150, Avg. Loss: 1.3227419942617415</text:p>
      <text:p text:style-name="Standard">Epoch: 27, Batch: 160, Avg. Loss: 1.4184482648968697</text:p>
      <text:p text:style-name="Standard">Epoch: 27, Batch: 170, Avg. Loss: 1.5175059162080289</text:p>
      <text:p text:style-name="Standard">Epoch: 27, Batch: 180, Avg. Loss: 1.6031432881951333</text:p>
      <text:p text:style-name="Standard">Epoch: 27, Batch: 190, Avg. Loss: 1.6896463759243487</text:p>
      <text:p text:style-name="Standard">Epoch: 27, Batch: 200, Avg. Loss: 1.7776627391576767</text:p>
      <text:p text:style-name="Standard">Epoch: 27, Batch: 210, Avg. Loss: 1.8663499295711516</text:p>
      <text:p text:style-name="Standard">Epoch: 27, Batch: 220, Avg. Loss: 1.9519744612276555</text:p>
      <text:p text:style-name="Standard">Epoch: 27, Batch: 230, Avg. Loss: 2.036359304189682</text:p>
      <text:p text:style-name="Standard"><text:soft-page-break/>Epoch: 27, Batch: 240, Avg. Loss: 2.1288977108895777</text:p>
      <text:p text:style-name="Standard">Epoch: 27, Batch: 250, Avg. Loss: 2.2225334025919437</text:p>
      <text:p text:style-name="Standard">Epoch: 27, Batch: 260, Avg. Loss: 2.3118828400969504</text:p>
      <text:p text:style-name="Standard">Epoch: 27, Batch: 270, Avg. Loss: 2.3990804687142373</text:p>
      <text:p text:style-name="Standard">Epoch: 27, Batch: 280, Avg. Loss: 2.487683041393757</text:p>
      <text:p text:style-name="Standard">Epoch: 27, Batch: 290, Avg. Loss: 2.5757240504026413</text:p>
      <text:p text:style-name="Standard">Epoch: 27, Batch: 300, Avg. Loss: 2.6645834006369116</text:p>
      <text:p text:style-name="Standard">Epoch: 27, Batch: 310, Avg. Loss: 2.749564906209707</text:p>
      <text:p text:style-name="Standard">Epoch: 27, Batch: 320, Avg. Loss: 2.838684153556824</text:p>
      <text:p text:style-name="Standard">Epoch: 27, Batch: 330, Avg. Loss: 2.931489382684231</text:p>
      <text:p text:style-name="Standard">Epoch: 27, Batch: 340, Avg. Loss: 3.024154843389988</text:p>
      <text:p text:style-name="Standard">Epoch: 27, Batch: 350, Avg. Loss: 3.121156559884548</text:p>
      <text:p text:style-name="Standard">Epoch: 27, Batch: 360, Avg. Loss: 3.207087145745754</text:p>
      <text:p text:style-name="Standard">Epoch: 27, Batch: 370, Avg. Loss: 3.3027936652302743</text:p>
      <text:p text:style-name="Standard">Epoch: 27, Batch: 380, Avg. Loss: 3.387627813220024</text:p>
      <text:p text:style-name="Standard">Epoch: 27, Batch: 390, Avg. Loss: 3.4756326504051684</text:p>
      <text:p text:style-name="Standard">Epoch: 27, Batch: 400, Avg. Loss: 3.5644090339541434</text:p>
      <text:p text:style-name="Standard">Epoch: 27, Batch: 410, Avg. Loss: 3.6588332884013655</text:p>
      <text:p text:style-name="Standard">Epoch: 27, Batch: 420, Avg. Loss: 3.759956720471382</text:p>
      <text:p text:style-name="Standard">Epoch: 27, Batch: 430, Avg. Loss: 3.867983390390873</text:p>
      <text:p text:style-name="Standard">Epoch: 27, Batch: 440, Avg. Loss: 3.9737226270139216</text:p>
      <text:p text:style-name="Standard">Epoch: 27, Batch: 450, Avg. Loss: 4.064473375678062</text:p>
      <text:p text:style-name="Standard">Epoch: 27, Batch: 460, Avg. Loss: 4.155648133903742</text:p>
      <text:p text:style-name="Standard">Epoch: 27, Batch: 470, Avg. Loss: 4.244197070598602</text:p>
      <text:p text:style-name="Standard">Epoch: 27, Batch: 480, Avg. Loss: 4.338261850178242</text:p>
      <text:p text:style-name="Standard">Epoch: 27, Batch: 490, Avg. Loss: 4.431351679563522</text:p>
      <text:p text:style-name="Standard">Epoch: 27, Batch: 500, Avg. Loss: 4.528374741971493</text:p>
      <text:p text:style-name="Standard">Epoch: 27, Batch: 510, Avg. Loss: 4.6203153595328335</text:p>
      <text:p text:style-name="Standard">Epoch: 27, Batch: 520, Avg. Loss: 4.712595651298761</text:p>
      <text:p text:style-name="Standard">Epoch: 27, Batch: 530, Avg. Loss: 4.805619177222252</text:p>
      <text:p text:style-name="Standard">Epoch: 27, Batch: 540, Avg. Loss: 4.896241789311171</text:p>
      <text:p text:style-name="Standard">Epoch: 27, Batch: 550, Avg. Loss: 4.990882859379053</text:p>
      <text:p text:style-name="Standard">Epoch: 27, Batch: 560, Avg. Loss: 5.081636778265238</text:p>
      <text:p text:style-name="Standard">Epoch: 27, Batch: 570, Avg. Loss: 5.174395637214184</text:p>
      <text:p text:style-name="Standard">Epoch: 27, Batch: 580, Avg. Loss: 5.264223974198103</text:p>
      <text:p text:style-name="Standard">Epoch: 27, Batch: 590, Avg. Loss: 5.3584382347762585</text:p>
      <text:p text:style-name="Standard">Epoch: 27, Batch: 600, Avg. Loss: 5.4468923665583135</text:p>
      <text:p text:style-name="Standard">Epoch: 27, Batch: 610, Avg. Loss: 5.543404489010572</text:p>
      <text:p text:style-name="Standard">Epoch: 27, Batch: 620, Avg. Loss: 5.638964658975601</text:p>
      <text:p text:style-name="Standard">Epoch: 27, Batch: 630, Avg. Loss: 5.73697497099638</text:p>
      <text:p text:style-name="Standard">Epoch: 27, Batch: 640, Avg. Loss: 5.834531489014625</text:p>
      <text:p text:style-name="Standard">Epoch: 27, Batch: 650, Avg. Loss: 5.9346432410180565</text:p>
      <text:p text:style-name="Standard">Epoch: 27, Batch: 660, Avg. Loss: 6.037155889719725</text:p>
      <text:p text:style-name="Standard">Epoch: 27, Batch: 670, Avg. Loss: 6.137087135016918</text:p>
      <text:p text:style-name="Standard">Epoch: 27, Batch: 680, Avg. Loss: 6.23801953792572</text:p>
      <text:p text:style-name="Standard">Epoch: 27, Batch: 690, Avg. Loss: 6.341875620186329</text:p>
      <text:p text:style-name="Standard">Epoch: 27, Batch: 700, Avg. Loss: 6.432723543047905</text:p>
      <text:p text:style-name="Standard">Epoch: 27, Batch: 710, Avg. Loss: 6.534855202585459</text:p>
      <text:p text:style-name="Standard">Epoch: 27, Batch: 720, Avg. Loss: 6.641356111317873</text:p>
      <text:p text:style-name="Standard"><text:soft-page-break/>Epoch: 27, Batch: 730, Avg. Loss: 6.7388161398470405</text:p>
      <text:p text:style-name="Standard">Epoch: 27, Batch: 740, Avg. Loss: 6.8399349167943</text:p>
      <text:p text:style-name="Standard">Epoch: 27, Batch: 750, Avg. Loss: 6.9356839440763</text:p>
      <text:p text:style-name="Standard">Epoch: 27, Batch: 760, Avg. Loss: 7.034361080080271</text:p>
      <text:p text:style-name="Standard">Epoch: 27, Batch: 770, Avg. Loss: 7.1403839707374575</text:p>
      <text:p text:style-name="Standard">Epoch: 27, Batch: 780, Avg. Loss: 7.245889432728291</text:p>
      <text:p text:style-name="Standard">Epoch: 27, Batch: 790, Avg. Loss: 7.347337792813778</text:p>
      <text:p text:style-name="Standard">Epoch: 27, Batch: 800, Avg. Loss: 7.452415534108877</text:p>
      <text:p text:style-name="Standard">Epoch: 27, Batch: 810, Avg. Loss: 7.568436757475138</text:p>
      <text:p text:style-name="Standard">Epoch: 27, Batch: 820, Avg. Loss: 7.677988050878048</text:p>
      <text:p text:style-name="Standard">Epoch: 27, Batch: 830, Avg. Loss: 7.7852479763329026</text:p>
      <text:p text:style-name="Standard">Epoch: 27, Batch: 840, Avg. Loss: 7.893440497666598</text:p>
      <text:p text:style-name="Standard">Epoch: 27, Batch: 850, Avg. Loss: 7.996947221457958</text:p>
      <text:p text:style-name="Standard">Epoch: 27, Batch: 860, Avg. Loss: 8.092981115728616</text:p>
      <text:p text:style-name="Standard">Epoch: 27, Batch: 870, Avg. Loss: 8.203283991664648</text:p>
      <text:p text:style-name="Standard">Epoch: 27, Batch: 880, Avg. Loss: 8.307303887605666</text:p>
      <text:p text:style-name="Standard">Epoch: 27, Batch: 890, Avg. Loss: 8.410435159504413</text:p>
      <text:p text:style-name="Standard">Epoch: 27, Batch: 900, Avg. Loss: 8.512858375161887</text:p>
      <text:p text:style-name="Standard">Epoch: 27, Batch: 910, Avg. Loss: 8.62165751233697</text:p>
      <text:p text:style-name="Standard">Epoch: 27, Batch: 920, Avg. Loss: 8.731374350190162</text:p>
      <text:p text:style-name="Standard">Epoch: 27, Batch: 930, Avg. Loss: 8.828300137817859</text:p>
      <text:p text:style-name="Standard">Epoch: 27, Batch: 940, Avg. Loss: 8.92148447856307</text:p>
      <text:p text:style-name="Standard">Epoch: 27, Batch: 950, Avg. Loss: 9.018016213178635</text:p>
      <text:p text:style-name="Standard">Epoch: 27, Batch: 960, Avg. Loss: 9.122820681333542</text:p>
      <text:p text:style-name="Standard">Epoch: 27, Batch: 970, Avg. Loss: 9.226127618551255</text:p>
      <text:p text:style-name="Standard">Epoch: 27, Batch: 980, Avg. Loss: 9.330446848273278</text:p>
      <text:p text:style-name="Standard">Epoch: 27, Batch: 990, Avg. Loss: 9.437387841194868</text:p>
      <text:p text:style-name="Standard">Epoch: 27, Batch: 1000, Avg. Loss: 9.541139546036721</text:p>
      <text:p text:style-name="Standard">Epoch: 28, Batch: 10, Avg. Loss: 0.08044582530856133</text:p>
      <text:p text:style-name="Standard">Epoch: 28, Batch: 20, Avg. Loss: 0.16245680972933768</text:p>
      <text:p text:style-name="Standard">Epoch: 28, Batch: 30, Avg. Loss: 0.2450816661119461</text:p>
      <text:p text:style-name="Standard">Epoch: 28, Batch: 40, Avg. Loss: 0.32408720888197423</text:p>
      <text:p text:style-name="Standard">Epoch: 28, Batch: 50, Avg. Loss: 0.4010271240025759</text:p>
      <text:p text:style-name="Standard">Epoch: 28, Batch: 60, Avg. Loss: 0.47775623463094236</text:p>
      <text:p text:style-name="Standard">Epoch: 28, Batch: 70, Avg. Loss: 0.556014746800065</text:p>
      <text:p text:style-name="Standard">Epoch: 28, Batch: 80, Avg. Loss: 0.6405671302229166</text:p>
      <text:p text:style-name="Standard">Epoch: 28, Batch: 90, Avg. Loss: 0.7218952551484108</text:p>
      <text:p text:style-name="Standard">Epoch: 28, Batch: 100, Avg. Loss: 0.8064518876373767</text:p>
      <text:p text:style-name="Standard">Epoch: 28, Batch: 110, Avg. Loss: 0.8896171279251576</text:p>
      <text:p text:style-name="Standard">Epoch: 28, Batch: 120, Avg. Loss: 0.9691567912697792</text:p>
      <text:p text:style-name="Standard">Epoch: 28, Batch: 130, Avg. Loss: 1.0476558424532414</text:p>
      <text:p text:style-name="Standard">Epoch: 28, Batch: 140, Avg. Loss: 1.1301429208368063</text:p>
      <text:p text:style-name="Standard">Epoch: 28, Batch: 150, Avg. Loss: 1.2141819704324006</text:p>
      <text:p text:style-name="Standard">Epoch: 28, Batch: 160, Avg. Loss: 1.2994646910578012</text:p>
      <text:p text:style-name="Standard">Epoch: 28, Batch: 170, Avg. Loss: 1.387605657055974</text:p>
      <text:p text:style-name="Standard">Epoch: 28, Batch: 180, Avg. Loss: 1.468269246444106</text:p>
      <text:p text:style-name="Standard">Epoch: 28, Batch: 190, Avg. Loss: 1.5541093926876783</text:p>
      <text:p text:style-name="Standard">Epoch: 28, Batch: 200, Avg. Loss: 1.6479149397462607</text:p>
      <text:p text:style-name="Standard">Epoch: 28, Batch: 210, Avg. Loss: 1.7400034781545402</text:p>
      <text:p text:style-name="Standard"><text:soft-page-break/>Epoch: 28, Batch: 220, Avg. Loss: 1.8266095031052827</text:p>
      <text:p text:style-name="Standard">Epoch: 28, Batch: 230, Avg. Loss: 1.922238939628005</text:p>
      <text:p text:style-name="Standard">Epoch: 28, Batch: 240, Avg. Loss: 2.0265513684600593</text:p>
      <text:p text:style-name="Standard">Epoch: 28, Batch: 250, Avg. Loss: 2.1244815360754727</text:p>
      <text:p text:style-name="Standard">Epoch: 28, Batch: 260, Avg. Loss: 2.2132811788469553</text:p>
      <text:p text:style-name="Standard">Epoch: 28, Batch: 270, Avg. Loss: 2.3096032362431287</text:p>
      <text:p text:style-name="Standard">Epoch: 28, Batch: 280, Avg. Loss: 2.3982565339654682</text:p>
      <text:p text:style-name="Standard">Epoch: 28, Batch: 290, Avg. Loss: 2.4843850236386062</text:p>
      <text:p text:style-name="Standard">Epoch: 28, Batch: 300, Avg. Loss: 2.5739415500313045</text:p>
      <text:p text:style-name="Standard">Epoch: 28, Batch: 310, Avg. Loss: 2.654668364301324</text:p>
      <text:p text:style-name="Standard">Epoch: 28, Batch: 320, Avg. Loss: 2.7411353666335345</text:p>
      <text:p text:style-name="Standard">Epoch: 28, Batch: 330, Avg. Loss: 2.8275359559804203</text:p>
      <text:p text:style-name="Standard">Epoch: 28, Batch: 340, Avg. Loss: 2.9225969653576613</text:p>
      <text:p text:style-name="Standard">Epoch: 28, Batch: 350, Avg. Loss: 3.007260612025857</text:p>
      <text:p text:style-name="Standard">Epoch: 28, Batch: 360, Avg. Loss: 3.0978872176259755</text:p>
      <text:p text:style-name="Standard">Epoch: 28, Batch: 370, Avg. Loss: 3.186403850093484</text:p>
      <text:p text:style-name="Standard">Epoch: 28, Batch: 380, Avg. Loss: 3.2737270217388867</text:p>
      <text:p text:style-name="Standard">Epoch: 28, Batch: 390, Avg. Loss: 3.3570694301277397</text:p>
      <text:p text:style-name="Standard">Epoch: 28, Batch: 400, Avg. Loss: 3.4487705152481793</text:p>
      <text:p text:style-name="Standard">Epoch: 28, Batch: 410, Avg. Loss: 3.5428163569420574</text:p>
      <text:p text:style-name="Standard">Epoch: 28, Batch: 420, Avg. Loss: 3.627836713567376</text:p>
      <text:p text:style-name="Standard">Epoch: 28, Batch: 430, Avg. Loss: 3.719852651283145</text:p>
      <text:p text:style-name="Standard">Epoch: 28, Batch: 440, Avg. Loss: 3.810333513095975</text:p>
      <text:p text:style-name="Standard">Epoch: 28, Batch: 450, Avg. Loss: 3.899628550931811</text:p>
      <text:p text:style-name="Standard">Epoch: 28, Batch: 460, Avg. Loss: 3.9882636975497006</text:p>
      <text:p text:style-name="Standard">Epoch: 28, Batch: 470, Avg. Loss: 4.073146330192685</text:p>
      <text:p text:style-name="Standard">Epoch: 28, Batch: 480, Avg. Loss: 4.155609327182174</text:p>
      <text:p text:style-name="Standard">Epoch: 28, Batch: 490, Avg. Loss: 4.240678095445037</text:p>
      <text:p text:style-name="Standard">Epoch: 28, Batch: 500, Avg. Loss: 4.330908386036754</text:p>
      <text:p text:style-name="Standard">Epoch: 28, Batch: 510, Avg. Loss: 4.42117793597281</text:p>
      <text:p text:style-name="Standard">Epoch: 28, Batch: 520, Avg. Loss: 4.5068090390414</text:p>
      <text:p text:style-name="Standard">Epoch: 28, Batch: 530, Avg. Loss: 4.599888493493199</text:p>
      <text:p text:style-name="Standard">Epoch: 28, Batch: 540, Avg. Loss: 4.683469812944532</text:p>
      <text:p text:style-name="Standard">Epoch: 28, Batch: 550, Avg. Loss: 4.780249901488423</text:p>
      <text:p text:style-name="Standard">Epoch: 28, Batch: 560, Avg. Loss: 4.866450491920114</text:p>
      <text:p text:style-name="Standard">Epoch: 28, Batch: 570, Avg. Loss: 4.958746327087283</text:p>
      <text:p text:style-name="Standard">Epoch: 28, Batch: 580, Avg. Loss: 5.04644756950438</text:p>
      <text:p text:style-name="Standard">Epoch: 28, Batch: 590, Avg. Loss: 5.142086948826909</text:p>
      <text:p text:style-name="Standard">Epoch: 28, Batch: 600, Avg. Loss: 5.235899144783616</text:p>
      <text:p text:style-name="Standard">Epoch: 28, Batch: 610, Avg. Loss: 5.330714325979352</text:p>
      <text:p text:style-name="Standard">Epoch: 28, Batch: 620, Avg. Loss: 5.4208992090076205</text:p>
      <text:p text:style-name="Standard">Epoch: 28, Batch: 630, Avg. Loss: 5.514560890570283</text:p>
      <text:p text:style-name="Standard">Epoch: 28, Batch: 640, Avg. Loss: 5.604085042700172</text:p>
      <text:p text:style-name="Standard">Epoch: 28, Batch: 650, Avg. Loss: 5.692702599242329</text:p>
      <text:p text:style-name="Standard">Epoch: 28, Batch: 660, Avg. Loss: 5.789121944084764</text:p>
      <text:p text:style-name="Standard">Epoch: 28, Batch: 670, Avg. Loss: 5.889745589718222</text:p>
      <text:p text:style-name="Standard">Epoch: 28, Batch: 680, Avg. Loss: 5.98094101883471</text:p>
      <text:p text:style-name="Standard">Epoch: 28, Batch: 690, Avg. Loss: 6.082674016430974</text:p>
      <text:p text:style-name="Standard">Epoch: 28, Batch: 700, Avg. Loss: 6.170703384652734</text:p>
      <text:p text:style-name="Standard"><text:soft-page-break/>Epoch: 28, Batch: 710, Avg. Loss: 6.264029620215297</text:p>
      <text:p text:style-name="Standard">Epoch: 28, Batch: 720, Avg. Loss: 6.3570800993591545</text:p>
      <text:p text:style-name="Standard">Epoch: 28, Batch: 730, Avg. Loss: 6.449310746416449</text:p>
      <text:p text:style-name="Standard">Epoch: 28, Batch: 740, Avg. Loss: 6.548839412257076</text:p>
      <text:p text:style-name="Standard">Epoch: 28, Batch: 750, Avg. Loss: 6.651322093978524</text:p>
      <text:p text:style-name="Standard">Epoch: 28, Batch: 760, Avg. Loss: 6.7478232305496935</text:p>
      <text:p text:style-name="Standard">Epoch: 28, Batch: 770, Avg. Loss: 6.8499771896749735</text:p>
      <text:p text:style-name="Standard">Epoch: 28, Batch: 780, Avg. Loss: 6.94029105193913</text:p>
      <text:p text:style-name="Standard">Epoch: 28, Batch: 790, Avg. Loss: 7.035356568917632</text:p>
      <text:p text:style-name="Standard">Epoch: 28, Batch: 800, Avg. Loss: 7.131134878471494</text:p>
      <text:p text:style-name="Standard">Epoch: 28, Batch: 810, Avg. Loss: 7.231193957850337</text:p>
      <text:p text:style-name="Standard">Epoch: 28, Batch: 820, Avg. Loss: 7.326819145306945</text:p>
      <text:p text:style-name="Standard">Epoch: 28, Batch: 830, Avg. Loss: 7.422971149161458</text:p>
      <text:p text:style-name="Standard">Epoch: 28, Batch: 840, Avg. Loss: 7.517385336384177</text:p>
      <text:p text:style-name="Standard">Epoch: 28, Batch: 850, Avg. Loss: 7.606561249867082</text:p>
      <text:p text:style-name="Standard">Epoch: 28, Batch: 860, Avg. Loss: 7.703751863911748</text:p>
      <text:p text:style-name="Standard">Epoch: 28, Batch: 870, Avg. Loss: 7.800350354984403</text:p>
      <text:p text:style-name="Standard">Epoch: 28, Batch: 880, Avg. Loss: 7.8997006986290215</text:p>
      <text:p text:style-name="Standard">Epoch: 28, Batch: 890, Avg. Loss: 7.997689943388105</text:p>
      <text:p text:style-name="Standard">Epoch: 28, Batch: 900, Avg. Loss: 8.102840936556458</text:p>
      <text:p text:style-name="Standard">Epoch: 28, Batch: 910, Avg. Loss: 8.203913345560432</text:p>
      <text:p text:style-name="Standard">Epoch: 28, Batch: 920, Avg. Loss: 8.30010085441172</text:p>
      <text:p text:style-name="Standard">Epoch: 28, Batch: 930, Avg. Loss: 8.398803794756532</text:p>
      <text:p text:style-name="Standard">Epoch: 28, Batch: 940, Avg. Loss: 8.493151998147368</text:p>
      <text:p text:style-name="Standard">Epoch: 28, Batch: 950, Avg. Loss: 8.586331493034958</text:p>
      <text:p text:style-name="Standard">Epoch: 28, Batch: 960, Avg. Loss: 8.689696937426925</text:p>
      <text:p text:style-name="Standard">Epoch: 28, Batch: 970, Avg. Loss: 8.791483003273607</text:p>
      <text:p text:style-name="Standard">Epoch: 28, Batch: 980, Avg. Loss: 8.893225812539459</text:p>
      <text:p text:style-name="Standard">Epoch: 28, Batch: 990, Avg. Loss: 8.995563366636635</text:p>
      <text:p text:style-name="Standard">Epoch: 28, Batch: 1000, Avg. Loss: 9.097490188851953</text:p>
      <text:p text:style-name="Standard">Epoch: 29, Batch: 10, Avg. Loss: 0.08146866634488106</text:p>
      <text:p text:style-name="Standard">Epoch: 29, Batch: 20, Avg. Loss: 0.1642443358898163</text:p>
      <text:p text:style-name="Standard">Epoch: 29, Batch: 30, Avg. Loss: 0.2392517801374197</text:p>
      <text:p text:style-name="Standard">Epoch: 29, Batch: 40, Avg. Loss: 0.315663643553853</text:p>
      <text:p text:style-name="Standard">Epoch: 29, Batch: 50, Avg. Loss: 0.40119049660861494</text:p>
      <text:p text:style-name="Standard">Epoch: 29, Batch: 60, Avg. Loss: 0.4805580873042345</text:p>
      <text:p text:style-name="Standard">Epoch: 29, Batch: 70, Avg. Loss: 0.5626222569495439</text:p>
      <text:p text:style-name="Standard">Epoch: 29, Batch: 80, Avg. Loss: 0.6448987144976854</text:p>
      <text:p text:style-name="Standard">Epoch: 29, Batch: 90, Avg. Loss: 0.7290011364966631</text:p>
      <text:p text:style-name="Standard">Epoch: 29, Batch: 100, Avg. Loss: 0.8054671112447978</text:p>
      <text:p text:style-name="Standard">Epoch: 29, Batch: 110, Avg. Loss: 0.8847141917794943</text:p>
      <text:p text:style-name="Standard">Epoch: 29, Batch: 120, Avg. Loss: 0.9611607145518064</text:p>
      <text:p text:style-name="Standard">Epoch: 29, Batch: 130, Avg. Loss: 1.0486377999186516</text:p>
      <text:p text:style-name="Standard">Epoch: 29, Batch: 140, Avg. Loss: 1.1244251292198897</text:p>
      <text:p text:style-name="Standard">Epoch: 29, Batch: 150, Avg. Loss: 1.199550659582019</text:p>
      <text:p text:style-name="Standard">Epoch: 29, Batch: 160, Avg. Loss: 1.2804540123790502</text:p>
      <text:p text:style-name="Standard">Epoch: 29, Batch: 170, Avg. Loss: 1.3633169788867234</text:p>
      <text:p text:style-name="Standard">Epoch: 29, Batch: 180, Avg. Loss: 1.4466231305152177</text:p>
      <text:p text:style-name="Standard">Epoch: 29, Batch: 190, Avg. Loss: 1.5295437775552272</text:p>
      <text:p text:style-name="Standard"><text:soft-page-break/>Epoch: 29, Batch: 200, Avg. Loss: 1.6070592291653156</text:p>
      <text:p text:style-name="Standard">Epoch: 29, Batch: 210, Avg. Loss: 1.687585211917758</text:p>
      <text:p text:style-name="Standard">Epoch: 29, Batch: 220, Avg. Loss: 1.7719141654670238</text:p>
      <text:p text:style-name="Standard">Epoch: 29, Batch: 230, Avg. Loss: 1.8551412619650365</text:p>
      <text:p text:style-name="Standard">Epoch: 29, Batch: 240, Avg. Loss: 1.937714685499668</text:p>
      <text:p text:style-name="Standard">Epoch: 29, Batch: 250, Avg. Loss: 2.0283660985529424</text:p>
      <text:p text:style-name="Standard">Epoch: 29, Batch: 260, Avg. Loss: 2.111917880177498</text:p>
      <text:p text:style-name="Standard">Epoch: 29, Batch: 270, Avg. Loss: 2.200887794047594</text:p>
      <text:p text:style-name="Standard">Epoch: 29, Batch: 280, Avg. Loss: 2.2822775572538374</text:p>
      <text:p text:style-name="Standard">Epoch: 29, Batch: 290, Avg. Loss: 2.3658782348036764</text:p>
      <text:p text:style-name="Standard">Epoch: 29, Batch: 300, Avg. Loss: 2.45240830630064</text:p>
      <text:p text:style-name="Standard">Epoch: 29, Batch: 310, Avg. Loss: 2.5381988547742367</text:p>
      <text:p text:style-name="Standard">Epoch: 29, Batch: 320, Avg. Loss: 2.616449648886919</text:p>
      <text:p text:style-name="Standard">Epoch: 29, Batch: 330, Avg. Loss: 2.7030750453472137</text:p>
      <text:p text:style-name="Standard">Epoch: 29, Batch: 340, Avg. Loss: 2.7893728010356424</text:p>
      <text:p text:style-name="Standard">Epoch: 29, Batch: 350, Avg. Loss: 2.864561642706394</text:p>
      <text:p text:style-name="Standard">Epoch: 29, Batch: 360, Avg. Loss: 2.9435166385024787</text:p>
      <text:p text:style-name="Standard">Epoch: 29, Batch: 370, Avg. Loss: 3.0235146906226875</text:p>
      <text:p text:style-name="Standard">Epoch: 29, Batch: 380, Avg. Loss: 3.1087221492081882</text:p>
      <text:p text:style-name="Standard">Epoch: 29, Batch: 390, Avg. Loss: 3.191411682590842</text:p>
      <text:p text:style-name="Standard">Epoch: 29, Batch: 400, Avg. Loss: 3.2706053633242846</text:p>
      <text:p text:style-name="Standard">Epoch: 29, Batch: 410, Avg. Loss: 3.359854558482766</text:p>
      <text:p text:style-name="Standard">Epoch: 29, Batch: 420, Avg. Loss: 3.4428526375442745</text:p>
      <text:p text:style-name="Standard">Epoch: 29, Batch: 430, Avg. Loss: 3.5238711912184955</text:p>
      <text:p text:style-name="Standard">Epoch: 29, Batch: 440, Avg. Loss: 3.607620669528842</text:p>
      <text:p text:style-name="Standard">Epoch: 29, Batch: 450, Avg. Loss: 3.6882003512233497</text:p>
      <text:p text:style-name="Standard">Epoch: 29, Batch: 460, Avg. Loss: 3.779705312475562</text:p>
      <text:p text:style-name="Standard">Epoch: 29, Batch: 470, Avg. Loss: 3.868474633619189</text:p>
      <text:p text:style-name="Standard">Epoch: 29, Batch: 480, Avg. Loss: 3.9530473198741674</text:p>
      <text:p text:style-name="Standard">Epoch: 29, Batch: 490, Avg. Loss: 4.037446171417832</text:p>
      <text:p text:style-name="Standard">Epoch: 29, Batch: 500, Avg. Loss: 4.11959235444665</text:p>
      <text:p text:style-name="Standard">Epoch: 29, Batch: 510, Avg. Loss: 4.2078714989125725</text:p>
      <text:p text:style-name="Standard">Epoch: 29, Batch: 520, Avg. Loss: 4.300820636004209</text:p>
      <text:p text:style-name="Standard">Epoch: 29, Batch: 530, Avg. Loss: 4.384849125146866</text:p>
      <text:p text:style-name="Standard">Epoch: 29, Batch: 540, Avg. Loss: 4.469301983714104</text:p>
      <text:p text:style-name="Standard">Epoch: 29, Batch: 550, Avg. Loss: 4.56048921495676</text:p>
      <text:p text:style-name="Standard">Epoch: 29, Batch: 560, Avg. Loss: 4.6450741983950135</text:p>
      <text:p text:style-name="Standard">Epoch: 29, Batch: 570, Avg. Loss: 4.738218725472689</text:p>
      <text:p text:style-name="Standard">Epoch: 29, Batch: 580, Avg. Loss: 4.830211947485805</text:p>
      <text:p text:style-name="Standard">Epoch: 29, Batch: 590, Avg. Loss: 4.921914092078805</text:p>
      <text:p text:style-name="Standard">Epoch: 29, Batch: 600, Avg. Loss: 5.008858899399638</text:p>
      <text:p text:style-name="Standard">Epoch: 29, Batch: 610, Avg. Loss: 5.094314990565181</text:p>
      <text:p text:style-name="Standard">Epoch: 29, Batch: 620, Avg. Loss: 5.177806423977017</text:p>
      <text:p text:style-name="Standard">Epoch: 29, Batch: 630, Avg. Loss: 5.2670865301042795</text:p>
      <text:p text:style-name="Standard">Epoch: 29, Batch: 640, Avg. Loss: 5.357505727559328</text:p>
      <text:p text:style-name="Standard">Epoch: 29, Batch: 650, Avg. Loss: 5.445484941452742</text:p>
      <text:p text:style-name="Standard">Epoch: 29, Batch: 660, Avg. Loss: 5.5384504027664665</text:p>
      <text:p text:style-name="Standard">Epoch: 29, Batch: 670, Avg. Loss: 5.624225725233555</text:p>
      <text:p text:style-name="Standard">Epoch: 29, Batch: 680, Avg. Loss: 5.7080661021173</text:p>
      <text:p text:style-name="Standard"><text:soft-page-break/>Epoch: 29, Batch: 690, Avg. Loss: 5.795060368627309</text:p>
      <text:p text:style-name="Standard">Epoch: 29, Batch: 700, Avg. Loss: 5.888739577680826</text:p>
      <text:p text:style-name="Standard">Epoch: 29, Batch: 710, Avg. Loss: 5.98222605958581</text:p>
      <text:p text:style-name="Standard">Epoch: 29, Batch: 720, Avg. Loss: 6.069975405931473</text:p>
      <text:p text:style-name="Standard">Epoch: 29, Batch: 730, Avg. Loss: 6.162486988306045</text:p>
      <text:p text:style-name="Standard">Epoch: 29, Batch: 740, Avg. Loss: 6.254815155267716</text:p>
      <text:p text:style-name="Standard">Epoch: 29, Batch: 750, Avg. Loss: 6.354673375934363</text:p>
      <text:p text:style-name="Standard">Epoch: 29, Batch: 760, Avg. Loss: 6.458830405026674</text:p>
      <text:p text:style-name="Standard">Epoch: 29, Batch: 770, Avg. Loss: 6.5591103695333</text:p>
      <text:p text:style-name="Standard">Epoch: 29, Batch: 780, Avg. Loss: 6.647242803871632</text:p>
      <text:p text:style-name="Standard">Epoch: 29, Batch: 790, Avg. Loss: 6.736172946542501</text:p>
      <text:p text:style-name="Standard">Epoch: 29, Batch: 800, Avg. Loss: 6.82453163638711</text:p>
      <text:p text:style-name="Standard">Epoch: 29, Batch: 810, Avg. Loss: 6.9168945766985415</text:p>
      <text:p text:style-name="Standard">Epoch: 29, Batch: 820, Avg. Loss: 7.003611767292023</text:p>
      <text:p text:style-name="Standard">Epoch: 29, Batch: 830, Avg. Loss: 7.099784802645445</text:p>
      <text:p text:style-name="Standard">Epoch: 29, Batch: 840, Avg. Loss: 7.197002651542425</text:p>
      <text:p text:style-name="Standard">Epoch: 29, Batch: 850, Avg. Loss: 7.286556448787451</text:p>
      <text:p text:style-name="Standard">Epoch: 29, Batch: 860, Avg. Loss: 7.3766761474311355</text:p>
      <text:p text:style-name="Standard">Epoch: 29, Batch: 870, Avg. Loss: 7.467418849468231</text:p>
      <text:p text:style-name="Standard">Epoch: 29, Batch: 880, Avg. Loss: 7.563442716002465</text:p>
      <text:p text:style-name="Standard">Epoch: 29, Batch: 890, Avg. Loss: 7.651122922450304</text:p>
      <text:p text:style-name="Standard">Epoch: 29, Batch: 900, Avg. Loss: 7.746221212297678</text:p>
      <text:p text:style-name="Standard">Epoch: 29, Batch: 910, Avg. Loss: 7.838594142347574</text:p>
      <text:p text:style-name="Standard">Epoch: 29, Batch: 920, Avg. Loss: 7.928371024131775</text:p>
      <text:p text:style-name="Standard">Epoch: 29, Batch: 930, Avg. Loss: 8.018174746632576</text:p>
      <text:p text:style-name="Standard">Epoch: 29, Batch: 940, Avg. Loss: 8.11148937791586</text:p>
      <text:p text:style-name="Standard">Epoch: 29, Batch: 950, Avg. Loss: 8.212288917601109</text:p>
      <text:p text:style-name="Standard">Epoch: 29, Batch: 960, Avg. Loss: 8.310588998347521</text:p>
      <text:p text:style-name="Standard">Epoch: 29, Batch: 970, Avg. Loss: 8.409637342393399</text:p>
      <text:p text:style-name="Standard">Epoch: 29, Batch: 980, Avg. Loss: 8.491186251863837</text:p>
      <text:p text:style-name="Standard">Epoch: 29, Batch: 990, Avg. Loss: 8.583090206608176</text:p>
      <text:p text:style-name="Standard">Epoch: 29, Batch: 1000, Avg. Loss: 8.67941988222301</text:p>
      <text:p text:style-name="Standard">Epoch: 30, Batch: 10, Avg. Loss: 0.0675796128809452</text:p>
      <text:p text:style-name="Standard">Epoch: 30, Batch: 20, Avg. Loss: 0.13984750770032406</text:p>
      <text:p text:style-name="Standard">Epoch: 30, Batch: 30, Avg. Loss: 0.2118949081748724</text:p>
      <text:p text:style-name="Standard">Epoch: 30, Batch: 40, Avg. Loss: 0.28365035988390447</text:p>
      <text:p text:style-name="Standard">Epoch: 30, Batch: 50, Avg. Loss: 0.3579664010554552</text:p>
      <text:p text:style-name="Standard">Epoch: 30, Batch: 60, Avg. Loss: 0.42927584797143936</text:p>
      <text:p text:style-name="Standard">Epoch: 30, Batch: 70, Avg. Loss: 0.5016684859991074</text:p>
      <text:p text:style-name="Standard">Epoch: 30, Batch: 80, Avg. Loss: 0.5779229681938887</text:p>
      <text:p text:style-name="Standard">Epoch: 30, Batch: 90, Avg. Loss: 0.6552444417029619</text:p>
      <text:p text:style-name="Standard">Epoch: 30, Batch: 100, Avg. Loss: 0.7298107881098985</text:p>
      <text:p text:style-name="Standard">Epoch: 30, Batch: 110, Avg. Loss: 0.8048870421946048</text:p>
      <text:p text:style-name="Standard">Epoch: 30, Batch: 120, Avg. Loss: 0.8868602752685547</text:p>
      <text:p text:style-name="Standard">Epoch: 30, Batch: 130, Avg. Loss: 0.9660379640758038</text:p>
      <text:p text:style-name="Standard">Epoch: 30, Batch: 140, Avg. Loss: 1.0431424260139466</text:p>
      <text:p text:style-name="Standard">Epoch: 30, Batch: 150, Avg. Loss: 1.1161717638373374</text:p>
      <text:p text:style-name="Standard">Epoch: 30, Batch: 160, Avg. Loss: 1.191985145583749</text:p>
      <text:p text:style-name="Standard">Epoch: 30, Batch: 170, Avg. Loss: 1.271479681506753</text:p>
      <text:p text:style-name="Standard"><text:soft-page-break/>Epoch: 30, Batch: 180, Avg. Loss: 1.349561294540763</text:p>
      <text:p text:style-name="Standard">Epoch: 30, Batch: 190, Avg. Loss: 1.4273357171565295</text:p>
      <text:p text:style-name="Standard">Epoch: 30, Batch: 200, Avg. Loss: 1.5027209352701902</text:p>
      <text:p text:style-name="Standard">Epoch: 30, Batch: 210, Avg. Loss: 1.5789220102131367</text:p>
      <text:p text:style-name="Standard">Epoch: 30, Batch: 220, Avg. Loss: 1.6562570556998253</text:p>
      <text:p text:style-name="Standard">Epoch: 30, Batch: 230, Avg. Loss: 1.736171353980899</text:p>
      <text:p text:style-name="Standard">Epoch: 30, Batch: 240, Avg. Loss: 1.8188907366245985</text:p>
      <text:p text:style-name="Standard">Epoch: 30, Batch: 250, Avg. Loss: 1.8960921570658684</text:p>
      <text:p text:style-name="Standard">Epoch: 30, Batch: 260, Avg. Loss: 1.971130768954754</text:p>
      <text:p text:style-name="Standard">Epoch: 30, Batch: 270, Avg. Loss: 2.0487557109445333</text:p>
      <text:p text:style-name="Standard">Epoch: 30, Batch: 280, Avg. Loss: 2.1261216018348934</text:p>
      <text:p text:style-name="Standard">Epoch: 30, Batch: 290, Avg. Loss: 2.2061193313449623</text:p>
      <text:p text:style-name="Standard">Epoch: 30, Batch: 300, Avg. Loss: 2.2825238522142173</text:p>
      <text:p text:style-name="Standard">Epoch: 30, Batch: 310, Avg. Loss: 2.3626993663609026</text:p>
      <text:p text:style-name="Standard">Epoch: 30, Batch: 320, Avg. Loss: 2.4433020047843454</text:p>
      <text:p text:style-name="Standard">Epoch: 30, Batch: 330, Avg. Loss: 2.5258693106472494</text:p>
      <text:p text:style-name="Standard">Epoch: 30, Batch: 340, Avg. Loss: 2.607037227973342</text:p>
      <text:p text:style-name="Standard">Epoch: 30, Batch: 350, Avg. Loss: 2.69138139821589</text:p>
      <text:p text:style-name="Standard">Epoch: 30, Batch: 360, Avg. Loss: 2.7754079569131136</text:p>
      <text:p text:style-name="Standard">Epoch: 30, Batch: 370, Avg. Loss: 2.854472255334258</text:p>
      <text:p text:style-name="Standard">Epoch: 30, Batch: 380, Avg. Loss: 2.9419759642332792</text:p>
      <text:p text:style-name="Standard">Epoch: 30, Batch: 390, Avg. Loss: 3.0225440341979266</text:p>
      <text:p text:style-name="Standard">Epoch: 30, Batch: 400, Avg. Loss: 3.1076794575899838</text:p>
      <text:p text:style-name="Standard">Epoch: 30, Batch: 410, Avg. Loss: 3.1907591108232736</text:p>
      <text:p text:style-name="Standard">Epoch: 30, Batch: 420, Avg. Loss: 3.285985994711518</text:p>
      <text:p text:style-name="Standard">Epoch: 30, Batch: 430, Avg. Loss: 3.3753571566194296</text:p>
      <text:p text:style-name="Standard">Epoch: 30, Batch: 440, Avg. Loss: 3.4623714182525873</text:p>
      <text:p text:style-name="Standard">Epoch: 30, Batch: 450, Avg. Loss: 3.545573562756181</text:p>
      <text:p text:style-name="Standard">Epoch: 30, Batch: 460, Avg. Loss: 3.628339009359479</text:p>
      <text:p text:style-name="Standard">Epoch: 30, Batch: 470, Avg. Loss: 3.7094104450196026</text:p>
      <text:p text:style-name="Standard">Epoch: 30, Batch: 480, Avg. Loss: 3.7938615534454585</text:p>
      <text:p text:style-name="Standard">Epoch: 30, Batch: 490, Avg. Loss: 3.873947327211499</text:p>
      <text:p text:style-name="Standard">Epoch: 30, Batch: 500, Avg. Loss: 3.9556858118623497</text:p>
      <text:p text:style-name="Standard">Epoch: 30, Batch: 510, Avg. Loss: 4.03816821500659</text:p>
      <text:p text:style-name="Standard">Epoch: 30, Batch: 520, Avg. Loss: 4.119215403497219</text:p>
      <text:p text:style-name="Standard">Epoch: 30, Batch: 530, Avg. Loss: 4.222157526016235</text:p>
      <text:p text:style-name="Standard">Epoch: 30, Batch: 540, Avg. Loss: 4.316235736012459</text:p>
      <text:p text:style-name="Standard">Epoch: 30, Batch: 550, Avg. Loss: 4.416825903952121</text:p>
      <text:p text:style-name="Standard">Epoch: 30, Batch: 560, Avg. Loss: 4.5123401746153835</text:p>
      <text:p text:style-name="Standard">Epoch: 30, Batch: 570, Avg. Loss: 4.601815292984247</text:p>
      <text:p text:style-name="Standard">Epoch: 30, Batch: 580, Avg. Loss: 4.686911994963884</text:p>
      <text:p text:style-name="Standard">Epoch: 30, Batch: 590, Avg. Loss: 4.7705792061984535</text:p>
      <text:p text:style-name="Standard">Epoch: 30, Batch: 600, Avg. Loss: 4.855681587010622</text:p>
      <text:p text:style-name="Standard">Epoch: 30, Batch: 610, Avg. Loss: 4.943843297660351</text:p>
      <text:p text:style-name="Standard">Epoch: 30, Batch: 620, Avg. Loss: 5.0329645745456215</text:p>
      <text:p text:style-name="Standard">Epoch: 30, Batch: 630, Avg. Loss: 5.122439619898796</text:p>
      <text:p text:style-name="Standard">Epoch: 30, Batch: 640, Avg. Loss: 5.2108067095279695</text:p>
      <text:p text:style-name="Standard">Epoch: 30, Batch: 650, Avg. Loss: 5.295272616669536</text:p>
      <text:p text:style-name="Standard">Epoch: 30, Batch: 660, Avg. Loss: 5.387312198802829</text:p>
      <text:p text:style-name="Standard"><text:soft-page-break/>Epoch: 30, Batch: 670, Avg. Loss: 5.474281748756766</text:p>
      <text:p text:style-name="Standard">Epoch: 30, Batch: 680, Avg. Loss: 5.564237232878805</text:p>
      <text:p text:style-name="Standard">Epoch: 30, Batch: 690, Avg. Loss: 5.653362970426679</text:p>
      <text:p text:style-name="Standard">Epoch: 30, Batch: 700, Avg. Loss: 5.751334775611758</text:p>
      <text:p text:style-name="Standard">Epoch: 30, Batch: 710, Avg. Loss: 5.847362911328673</text:p>
      <text:p text:style-name="Standard">Epoch: 30, Batch: 720, Avg. Loss: 5.935187524929643</text:p>
      <text:p text:style-name="Standard">Epoch: 30, Batch: 730, Avg. Loss: 6.028474964573979</text:p>
      <text:p text:style-name="Standard">Epoch: 30, Batch: 740, Avg. Loss: 6.120320000872016</text:p>
      <text:p text:style-name="Standard">Epoch: 30, Batch: 750, Avg. Loss: 6.2120324689894915</text:p>
      <text:p text:style-name="Standard">Epoch: 30, Batch: 760, Avg. Loss: 6.300118419155479</text:p>
      <text:p text:style-name="Standard">Epoch: 30, Batch: 770, Avg. Loss: 6.383864556625485</text:p>
      <text:p text:style-name="Standard">Epoch: 30, Batch: 780, Avg. Loss: 6.470699721947312</text:p>
      <text:p text:style-name="Standard">Epoch: 30, Batch: 790, Avg. Loss: 6.56294910274446</text:p>
      <text:p text:style-name="Standard">Epoch: 30, Batch: 800, Avg. Loss: 6.650715629011392</text:p>
      <text:p text:style-name="Standard">Epoch: 30, Batch: 810, Avg. Loss: 6.740008793771267</text:p>
      <text:p text:style-name="Standard">Epoch: 30, Batch: 820, Avg. Loss: 6.8359810814261435</text:p>
      <text:p text:style-name="Standard">Epoch: 30, Batch: 830, Avg. Loss: 6.923545260727406</text:p>
      <text:p text:style-name="Standard">Epoch: 30, Batch: 840, Avg. Loss: 7.008807950466871</text:p>
      <text:p text:style-name="Standard">Epoch: 30, Batch: 850, Avg. Loss: 7.093238303810358</text:p>
      <text:p text:style-name="Standard">Epoch: 30, Batch: 860, Avg. Loss: 7.17631966099143</text:p>
      <text:p text:style-name="Standard">Epoch: 30, Batch: 870, Avg. Loss: 7.25957170650363</text:p>
      <text:p text:style-name="Standard">Epoch: 30, Batch: 880, Avg. Loss: 7.34680186137557</text:p>
      <text:p text:style-name="Standard">Epoch: 30, Batch: 890, Avg. Loss: 7.438726684451103</text:p>
      <text:p text:style-name="Standard">Epoch: 30, Batch: 900, Avg. Loss: 7.526403506100178</text:p>
      <text:p text:style-name="Standard">Epoch: 30, Batch: 910, Avg. Loss: 7.61592488065362</text:p>
      <text:p text:style-name="Standard">Epoch: 30, Batch: 920, Avg. Loss: 7.701837044209242</text:p>
      <text:p text:style-name="Standard">Epoch: 30, Batch: 930, Avg. Loss: 7.788315503299236</text:p>
      <text:p text:style-name="Standard">Epoch: 30, Batch: 940, Avg. Loss: 7.877243266999722</text:p>
      <text:p text:style-name="Standard">Epoch: 30, Batch: 950, Avg. Loss: 7.966653446853161</text:p>
      <text:p text:style-name="Standard">Epoch: 30, Batch: 960, Avg. Loss: 8.05771949365735</text:p>
      <text:p text:style-name="Standard">Epoch: 30, Batch: 970, Avg. Loss: 8.149934415519237</text:p>
      <text:p text:style-name="Standard">Epoch: 30, Batch: 980, Avg. Loss: 8.241298078000545</text:p>
      <text:p text:style-name="Standard">Epoch: 30, Batch: 990, Avg. Loss: 8.334008590877056</text:p>
      <text:p text:style-name="Standard">Epoch: 30, Batch: 1000, Avg. Loss: 8.423289536684752</text:p>
      <text:p text:style-name="Standard">Epoch: 31, Batch: 10, Avg. Loss: 0.07119072787463665</text:p>
      <text:p text:style-name="Standard">Epoch: 31, Batch: 20, Avg. Loss: 0.14016838036477566</text:p>
      <text:p text:style-name="Standard">Epoch: 31, Batch: 30, Avg. Loss: 0.2095836579799652</text:p>
      <text:p text:style-name="Standard">Epoch: 31, Batch: 40, Avg. Loss: 0.285062038525939</text:p>
      <text:p text:style-name="Standard">Epoch: 31, Batch: 50, Avg. Loss: 0.35514513589441776</text:p>
      <text:p text:style-name="Standard">Epoch: 31, Batch: 60, Avg. Loss: 0.43018902838230133</text:p>
      <text:p text:style-name="Standard">Epoch: 31, Batch: 70, Avg. Loss: 0.4961836412549019</text:p>
      <text:p text:style-name="Standard">Epoch: 31, Batch: 80, Avg. Loss: 0.5707299374043941</text:p>
      <text:p text:style-name="Standard">Epoch: 31, Batch: 90, Avg. Loss: 0.6432594444602728</text:p>
      <text:p text:style-name="Standard">Epoch: 31, Batch: 100, Avg. Loss: 0.7182790894061327</text:p>
      <text:p text:style-name="Standard">Epoch: 31, Batch: 110, Avg. Loss: 0.7875132609158755</text:p>
      <text:p text:style-name="Standard">Epoch: 31, Batch: 120, Avg. Loss: 0.8542031586170197</text:p>
      <text:p text:style-name="Standard">Epoch: 31, Batch: 130, Avg. Loss: 0.9275746654719115</text:p>
      <text:p text:style-name="Standard">Epoch: 31, Batch: 140, Avg. Loss: 0.9977883905172348</text:p>
      <text:p text:style-name="Standard">Epoch: 31, Batch: 150, Avg. Loss: 1.0701215330511331</text:p>
      <text:p text:style-name="Standard"><text:soft-page-break/>Epoch: 31, Batch: 160, Avg. Loss: 1.1384812414646148</text:p>
      <text:p text:style-name="Standard">Epoch: 31, Batch: 170, Avg. Loss: 1.210574108362198</text:p>
      <text:p text:style-name="Standard">Epoch: 31, Batch: 180, Avg. Loss: 1.2867215845733881</text:p>
      <text:p text:style-name="Standard">Epoch: 31, Batch: 190, Avg. Loss: 1.3678369488567115</text:p>
      <text:p text:style-name="Standard">Epoch: 31, Batch: 200, Avg. Loss: 1.4415000822395085</text:p>
      <text:p text:style-name="Standard">Epoch: 31, Batch: 210, Avg. Loss: 1.5168912064284086</text:p>
      <text:p text:style-name="Standard">Epoch: 31, Batch: 220, Avg. Loss: 1.5860465366393328</text:p>
      <text:p text:style-name="Standard">Epoch: 31, Batch: 230, Avg. Loss: 1.6659518033266068</text:p>
      <text:p text:style-name="Standard">Epoch: 31, Batch: 240, Avg. Loss: 1.7440182574093341</text:p>
      <text:p text:style-name="Standard">Epoch: 31, Batch: 250, Avg. Loss: 1.8136010069400073</text:p>
      <text:p text:style-name="Standard">Epoch: 31, Batch: 260, Avg. Loss: 1.8881577845662831</text:p>
      <text:p text:style-name="Standard">Epoch: 31, Batch: 270, Avg. Loss: 1.9648370955139398</text:p>
      <text:p text:style-name="Standard">Epoch: 31, Batch: 280, Avg. Loss: 2.0370256647467615</text:p>
      <text:p text:style-name="Standard">Epoch: 31, Batch: 290, Avg. Loss: 2.1085725493729113</text:p>
      <text:p text:style-name="Standard">Epoch: 31, Batch: 300, Avg. Loss: 2.1829427488148214</text:p>
      <text:p text:style-name="Standard">Epoch: 31, Batch: 310, Avg. Loss: 2.264287657290697</text:p>
      <text:p text:style-name="Standard">Epoch: 31, Batch: 320, Avg. Loss: 2.3438876710832117</text:p>
      <text:p text:style-name="Standard">Epoch: 31, Batch: 330, Avg. Loss: 2.4207308109849692</text:p>
      <text:p text:style-name="Standard">Epoch: 31, Batch: 340, Avg. Loss: 2.49704511128366</text:p>
      <text:p text:style-name="Standard">Epoch: 31, Batch: 350, Avg. Loss: 2.5835029024630787</text:p>
      <text:p text:style-name="Standard">Epoch: 31, Batch: 360, Avg. Loss: 2.6667130667716266</text:p>
      <text:p text:style-name="Standard">Epoch: 31, Batch: 370, Avg. Loss: 2.747608207538724</text:p>
      <text:p text:style-name="Standard">Epoch: 31, Batch: 380, Avg. Loss: 2.8283993888646366</text:p>
      <text:p text:style-name="Standard">Epoch: 31, Batch: 390, Avg. Loss: 2.9104846704751255</text:p>
      <text:p text:style-name="Standard">Epoch: 31, Batch: 400, Avg. Loss: 2.9932638172060253</text:p>
      <text:p text:style-name="Standard">Epoch: 31, Batch: 410, Avg. Loss: 3.0722191732376816</text:p>
      <text:p text:style-name="Standard">Epoch: 31, Batch: 420, Avg. Loss: 3.155422064289451</text:p>
      <text:p text:style-name="Standard">Epoch: 31, Batch: 430, Avg. Loss: 3.2382968980818987</text:p>
      <text:p text:style-name="Standard">Epoch: 31, Batch: 440, Avg. Loss: 3.3152081917971374</text:p>
      <text:p text:style-name="Standard">Epoch: 31, Batch: 450, Avg. Loss: 3.3923981834203003</text:p>
      <text:p text:style-name="Standard">Epoch: 31, Batch: 460, Avg. Loss: 3.4672377441078424</text:p>
      <text:p text:style-name="Standard">Epoch: 31, Batch: 470, Avg. Loss: 3.5421858955174685</text:p>
      <text:p text:style-name="Standard">Epoch: 31, Batch: 480, Avg. Loss: 3.621975387260318</text:p>
      <text:p text:style-name="Standard">Epoch: 31, Batch: 490, Avg. Loss: 3.7030101705342533</text:p>
      <text:p text:style-name="Standard">Epoch: 31, Batch: 500, Avg. Loss: 3.786278248205781</text:p>
      <text:p text:style-name="Standard">Epoch: 31, Batch: 510, Avg. Loss: 3.876401248946786</text:p>
      <text:p text:style-name="Standard">Epoch: 31, Batch: 520, Avg. Loss: 3.961573377624154</text:p>
      <text:p text:style-name="Standard">Epoch: 31, Batch: 530, Avg. Loss: 4.044317654147744</text:p>
      <text:p text:style-name="Standard">Epoch: 31, Batch: 540, Avg. Loss: 4.127073301002383</text:p>
      <text:p text:style-name="Standard">Epoch: 31, Batch: 550, Avg. Loss: 4.213396355882287</text:p>
      <text:p text:style-name="Standard">Epoch: 31, Batch: 560, Avg. Loss: 4.296446384117007</text:p>
      <text:p text:style-name="Standard">Epoch: 31, Batch: 570, Avg. Loss: 4.38337694145739</text:p>
      <text:p text:style-name="Standard">Epoch: 31, Batch: 580, Avg. Loss: 4.461966887488961</text:p>
      <text:p text:style-name="Standard">Epoch: 31, Batch: 590, Avg. Loss: 4.543070945516229</text:p>
      <text:p text:style-name="Standard">Epoch: 31, Batch: 600, Avg. Loss: 4.6192564137279986</text:p>
      <text:p text:style-name="Standard">Epoch: 31, Batch: 610, Avg. Loss: 4.700869555771351</text:p>
      <text:p text:style-name="Standard">Epoch: 31, Batch: 620, Avg. Loss: 4.7818000264465805</text:p>
      <text:p text:style-name="Standard">Epoch: 31, Batch: 630, Avg. Loss: 4.861907327920198</text:p>
      <text:p text:style-name="Standard">Epoch: 31, Batch: 640, Avg. Loss: 4.945997182279825</text:p>
      <text:p text:style-name="Standard"><text:soft-page-break/>Epoch: 31, Batch: 650, Avg. Loss: 5.030570401996374</text:p>
      <text:p text:style-name="Standard">Epoch: 31, Batch: 660, Avg. Loss: 5.113985181972384</text:p>
      <text:p text:style-name="Standard">Epoch: 31, Batch: 670, Avg. Loss: 5.205516849085688</text:p>
      <text:p text:style-name="Standard">Epoch: 31, Batch: 680, Avg. Loss: 5.290905113145709</text:p>
      <text:p text:style-name="Standard">Epoch: 31, Batch: 690, Avg. Loss: 5.3704237304627895</text:p>
      <text:p text:style-name="Standard">Epoch: 31, Batch: 700, Avg. Loss: 5.458704140037298</text:p>
      <text:p text:style-name="Standard">Epoch: 31, Batch: 710, Avg. Loss: 5.548560988157988</text:p>
      <text:p text:style-name="Standard">Epoch: 31, Batch: 720, Avg. Loss: 5.642127618938685</text:p>
      <text:p text:style-name="Standard">Epoch: 31, Batch: 730, Avg. Loss: 5.734873458743095</text:p>
      <text:p text:style-name="Standard">Epoch: 31, Batch: 740, Avg. Loss: 5.822045910358429</text:p>
      <text:p text:style-name="Standard">Epoch: 31, Batch: 750, Avg. Loss: 5.909304075688124</text:p>
      <text:p text:style-name="Standard">Epoch: 31, Batch: 760, Avg. Loss: 6.0042408116161825</text:p>
      <text:p text:style-name="Standard">Epoch: 31, Batch: 770, Avg. Loss: 6.086131267249584</text:p>
      <text:p text:style-name="Standard">Epoch: 31, Batch: 780, Avg. Loss: 6.170573787391186</text:p>
      <text:p text:style-name="Standard">Epoch: 31, Batch: 790, Avg. Loss: 6.251656803488731</text:p>
      <text:p text:style-name="Standard">Epoch: 31, Batch: 800, Avg. Loss: 6.332780193910002</text:p>
      <text:p text:style-name="Standard">Epoch: 31, Batch: 810, Avg. Loss: 6.415552137419581</text:p>
      <text:p text:style-name="Standard">Epoch: 31, Batch: 820, Avg. Loss: 6.506251330301166</text:p>
      <text:p text:style-name="Standard">Epoch: 31, Batch: 830, Avg. Loss: 6.598333350941539</text:p>
      <text:p text:style-name="Standard">Epoch: 31, Batch: 840, Avg. Loss: 6.676765147596598</text:p>
      <text:p text:style-name="Standard">Epoch: 31, Batch: 850, Avg. Loss: 6.761349493265152</text:p>
      <text:p text:style-name="Standard">Epoch: 31, Batch: 860, Avg. Loss: 6.8443068288266655</text:p>
      <text:p text:style-name="Standard">Epoch: 31, Batch: 870, Avg. Loss: 6.92793223336339</text:p>
      <text:p text:style-name="Standard">Epoch: 31, Batch: 880, Avg. Loss: 7.015952787548303</text:p>
      <text:p text:style-name="Standard">Epoch: 31, Batch: 890, Avg. Loss: 7.097909446433187</text:p>
      <text:p text:style-name="Standard">Epoch: 31, Batch: 900, Avg. Loss: 7.185401896759868</text:p>
      <text:p text:style-name="Standard">Epoch: 31, Batch: 910, Avg. Loss: 7.268070344999432</text:p>
      <text:p text:style-name="Standard">Epoch: 31, Batch: 920, Avg. Loss: 7.356416980549693</text:p>
      <text:p text:style-name="Standard">Epoch: 31, Batch: 930, Avg. Loss: 7.4469152364879845</text:p>
      <text:p text:style-name="Standard">Epoch: 31, Batch: 940, Avg. Loss: 7.530829114839435</text:p>
      <text:p text:style-name="Standard">Epoch: 31, Batch: 950, Avg. Loss: 7.613013111427426</text:p>
      <text:p text:style-name="Standard">Epoch: 31, Batch: 960, Avg. Loss: 7.696547712013126</text:p>
      <text:p text:style-name="Standard">Epoch: 31, Batch: 970, Avg. Loss: 7.777650495991111</text:p>
      <text:p text:style-name="Standard">Epoch: 31, Batch: 980, Avg. Loss: 7.863819343969226</text:p>
      <text:p text:style-name="Standard">Epoch: 31, Batch: 990, Avg. Loss: 7.945701486989856</text:p>
      <text:p text:style-name="Standard">Epoch: 31, Batch: 1000, Avg. Loss: 8.027722825482488</text:p>
      <text:p text:style-name="Standard">Epoch: 32, Batch: 10, Avg. Loss: 0.06884088478982449</text:p>
      <text:p text:style-name="Standard">Epoch: 32, Batch: 20, Avg. Loss: 0.13857003599405288</text:p>
      <text:p text:style-name="Standard">Epoch: 32, Batch: 30, Avg. Loss: 0.20992448180913925</text:p>
      <text:p text:style-name="Standard">Epoch: 32, Batch: 40, Avg. Loss: 0.283163508027792</text:p>
      <text:p text:style-name="Standard">Epoch: 32, Batch: 50, Avg. Loss: 0.3455390054732561</text:p>
      <text:p text:style-name="Standard">Epoch: 32, Batch: 60, Avg. Loss: 0.41162395253777506</text:p>
      <text:p text:style-name="Standard">Epoch: 32, Batch: 70, Avg. Loss: 0.4814960606396198</text:p>
      <text:p text:style-name="Standard">Epoch: 32, Batch: 80, Avg. Loss: 0.5512162260711193</text:p>
      <text:p text:style-name="Standard">Epoch: 32, Batch: 90, Avg. Loss: 0.6176841612905264</text:p>
      <text:p text:style-name="Standard">Epoch: 32, Batch: 100, Avg. Loss: 0.6804289530962706</text:p>
      <text:p text:style-name="Standard">Epoch: 32, Batch: 110, Avg. Loss: 0.7532353192567826</text:p>
      <text:p text:style-name="Standard">Epoch: 32, Batch: 120, Avg. Loss: 0.8221486296504736</text:p>
      <text:p text:style-name="Standard">Epoch: 32, Batch: 130, Avg. Loss: 0.8910557571798563</text:p>
      <text:p text:style-name="Standard"><text:soft-page-break/>Epoch: 32, Batch: 140, Avg. Loss: 0.9586283218115568</text:p>
      <text:p text:style-name="Standard">Epoch: 32, Batch: 150, Avg. Loss: 1.0250358492136002</text:p>
      <text:p text:style-name="Standard">Epoch: 32, Batch: 160, Avg. Loss: 1.090653158351779</text:p>
      <text:p text:style-name="Standard">Epoch: 32, Batch: 170, Avg. Loss: 1.158412553742528</text:p>
      <text:p text:style-name="Standard">Epoch: 32, Batch: 180, Avg. Loss: 1.2316304240375757</text:p>
      <text:p text:style-name="Standard">Epoch: 32, Batch: 190, Avg. Loss: 1.3008654642850161</text:p>
      <text:p text:style-name="Standard">Epoch: 32, Batch: 200, Avg. Loss: 1.3639389898627996</text:p>
      <text:p text:style-name="Standard">Epoch: 32, Batch: 210, Avg. Loss: 1.4339814566075801</text:p>
      <text:p text:style-name="Standard">Epoch: 32, Batch: 220, Avg. Loss: 1.5051790807396173</text:p>
      <text:p text:style-name="Standard">Epoch: 32, Batch: 230, Avg. Loss: 1.578691203147173</text:p>
      <text:p text:style-name="Standard">Epoch: 32, Batch: 240, Avg. Loss: 1.647028077021241</text:p>
      <text:p text:style-name="Standard">Epoch: 32, Batch: 250, Avg. Loss: 1.721728976815939</text:p>
      <text:p text:style-name="Standard">Epoch: 32, Batch: 260, Avg. Loss: 1.7956175602972508</text:p>
      <text:p text:style-name="Standard">Epoch: 32, Batch: 270, Avg. Loss: 1.8666059911251067</text:p>
      <text:p text:style-name="Standard">Epoch: 32, Batch: 280, Avg. Loss: 1.939899506792426</text:p>
      <text:p text:style-name="Standard">Epoch: 32, Batch: 290, Avg. Loss: 2.0072467040270565</text:p>
      <text:p text:style-name="Standard">Epoch: 32, Batch: 300, Avg. Loss: 2.0756982304155827</text:p>
      <text:p text:style-name="Standard">Epoch: 32, Batch: 310, Avg. Loss: 2.1463083922863007</text:p>
      <text:p text:style-name="Standard">Epoch: 32, Batch: 320, Avg. Loss: 2.214008204638958</text:p>
      <text:p text:style-name="Standard">Epoch: 32, Batch: 330, Avg. Loss: 2.2869863010942937</text:p>
      <text:p text:style-name="Standard">Epoch: 32, Batch: 340, Avg. Loss: 2.3583315566182135</text:p>
      <text:p text:style-name="Standard">Epoch: 32, Batch: 350, Avg. Loss: 2.431399729847908</text:p>
      <text:p text:style-name="Standard">Epoch: 32, Batch: 360, Avg. Loss: 2.5026861030608414</text:p>
      <text:p text:style-name="Standard">Epoch: 32, Batch: 370, Avg. Loss: 2.579899587482214</text:p>
      <text:p text:style-name="Standard">Epoch: 32, Batch: 380, Avg. Loss: 2.6580917723476887</text:p>
      <text:p text:style-name="Standard">Epoch: 32, Batch: 390, Avg. Loss: 2.731440033391118</text:p>
      <text:p text:style-name="Standard">Epoch: 32, Batch: 400, Avg. Loss: 2.8097176503390076</text:p>
      <text:p text:style-name="Standard">Epoch: 32, Batch: 410, Avg. Loss: 2.891046928614378</text:p>
      <text:p text:style-name="Standard">Epoch: 32, Batch: 420, Avg. Loss: 2.97731262370944</text:p>
      <text:p text:style-name="Standard">Epoch: 32, Batch: 430, Avg. Loss: 3.0503041613847017</text:p>
      <text:p text:style-name="Standard">Epoch: 32, Batch: 440, Avg. Loss: 3.1278669398277996</text:p>
      <text:p text:style-name="Standard">Epoch: 32, Batch: 450, Avg. Loss: 3.207156864926219</text:p>
      <text:p text:style-name="Standard">Epoch: 32, Batch: 460, Avg. Loss: 3.2926924299448728</text:p>
      <text:p text:style-name="Standard">Epoch: 32, Batch: 470, Avg. Loss: 3.3750739518553017</text:p>
      <text:p text:style-name="Standard">Epoch: 32, Batch: 480, Avg. Loss: 3.4571956917643547</text:p>
      <text:p text:style-name="Standard">Epoch: 32, Batch: 490, Avg. Loss: 3.535272353887558</text:p>
      <text:p text:style-name="Standard">Epoch: 32, Batch: 500, Avg. Loss: 3.61416277512908</text:p>
      <text:p text:style-name="Standard">Epoch: 32, Batch: 510, Avg. Loss: 3.694657998532057</text:p>
      <text:p text:style-name="Standard">Epoch: 32, Batch: 520, Avg. Loss: 3.770010682940483</text:p>
      <text:p text:style-name="Standard">Epoch: 32, Batch: 530, Avg. Loss: 3.8480295930057764</text:p>
      <text:p text:style-name="Standard">Epoch: 32, Batch: 540, Avg. Loss: 3.920396705344319</text:p>
      <text:p text:style-name="Standard">Epoch: 32, Batch: 550, Avg. Loss: 4.002291290089488</text:p>
      <text:p text:style-name="Standard">Epoch: 32, Batch: 560, Avg. Loss: 4.077191589772701</text:p>
      <text:p text:style-name="Standard">Epoch: 32, Batch: 570, Avg. Loss: 4.156420239061117</text:p>
      <text:p text:style-name="Standard">Epoch: 32, Batch: 580, Avg. Loss: 4.229777823761106</text:p>
      <text:p text:style-name="Standard">Epoch: 32, Batch: 590, Avg. Loss: 4.31503088362515</text:p>
      <text:p text:style-name="Standard">Epoch: 32, Batch: 600, Avg. Loss: 4.392542423307896</text:p>
      <text:p text:style-name="Standard">Epoch: 32, Batch: 610, Avg. Loss: 4.4673168156296015</text:p>
      <text:p text:style-name="Standard">Epoch: 32, Batch: 620, Avg. Loss: 4.542179829999805</text:p>
      <text:p text:style-name="Standard"><text:soft-page-break/>Epoch: 32, Batch: 630, Avg. Loss: 4.620797852799297</text:p>
      <text:p text:style-name="Standard">Epoch: 32, Batch: 640, Avg. Loss: 4.702863988652825</text:p>
      <text:p text:style-name="Standard">Epoch: 32, Batch: 650, Avg. Loss: 4.77711427025497</text:p>
      <text:p text:style-name="Standard">Epoch: 32, Batch: 660, Avg. Loss: 4.851612044870853</text:p>
      <text:p text:style-name="Standard">Epoch: 32, Batch: 670, Avg. Loss: 4.934625383466482</text:p>
      <text:p text:style-name="Standard">Epoch: 32, Batch: 680, Avg. Loss: 5.008404610306025</text:p>
      <text:p text:style-name="Standard">Epoch: 32, Batch: 690, Avg. Loss: 5.085342486575246</text:p>
      <text:p text:style-name="Standard">Epoch: 32, Batch: 700, Avg. Loss: 5.166658818349243</text:p>
      <text:p text:style-name="Standard">Epoch: 32, Batch: 710, Avg. Loss: 5.243223847076297</text:p>
      <text:p text:style-name="Standard">Epoch: 32, Batch: 720, Avg. Loss: 5.324533643946052</text:p>
      <text:p text:style-name="Standard">Epoch: 32, Batch: 730, Avg. Loss: 5.400612719729542</text:p>
      <text:p text:style-name="Standard">Epoch: 32, Batch: 740, Avg. Loss: 5.474336367473006</text:p>
      <text:p text:style-name="Standard">Epoch: 32, Batch: 750, Avg. Loss: 5.552471151575446</text:p>
      <text:p text:style-name="Standard">Epoch: 32, Batch: 760, Avg. Loss: 5.636676959320903</text:p>
      <text:p text:style-name="Standard">Epoch: 32, Batch: 770, Avg. Loss: 5.723351651802659</text:p>
      <text:p text:style-name="Standard">Epoch: 32, Batch: 780, Avg. Loss: 5.805637032911181</text:p>
      <text:p text:style-name="Standard">Epoch: 32, Batch: 790, Avg. Loss: 5.889827283471822</text:p>
      <text:p text:style-name="Standard">Epoch: 32, Batch: 800, Avg. Loss: 5.9699423216283325</text:p>
      <text:p text:style-name="Standard">Epoch: 32, Batch: 810, Avg. Loss: 6.049566095322371</text:p>
      <text:p text:style-name="Standard">Epoch: 32, Batch: 820, Avg. Loss: 6.129414661228656</text:p>
      <text:p text:style-name="Standard">Epoch: 32, Batch: 830, Avg. Loss: 6.211744885891676</text:p>
      <text:p text:style-name="Standard">Epoch: 32, Batch: 840, Avg. Loss: 6.299775374680758</text:p>
      <text:p text:style-name="Standard">Epoch: 32, Batch: 850, Avg. Loss: 6.390239784121514</text:p>
      <text:p text:style-name="Standard">Epoch: 32, Batch: 860, Avg. Loss: 6.474717006087303</text:p>
      <text:p text:style-name="Standard">Epoch: 32, Batch: 870, Avg. Loss: 6.56736361682415</text:p>
      <text:p text:style-name="Standard">Epoch: 32, Batch: 880, Avg. Loss: 6.655404245108366</text:p>
      <text:p text:style-name="Standard">Epoch: 32, Batch: 890, Avg. Loss: 6.738148000091314</text:p>
      <text:p text:style-name="Standard">Epoch: 32, Batch: 900, Avg. Loss: 6.823203255981207</text:p>
      <text:p text:style-name="Standard">Epoch: 32, Batch: 910, Avg. Loss: 6.9095733478665355</text:p>
      <text:p text:style-name="Standard">Epoch: 32, Batch: 920, Avg. Loss: 6.988293734937907</text:p>
      <text:p text:style-name="Standard">Epoch: 32, Batch: 930, Avg. Loss: 7.063640546798706</text:p>
      <text:p text:style-name="Standard">Epoch: 32, Batch: 940, Avg. Loss: 7.14202851653099</text:p>
      <text:p text:style-name="Standard">Epoch: 32, Batch: 950, Avg. Loss: 7.218762054294348</text:p>
      <text:p text:style-name="Standard">Epoch: 32, Batch: 960, Avg. Loss: 7.2978611007332805</text:p>
      <text:p text:style-name="Standard">Epoch: 32, Batch: 970, Avg. Loss: 7.37852358147502</text:p>
      <text:p text:style-name="Standard">Epoch: 32, Batch: 980, Avg. Loss: 7.461217890679836</text:p>
      <text:p text:style-name="Standard">Epoch: 32, Batch: 990, Avg. Loss: 7.556028617918491</text:p>
      <text:p text:style-name="Standard">Epoch: 32, Batch: 1000, Avg. Loss: 7.643585892766714</text:p>
      <text:p text:style-name="Standard">Epoch: 33, Batch: 10, Avg. Loss: 0.06765646636486053</text:p>
      <text:p text:style-name="Standard">Epoch: 33, Batch: 20, Avg. Loss: 0.1374290157109499</text:p>
      <text:p text:style-name="Standard">Epoch: 33, Batch: 30, Avg. Loss: 0.20752516500651835</text:p>
      <text:p text:style-name="Standard">Epoch: 33, Batch: 40, Avg. Loss: 0.27230276055634023</text:p>
      <text:p text:style-name="Standard">Epoch: 33, Batch: 50, Avg. Loss: 0.34256591796875</text:p>
      <text:p text:style-name="Standard">Epoch: 33, Batch: 60, Avg. Loss: 0.41191389709711074</text:p>
      <text:p text:style-name="Standard">Epoch: 33, Batch: 70, Avg. Loss: 0.4813645765185356</text:p>
      <text:p text:style-name="Standard">Epoch: 33, Batch: 80, Avg. Loss: 0.5498873297125101</text:p>
      <text:p text:style-name="Standard">Epoch: 33, Batch: 90, Avg. Loss: 0.6138182405382395</text:p>
      <text:p text:style-name="Standard">Epoch: 33, Batch: 100, Avg. Loss: 0.6811186667531729</text:p>
      <text:p text:style-name="Standard">Epoch: 33, Batch: 110, Avg. Loss: 0.7521943885833025</text:p>
      <text:p text:style-name="Standard"><text:soft-page-break/>Epoch: 33, Batch: 120, Avg. Loss: 0.8186827845871448</text:p>
      <text:p text:style-name="Standard">Epoch: 33, Batch: 130, Avg. Loss: 0.8893602233380079</text:p>
      <text:p text:style-name="Standard">Epoch: 33, Batch: 140, Avg. Loss: 0.9619481325149536</text:p>
      <text:p text:style-name="Standard">Epoch: 33, Batch: 150, Avg. Loss: 1.0323183711618185</text:p>
      <text:p text:style-name="Standard">Epoch: 33, Batch: 160, Avg. Loss: 1.1000422216951846</text:p>
      <text:p text:style-name="Standard">Epoch: 33, Batch: 170, Avg. Loss: 1.1700271409004928</text:p>
      <text:p text:style-name="Standard">Epoch: 33, Batch: 180, Avg. Loss: 1.242135688662529</text:p>
      <text:p text:style-name="Standard">Epoch: 33, Batch: 190, Avg. Loss: 1.3138451401144267</text:p>
      <text:p text:style-name="Standard">Epoch: 33, Batch: 200, Avg. Loss: 1.3845475476235152</text:p>
      <text:p text:style-name="Standard">Epoch: 33, Batch: 210, Avg. Loss: 1.4537280302494764</text:p>
      <text:p text:style-name="Standard">Epoch: 33, Batch: 220, Avg. Loss: 1.5172335930168628</text:p>
      <text:p text:style-name="Standard">Epoch: 33, Batch: 230, Avg. Loss: 1.581462312489748</text:p>
      <text:p text:style-name="Standard">Epoch: 33, Batch: 240, Avg. Loss: 1.6521192841231822</text:p>
      <text:p text:style-name="Standard">Epoch: 33, Batch: 250, Avg. Loss: 1.7186989068984986</text:p>
      <text:p text:style-name="Standard">Epoch: 33, Batch: 260, Avg. Loss: 1.79365984685719</text:p>
      <text:p text:style-name="Standard">Epoch: 33, Batch: 270, Avg. Loss: 1.8670593407005072</text:p>
      <text:p text:style-name="Standard">Epoch: 33, Batch: 280, Avg. Loss: 1.9414036065340041</text:p>
      <text:p text:style-name="Standard">Epoch: 33, Batch: 290, Avg. Loss: 2.009380327537656</text:p>
      <text:p text:style-name="Standard">Epoch: 33, Batch: 300, Avg. Loss: 2.080923730134964</text:p>
      <text:p text:style-name="Standard">Epoch: 33, Batch: 310, Avg. Loss: 2.1483536779880525</text:p>
      <text:p text:style-name="Standard">Epoch: 33, Batch: 320, Avg. Loss: 2.2237083122134207</text:p>
      <text:p text:style-name="Standard">Epoch: 33, Batch: 330, Avg. Loss: 2.2910596545785666</text:p>
      <text:p text:style-name="Standard">Epoch: 33, Batch: 340, Avg. Loss: 2.3619445599615574</text:p>
      <text:p text:style-name="Standard">Epoch: 33, Batch: 350, Avg. Loss: 2.4328914560377597</text:p>
      <text:p text:style-name="Standard">Epoch: 33, Batch: 360, Avg. Loss: 2.5055856268852947</text:p>
      <text:p text:style-name="Standard">Epoch: 33, Batch: 370, Avg. Loss: 2.5721908126026394</text:p>
      <text:p text:style-name="Standard">Epoch: 33, Batch: 380, Avg. Loss: 2.642974850535393</text:p>
      <text:p text:style-name="Standard">Epoch: 33, Batch: 390, Avg. Loss: 2.707567619904876</text:p>
      <text:p text:style-name="Standard">Epoch: 33, Batch: 400, Avg. Loss: 2.785544100031257</text:p>
      <text:p text:style-name="Standard">Epoch: 33, Batch: 410, Avg. Loss: 2.856015980616212</text:p>
      <text:p text:style-name="Standard">Epoch: 33, Batch: 420, Avg. Loss: 2.9270535934716464</text:p>
      <text:p text:style-name="Standard">Epoch: 33, Batch: 430, Avg. Loss: 3.0018884554505347</text:p>
      <text:p text:style-name="Standard">Epoch: 33, Batch: 440, Avg. Loss: 3.0795233115553855</text:p>
      <text:p text:style-name="Standard">Epoch: 33, Batch: 450, Avg. Loss: 3.154803478717804</text:p>
      <text:p text:style-name="Standard">Epoch: 33, Batch: 460, Avg. Loss: 3.2238428216427564</text:p>
      <text:p text:style-name="Standard">Epoch: 33, Batch: 470, Avg. Loss: 3.3007147453725336</text:p>
      <text:p text:style-name="Standard">Epoch: 33, Batch: 480, Avg. Loss: 3.3756926279515027</text:p>
      <text:p text:style-name="Standard">Epoch: 33, Batch: 490, Avg. Loss: 3.445709393545985</text:p>
      <text:p text:style-name="Standard">Epoch: 33, Batch: 500, Avg. Loss: 3.51835924834013</text:p>
      <text:p text:style-name="Standard">Epoch: 33, Batch: 510, Avg. Loss: 3.598870810121298</text:p>
      <text:p text:style-name="Standard">Epoch: 33, Batch: 520, Avg. Loss: 3.668969778344035</text:p>
      <text:p text:style-name="Standard">Epoch: 33, Batch: 530, Avg. Loss: 3.7450919441878794</text:p>
      <text:p text:style-name="Standard">Epoch: 33, Batch: 540, Avg. Loss: 3.821660678088665</text:p>
      <text:p text:style-name="Standard">Epoch: 33, Batch: 550, Avg. Loss: 3.896306759119034</text:p>
      <text:p text:style-name="Standard">Epoch: 33, Batch: 560, Avg. Loss: 3.9710790537297727</text:p>
      <text:p text:style-name="Standard">Epoch: 33, Batch: 570, Avg. Loss: 4.051550836861134</text:p>
      <text:p text:style-name="Standard">Epoch: 33, Batch: 580, Avg. Loss: 4.125146702304482</text:p>
      <text:p text:style-name="Standard">Epoch: 33, Batch: 590, Avg. Loss: 4.199157705530524</text:p>
      <text:p text:style-name="Standard">Epoch: 33, Batch: 600, Avg. Loss: 4.278579257801175</text:p>
      <text:p text:style-name="Standard"><text:soft-page-break/>Epoch: 33, Batch: 610, Avg. Loss: 4.354623081162572</text:p>
      <text:p text:style-name="Standard">Epoch: 33, Batch: 620, Avg. Loss: 4.428652464225888</text:p>
      <text:p text:style-name="Standard">Epoch: 33, Batch: 630, Avg. Loss: 4.5053974211215975</text:p>
      <text:p text:style-name="Standard">Epoch: 33, Batch: 640, Avg. Loss: 4.583071904629469</text:p>
      <text:p text:style-name="Standard">Epoch: 33, Batch: 650, Avg. Loss: 4.661565243452787</text:p>
      <text:p text:style-name="Standard">Epoch: 33, Batch: 660, Avg. Loss: 4.738022090867162</text:p>
      <text:p text:style-name="Standard">Epoch: 33, Batch: 670, Avg. Loss: 4.815542650595307</text:p>
      <text:p text:style-name="Standard">Epoch: 33, Batch: 680, Avg. Loss: 4.894735855236649</text:p>
      <text:p text:style-name="Standard">Epoch: 33, Batch: 690, Avg. Loss: 4.971421407908201</text:p>
      <text:p text:style-name="Standard">Epoch: 33, Batch: 700, Avg. Loss: 5.059624712914228</text:p>
      <text:p text:style-name="Standard">Epoch: 33, Batch: 710, Avg. Loss: 5.150496847182512</text:p>
      <text:p text:style-name="Standard">Epoch: 33, Batch: 720, Avg. Loss: 5.231299699097872</text:p>
      <text:p text:style-name="Standard">Epoch: 33, Batch: 730, Avg. Loss: 5.307628938183188</text:p>
      <text:p text:style-name="Standard">Epoch: 33, Batch: 740, Avg. Loss: 5.3840410124510525</text:p>
      <text:p text:style-name="Standard">Epoch: 33, Batch: 750, Avg. Loss: 5.460760768130422</text:p>
      <text:p text:style-name="Standard">Epoch: 33, Batch: 760, Avg. Loss: 5.547670667245984</text:p>
      <text:p text:style-name="Standard">Epoch: 33, Batch: 770, Avg. Loss: 5.637784713879228</text:p>
      <text:p text:style-name="Standard">Epoch: 33, Batch: 780, Avg. Loss: 5.722394837066531</text:p>
      <text:p text:style-name="Standard">Epoch: 33, Batch: 790, Avg. Loss: 5.804051925614476</text:p>
      <text:p text:style-name="Standard">Epoch: 33, Batch: 800, Avg. Loss: 5.878335183486342</text:p>
      <text:p text:style-name="Standard">Epoch: 33, Batch: 810, Avg. Loss: 5.961900601536035</text:p>
      <text:p text:style-name="Standard">Epoch: 33, Batch: 820, Avg. Loss: 6.0330971740186214</text:p>
      <text:p text:style-name="Standard">Epoch: 33, Batch: 830, Avg. Loss: 6.119294969737529</text:p>
      <text:p text:style-name="Standard">Epoch: 33, Batch: 840, Avg. Loss: 6.197180919349194</text:p>
      <text:p text:style-name="Standard">Epoch: 33, Batch: 850, Avg. Loss: 6.272584216296673</text:p>
      <text:p text:style-name="Standard">Epoch: 33, Batch: 860, Avg. Loss: 6.349468797817826</text:p>
      <text:p text:style-name="Standard">Epoch: 33, Batch: 870, Avg. Loss: 6.433973219245672</text:p>
      <text:p text:style-name="Standard">Epoch: 33, Batch: 880, Avg. Loss: 6.512350931763649</text:p>
      <text:p text:style-name="Standard">Epoch: 33, Batch: 890, Avg. Loss: 6.589958619698882</text:p>
      <text:p text:style-name="Standard">Epoch: 33, Batch: 900, Avg. Loss: 6.668939875438809</text:p>
      <text:p text:style-name="Standard">Epoch: 33, Batch: 910, Avg. Loss: 6.749322007969022</text:p>
      <text:p text:style-name="Standard">Epoch: 33, Batch: 920, Avg. Loss: 6.8231966063380245</text:p>
      <text:p text:style-name="Standard">Epoch: 33, Batch: 930, Avg. Loss: 6.900324754044414</text:p>
      <text:p text:style-name="Standard">Epoch: 33, Batch: 940, Avg. Loss: 6.981940803304314</text:p>
      <text:p text:style-name="Standard">Epoch: 33, Batch: 950, Avg. Loss: 7.061059534922242</text:p>
      <text:p text:style-name="Standard">Epoch: 33, Batch: 960, Avg. Loss: 7.14093770943582</text:p>
      <text:p text:style-name="Standard">Epoch: 33, Batch: 970, Avg. Loss: 7.223691427335143</text:p>
      <text:p text:style-name="Standard">Epoch: 33, Batch: 980, Avg. Loss: 7.299484089016914</text:p>
      <text:p text:style-name="Standard">Epoch: 33, Batch: 990, Avg. Loss: 7.381458625197411</text:p>
      <text:p text:style-name="Standard">Epoch: 33, Batch: 1000, Avg. Loss: 7.4658706247806546</text:p>
      <text:p text:style-name="Standard">Epoch: 34, Batch: 10, Avg. Loss: 0.06636569760739804</text:p>
      <text:p text:style-name="Standard">Epoch: 34, Batch: 20, Avg. Loss: 0.13514107167720796</text:p>
      <text:p text:style-name="Standard">Epoch: 34, Batch: 30, Avg. Loss: 0.19821941815316677</text:p>
      <text:p text:style-name="Standard">Epoch: 34, Batch: 40, Avg. Loss: 0.25928020998835566</text:p>
      <text:p text:style-name="Standard">Epoch: 34, Batch: 50, Avg. Loss: 0.32526804506778717</text:p>
      <text:p text:style-name="Standard">Epoch: 34, Batch: 60, Avg. Loss: 0.39124218560755253</text:p>
      <text:p text:style-name="Standard">Epoch: 34, Batch: 70, Avg. Loss: 0.45555802918970584</text:p>
      <text:p text:style-name="Standard">Epoch: 34, Batch: 80, Avg. Loss: 0.52211426012218</text:p>
      <text:p text:style-name="Standard">Epoch: 34, Batch: 90, Avg. Loss: 0.587286452203989</text:p>
      <text:p text:style-name="Standard"><text:soft-page-break/>Epoch: 34, Batch: 100, Avg. Loss: 0.6529976967722178</text:p>
      <text:p text:style-name="Standard">Epoch: 34, Batch: 110, Avg. Loss: 0.7139795448631048</text:p>
      <text:p text:style-name="Standard">Epoch: 34, Batch: 120, Avg. Loss: 0.7753388799726963</text:p>
      <text:p text:style-name="Standard">Epoch: 34, Batch: 130, Avg. Loss: 0.8479218080639839</text:p>
      <text:p text:style-name="Standard">Epoch: 34, Batch: 140, Avg. Loss: 0.9108670063316822</text:p>
      <text:p text:style-name="Standard">Epoch: 34, Batch: 150, Avg. Loss: 0.9738083176314831</text:p>
      <text:p text:style-name="Standard">Epoch: 34, Batch: 160, Avg. Loss: 1.0345680821686982</text:p>
      <text:p text:style-name="Standard">Epoch: 34, Batch: 170, Avg. Loss: 1.096181919798255</text:p>
      <text:p text:style-name="Standard">Epoch: 34, Batch: 180, Avg. Loss: 1.1684281386435031</text:p>
      <text:p text:style-name="Standard">Epoch: 34, Batch: 190, Avg. Loss: 1.2365908063948154</text:p>
      <text:p text:style-name="Standard">Epoch: 34, Batch: 200, Avg. Loss: 1.3092971477657556</text:p>
      <text:p text:style-name="Standard">Epoch: 34, Batch: 210, Avg. Loss: 1.3828492518514395</text:p>
      <text:p text:style-name="Standard">Epoch: 34, Batch: 220, Avg. Loss: 1.4554196577519178</text:p>
      <text:p text:style-name="Standard">Epoch: 34, Batch: 230, Avg. Loss: 1.5183082543313504</text:p>
      <text:p text:style-name="Standard">Epoch: 34, Batch: 240, Avg. Loss: 1.5881545141339302</text:p>
      <text:p text:style-name="Standard">Epoch: 34, Batch: 250, Avg. Loss: 1.6511017624288797</text:p>
      <text:p text:style-name="Standard">Epoch: 34, Batch: 260, Avg. Loss: 1.715744049102068</text:p>
      <text:p text:style-name="Standard">Epoch: 34, Batch: 270, Avg. Loss: 1.7806577749550343</text:p>
      <text:p text:style-name="Standard">Epoch: 34, Batch: 280, Avg. Loss: 1.8438344601541758</text:p>
      <text:p text:style-name="Standard">Epoch: 34, Batch: 290, Avg. Loss: 1.9161140657961369</text:p>
      <text:p text:style-name="Standard">Epoch: 34, Batch: 300, Avg. Loss: 1.980701669678092</text:p>
      <text:p text:style-name="Standard">Epoch: 34, Batch: 310, Avg. Loss: 2.05092446655035</text:p>
      <text:p text:style-name="Standard">Epoch: 34, Batch: 320, Avg. Loss: 2.1262207251042127</text:p>
      <text:p text:style-name="Standard">Epoch: 34, Batch: 330, Avg. Loss: 2.200231350585818</text:p>
      <text:p text:style-name="Standard">Epoch: 34, Batch: 340, Avg. Loss: 2.27482706643641</text:p>
      <text:p text:style-name="Standard">Epoch: 34, Batch: 350, Avg. Loss: 2.3449675854295493</text:p>
      <text:p text:style-name="Standard">Epoch: 34, Batch: 360, Avg. Loss: 2.413987999781966</text:p>
      <text:p text:style-name="Standard">Epoch: 34, Batch: 370, Avg. Loss: 2.4885513719171284</text:p>
      <text:p text:style-name="Standard">Epoch: 34, Batch: 380, Avg. Loss: 2.564069763943553</text:p>
      <text:p text:style-name="Standard">Epoch: 34, Batch: 390, Avg. Loss: 2.631079054996371</text:p>
      <text:p text:style-name="Standard">Epoch: 34, Batch: 400, Avg. Loss: 2.702964199334383</text:p>
      <text:p text:style-name="Standard">Epoch: 34, Batch: 410, Avg. Loss: 2.7743674792349338</text:p>
      <text:p text:style-name="Standard">Epoch: 34, Batch: 420, Avg. Loss: 2.846422991156578</text:p>
      <text:p text:style-name="Standard">Epoch: 34, Batch: 430, Avg. Loss: 2.9127205062657593</text:p>
      <text:p text:style-name="Standard">Epoch: 34, Batch: 440, Avg. Loss: 2.976725647598505</text:p>
      <text:p text:style-name="Standard">Epoch: 34, Batch: 450, Avg. Loss: 3.041072779521346</text:p>
      <text:p text:style-name="Standard">Epoch: 34, Batch: 460, Avg. Loss: 3.1062035374343395</text:p>
      <text:p text:style-name="Standard">Epoch: 34, Batch: 470, Avg. Loss: 3.1747413519769907</text:p>
      <text:p text:style-name="Standard">Epoch: 34, Batch: 480, Avg. Loss: 3.239512901008129</text:p>
      <text:p text:style-name="Standard">Epoch: 34, Batch: 490, Avg. Loss: 3.315597878396511</text:p>
      <text:p text:style-name="Standard">Epoch: 34, Batch: 500, Avg. Loss: 3.3896963361650707</text:p>
      <text:p text:style-name="Standard">Epoch: 34, Batch: 510, Avg. Loss: 3.4629475567489862</text:p>
      <text:p text:style-name="Standard">Epoch: 34, Batch: 520, Avg. Loss: 3.5336672361940145</text:p>
      <text:p text:style-name="Standard">Epoch: 34, Batch: 530, Avg. Loss: 3.6054602283984423</text:p>
      <text:p text:style-name="Standard">Epoch: 34, Batch: 540, Avg. Loss: 3.6796117302030327</text:p>
      <text:p text:style-name="Standard">Epoch: 34, Batch: 550, Avg. Loss: 3.7560425367206336</text:p>
      <text:p text:style-name="Standard">Epoch: 34, Batch: 560, Avg. Loss: 3.831009531393647</text:p>
      <text:p text:style-name="Standard">Epoch: 34, Batch: 570, Avg. Loss: 3.901123071461916</text:p>
      <text:p text:style-name="Standard">Epoch: 34, Batch: 580, Avg. Loss: 3.9771554321050644</text:p>
      <text:p text:style-name="Standard"><text:soft-page-break/>Epoch: 34, Batch: 590, Avg. Loss: 4.045453229919076</text:p>
      <text:p text:style-name="Standard">Epoch: 34, Batch: 600, Avg. Loss: 4.109794419631362</text:p>
      <text:p text:style-name="Standard">Epoch: 34, Batch: 610, Avg. Loss: 4.17865986712277</text:p>
      <text:p text:style-name="Standard">Epoch: 34, Batch: 620, Avg. Loss: 4.257934074476362</text:p>
      <text:p text:style-name="Standard">Epoch: 34, Batch: 630, Avg. Loss: 4.331482985243201</text:p>
      <text:p text:style-name="Standard">Epoch: 34, Batch: 640, Avg. Loss: 4.397883155196905</text:p>
      <text:p text:style-name="Standard">Epoch: 34, Batch: 650, Avg. Loss: 4.474961831048131</text:p>
      <text:p text:style-name="Standard">Epoch: 34, Batch: 660, Avg. Loss: 4.549265595152974</text:p>
      <text:p text:style-name="Standard">Epoch: 34, Batch: 670, Avg. Loss: 4.623367876932025</text:p>
      <text:p text:style-name="Standard">Epoch: 34, Batch: 680, Avg. Loss: 4.692931086197495</text:p>
      <text:p text:style-name="Standard">Epoch: 34, Batch: 690, Avg. Loss: 4.761906193941831</text:p>
      <text:p text:style-name="Standard">Epoch: 34, Batch: 700, Avg. Loss: 4.83107707798481</text:p>
      <text:p text:style-name="Standard">Epoch: 34, Batch: 710, Avg. Loss: 4.898553160578013</text:p>
      <text:p text:style-name="Standard">Epoch: 34, Batch: 720, Avg. Loss: 4.975652282685042</text:p>
      <text:p text:style-name="Standard">Epoch: 34, Batch: 730, Avg. Loss: 5.045440959557891</text:p>
      <text:p text:style-name="Standard">Epoch: 34, Batch: 740, Avg. Loss: 5.1246824156492945</text:p>
      <text:p text:style-name="Standard">Epoch: 34, Batch: 750, Avg. Loss: 5.201208696514368</text:p>
      <text:p text:style-name="Standard">Epoch: 34, Batch: 760, Avg. Loss: 5.276610282808543</text:p>
      <text:p text:style-name="Standard">Epoch: 34, Batch: 770, Avg. Loss: 5.353188311308623</text:p>
      <text:p text:style-name="Standard">Epoch: 34, Batch: 780, Avg. Loss: 5.444902252405882</text:p>
      <text:p text:style-name="Standard">Epoch: 34, Batch: 790, Avg. Loss: 5.529858872666955</text:p>
      <text:p text:style-name="Standard">Epoch: 34, Batch: 800, Avg. Loss: 5.615889278426766</text:p>
      <text:p text:style-name="Standard">Epoch: 34, Batch: 810, Avg. Loss: 5.695353646203875</text:p>
      <text:p text:style-name="Standard">Epoch: 34, Batch: 820, Avg. Loss: 5.77072157971561</text:p>
      <text:p text:style-name="Standard">Epoch: 34, Batch: 830, Avg. Loss: 5.850911234691739</text:p>
      <text:p text:style-name="Standard">Epoch: 34, Batch: 840, Avg. Loss: 5.926221837475896</text:p>
      <text:p text:style-name="Standard">Epoch: 34, Batch: 850, Avg. Loss: 6.003794604167342</text:p>
      <text:p text:style-name="Standard">Epoch: 34, Batch: 860, Avg. Loss: 6.086110401526094</text:p>
      <text:p text:style-name="Standard">Epoch: 34, Batch: 870, Avg. Loss: 6.161009047180414</text:p>
      <text:p text:style-name="Standard">Epoch: 34, Batch: 880, Avg. Loss: 6.241769350320101</text:p>
      <text:p text:style-name="Standard">Epoch: 34, Batch: 890, Avg. Loss: 6.313646446540952</text:p>
      <text:p text:style-name="Standard">Epoch: 34, Batch: 900, Avg. Loss: 6.391090336814523</text:p>
      <text:p text:style-name="Standard">Epoch: 34, Batch: 910, Avg. Loss: 6.465622852370143</text:p>
      <text:p text:style-name="Standard">Epoch: 34, Batch: 920, Avg. Loss: 6.544672861322761</text:p>
      <text:p text:style-name="Standard">Epoch: 34, Batch: 930, Avg. Loss: 6.6270418170839545</text:p>
      <text:p text:style-name="Standard">Epoch: 34, Batch: 940, Avg. Loss: 6.705350903049111</text:p>
      <text:p text:style-name="Standard">Epoch: 34, Batch: 950, Avg. Loss: 6.783530230075121</text:p>
      <text:p text:style-name="Standard">Epoch: 34, Batch: 960, Avg. Loss: 6.8578040830791</text:p>
      <text:p text:style-name="Standard">Epoch: 34, Batch: 970, Avg. Loss: 6.939766260236501</text:p>
      <text:p text:style-name="Standard">Epoch: 34, Batch: 980, Avg. Loss: 7.0238353833556175</text:p>
      <text:p text:style-name="Standard">Epoch: 34, Batch: 990, Avg. Loss: 7.106369442120195</text:p>
      <text:p text:style-name="Standard">Epoch: 34, Batch: 1000, Avg. Loss: 7.190706587955356</text:p>
      <text:p text:style-name="Standard">Epoch: 35, Batch: 10, Avg. Loss: 0.0602526992559433</text:p>
      <text:p text:style-name="Standard">Epoch: 35, Batch: 20, Avg. Loss: 0.11787660047411919</text:p>
      <text:p text:style-name="Standard">Epoch: 35, Batch: 30, Avg. Loss: 0.17999756187200547</text:p>
      <text:p text:style-name="Standard">Epoch: 35, Batch: 40, Avg. Loss: 0.24055253006517888</text:p>
      <text:p text:style-name="Standard">Epoch: 35, Batch: 50, Avg. Loss: 0.3003596678376198</text:p>
      <text:p text:style-name="Standard">Epoch: 35, Batch: 60, Avg. Loss: 0.3603579055517912</text:p>
      <text:p text:style-name="Standard">Epoch: 35, Batch: 70, Avg. Loss: 0.41967705860733984</text:p>
      <text:p text:style-name="Standard"><text:soft-page-break/>Epoch: 35, Batch: 80, Avg. Loss: 0.4767027050256729</text:p>
      <text:p text:style-name="Standard">Epoch: 35, Batch: 90, Avg. Loss: 0.5373447868973017</text:p>
      <text:p text:style-name="Standard">Epoch: 35, Batch: 100, Avg. Loss: 0.5972347114235163</text:p>
      <text:p text:style-name="Standard">Epoch: 35, Batch: 110, Avg. Loss: 0.6659867700189352</text:p>
      <text:p text:style-name="Standard">Epoch: 35, Batch: 120, Avg. Loss: 0.7312319837510586</text:p>
      <text:p text:style-name="Standard">Epoch: 35, Batch: 130, Avg. Loss: 0.7964525703340769</text:p>
      <text:p text:style-name="Standard">Epoch: 35, Batch: 140, Avg. Loss: 0.8530309196561575</text:p>
      <text:p text:style-name="Standard">Epoch: 35, Batch: 150, Avg. Loss: 0.9114244978874921</text:p>
      <text:p text:style-name="Standard">Epoch: 35, Batch: 160, Avg. Loss: 0.9713901411741972</text:p>
      <text:p text:style-name="Standard">Epoch: 35, Batch: 170, Avg. Loss: 1.0371151600033044</text:p>
      <text:p text:style-name="Standard">Epoch: 35, Batch: 180, Avg. Loss: 1.1002225391566753</text:p>
      <text:p text:style-name="Standard">Epoch: 35, Batch: 190, Avg. Loss: 1.1580832455307246</text:p>
      <text:p text:style-name="Standard">Epoch: 35, Batch: 200, Avg. Loss: 1.217879542335868</text:p>
      <text:p text:style-name="Standard">Epoch: 35, Batch: 210, Avg. Loss: 1.2842779602855443</text:p>
      <text:p text:style-name="Standard">Epoch: 35, Batch: 220, Avg. Loss: 1.346924315020442</text:p>
      <text:p text:style-name="Standard">Epoch: 35, Batch: 230, Avg. Loss: 1.4101159285753966</text:p>
      <text:p text:style-name="Standard">Epoch: 35, Batch: 240, Avg. Loss: 1.4700172018259763</text:p>
      <text:p text:style-name="Standard">Epoch: 35, Batch: 250, Avg. Loss: 1.5399883877485991</text:p>
      <text:p text:style-name="Standard">Epoch: 35, Batch: 260, Avg. Loss: 1.6054772958159447</text:p>
      <text:p text:style-name="Standard">Epoch: 35, Batch: 270, Avg. Loss: 1.6695147972553968</text:p>
      <text:p text:style-name="Standard">Epoch: 35, Batch: 280, Avg. Loss: 1.7370754156261683</text:p>
      <text:p text:style-name="Standard">Epoch: 35, Batch: 290, Avg. Loss: 1.799181343615055</text:p>
      <text:p text:style-name="Standard">Epoch: 35, Batch: 300, Avg. Loss: 1.859598258510232</text:p>
      <text:p text:style-name="Standard">Epoch: 35, Batch: 310, Avg. Loss: 1.9263578206300735</text:p>
      <text:p text:style-name="Standard">Epoch: 35, Batch: 320, Avg. Loss: 1.98610087223351</text:p>
      <text:p text:style-name="Standard">Epoch: 35, Batch: 330, Avg. Loss: 2.053571813553572</text:p>
      <text:p text:style-name="Standard">Epoch: 35, Batch: 340, Avg. Loss: 2.1219345681369304</text:p>
      <text:p text:style-name="Standard">Epoch: 35, Batch: 350, Avg. Loss: 2.1818550419062377</text:p>
      <text:p text:style-name="Standard">Epoch: 35, Batch: 360, Avg. Loss: 2.2472938183695077</text:p>
      <text:p text:style-name="Standard">Epoch: 35, Batch: 370, Avg. Loss: 2.310498907789588</text:p>
      <text:p text:style-name="Standard">Epoch: 35, Batch: 380, Avg. Loss: 2.379669098556042</text:p>
      <text:p text:style-name="Standard">Epoch: 35, Batch: 390, Avg. Loss: 2.453491264209151</text:p>
      <text:p text:style-name="Standard">Epoch: 35, Batch: 400, Avg. Loss: 2.517430451139808</text:p>
      <text:p text:style-name="Standard">Epoch: 35, Batch: 410, Avg. Loss: 2.58177146576345</text:p>
      <text:p text:style-name="Standard">Epoch: 35, Batch: 420, Avg. Loss: 2.6454655271023513</text:p>
      <text:p text:style-name="Standard">Epoch: 35, Batch: 430, Avg. Loss: 2.7106473587453364</text:p>
      <text:p text:style-name="Standard">Epoch: 35, Batch: 440, Avg. Loss: 2.7812796007841825</text:p>
      <text:p text:style-name="Standard">Epoch: 35, Batch: 450, Avg. Loss: 2.853193859010935</text:p>
      <text:p text:style-name="Standard">Epoch: 35, Batch: 460, Avg. Loss: 2.9244519036263226</text:p>
      <text:p text:style-name="Standard">Epoch: 35, Batch: 470, Avg. Loss: 2.9882402662187815</text:p>
      <text:p text:style-name="Standard">Epoch: 35, Batch: 480, Avg. Loss: 3.051539373770356</text:p>
      <text:p text:style-name="Standard">Epoch: 35, Batch: 490, Avg. Loss: 3.124407760053873</text:p>
      <text:p text:style-name="Standard">Epoch: 35, Batch: 500, Avg. Loss: 3.1921827010810375</text:p>
      <text:p text:style-name="Standard">Epoch: 35, Batch: 510, Avg. Loss: 3.262489025294781</text:p>
      <text:p text:style-name="Standard">Epoch: 35, Batch: 520, Avg. Loss: 3.33044623285532</text:p>
      <text:p text:style-name="Standard">Epoch: 35, Batch: 530, Avg. Loss: 3.402582275867462</text:p>
      <text:p text:style-name="Standard">Epoch: 35, Batch: 540, Avg. Loss: 3.4702662989497184</text:p>
      <text:p text:style-name="Standard">Epoch: 35, Batch: 550, Avg. Loss: 3.539809962362051</text:p>
      <text:p text:style-name="Standard">Epoch: 35, Batch: 560, Avg. Loss: 3.6064401514828206</text:p>
      <text:p text:style-name="Standard"><text:soft-page-break/>Epoch: 35, Batch: 570, Avg. Loss: 3.6762974202632903</text:p>
      <text:p text:style-name="Standard">Epoch: 35, Batch: 580, Avg. Loss: 3.7481347747147082</text:p>
      <text:p text:style-name="Standard">Epoch: 35, Batch: 590, Avg. Loss: 3.8166362434625625</text:p>
      <text:p text:style-name="Standard">Epoch: 35, Batch: 600, Avg. Loss: 3.885341878980398</text:p>
      <text:p text:style-name="Standard">Epoch: 35, Batch: 610, Avg. Loss: 3.960279105603695</text:p>
      <text:p text:style-name="Standard">Epoch: 35, Batch: 620, Avg. Loss: 4.027179308608174</text:p>
      <text:p text:style-name="Standard">Epoch: 35, Batch: 630, Avg. Loss: 4.103580472245812</text:p>
      <text:p text:style-name="Standard">Epoch: 35, Batch: 640, Avg. Loss: 4.178494922071695</text:p>
      <text:p text:style-name="Standard">Epoch: 35, Batch: 650, Avg. Loss: 4.253700232505798</text:p>
      <text:p text:style-name="Standard">Epoch: 35, Batch: 660, Avg. Loss: 4.3264061391353605</text:p>
      <text:p text:style-name="Standard">Epoch: 35, Batch: 670, Avg. Loss: 4.399143627285957</text:p>
      <text:p text:style-name="Standard">Epoch: 35, Batch: 680, Avg. Loss: 4.480366586893797</text:p>
      <text:p text:style-name="Standard">Epoch: 35, Batch: 690, Avg. Loss: 4.5537857983261345</text:p>
      <text:p text:style-name="Standard">Epoch: 35, Batch: 700, Avg. Loss: 4.628492818400264</text:p>
      <text:p text:style-name="Standard">Epoch: 35, Batch: 710, Avg. Loss: 4.708839796110988</text:p>
      <text:p text:style-name="Standard">Epoch: 35, Batch: 720, Avg. Loss: 4.792181626707316</text:p>
      <text:p text:style-name="Standard">Epoch: 35, Batch: 730, Avg. Loss: 4.879704093933105</text:p>
      <text:p text:style-name="Standard">Epoch: 35, Batch: 740, Avg. Loss: 4.955226032063365</text:p>
      <text:p text:style-name="Standard">Epoch: 35, Batch: 750, Avg. Loss: 5.0302923485636715</text:p>
      <text:p text:style-name="Standard">Epoch: 35, Batch: 760, Avg. Loss: 5.099503893405199</text:p>
      <text:p text:style-name="Standard">Epoch: 35, Batch: 770, Avg. Loss: 5.170859131589532</text:p>
      <text:p text:style-name="Standard">Epoch: 35, Batch: 780, Avg. Loss: 5.243113171309233</text:p>
      <text:p text:style-name="Standard">Epoch: 35, Batch: 790, Avg. Loss: 5.313484379276633</text:p>
      <text:p text:style-name="Standard">Epoch: 35, Batch: 800, Avg. Loss: 5.386607942730189</text:p>
      <text:p text:style-name="Standard">Epoch: 35, Batch: 810, Avg. Loss: 5.458881309628486</text:p>
      <text:p text:style-name="Standard">Epoch: 35, Batch: 820, Avg. Loss: 5.532057474926114</text:p>
      <text:p text:style-name="Standard">Epoch: 35, Batch: 830, Avg. Loss: 5.596231413260102</text:p>
      <text:p text:style-name="Standard">Epoch: 35, Batch: 840, Avg. Loss: 5.671303204074502</text:p>
      <text:p text:style-name="Standard">Epoch: 35, Batch: 850, Avg. Loss: 5.743441003933549</text:p>
      <text:p text:style-name="Standard">Epoch: 35, Batch: 860, Avg. Loss: 5.813807832822204</text:p>
      <text:p text:style-name="Standard">Epoch: 35, Batch: 870, Avg. Loss: 5.888237942010164</text:p>
      <text:p text:style-name="Standard">Epoch: 35, Batch: 880, Avg. Loss: 5.965193554386497</text:p>
      <text:p text:style-name="Standard">Epoch: 35, Batch: 890, Avg. Loss: 6.040154150128364</text:p>
      <text:p text:style-name="Standard">Epoch: 35, Batch: 900, Avg. Loss: 6.117674326896667</text:p>
      <text:p text:style-name="Standard">Epoch: 35, Batch: 910, Avg. Loss: 6.195537774637342</text:p>
      <text:p text:style-name="Standard">Epoch: 35, Batch: 920, Avg. Loss: 6.272435804829001</text:p>
      <text:p text:style-name="Standard">Epoch: 35, Batch: 930, Avg. Loss: 6.341085273399949</text:p>
      <text:p text:style-name="Standard">Epoch: 35, Batch: 940, Avg. Loss: 6.413427092880011</text:p>
      <text:p text:style-name="Standard">Epoch: 35, Batch: 950, Avg. Loss: 6.489851637929678</text:p>
      <text:p text:style-name="Standard">Epoch: 35, Batch: 960, Avg. Loss: 6.572472357004881</text:p>
      <text:p text:style-name="Standard">Epoch: 35, Batch: 970, Avg. Loss: 6.649633941054344</text:p>
      <text:p text:style-name="Standard">Epoch: 35, Batch: 980, Avg. Loss: 6.725412528216839</text:p>
      <text:p text:style-name="Standard">Epoch: 35, Batch: 990, Avg. Loss: 6.805313418805599</text:p>
      <text:p text:style-name="Standard">Epoch: 35, Batch: 1000, Avg. Loss: 6.883261637762189</text:p>
      <text:p text:style-name="Standard">Epoch: 36, Batch: 10, Avg. Loss: 0.060227949544787406</text:p>
      <text:p text:style-name="Standard">Epoch: 36, Batch: 20, Avg. Loss: 0.12225108034908772</text:p>
      <text:p text:style-name="Standard">Epoch: 36, Batch: 30, Avg. Loss: 0.18160771057009698</text:p>
      <text:p text:style-name="Standard">Epoch: 36, Batch: 40, Avg. Loss: 0.24649039842188358</text:p>
      <text:p text:style-name="Standard">Epoch: 36, Batch: 50, Avg. Loss: 0.3041960023343563</text:p>
      <text:p text:style-name="Standard"><text:soft-page-break/>Epoch: 36, Batch: 60, Avg. Loss: 0.3671747758984566</text:p>
      <text:p text:style-name="Standard">Epoch: 36, Batch: 70, Avg. Loss: 0.42529130578041074</text:p>
      <text:p text:style-name="Standard">Epoch: 36, Batch: 80, Avg. Loss: 0.48499014377593996</text:p>
      <text:p text:style-name="Standard">Epoch: 36, Batch: 90, Avg. Loss: 0.5437304202467204</text:p>
      <text:p text:style-name="Standard">Epoch: 36, Batch: 100, Avg. Loss: 0.604588421434164</text:p>
      <text:p text:style-name="Standard">Epoch: 36, Batch: 110, Avg. Loss: 0.6604204423725605</text:p>
      <text:p text:style-name="Standard">Epoch: 36, Batch: 120, Avg. Loss: 0.7195063177496195</text:p>
      <text:p text:style-name="Standard">Epoch: 36, Batch: 130, Avg. Loss: 0.7825309939682483</text:p>
      <text:p text:style-name="Standard">Epoch: 36, Batch: 140, Avg. Loss: 0.8445557322353124</text:p>
      <text:p text:style-name="Standard">Epoch: 36, Batch: 150, Avg. Loss: 0.9108900174498558</text:p>
      <text:p text:style-name="Standard">Epoch: 36, Batch: 160, Avg. Loss: 0.9757014390081167</text:p>
      <text:p text:style-name="Standard">Epoch: 36, Batch: 170, Avg. Loss: 1.0390231151133775</text:p>
      <text:p text:style-name="Standard">Epoch: 36, Batch: 180, Avg. Loss: 1.1062699671834708</text:p>
      <text:p text:style-name="Standard">Epoch: 36, Batch: 190, Avg. Loss: 1.170955104380846</text:p>
      <text:p text:style-name="Standard">Epoch: 36, Batch: 200, Avg. Loss: 1.234420832246542</text:p>
      <text:p text:style-name="Standard">Epoch: 36, Batch: 210, Avg. Loss: 1.2962024066597224</text:p>
      <text:p text:style-name="Standard">Epoch: 36, Batch: 220, Avg. Loss: 1.367886570468545</text:p>
      <text:p text:style-name="Standard">Epoch: 36, Batch: 230, Avg. Loss: 1.4361214112490415</text:p>
      <text:p text:style-name="Standard">Epoch: 36, Batch: 240, Avg. Loss: 1.4976795870810746</text:p>
      <text:p text:style-name="Standard">Epoch: 36, Batch: 250, Avg. Loss: 1.566388562694192</text:p>
      <text:p text:style-name="Standard">Epoch: 36, Batch: 260, Avg. Loss: 1.6304573770612478</text:p>
      <text:p text:style-name="Standard">Epoch: 36, Batch: 270, Avg. Loss: 1.693172051012516</text:p>
      <text:p text:style-name="Standard">Epoch: 36, Batch: 280, Avg. Loss: 1.75286705493927</text:p>
      <text:p text:style-name="Standard">Epoch: 36, Batch: 290, Avg. Loss: 1.816670586913824</text:p>
      <text:p text:style-name="Standard">Epoch: 36, Batch: 300, Avg. Loss: 1.882073013857007</text:p>
      <text:p text:style-name="Standard">Epoch: 36, Batch: 310, Avg. Loss: 1.9446329955011605</text:p>
      <text:p text:style-name="Standard">Epoch: 36, Batch: 320, Avg. Loss: 2.010647193714976</text:p>
      <text:p text:style-name="Standard">Epoch: 36, Batch: 330, Avg. Loss: 2.071829630434513</text:p>
      <text:p text:style-name="Standard">Epoch: 36, Batch: 340, Avg. Loss: 2.132799220457673</text:p>
      <text:p text:style-name="Standard">Epoch: 36, Batch: 350, Avg. Loss: 2.194537065923214</text:p>
      <text:p text:style-name="Standard">Epoch: 36, Batch: 360, Avg. Loss: 2.256182936951518</text:p>
      <text:p text:style-name="Standard">Epoch: 36, Batch: 370, Avg. Loss: 2.318703854456544</text:p>
      <text:p text:style-name="Standard">Epoch: 36, Batch: 380, Avg. Loss: 2.382513766363263</text:p>
      <text:p text:style-name="Standard">Epoch: 36, Batch: 390, Avg. Loss: 2.4389884922653438</text:p>
      <text:p text:style-name="Standard">Epoch: 36, Batch: 400, Avg. Loss: 2.499092620611191</text:p>
      <text:p text:style-name="Standard">Epoch: 36, Batch: 410, Avg. Loss: 2.563944885134697</text:p>
      <text:p text:style-name="Standard">Epoch: 36, Batch: 420, Avg. Loss: 2.6247945338487626</text:p>
      <text:p text:style-name="Standard">Epoch: 36, Batch: 430, Avg. Loss: 2.6921323139220474</text:p>
      <text:p text:style-name="Standard">Epoch: 36, Batch: 440, Avg. Loss: 2.757203023508191</text:p>
      <text:p text:style-name="Standard">Epoch: 36, Batch: 450, Avg. Loss: 2.8199213165789843</text:p>
      <text:p text:style-name="Standard">Epoch: 36, Batch: 460, Avg. Loss: 2.8827472280710937</text:p>
      <text:p text:style-name="Standard">Epoch: 36, Batch: 470, Avg. Loss: 2.9447341930121183</text:p>
      <text:p text:style-name="Standard">Epoch: 36, Batch: 480, Avg. Loss: 3.0070139396935702</text:p>
      <text:p text:style-name="Standard">Epoch: 36, Batch: 490, Avg. Loss: 3.0703528255224226</text:p>
      <text:p text:style-name="Standard">Epoch: 36, Batch: 500, Avg. Loss: 3.1345285538583996</text:p>
      <text:p text:style-name="Standard">Epoch: 36, Batch: 510, Avg. Loss: 3.205353371798992</text:p>
      <text:p text:style-name="Standard">Epoch: 36, Batch: 520, Avg. Loss: 3.2708282649517058</text:p>
      <text:p text:style-name="Standard">Epoch: 36, Batch: 530, Avg. Loss: 3.335638517513871</text:p>
      <text:p text:style-name="Standard">Epoch: 36, Batch: 540, Avg. Loss: 3.4015878792852163</text:p>
      <text:p text:style-name="Standard"><text:soft-page-break/>Epoch: 36, Batch: 550, Avg. Loss: 3.466419452801347</text:p>
      <text:p text:style-name="Standard">Epoch: 36, Batch: 560, Avg. Loss: 3.532077036052942</text:p>
      <text:p text:style-name="Standard">Epoch: 36, Batch: 570, Avg. Loss: 3.5994016621261835</text:p>
      <text:p text:style-name="Standard">Epoch: 36, Batch: 580, Avg. Loss: 3.6646371629089116</text:p>
      <text:p text:style-name="Standard">Epoch: 36, Batch: 590, Avg. Loss: 3.729267546162009</text:p>
      <text:p text:style-name="Standard">Epoch: 36, Batch: 600, Avg. Loss: 3.794189890101552</text:p>
      <text:p text:style-name="Standard">Epoch: 36, Batch: 610, Avg. Loss: 3.859097784385085</text:p>
      <text:p text:style-name="Standard">Epoch: 36, Batch: 620, Avg. Loss: 3.9283438924700023</text:p>
      <text:p text:style-name="Standard">Epoch: 36, Batch: 630, Avg. Loss: 3.997768896073103</text:p>
      <text:p text:style-name="Standard">Epoch: 36, Batch: 640, Avg. Loss: 4.068880615010857</text:p>
      <text:p text:style-name="Standard">Epoch: 36, Batch: 650, Avg. Loss: 4.13596256673336</text:p>
      <text:p text:style-name="Standard">Epoch: 36, Batch: 660, Avg. Loss: 4.209249664098024</text:p>
      <text:p text:style-name="Standard">Epoch: 36, Batch: 670, Avg. Loss: 4.279600456729531</text:p>
      <text:p text:style-name="Standard">Epoch: 36, Batch: 680, Avg. Loss: 4.344980732351542</text:p>
      <text:p text:style-name="Standard">Epoch: 36, Batch: 690, Avg. Loss: 4.407891454175115</text:p>
      <text:p text:style-name="Standard">Epoch: 36, Batch: 700, Avg. Loss: 4.484870620816946</text:p>
      <text:p text:style-name="Standard">Epoch: 36, Batch: 710, Avg. Loss: 4.555505569651723</text:p>
      <text:p text:style-name="Standard">Epoch: 36, Batch: 720, Avg. Loss: 4.626346988230944</text:p>
      <text:p text:style-name="Standard">Epoch: 36, Batch: 730, Avg. Loss: 4.697292507812381</text:p>
      <text:p text:style-name="Standard">Epoch: 36, Batch: 740, Avg. Loss: 4.772642176225782</text:p>
      <text:p text:style-name="Standard">Epoch: 36, Batch: 750, Avg. Loss: 4.850174143910408</text:p>
      <text:p text:style-name="Standard">Epoch: 36, Batch: 760, Avg. Loss: 4.925734915211796</text:p>
      <text:p text:style-name="Standard">Epoch: 36, Batch: 770, Avg. Loss: 4.9945350654423235</text:p>
      <text:p text:style-name="Standard">Epoch: 36, Batch: 780, Avg. Loss: 5.065685183554888</text:p>
      <text:p text:style-name="Standard">Epoch: 36, Batch: 790, Avg. Loss: 5.13170117996633</text:p>
      <text:p text:style-name="Standard">Epoch: 36, Batch: 800, Avg. Loss: 5.201756658777595</text:p>
      <text:p text:style-name="Standard">Epoch: 36, Batch: 810, Avg. Loss: 5.278653809800744</text:p>
      <text:p text:style-name="Standard">Epoch: 36, Batch: 820, Avg. Loss: 5.345028914883732</text:p>
      <text:p text:style-name="Standard">Epoch: 36, Batch: 830, Avg. Loss: 5.414420621469617</text:p>
      <text:p text:style-name="Standard">Epoch: 36, Batch: 840, Avg. Loss: 5.478583872318268</text:p>
      <text:p text:style-name="Standard">Epoch: 36, Batch: 850, Avg. Loss: 5.556901828944683</text:p>
      <text:p text:style-name="Standard">Epoch: 36, Batch: 860, Avg. Loss: 5.621083934605122</text:p>
      <text:p text:style-name="Standard">Epoch: 36, Batch: 870, Avg. Loss: 5.6885412152856585</text:p>
      <text:p text:style-name="Standard">Epoch: 36, Batch: 880, Avg. Loss: 5.761059703677892</text:p>
      <text:p text:style-name="Standard">Epoch: 36, Batch: 890, Avg. Loss: 5.828927452117204</text:p>
      <text:p text:style-name="Standard">Epoch: 36, Batch: 900, Avg. Loss: 5.904183667898178</text:p>
      <text:p text:style-name="Standard">Epoch: 36, Batch: 910, Avg. Loss: 5.979247486963868</text:p>
      <text:p text:style-name="Standard">Epoch: 36, Batch: 920, Avg. Loss: 6.051515189185738</text:p>
      <text:p text:style-name="Standard">Epoch: 36, Batch: 930, Avg. Loss: 6.127873981371522</text:p>
      <text:p text:style-name="Standard">Epoch: 36, Batch: 940, Avg. Loss: 6.199773681163788</text:p>
      <text:p text:style-name="Standard">Epoch: 36, Batch: 950, Avg. Loss: 6.267965513840318</text:p>
      <text:p text:style-name="Standard">Epoch: 36, Batch: 960, Avg. Loss: 6.340938118472695</text:p>
      <text:p text:style-name="Standard">Epoch: 36, Batch: 970, Avg. Loss: 6.410486813262105</text:p>
      <text:p text:style-name="Standard">Epoch: 36, Batch: 980, Avg. Loss: 6.472923308983445</text:p>
      <text:p text:style-name="Standard">Epoch: 36, Batch: 990, Avg. Loss: 6.548240973427892</text:p>
      <text:p text:style-name="Standard">Epoch: 36, Batch: 1000, Avg. Loss: 6.619631189480424</text:p>
      <text:p text:style-name="Standard">Epoch: 37, Batch: 10, Avg. Loss: 0.0604588158428669</text:p>
      <text:p text:style-name="Standard">Epoch: 37, Batch: 20, Avg. Loss: 0.1165708102285862</text:p>
      <text:p text:style-name="Standard">Epoch: 37, Batch: 30, Avg. Loss: 0.17603448778390884</text:p>
      <text:p text:style-name="Standard"><text:soft-page-break/>Epoch: 37, Batch: 40, Avg. Loss: 0.2320487294346094</text:p>
      <text:p text:style-name="Standard">Epoch: 37, Batch: 50, Avg. Loss: 0.29213434308767317</text:p>
      <text:p text:style-name="Standard">Epoch: 37, Batch: 60, Avg. Loss: 0.3554127778857946</text:p>
      <text:p text:style-name="Standard">Epoch: 37, Batch: 70, Avg. Loss: 0.4153179910033941</text:p>
      <text:p text:style-name="Standard">Epoch: 37, Batch: 80, Avg. Loss: 0.4759841401129961</text:p>
      <text:p text:style-name="Standard">Epoch: 37, Batch: 90, Avg. Loss: 0.5330367490649224</text:p>
      <text:p text:style-name="Standard">Epoch: 37, Batch: 100, Avg. Loss: 0.5882591973990202</text:p>
      <text:p text:style-name="Standard">Epoch: 37, Batch: 110, Avg. Loss: 0.6472339909523726</text:p>
      <text:p text:style-name="Standard">Epoch: 37, Batch: 120, Avg. Loss: 0.7056893285363912</text:p>
      <text:p text:style-name="Standard">Epoch: 37, Batch: 130, Avg. Loss: 0.7644013002514839</text:p>
      <text:p text:style-name="Standard">Epoch: 37, Batch: 140, Avg. Loss: 0.8202766053378582</text:p>
      <text:p text:style-name="Standard">Epoch: 37, Batch: 150, Avg. Loss: 0.8764864638447761</text:p>
      <text:p text:style-name="Standard">Epoch: 37, Batch: 160, Avg. Loss: 0.934994176402688</text:p>
      <text:p text:style-name="Standard">Epoch: 37, Batch: 170, Avg. Loss: 0.9927354615181685</text:p>
      <text:p text:style-name="Standard">Epoch: 37, Batch: 180, Avg. Loss: 1.0497179318219423</text:p>
      <text:p text:style-name="Standard">Epoch: 37, Batch: 190, Avg. Loss: 1.1034195821732282</text:p>
      <text:p text:style-name="Standard">Epoch: 37, Batch: 200, Avg. Loss: 1.1573128681629896</text:p>
      <text:p text:style-name="Standard">Epoch: 37, Batch: 210, Avg. Loss: 1.2089761435985564</text:p>
      <text:p text:style-name="Standard">Epoch: 37, Batch: 220, Avg. Loss: 1.268040068820119</text:p>
      <text:p text:style-name="Standard">Epoch: 37, Batch: 230, Avg. Loss: 1.3263815339654683</text:p>
      <text:p text:style-name="Standard">Epoch: 37, Batch: 240, Avg. Loss: 1.3838589675724506</text:p>
      <text:p text:style-name="Standard">Epoch: 37, Batch: 250, Avg. Loss: 1.4467724930495023</text:p>
      <text:p text:style-name="Standard">Epoch: 37, Batch: 260, Avg. Loss: 1.4995974883437158</text:p>
      <text:p text:style-name="Standard">Epoch: 37, Batch: 270, Avg. Loss: 1.5602469321340322</text:p>
      <text:p text:style-name="Standard">Epoch: 37, Batch: 280, Avg. Loss: 1.6242952648550273</text:p>
      <text:p text:style-name="Standard">Epoch: 37, Batch: 290, Avg. Loss: 1.6829504363238812</text:p>
      <text:p text:style-name="Standard">Epoch: 37, Batch: 300, Avg. Loss: 1.7420496199280024</text:p>
      <text:p text:style-name="Standard">Epoch: 37, Batch: 310, Avg. Loss: 1.8040343195199966</text:p>
      <text:p text:style-name="Standard">Epoch: 37, Batch: 320, Avg. Loss: 1.863338604196906</text:p>
      <text:p text:style-name="Standard">Epoch: 37, Batch: 330, Avg. Loss: 1.9237612396478654</text:p>
      <text:p text:style-name="Standard">Epoch: 37, Batch: 340, Avg. Loss: 1.9860859852284194</text:p>
      <text:p text:style-name="Standard">Epoch: 37, Batch: 350, Avg. Loss: 2.0453022699803114</text:p>
      <text:p text:style-name="Standard">Epoch: 37, Batch: 360, Avg. Loss: 2.109240271896124</text:p>
      <text:p text:style-name="Standard">Epoch: 37, Batch: 370, Avg. Loss: 2.1749376758933066</text:p>
      <text:p text:style-name="Standard">Epoch: 37, Batch: 380, Avg. Loss: 2.242435748130083</text:p>
      <text:p text:style-name="Standard">Epoch: 37, Batch: 390, Avg. Loss: 2.304516616463661</text:p>
      <text:p text:style-name="Standard">Epoch: 37, Batch: 400, Avg. Loss: 2.3709864519536494</text:p>
      <text:p text:style-name="Standard">Epoch: 37, Batch: 410, Avg. Loss: 2.428576609864831</text:p>
      <text:p text:style-name="Standard">Epoch: 37, Batch: 420, Avg. Loss: 2.494572527334094</text:p>
      <text:p text:style-name="Standard">Epoch: 37, Batch: 430, Avg. Loss: 2.5590633362531663</text:p>
      <text:p text:style-name="Standard">Epoch: 37, Batch: 440, Avg. Loss: 2.6178879257291556</text:p>
      <text:p text:style-name="Standard">Epoch: 37, Batch: 450, Avg. Loss: 2.678553208336234</text:p>
      <text:p text:style-name="Standard">Epoch: 37, Batch: 460, Avg. Loss: 2.7445445470511913</text:p>
      <text:p text:style-name="Standard">Epoch: 37, Batch: 470, Avg. Loss: 2.8165114503353834</text:p>
      <text:p text:style-name="Standard">Epoch: 37, Batch: 480, Avg. Loss: 2.8811242509633304</text:p>
      <text:p text:style-name="Standard">Epoch: 37, Batch: 490, Avg. Loss: 2.942937486991286</text:p>
      <text:p text:style-name="Standard">Epoch: 37, Batch: 500, Avg. Loss: 3.010387723892927</text:p>
      <text:p text:style-name="Standard">Epoch: 37, Batch: 510, Avg. Loss: 3.0739356275647878</text:p>
      <text:p text:style-name="Standard">Epoch: 37, Batch: 520, Avg. Loss: 3.1394571494311094</text:p>
      <text:p text:style-name="Standard"><text:soft-page-break/>Epoch: 37, Batch: 530, Avg. Loss: 3.1992692347615956</text:p>
      <text:p text:style-name="Standard">Epoch: 37, Batch: 540, Avg. Loss: 3.2591970905661585</text:p>
      <text:p text:style-name="Standard">Epoch: 37, Batch: 550, Avg. Loss: 3.3212541159242392</text:p>
      <text:p text:style-name="Standard">Epoch: 37, Batch: 560, Avg. Loss: 3.3801674280315637</text:p>
      <text:p text:style-name="Standard">Epoch: 37, Batch: 570, Avg. Loss: 3.4418966554105284</text:p>
      <text:p text:style-name="Standard">Epoch: 37, Batch: 580, Avg. Loss: 3.503267677873373</text:p>
      <text:p text:style-name="Standard">Epoch: 37, Batch: 590, Avg. Loss: 3.5658845089375975</text:p>
      <text:p text:style-name="Standard">Epoch: 37, Batch: 600, Avg. Loss: 3.630209867656231</text:p>
      <text:p text:style-name="Standard">Epoch: 37, Batch: 610, Avg. Loss: 3.697417577728629</text:p>
      <text:p text:style-name="Standard">Epoch: 37, Batch: 620, Avg. Loss: 3.7596048928797243</text:p>
      <text:p text:style-name="Standard">Epoch: 37, Batch: 630, Avg. Loss: 3.823898235708475</text:p>
      <text:p text:style-name="Standard">Epoch: 37, Batch: 640, Avg. Loss: 3.8903231982141735</text:p>
      <text:p text:style-name="Standard">Epoch: 37, Batch: 650, Avg. Loss: 3.9543763641268015</text:p>
      <text:p text:style-name="Standard">Epoch: 37, Batch: 660, Avg. Loss: 4.015814382582903</text:p>
      <text:p text:style-name="Standard">Epoch: 37, Batch: 670, Avg. Loss: 4.082441002130508</text:p>
      <text:p text:style-name="Standard">Epoch: 37, Batch: 680, Avg. Loss: 4.1571711577475075</text:p>
      <text:p text:style-name="Standard">Epoch: 37, Batch: 690, Avg. Loss: 4.233544059842825</text:p>
      <text:p text:style-name="Standard">Epoch: 37, Batch: 700, Avg. Loss: 4.297223030403257</text:p>
      <text:p text:style-name="Standard">Epoch: 37, Batch: 710, Avg. Loss: 4.367806925624609</text:p>
      <text:p text:style-name="Standard">Epoch: 37, Batch: 720, Avg. Loss: 4.435157188773156</text:p>
      <text:p text:style-name="Standard">Epoch: 37, Batch: 730, Avg. Loss: 4.501123549416661</text:p>
      <text:p text:style-name="Standard">Epoch: 37, Batch: 740, Avg. Loss: 4.56886725500226</text:p>
      <text:p text:style-name="Standard">Epoch: 37, Batch: 750, Avg. Loss: 4.637622839212417</text:p>
      <text:p text:style-name="Standard">Epoch: 37, Batch: 760, Avg. Loss: 4.704222324490547</text:p>
      <text:p text:style-name="Standard">Epoch: 37, Batch: 770, Avg. Loss: 4.774455558136106</text:p>
      <text:p text:style-name="Standard">Epoch: 37, Batch: 780, Avg. Loss: 4.839013212174177</text:p>
      <text:p text:style-name="Standard">Epoch: 37, Batch: 790, Avg. Loss: 4.911266789585352</text:p>
      <text:p text:style-name="Standard">Epoch: 37, Batch: 800, Avg. Loss: 4.980055311322213</text:p>
      <text:p text:style-name="Standard">Epoch: 37, Batch: 810, Avg. Loss: 5.0515669696033</text:p>
      <text:p text:style-name="Standard">Epoch: 37, Batch: 820, Avg. Loss: 5.117628186941147</text:p>
      <text:p text:style-name="Standard">Epoch: 37, Batch: 830, Avg. Loss: 5.182179742306471</text:p>
      <text:p text:style-name="Standard">Epoch: 37, Batch: 840, Avg. Loss: 5.252788186445832</text:p>
      <text:p text:style-name="Standard">Epoch: 37, Batch: 850, Avg. Loss: 5.321982172876597</text:p>
      <text:p text:style-name="Standard">Epoch: 37, Batch: 860, Avg. Loss: 5.386548851057887</text:p>
      <text:p text:style-name="Standard">Epoch: 37, Batch: 870, Avg. Loss: 5.456913898140192</text:p>
      <text:p text:style-name="Standard">Epoch: 37, Batch: 880, Avg. Loss: 5.527148463949561</text:p>
      <text:p text:style-name="Standard">Epoch: 37, Batch: 890, Avg. Loss: 5.604623823612928</text:p>
      <text:p text:style-name="Standard">Epoch: 37, Batch: 900, Avg. Loss: 5.68162190169096</text:p>
      <text:p text:style-name="Standard">Epoch: 37, Batch: 910, Avg. Loss: 5.751871726289392</text:p>
      <text:p text:style-name="Standard">Epoch: 37, Batch: 920, Avg. Loss: 5.823755022883415</text:p>
      <text:p text:style-name="Standard">Epoch: 37, Batch: 930, Avg. Loss: 5.8976193100214</text:p>
      <text:p text:style-name="Standard">Epoch: 37, Batch: 940, Avg. Loss: 5.969390728697181</text:p>
      <text:p text:style-name="Standard">Epoch: 37, Batch: 950, Avg. Loss: 6.037125043943524</text:p>
      <text:p text:style-name="Standard">Epoch: 37, Batch: 960, Avg. Loss: 6.10316372923553</text:p>
      <text:p text:style-name="Standard">Epoch: 37, Batch: 970, Avg. Loss: 6.175099604576826</text:p>
      <text:p text:style-name="Standard">Epoch: 37, Batch: 980, Avg. Loss: 6.245838455483318</text:p>
      <text:p text:style-name="Standard">Epoch: 37, Batch: 990, Avg. Loss: 6.314798126369714</text:p>
      <text:p text:style-name="Standard">Epoch: 37, Batch: 1000, Avg. Loss: 6.385000066831708</text:p>
      <text:p text:style-name="Standard">Epoch: 38, Batch: 10, Avg. Loss: 0.05481875464320183</text:p>
      <text:p text:style-name="Standard"><text:soft-page-break/>Epoch: 38, Batch: 20, Avg. Loss: 0.11190260276198387</text:p>
      <text:p text:style-name="Standard">Epoch: 38, Batch: 30, Avg. Loss: 0.16914998777210713</text:p>
      <text:p text:style-name="Standard">Epoch: 38, Batch: 40, Avg. Loss: 0.2234231811016798</text:p>
      <text:p text:style-name="Standard">Epoch: 38, Batch: 50, Avg. Loss: 0.28310195803642274</text:p>
      <text:p text:style-name="Standard">Epoch: 38, Batch: 60, Avg. Loss: 0.34184520319104195</text:p>
      <text:p text:style-name="Standard">Epoch: 38, Batch: 70, Avg. Loss: 0.39668326638638973</text:p>
      <text:p text:style-name="Standard">Epoch: 38, Batch: 80, Avg. Loss: 0.45078125447034834</text:p>
      <text:p text:style-name="Standard">Epoch: 38, Batch: 90, Avg. Loss: 0.501966929808259</text:p>
      <text:p text:style-name="Standard">Epoch: 38, Batch: 100, Avg. Loss: 0.5585020814090967</text:p>
      <text:p text:style-name="Standard">Epoch: 38, Batch: 110, Avg. Loss: 0.6188010528683663</text:p>
      <text:p text:style-name="Standard">Epoch: 38, Batch: 120, Avg. Loss: 0.6747685477137566</text:p>
      <text:p text:style-name="Standard">Epoch: 38, Batch: 130, Avg. Loss: 0.7275267913937569</text:p>
      <text:p text:style-name="Standard">Epoch: 38, Batch: 140, Avg. Loss: 0.7836305249482394</text:p>
      <text:p text:style-name="Standard">Epoch: 38, Batch: 150, Avg. Loss: 0.8375475324690342</text:p>
      <text:p text:style-name="Standard">Epoch: 38, Batch: 160, Avg. Loss: 0.9010758493095636</text:p>
      <text:p text:style-name="Standard">Epoch: 38, Batch: 170, Avg. Loss: 0.9607459507882595</text:p>
      <text:p text:style-name="Standard">Epoch: 38, Batch: 180, Avg. Loss: 1.0224321890622377</text:p>
      <text:p text:style-name="Standard">Epoch: 38, Batch: 190, Avg. Loss: 1.0802334286272526</text:p>
      <text:p text:style-name="Standard">Epoch: 38, Batch: 200, Avg. Loss: 1.1339409470558166</text:p>
      <text:p text:style-name="Standard">Epoch: 38, Batch: 210, Avg. Loss: 1.1977909289300441</text:p>
      <text:p text:style-name="Standard">Epoch: 38, Batch: 220, Avg. Loss: 1.2592378444969654</text:p>
      <text:p text:style-name="Standard">Epoch: 38, Batch: 230, Avg. Loss: 1.3202476646751165</text:p>
      <text:p text:style-name="Standard">Epoch: 38, Batch: 240, Avg. Loss: 1.3805017795413732</text:p>
      <text:p text:style-name="Standard">Epoch: 38, Batch: 250, Avg. Loss: 1.4351458709686995</text:p>
      <text:p text:style-name="Standard">Epoch: 38, Batch: 260, Avg. Loss: 1.4933052860200404</text:p>
      <text:p text:style-name="Standard">Epoch: 38, Batch: 270, Avg. Loss: 1.5547826752066611</text:p>
      <text:p text:style-name="Standard">Epoch: 38, Batch: 280, Avg. Loss: 1.612915014475584</text:p>
      <text:p text:style-name="Standard">Epoch: 38, Batch: 290, Avg. Loss: 1.6692011084407568</text:p>
      <text:p text:style-name="Standard">Epoch: 38, Batch: 300, Avg. Loss: 1.730011137202382</text:p>
      <text:p text:style-name="Standard">Epoch: 38, Batch: 310, Avg. Loss: 1.7907656997442245</text:p>
      <text:p text:style-name="Standard">Epoch: 38, Batch: 320, Avg. Loss: 1.8546808399260044</text:p>
      <text:p text:style-name="Standard">Epoch: 38, Batch: 330, Avg. Loss: 1.91267063729465</text:p>
      <text:p text:style-name="Standard">Epoch: 38, Batch: 340, Avg. Loss: 1.9685645688325166</text:p>
      <text:p text:style-name="Standard">Epoch: 38, Batch: 350, Avg. Loss: 2.0268527552485467</text:p>
      <text:p text:style-name="Standard">Epoch: 38, Batch: 360, Avg. Loss: 2.0843682438135147</text:p>
      <text:p text:style-name="Standard">Epoch: 38, Batch: 370, Avg. Loss: 2.1412575665861366</text:p>
      <text:p text:style-name="Standard">Epoch: 38, Batch: 380, Avg. Loss: 2.2108866956084965</text:p>
      <text:p text:style-name="Standard">Epoch: 38, Batch: 390, Avg. Loss: 2.2769480898976324</text:p>
      <text:p text:style-name="Standard">Epoch: 38, Batch: 400, Avg. Loss: 2.336429949849844</text:p>
      <text:p text:style-name="Standard">Epoch: 38, Batch: 410, Avg. Loss: 2.394650225713849</text:p>
      <text:p text:style-name="Standard">Epoch: 38, Batch: 420, Avg. Loss: 2.4586580883711577</text:p>
      <text:p text:style-name="Standard">Epoch: 38, Batch: 430, Avg. Loss: 2.5221341744065287</text:p>
      <text:p text:style-name="Standard">Epoch: 38, Batch: 440, Avg. Loss: 2.578541351109743</text:p>
      <text:p text:style-name="Standard">Epoch: 38, Batch: 450, Avg. Loss: 2.6423279218375684</text:p>
      <text:p text:style-name="Standard">Epoch: 38, Batch: 460, Avg. Loss: 2.7020269561558963</text:p>
      <text:p text:style-name="Standard">Epoch: 38, Batch: 470, Avg. Loss: 2.773686518892646</text:p>
      <text:p text:style-name="Standard">Epoch: 38, Batch: 480, Avg. Loss: 2.8378834307193754</text:p>
      <text:p text:style-name="Standard">Epoch: 38, Batch: 490, Avg. Loss: 2.9118630699813366</text:p>
      <text:p text:style-name="Standard">Epoch: 38, Batch: 500, Avg. Loss: 2.9812508434057237</text:p>
      <text:p text:style-name="Standard"><text:soft-page-break/>Epoch: 38, Batch: 510, Avg. Loss: 3.0440042559057474</text:p>
      <text:p text:style-name="Standard">Epoch: 38, Batch: 520, Avg. Loss: 3.1063304457813503</text:p>
      <text:p text:style-name="Standard">Epoch: 38, Batch: 530, Avg. Loss: 3.165399558842182</text:p>
      <text:p text:style-name="Standard">Epoch: 38, Batch: 540, Avg. Loss: 3.2242442958056925</text:p>
      <text:p text:style-name="Standard">Epoch: 38, Batch: 550, Avg. Loss: 3.2841273065656424</text:p>
      <text:p text:style-name="Standard">Epoch: 38, Batch: 560, Avg. Loss: 3.3473645564168693</text:p>
      <text:p text:style-name="Standard">Epoch: 38, Batch: 570, Avg. Loss: 3.4165605533868075</text:p>
      <text:p text:style-name="Standard">Epoch: 38, Batch: 580, Avg. Loss: 3.4813408337533476</text:p>
      <text:p text:style-name="Standard">Epoch: 38, Batch: 590, Avg. Loss: 3.5457024216651916</text:p>
      <text:p text:style-name="Standard">Epoch: 38, Batch: 600, Avg. Loss: 3.6093083295971153</text:p>
      <text:p text:style-name="Standard">Epoch: 38, Batch: 610, Avg. Loss: 3.673306930810213</text:p>
      <text:p text:style-name="Standard">Epoch: 38, Batch: 620, Avg. Loss: 3.7400071650743483</text:p>
      <text:p text:style-name="Standard">Epoch: 38, Batch: 630, Avg. Loss: 3.8019047152251004</text:p>
      <text:p text:style-name="Standard">Epoch: 38, Batch: 640, Avg. Loss: 3.8680430013686418</text:p>
      <text:p text:style-name="Standard">Epoch: 38, Batch: 650, Avg. Loss: 3.9330302968621256</text:p>
      <text:p text:style-name="Standard">Epoch: 38, Batch: 660, Avg. Loss: 3.993775923550129</text:p>
      <text:p text:style-name="Standard">Epoch: 38, Batch: 670, Avg. Loss: 4.05623324662447</text:p>
      <text:p text:style-name="Standard">Epoch: 38, Batch: 680, Avg. Loss: 4.11939778700471</text:p>
      <text:p text:style-name="Standard">Epoch: 38, Batch: 690, Avg. Loss: 4.1812751311808825</text:p>
      <text:p text:style-name="Standard">Epoch: 38, Batch: 700, Avg. Loss: 4.24111638404429</text:p>
      <text:p text:style-name="Standard">Epoch: 38, Batch: 710, Avg. Loss: 4.304960387572646</text:p>
      <text:p text:style-name="Standard">Epoch: 38, Batch: 720, Avg. Loss: 4.367567919194698</text:p>
      <text:p text:style-name="Standard">Epoch: 38, Batch: 730, Avg. Loss: 4.4353672251105305</text:p>
      <text:p text:style-name="Standard">Epoch: 38, Batch: 740, Avg. Loss: 4.50231491997838</text:p>
      <text:p text:style-name="Standard">Epoch: 38, Batch: 750, Avg. Loss: 4.5662341240793465</text:p>
      <text:p text:style-name="Standard">Epoch: 38, Batch: 760, Avg. Loss: 4.6303065799176695</text:p>
      <text:p text:style-name="Standard">Epoch: 38, Batch: 770, Avg. Loss: 4.696022843196988</text:p>
      <text:p text:style-name="Standard">Epoch: 38, Batch: 780, Avg. Loss: 4.761108341813087</text:p>
      <text:p text:style-name="Standard">Epoch: 38, Batch: 790, Avg. Loss: 4.82136921621859</text:p>
      <text:p text:style-name="Standard">Epoch: 38, Batch: 800, Avg. Loss: 4.888753221556544</text:p>
      <text:p text:style-name="Standard">Epoch: 38, Batch: 810, Avg. Loss: 4.952345880120992</text:p>
      <text:p text:style-name="Standard">Epoch: 38, Batch: 820, Avg. Loss: 5.0114961855113505</text:p>
      <text:p text:style-name="Standard">Epoch: 38, Batch: 830, Avg. Loss: 5.078160360455513</text:p>
      <text:p text:style-name="Standard">Epoch: 38, Batch: 840, Avg. Loss: 5.145738138630986</text:p>
      <text:p text:style-name="Standard">Epoch: 38, Batch: 850, Avg. Loss: 5.212389000877738</text:p>
      <text:p text:style-name="Standard">Epoch: 38, Batch: 860, Avg. Loss: 5.281375638023019</text:p>
      <text:p text:style-name="Standard">Epoch: 38, Batch: 870, Avg. Loss: 5.348785446956754</text:p>
      <text:p text:style-name="Standard">Epoch: 38, Batch: 880, Avg. Loss: 5.415992659330368</text:p>
      <text:p text:style-name="Standard">Epoch: 38, Batch: 890, Avg. Loss: 5.478700596094131</text:p>
      <text:p text:style-name="Standard">Epoch: 38, Batch: 900, Avg. Loss: 5.550563296675682</text:p>
      <text:p text:style-name="Standard">Epoch: 38, Batch: 910, Avg. Loss: 5.62199919372797</text:p>
      <text:p text:style-name="Standard">Epoch: 38, Batch: 920, Avg. Loss: 5.69088440798223</text:p>
      <text:p text:style-name="Standard">Epoch: 38, Batch: 930, Avg. Loss: 5.75794170461595</text:p>
      <text:p text:style-name="Standard">Epoch: 38, Batch: 940, Avg. Loss: 5.825910045579076</text:p>
      <text:p text:style-name="Standard">Epoch: 38, Batch: 950, Avg. Loss: 5.8903276395052675</text:p>
      <text:p text:style-name="Standard">Epoch: 38, Batch: 960, Avg. Loss: 5.9591348931193355</text:p>
      <text:p text:style-name="Standard">Epoch: 38, Batch: 970, Avg. Loss: 6.025788170844317</text:p>
      <text:p text:style-name="Standard">Epoch: 38, Batch: 980, Avg. Loss: 6.089585998654366</text:p>
      <text:p text:style-name="Standard">Epoch: 38, Batch: 990, Avg. Loss: 6.157678815722465</text:p>
      <text:p text:style-name="Standard"><text:soft-page-break/>Epoch: 38, Batch: 1000, Avg. Loss: 6.223637671768666</text:p>
      <text:p text:style-name="Standard">Epoch: 39, Batch: 10, Avg. Loss: 0.05630602687597275</text:p>
      <text:p text:style-name="Standard">Epoch: 39, Batch: 20, Avg. Loss: 0.10745297111570835</text:p>
      <text:p text:style-name="Standard">Epoch: 39, Batch: 30, Avg. Loss: 0.16553313471376896</text:p>
      <text:p text:style-name="Standard">Epoch: 39, Batch: 40, Avg. Loss: 0.22112010829150677</text:p>
      <text:p text:style-name="Standard">Epoch: 39, Batch: 50, Avg. Loss: 0.280082444101572</text:p>
      <text:p text:style-name="Standard">Epoch: 39, Batch: 60, Avg. Loss: 0.3354898184537888</text:p>
      <text:p text:style-name="Standard">Epoch: 39, Batch: 70, Avg. Loss: 0.3914814438670874</text:p>
      <text:p text:style-name="Standard">Epoch: 39, Batch: 80, Avg. Loss: 0.43971618488430975</text:p>
      <text:p text:style-name="Standard">Epoch: 39, Batch: 90, Avg. Loss: 0.48967317044734954</text:p>
      <text:p text:style-name="Standard">Epoch: 39, Batch: 100, Avg. Loss: 0.5375626850873232</text:p>
      <text:p text:style-name="Standard">Epoch: 39, Batch: 110, Avg. Loss: 0.5869701694697141</text:p>
      <text:p text:style-name="Standard">Epoch: 39, Batch: 120, Avg. Loss: 0.6435377810150384</text:p>
      <text:p text:style-name="Standard">Epoch: 39, Batch: 130, Avg. Loss: 0.6974283032119274</text:p>
      <text:p text:style-name="Standard">Epoch: 39, Batch: 140, Avg. Loss: 0.7524610985070467</text:p>
      <text:p text:style-name="Standard">Epoch: 39, Batch: 150, Avg. Loss: 0.8085595861077308</text:p>
      <text:p text:style-name="Standard">Epoch: 39, Batch: 160, Avg. Loss: 0.8637098751962184</text:p>
      <text:p text:style-name="Standard">Epoch: 39, Batch: 170, Avg. Loss: 0.9162555959075689</text:p>
      <text:p text:style-name="Standard">Epoch: 39, Batch: 180, Avg. Loss: 0.969877241924405</text:p>
      <text:p text:style-name="Standard">Epoch: 39, Batch: 190, Avg. Loss: 1.0257783014327289</text:p>
      <text:p text:style-name="Standard">Epoch: 39, Batch: 200, Avg. Loss: 1.0820291325449944</text:p>
      <text:p text:style-name="Standard">Epoch: 39, Batch: 210, Avg. Loss: 1.1431581661105157</text:p>
      <text:p text:style-name="Standard">Epoch: 39, Batch: 220, Avg. Loss: 1.1993468102067708</text:p>
      <text:p text:style-name="Standard">Epoch: 39, Batch: 230, Avg. Loss: 1.2586076486855746</text:p>
      <text:p text:style-name="Standard">Epoch: 39, Batch: 240, Avg. Loss: 1.3232262197881937</text:p>
      <text:p text:style-name="Standard">Epoch: 39, Batch: 250, Avg. Loss: 1.3827744524925947</text:p>
      <text:p text:style-name="Standard">Epoch: 39, Batch: 260, Avg. Loss: 1.4380849547684194</text:p>
      <text:p text:style-name="Standard">Epoch: 39, Batch: 270, Avg. Loss: 1.4988732557743787</text:p>
      <text:p text:style-name="Standard">Epoch: 39, Batch: 280, Avg. Loss: 1.5574014488607646</text:p>
      <text:p text:style-name="Standard">Epoch: 39, Batch: 290, Avg. Loss: 1.6179414883255958</text:p>
      <text:p text:style-name="Standard">Epoch: 39, Batch: 300, Avg. Loss: 1.675851610302925</text:p>
      <text:p text:style-name="Standard">Epoch: 39, Batch: 310, Avg. Loss: 1.734545173868537</text:p>
      <text:p text:style-name="Standard">Epoch: 39, Batch: 320, Avg. Loss: 1.793991183117032</text:p>
      <text:p text:style-name="Standard">Epoch: 39, Batch: 330, Avg. Loss: 1.8489913739264012</text:p>
      <text:p text:style-name="Standard">Epoch: 39, Batch: 340, Avg. Loss: 1.9038210328668357</text:p>
      <text:p text:style-name="Standard">Epoch: 39, Batch: 350, Avg. Loss: 1.9608798559755087</text:p>
      <text:p text:style-name="Standard">Epoch: 39, Batch: 360, Avg. Loss: 2.0248237065970898</text:p>
      <text:p text:style-name="Standard">Epoch: 39, Batch: 370, Avg. Loss: 2.0842794671654703</text:p>
      <text:p text:style-name="Standard">Epoch: 39, Batch: 380, Avg. Loss: 2.1386028580367564</text:p>
      <text:p text:style-name="Standard">Epoch: 39, Batch: 390, Avg. Loss: 2.200896743312478</text:p>
      <text:p text:style-name="Standard">Epoch: 39, Batch: 400, Avg. Loss: 2.25719777084887</text:p>
      <text:p text:style-name="Standard">Epoch: 39, Batch: 410, Avg. Loss: 2.3179243419319393</text:p>
      <text:p text:style-name="Standard">Epoch: 39, Batch: 420, Avg. Loss: 2.380500791594386</text:p>
      <text:p text:style-name="Standard">Epoch: 39, Batch: 430, Avg. Loss: 2.4389833502471445</text:p>
      <text:p text:style-name="Standard">Epoch: 39, Batch: 440, Avg. Loss: 2.5039405137300492</text:p>
      <text:p text:style-name="Standard">Epoch: 39, Batch: 450, Avg. Loss: 2.5624070055782795</text:p>
      <text:p text:style-name="Standard">Epoch: 39, Batch: 460, Avg. Loss: 2.6227723006159067</text:p>
      <text:p text:style-name="Standard">Epoch: 39, Batch: 470, Avg. Loss: 2.679557392001152</text:p>
      <text:p text:style-name="Standard">Epoch: 39, Batch: 480, Avg. Loss: 2.734582518041134</text:p>
      <text:p text:style-name="Standard"><text:soft-page-break/>Epoch: 39, Batch: 490, Avg. Loss: 2.7977763421833517</text:p>
      <text:p text:style-name="Standard">Epoch: 39, Batch: 500, Avg. Loss: 2.8578265961259604</text:p>
      <text:p text:style-name="Standard">Epoch: 39, Batch: 510, Avg. Loss: 2.914331528916955</text:p>
      <text:p text:style-name="Standard">Epoch: 39, Batch: 520, Avg. Loss: 2.975261116027832</text:p>
      <text:p text:style-name="Standard">Epoch: 39, Batch: 530, Avg. Loss: 3.034363778680563</text:p>
      <text:p text:style-name="Standard">Epoch: 39, Batch: 540, Avg. Loss: 3.0919795021414758</text:p>
      <text:p text:style-name="Standard">Epoch: 39, Batch: 550, Avg. Loss: 3.15311528891325</text:p>
      <text:p text:style-name="Standard">Epoch: 39, Batch: 560, Avg. Loss: 3.214526345208287</text:p>
      <text:p text:style-name="Standard">Epoch: 39, Batch: 570, Avg. Loss: 3.2811771895736457</text:p>
      <text:p text:style-name="Standard">Epoch: 39, Batch: 580, Avg. Loss: 3.3377231139689685</text:p>
      <text:p text:style-name="Standard">Epoch: 39, Batch: 590, Avg. Loss: 3.396670238673687</text:p>
      <text:p text:style-name="Standard">Epoch: 39, Batch: 600, Avg. Loss: 3.460153200477362</text:p>
      <text:p text:style-name="Standard">Epoch: 39, Batch: 610, Avg. Loss: 3.5287032905966043</text:p>
      <text:p text:style-name="Standard">Epoch: 39, Batch: 620, Avg. Loss: 3.5962122689932583</text:p>
      <text:p text:style-name="Standard">Epoch: 39, Batch: 630, Avg. Loss: 3.6612200893461706</text:p>
      <text:p text:style-name="Standard">Epoch: 39, Batch: 640, Avg. Loss: 3.728238146752119</text:p>
      <text:p text:style-name="Standard">Epoch: 39, Batch: 650, Avg. Loss: 3.7889672201126814</text:p>
      <text:p text:style-name="Standard">Epoch: 39, Batch: 660, Avg. Loss: 3.8535731162875893</text:p>
      <text:p text:style-name="Standard">Epoch: 39, Batch: 670, Avg. Loss: 3.917447140812874</text:p>
      <text:p text:style-name="Standard">Epoch: 39, Batch: 680, Avg. Loss: 3.983111286535859</text:p>
      <text:p text:style-name="Standard">Epoch: 39, Batch: 690, Avg. Loss: 4.048418525606394</text:p>
      <text:p text:style-name="Standard">Epoch: 39, Batch: 700, Avg. Loss: 4.107887129485607</text:p>
      <text:p text:style-name="Standard">Epoch: 39, Batch: 710, Avg. Loss: 4.173319770768285</text:p>
      <text:p text:style-name="Standard">Epoch: 39, Batch: 720, Avg. Loss: 4.231922310590744</text:p>
      <text:p text:style-name="Standard">Epoch: 39, Batch: 730, Avg. Loss: 4.294955952838063</text:p>
      <text:p text:style-name="Standard">Epoch: 39, Batch: 740, Avg. Loss: 4.355500771850347</text:p>
      <text:p text:style-name="Standard">Epoch: 39, Batch: 750, Avg. Loss: 4.416375762969255</text:p>
      <text:p text:style-name="Standard">Epoch: 39, Batch: 760, Avg. Loss: 4.480827153846621</text:p>
      <text:p text:style-name="Standard">Epoch: 39, Batch: 770, Avg. Loss: 4.542409953847527</text:p>
      <text:p text:style-name="Standard">Epoch: 39, Batch: 780, Avg. Loss: 4.611116724088788</text:p>
      <text:p text:style-name="Standard">Epoch: 39, Batch: 790, Avg. Loss: 4.672884365543723</text:p>
      <text:p text:style-name="Standard">Epoch: 39, Batch: 800, Avg. Loss: 4.740738905593753</text:p>
      <text:p text:style-name="Standard">Epoch: 39, Batch: 810, Avg. Loss: 4.81488714851439</text:p>
      <text:p text:style-name="Standard">Epoch: 39, Batch: 820, Avg. Loss: 4.886107589304447</text:p>
      <text:p text:style-name="Standard">Epoch: 39, Batch: 830, Avg. Loss: 4.953233075141907</text:p>
      <text:p text:style-name="Standard">Epoch: 39, Batch: 840, Avg. Loss: 5.030716625601054</text:p>
      <text:p text:style-name="Standard">Epoch: 39, Batch: 850, Avg. Loss: 5.097043262794614</text:p>
      <text:p text:style-name="Standard">Epoch: 39, Batch: 860, Avg. Loss: 5.16653621532023</text:p>
      <text:p text:style-name="Standard">Epoch: 39, Batch: 870, Avg. Loss: 5.232267286628485</text:p>
      <text:p text:style-name="Standard">Epoch: 39, Batch: 880, Avg. Loss: 5.301283188164234</text:p>
      <text:p text:style-name="Standard">Epoch: 39, Batch: 890, Avg. Loss: 5.374653343856335</text:p>
      <text:p text:style-name="Standard">Epoch: 39, Batch: 900, Avg. Loss: 5.440948988869787</text:p>
      <text:p text:style-name="Standard">Epoch: 39, Batch: 910, Avg. Loss: 5.506350924447179</text:p>
      <text:p text:style-name="Standard">Epoch: 39, Batch: 920, Avg. Loss: 5.573446645215154</text:p>
      <text:p text:style-name="Standard">Epoch: 39, Batch: 930, Avg. Loss: 5.644157000631094</text:p>
      <text:p text:style-name="Standard">Epoch: 39, Batch: 940, Avg. Loss: 5.7157145164906975</text:p>
      <text:p text:style-name="Standard">Epoch: 39, Batch: 950, Avg. Loss: 5.785542811453342</text:p>
      <text:p text:style-name="Standard">Epoch: 39, Batch: 960, Avg. Loss: 5.863510271534324</text:p>
      <text:p text:style-name="Standard">Epoch: 39, Batch: 970, Avg. Loss: 5.945051399245858</text:p>
      <text:p text:style-name="Standard"><text:soft-page-break/>Epoch: 39, Batch: 980, Avg. Loss: 6.016286914423108</text:p>
      <text:p text:style-name="Standard">Epoch: 39, Batch: 990, Avg. Loss: 6.083770522102713</text:p>
      <text:p text:style-name="Standard">Epoch: 39, Batch: 1000, Avg. Loss: 6.149377632513643</text:p>
      <text:p text:style-name="Standard">Epoch: 40, Batch: 10, Avg. Loss: 0.05411913171410561</text:p>
      <text:p text:style-name="Standard">Epoch: 40, Batch: 20, Avg. Loss: 0.10777350887656212</text:p>
      <text:p text:style-name="Standard">Epoch: 40, Batch: 30, Avg. Loss: 0.16366454325616359</text:p>
      <text:p text:style-name="Standard">Epoch: 40, Batch: 40, Avg. Loss: 0.2162296324968338</text:p>
      <text:p text:style-name="Standard">Epoch: 40, Batch: 50, Avg. Loss: 0.265854949504137</text:p>
      <text:p text:style-name="Standard">Epoch: 40, Batch: 60, Avg. Loss: 0.3188077237457037</text:p>
      <text:p text:style-name="Standard">Epoch: 40, Batch: 70, Avg. Loss: 0.37959315031766894</text:p>
      <text:p text:style-name="Standard">Epoch: 40, Batch: 80, Avg. Loss: 0.427624474093318</text:p>
      <text:p text:style-name="Standard">Epoch: 40, Batch: 90, Avg. Loss: 0.488698835298419</text:p>
      <text:p text:style-name="Standard">Epoch: 40, Batch: 100, Avg. Loss: 0.5472878348082304</text:p>
      <text:p text:style-name="Standard">Epoch: 40, Batch: 110, Avg. Loss: 0.6064236629754305</text:p>
      <text:p text:style-name="Standard">Epoch: 40, Batch: 120, Avg. Loss: 0.6585905715823174</text:p>
      <text:p text:style-name="Standard">Epoch: 40, Batch: 130, Avg. Loss: 0.7179006729274988</text:p>
      <text:p text:style-name="Standard">Epoch: 40, Batch: 140, Avg. Loss: 0.7766324479132891</text:p>
      <text:p text:style-name="Standard">Epoch: 40, Batch: 150, Avg. Loss: 0.8285682000219822</text:p>
      <text:p text:style-name="Standard">Epoch: 40, Batch: 160, Avg. Loss: 0.8861484214663505</text:p>
      <text:p text:style-name="Standard">Epoch: 40, Batch: 170, Avg. Loss: 0.9465466246008873</text:p>
      <text:p text:style-name="Standard">Epoch: 40, Batch: 180, Avg. Loss: 1.006685744225979</text:p>
      <text:p text:style-name="Standard">Epoch: 40, Batch: 190, Avg. Loss: 1.0636200323700904</text:p>
      <text:p text:style-name="Standard">Epoch: 40, Batch: 200, Avg. Loss: 1.1251375231891871</text:p>
      <text:p text:style-name="Standard">Epoch: 40, Batch: 210, Avg. Loss: 1.1764994833618403</text:p>
      <text:p text:style-name="Standard">Epoch: 40, Batch: 220, Avg. Loss: 1.2294460944831371</text:p>
      <text:p text:style-name="Standard">Epoch: 40, Batch: 230, Avg. Loss: 1.2819501020014286</text:p>
      <text:p text:style-name="Standard">Epoch: 40, Batch: 240, Avg. Loss: 1.339097759127617</text:p>
      <text:p text:style-name="Standard">Epoch: 40, Batch: 250, Avg. Loss: 1.3983808260411024</text:p>
      <text:p text:style-name="Standard">Epoch: 40, Batch: 260, Avg. Loss: 1.452108485251665</text:p>
      <text:p text:style-name="Standard">Epoch: 40, Batch: 270, Avg. Loss: 1.5077682688832283</text:p>
      <text:p text:style-name="Standard">Epoch: 40, Batch: 280, Avg. Loss: 1.566671472787857</text:p>
      <text:p text:style-name="Standard">Epoch: 40, Batch: 290, Avg. Loss: 1.6248499531298877</text:p>
      <text:p text:style-name="Standard">Epoch: 40, Batch: 300, Avg. Loss: 1.6846262641251086</text:p>
      <text:p text:style-name="Standard">Epoch: 40, Batch: 310, Avg. Loss: 1.7429660078138114</text:p>
      <text:p text:style-name="Standard">Epoch: 40, Batch: 320, Avg. Loss: 1.7953733079135419</text:p>
      <text:p text:style-name="Standard">Epoch: 40, Batch: 330, Avg. Loss: 1.8535903248935939</text:p>
      <text:p text:style-name="Standard">Epoch: 40, Batch: 340, Avg. Loss: 1.90922346226871</text:p>
      <text:p text:style-name="Standard">Epoch: 40, Batch: 350, Avg. Loss: 1.9678827591240406</text:p>
      <text:p text:style-name="Standard">Epoch: 40, Batch: 360, Avg. Loss: 2.022878560051322</text:p>
      <text:p text:style-name="Standard">Epoch: 40, Batch: 370, Avg. Loss: 2.0813155975192785</text:p>
      <text:p text:style-name="Standard">Epoch: 40, Batch: 380, Avg. Loss: 2.133377518504858</text:p>
      <text:p text:style-name="Standard">Epoch: 40, Batch: 390, Avg. Loss: 2.190376668423414</text:p>
      <text:p text:style-name="Standard">Epoch: 40, Batch: 400, Avg. Loss: 2.2421746544539927</text:p>
      <text:p text:style-name="Standard">Epoch: 40, Batch: 410, Avg. Loss: 2.2962027356028556</text:p>
      <text:p text:style-name="Standard">Epoch: 40, Batch: 420, Avg. Loss: 2.3514851864427326</text:p>
      <text:p text:style-name="Standard">Epoch: 40, Batch: 430, Avg. Loss: 2.4081694319844247</text:p>
      <text:p text:style-name="Standard">Epoch: 40, Batch: 440, Avg. Loss: 2.464583392068744</text:p>
      <text:p text:style-name="Standard">Epoch: 40, Batch: 450, Avg. Loss: 2.51730227842927</text:p>
      <text:p text:style-name="Standard">Epoch: 40, Batch: 460, Avg. Loss: 2.5698395531624554</text:p>
      <text:p text:style-name="Standard"><text:soft-page-break/>Epoch: 40, Batch: 470, Avg. Loss: 2.6295281637459995</text:p>
      <text:p text:style-name="Standard">Epoch: 40, Batch: 480, Avg. Loss: 2.684088606759906</text:p>
      <text:p text:style-name="Standard">Epoch: 40, Batch: 490, Avg. Loss: 2.7391517490148543</text:p>
      <text:p text:style-name="Standard">Epoch: 40, Batch: 500, Avg. Loss: 2.792172822728753</text:p>
      <text:p text:style-name="Standard">Epoch: 40, Batch: 510, Avg. Loss: 2.851383426785469</text:p>
      <text:p text:style-name="Standard">Epoch: 40, Batch: 520, Avg. Loss: 2.9041896279901267</text:p>
      <text:p text:style-name="Standard">Epoch: 40, Batch: 530, Avg. Loss: 2.970390173792839</text:p>
      <text:p text:style-name="Standard">Epoch: 40, Batch: 540, Avg. Loss: 3.024968159198761</text:p>
      <text:p text:style-name="Standard">Epoch: 40, Batch: 550, Avg. Loss: 3.08284211717546</text:p>
      <text:p text:style-name="Standard">Epoch: 40, Batch: 560, Avg. Loss: 3.1397027421742676</text:p>
      <text:p text:style-name="Standard">Epoch: 40, Batch: 570, Avg. Loss: 3.1971540439873936</text:p>
      <text:p text:style-name="Standard">Epoch: 40, Batch: 580, Avg. Loss: 3.260947786271572</text:p>
      <text:p text:style-name="Standard">Epoch: 40, Batch: 590, Avg. Loss: 3.322592230141163</text:p>
      <text:p text:style-name="Standard">Epoch: 40, Batch: 600, Avg. Loss: 3.3798712741583588</text:p>
      <text:p text:style-name="Standard">Epoch: 40, Batch: 610, Avg. Loss: 3.44091283082962</text:p>
      <text:p text:style-name="Standard">Epoch: 40, Batch: 620, Avg. Loss: 3.4970138009637592</text:p>
      <text:p text:style-name="Standard">Epoch: 40, Batch: 630, Avg. Loss: 3.555081696808338</text:p>
      <text:p text:style-name="Standard">Epoch: 40, Batch: 640, Avg. Loss: 3.620097401365638</text:p>
      <text:p text:style-name="Standard">Epoch: 40, Batch: 650, Avg. Loss: 3.6846231229603292</text:p>
      <text:p text:style-name="Standard">Epoch: 40, Batch: 660, Avg. Loss: 3.745382722094655</text:p>
      <text:p text:style-name="Standard">Epoch: 40, Batch: 670, Avg. Loss: 3.802864606305957</text:p>
      <text:p text:style-name="Standard">Epoch: 40, Batch: 680, Avg. Loss: 3.8652975749224425</text:p>
      <text:p text:style-name="Standard">Epoch: 40, Batch: 690, Avg. Loss: 3.9279179353266955</text:p>
      <text:p text:style-name="Standard">Epoch: 40, Batch: 700, Avg. Loss: 3.9915206607431175</text:p>
      <text:p text:style-name="Standard">Epoch: 40, Batch: 710, Avg. Loss: 4.051257839798927</text:p>
      <text:p text:style-name="Standard">Epoch: 40, Batch: 720, Avg. Loss: 4.112533827871085</text:p>
      <text:p text:style-name="Standard">Epoch: 40, Batch: 730, Avg. Loss: 4.177484471350908</text:p>
      <text:p text:style-name="Standard">Epoch: 40, Batch: 740, Avg. Loss: 4.233388748764992</text:p>
      <text:p text:style-name="Standard">Epoch: 40, Batch: 750, Avg. Loss: 4.294718661159277</text:p>
      <text:p text:style-name="Standard">Epoch: 40, Batch: 760, Avg. Loss: 4.35870615132153</text:p>
      <text:p text:style-name="Standard">Epoch: 40, Batch: 770, Avg. Loss: 4.419506128504873</text:p>
      <text:p text:style-name="Standard">Epoch: 40, Batch: 780, Avg. Loss: 4.482103177160025</text:p>
      <text:p text:style-name="Standard">Epoch: 40, Batch: 790, Avg. Loss: 4.547730126604438</text:p>
      <text:p text:style-name="Standard">Epoch: 40, Batch: 800, Avg. Loss: 4.605651649832725</text:p>
      <text:p text:style-name="Standard">Epoch: 40, Batch: 810, Avg. Loss: 4.671170837059617</text:p>
      <text:p text:style-name="Standard">Epoch: 40, Batch: 820, Avg. Loss: 4.735201048851013</text:p>
      <text:p text:style-name="Standard">Epoch: 40, Batch: 830, Avg. Loss: 4.796482732519507</text:p>
      <text:p text:style-name="Standard">Epoch: 40, Batch: 840, Avg. Loss: 4.856449269875884</text:p>
      <text:p text:style-name="Standard">Epoch: 40, Batch: 850, Avg. Loss: 4.920518245175481</text:p>
      <text:p text:style-name="Standard">Epoch: 40, Batch: 860, Avg. Loss: 4.98457768522203</text:p>
      <text:p text:style-name="Standard">Epoch: 40, Batch: 870, Avg. Loss: 5.045856110006571</text:p>
      <text:p text:style-name="Standard">Epoch: 40, Batch: 880, Avg. Loss: 5.106748103350401</text:p>
      <text:p text:style-name="Standard">Epoch: 40, Batch: 890, Avg. Loss: 5.1741084810346365</text:p>
      <text:p text:style-name="Standard">Epoch: 40, Batch: 900, Avg. Loss: 5.238552505150437</text:p>
      <text:p text:style-name="Standard">Epoch: 40, Batch: 910, Avg. Loss: 5.298627065122128</text:p>
      <text:p text:style-name="Standard">Epoch: 40, Batch: 920, Avg. Loss: 5.360877960920334</text:p>
      <text:p text:style-name="Standard">Epoch: 40, Batch: 930, Avg. Loss: 5.4246711023151875</text:p>
      <text:p text:style-name="Standard">Epoch: 40, Batch: 940, Avg. Loss: 5.482026788964868</text:p>
      <text:p text:style-name="Standard">Epoch: 40, Batch: 950, Avg. Loss: 5.543656281009317</text:p>
      <text:p text:style-name="Standard"><text:soft-page-break/>Epoch: 40, Batch: 960, Avg. Loss: 5.611134396865964</text:p>
      <text:p text:style-name="Standard">Epoch: 40, Batch: 970, Avg. Loss: 5.678045788779855</text:p>
      <text:p text:style-name="Standard">Epoch: 40, Batch: 980, Avg. Loss: 5.744067951291799</text:p>
      <text:p text:style-name="Standard">Epoch: 40, Batch: 990, Avg. Loss: 5.813419166207313</text:p>
      <text:p text:style-name="Standard">Epoch: 40, Batch: 1000, Avg. Loss: 5.876200174167752</text:p>
      <text:p text:style-name="Standard">Epoch: 41, Batch: 10, Avg. Loss: 0.052014557644724846</text:p>
      <text:p text:style-name="Standard">Epoch: 41, Batch: 20, Avg. Loss: 0.11000556014478206</text:p>
      <text:p text:style-name="Standard">Epoch: 41, Batch: 30, Avg. Loss: 0.1644149102270603</text:p>
      <text:p text:style-name="Standard">Epoch: 41, Batch: 40, Avg. Loss: 0.2213124491274357</text:p>
      <text:p text:style-name="Standard">Epoch: 41, Batch: 50, Avg. Loss: 0.2724176742136478</text:p>
      <text:p text:style-name="Standard">Epoch: 41, Batch: 60, Avg. Loss: 0.3249035537242889</text:p>
      <text:p text:style-name="Standard">Epoch: 41, Batch: 70, Avg. Loss: 0.37771423645317553</text:p>
      <text:p text:style-name="Standard">Epoch: 41, Batch: 80, Avg. Loss: 0.42838107869029046</text:p>
      <text:p text:style-name="Standard">Epoch: 41, Batch: 90, Avg. Loss: 0.4772150795906782</text:p>
      <text:p text:style-name="Standard">Epoch: 41, Batch: 100, Avg. Loss: 0.5261173497885465</text:p>
      <text:p text:style-name="Standard">Epoch: 41, Batch: 110, Avg. Loss: 0.5709802526980639</text:p>
      <text:p text:style-name="Standard">Epoch: 41, Batch: 120, Avg. Loss: 0.6159820109605789</text:p>
      <text:p text:style-name="Standard">Epoch: 41, Batch: 130, Avg. Loss: 0.6660787608474493</text:p>
      <text:p text:style-name="Standard">Epoch: 41, Batch: 140, Avg. Loss: 0.7130113214254379</text:p>
      <text:p text:style-name="Standard">Epoch: 41, Batch: 150, Avg. Loss: 0.7632335491478444</text:p>
      <text:p text:style-name="Standard">Epoch: 41, Batch: 160, Avg. Loss: 0.81211691275239</text:p>
      <text:p text:style-name="Standard">Epoch: 41, Batch: 170, Avg. Loss: 0.8632407486438751</text:p>
      <text:p text:style-name="Standard">Epoch: 41, Batch: 180, Avg. Loss: 0.9092223070561886</text:p>
      <text:p text:style-name="Standard">Epoch: 41, Batch: 190, Avg. Loss: 0.9627737041562796</text:p>
      <text:p text:style-name="Standard">Epoch: 41, Batch: 200, Avg. Loss: 1.0127799581736325</text:p>
      <text:p text:style-name="Standard">Epoch: 41, Batch: 210, Avg. Loss: 1.065574861317873</text:p>
      <text:p text:style-name="Standard">Epoch: 41, Batch: 220, Avg. Loss: 1.1161327436566353</text:p>
      <text:p text:style-name="Standard">Epoch: 41, Batch: 230, Avg. Loss: 1.163819520547986</text:p>
      <text:p text:style-name="Standard">Epoch: 41, Batch: 240, Avg. Loss: 1.2175224073231221</text:p>
      <text:p text:style-name="Standard">Epoch: 41, Batch: 250, Avg. Loss: 1.2713943362236022</text:p>
      <text:p text:style-name="Standard">Epoch: 41, Batch: 260, Avg. Loss: 1.322755564376712</text:p>
      <text:p text:style-name="Standard">Epoch: 41, Batch: 270, Avg. Loss: 1.3780433103442191</text:p>
      <text:p text:style-name="Standard">Epoch: 41, Batch: 280, Avg. Loss: 1.4314201578497887</text:p>
      <text:p text:style-name="Standard">Epoch: 41, Batch: 290, Avg. Loss: 1.486618258431554</text:p>
      <text:p text:style-name="Standard">Epoch: 41, Batch: 300, Avg. Loss: 1.53918813765049</text:p>
      <text:p text:style-name="Standard">Epoch: 41, Batch: 310, Avg. Loss: 1.5914889913052321</text:p>
      <text:p text:style-name="Standard">Epoch: 41, Batch: 320, Avg. Loss: 1.6421095944941044</text:p>
      <text:p text:style-name="Standard">Epoch: 41, Batch: 330, Avg. Loss: 1.6937968727201222</text:p>
      <text:p text:style-name="Standard">Epoch: 41, Batch: 340, Avg. Loss: 1.746191019564867</text:p>
      <text:p text:style-name="Standard">Epoch: 41, Batch: 350, Avg. Loss: 1.7984442196786403</text:p>
      <text:p text:style-name="Standard">Epoch: 41, Batch: 360, Avg. Loss: 1.8476628500968217</text:p>
      <text:p text:style-name="Standard">Epoch: 41, Batch: 370, Avg. Loss: 1.9011306997388602</text:p>
      <text:p text:style-name="Standard">Epoch: 41, Batch: 380, Avg. Loss: 1.960560292378068</text:p>
      <text:p text:style-name="Standard">Epoch: 41, Batch: 390, Avg. Loss: 2.023596182093024</text:p>
      <text:p text:style-name="Standard">Epoch: 41, Batch: 400, Avg. Loss: 2.0838940124958754</text:p>
      <text:p text:style-name="Standard">Epoch: 41, Batch: 410, Avg. Loss: 2.139003736898303</text:p>
      <text:p text:style-name="Standard">Epoch: 41, Batch: 420, Avg. Loss: 2.1967447571456433</text:p>
      <text:p text:style-name="Standard">Epoch: 41, Batch: 430, Avg. Loss: 2.255408898741007</text:p>
      <text:p text:style-name="Standard">Epoch: 41, Batch: 440, Avg. Loss: 2.3086544055491687</text:p>
      <text:p text:style-name="Standard"><text:soft-page-break/>Epoch: 41, Batch: 450, Avg. Loss: 2.365513166412711</text:p>
      <text:p text:style-name="Standard">Epoch: 41, Batch: 460, Avg. Loss: 2.4189312107861043</text:p>
      <text:p text:style-name="Standard">Epoch: 41, Batch: 470, Avg. Loss: 2.474274465814233</text:p>
      <text:p text:style-name="Standard">Epoch: 41, Batch: 480, Avg. Loss: 2.5313865981996058</text:p>
      <text:p text:style-name="Standard">Epoch: 41, Batch: 490, Avg. Loss: 2.585636634007096</text:p>
      <text:p text:style-name="Standard">Epoch: 41, Batch: 500, Avg. Loss: 2.638679349794984</text:p>
      <text:p text:style-name="Standard">Epoch: 41, Batch: 510, Avg. Loss: 2.6900315448641776</text:p>
      <text:p text:style-name="Standard">Epoch: 41, Batch: 520, Avg. Loss: 2.7391735687851906</text:p>
      <text:p text:style-name="Standard">Epoch: 41, Batch: 530, Avg. Loss: 2.794414183869958</text:p>
      <text:p text:style-name="Standard">Epoch: 41, Batch: 540, Avg. Loss: 2.8477623824030163</text:p>
      <text:p text:style-name="Standard">Epoch: 41, Batch: 550, Avg. Loss: 2.9019554503262044</text:p>
      <text:p text:style-name="Standard">Epoch: 41, Batch: 560, Avg. Loss: 2.9578612729907037</text:p>
      <text:p text:style-name="Standard">Epoch: 41, Batch: 570, Avg. Loss: 3.008228604868054</text:p>
      <text:p text:style-name="Standard">Epoch: 41, Batch: 580, Avg. Loss: 3.0660671323537825</text:p>
      <text:p text:style-name="Standard">Epoch: 41, Batch: 590, Avg. Loss: 3.120233993604779</text:p>
      <text:p text:style-name="Standard">Epoch: 41, Batch: 600, Avg. Loss: 3.174655130505562</text:p>
      <text:p text:style-name="Standard">Epoch: 41, Batch: 610, Avg. Loss: 3.2320847410708664</text:p>
      <text:p text:style-name="Standard">Epoch: 41, Batch: 620, Avg. Loss: 3.2955782391130923</text:p>
      <text:p text:style-name="Standard">Epoch: 41, Batch: 630, Avg. Loss: 3.3520822148770093</text:p>
      <text:p text:style-name="Standard">Epoch: 41, Batch: 640, Avg. Loss: 3.405511423945427</text:p>
      <text:p text:style-name="Standard">Epoch: 41, Batch: 650, Avg. Loss: 3.4618201844394205</text:p>
      <text:p text:style-name="Standard">Epoch: 41, Batch: 660, Avg. Loss: 3.5147712916135787</text:p>
      <text:p text:style-name="Standard">Epoch: 41, Batch: 670, Avg. Loss: 3.5725585710257293</text:p>
      <text:p text:style-name="Standard">Epoch: 41, Batch: 680, Avg. Loss: 3.628867607563734</text:p>
      <text:p text:style-name="Standard">Epoch: 41, Batch: 690, Avg. Loss: 3.68130657710135</text:p>
      <text:p text:style-name="Standard">Epoch: 41, Batch: 700, Avg. Loss: 3.7386338356882334</text:p>
      <text:p text:style-name="Standard">Epoch: 41, Batch: 710, Avg. Loss: 3.789503612741828</text:p>
      <text:p text:style-name="Standard">Epoch: 41, Batch: 720, Avg. Loss: 3.8424723371863365</text:p>
      <text:p text:style-name="Standard">Epoch: 41, Batch: 730, Avg. Loss: 3.9004216149449347</text:p>
      <text:p text:style-name="Standard">Epoch: 41, Batch: 740, Avg. Loss: 3.958249295502901</text:p>
      <text:p text:style-name="Standard">Epoch: 41, Batch: 750, Avg. Loss: 4.01502967402339</text:p>
      <text:p text:style-name="Standard">Epoch: 41, Batch: 760, Avg. Loss: 4.0709947645664215</text:p>
      <text:p text:style-name="Standard">Epoch: 41, Batch: 770, Avg. Loss: 4.13071167357266</text:p>
      <text:p text:style-name="Standard">Epoch: 41, Batch: 780, Avg. Loss: 4.191994689777493</text:p>
      <text:p text:style-name="Standard">Epoch: 41, Batch: 790, Avg. Loss: 4.247376849502325</text:p>
      <text:p text:style-name="Standard">Epoch: 41, Batch: 800, Avg. Loss: 4.306605399027466</text:p>
      <text:p text:style-name="Standard">Epoch: 41, Batch: 810, Avg. Loss: 4.361900493130088</text:p>
      <text:p text:style-name="Standard">Epoch: 41, Batch: 820, Avg. Loss: 4.426405692845583</text:p>
      <text:p text:style-name="Standard">Epoch: 41, Batch: 830, Avg. Loss: 4.48700059056282</text:p>
      <text:p text:style-name="Standard">Epoch: 41, Batch: 840, Avg. Loss: 4.544733508303762</text:p>
      <text:p text:style-name="Standard">Epoch: 41, Batch: 850, Avg. Loss: 4.610357724875212</text:p>
      <text:p text:style-name="Standard">Epoch: 41, Batch: 860, Avg. Loss: 4.668555867671967</text:p>
      <text:p text:style-name="Standard">Epoch: 41, Batch: 870, Avg. Loss: 4.731645176932216</text:p>
      <text:p text:style-name="Standard">Epoch: 41, Batch: 880, Avg. Loss: 4.793061516061425</text:p>
      <text:p text:style-name="Standard">Epoch: 41, Batch: 890, Avg. Loss: 4.848246754705906</text:p>
      <text:p text:style-name="Standard">Epoch: 41, Batch: 900, Avg. Loss: 4.905372432619333</text:p>
      <text:p text:style-name="Standard">Epoch: 41, Batch: 910, Avg. Loss: 4.964600739255547</text:p>
      <text:p text:style-name="Standard">Epoch: 41, Batch: 920, Avg. Loss: 5.021762553229928</text:p>
      <text:p text:style-name="Standard">Epoch: 41, Batch: 930, Avg. Loss: 5.080549908801913</text:p>
      <text:p text:style-name="Standard"><text:soft-page-break/>Epoch: 41, Batch: 940, Avg. Loss: 5.136891282722354</text:p>
      <text:p text:style-name="Standard">Epoch: 41, Batch: 950, Avg. Loss: 5.196489748358727</text:p>
      <text:p text:style-name="Standard">Epoch: 41, Batch: 960, Avg. Loss: 5.258464470505714</text:p>
      <text:p text:style-name="Standard">Epoch: 41, Batch: 970, Avg. Loss: 5.319380951300263</text:p>
      <text:p text:style-name="Standard">Epoch: 41, Batch: 980, Avg. Loss: 5.38123513944447</text:p>
      <text:p text:style-name="Standard">Epoch: 41, Batch: 990, Avg. Loss: 5.439765520393848</text:p>
      <text:p text:style-name="Standard">Epoch: 41, Batch: 1000, Avg. Loss: 5.501898559182882</text:p>
      <text:p text:style-name="Standard">Epoch: 42, Batch: 10, Avg. Loss: 0.04731664657592773</text:p>
      <text:p text:style-name="Standard">Epoch: 42, Batch: 20, Avg. Loss: 0.09495557881891728</text:p>
      <text:p text:style-name="Standard">Epoch: 42, Batch: 30, Avg. Loss: 0.1415548637509346</text:p>
      <text:p text:style-name="Standard">Epoch: 42, Batch: 40, Avg. Loss: 0.18767482005059719</text:p>
      <text:p text:style-name="Standard">Epoch: 42, Batch: 50, Avg. Loss: 0.23414374254643916</text:p>
      <text:p text:style-name="Standard">Epoch: 42, Batch: 60, Avg. Loss: 0.2807052318006754</text:p>
      <text:p text:style-name="Standard">Epoch: 42, Batch: 70, Avg. Loss: 0.3272789422422647</text:p>
      <text:p text:style-name="Standard">Epoch: 42, Batch: 80, Avg. Loss: 0.37616798020899295</text:p>
      <text:p text:style-name="Standard">Epoch: 42, Batch: 90, Avg. Loss: 0.4242649093270302</text:p>
      <text:p text:style-name="Standard">Epoch: 42, Batch: 100, Avg. Loss: 0.4746319606900215</text:p>
      <text:p text:style-name="Standard">Epoch: 42, Batch: 110, Avg. Loss: 0.5222752097994089</text:p>
      <text:p text:style-name="Standard">Epoch: 42, Batch: 120, Avg. Loss: 0.5698490906506777</text:p>
      <text:p text:style-name="Standard">Epoch: 42, Batch: 130, Avg. Loss: 0.6187341935932636</text:p>
      <text:p text:style-name="Standard">Epoch: 42, Batch: 140, Avg. Loss: 0.662273270636797</text:p>
      <text:p text:style-name="Standard">Epoch: 42, Batch: 150, Avg. Loss: 0.705951402708888</text:p>
      <text:p text:style-name="Standard">Epoch: 42, Batch: 160, Avg. Loss: 0.7552897248417139</text:p>
      <text:p text:style-name="Standard">Epoch: 42, Batch: 170, Avg. Loss: 0.804177175462246</text:p>
      <text:p text:style-name="Standard">Epoch: 42, Batch: 180, Avg. Loss: 0.8517065308988094</text:p>
      <text:p text:style-name="Standard">Epoch: 42, Batch: 190, Avg. Loss: 0.8977841559797526</text:p>
      <text:p text:style-name="Standard">Epoch: 42, Batch: 200, Avg. Loss: 0.9489294987171888</text:p>
      <text:p text:style-name="Standard">Epoch: 42, Batch: 210, Avg. Loss: 0.9968201216310263</text:p>
      <text:p text:style-name="Standard">Epoch: 42, Batch: 220, Avg. Loss: 1.0466782841831446</text:p>
      <text:p text:style-name="Standard">Epoch: 42, Batch: 230, Avg. Loss: 1.0971589405089617</text:p>
      <text:p text:style-name="Standard">Epoch: 42, Batch: 240, Avg. Loss: 1.1521297249943019</text:p>
      <text:p text:style-name="Standard">Epoch: 42, Batch: 250, Avg. Loss: 1.2018366266041993</text:p>
      <text:p text:style-name="Standard">Epoch: 42, Batch: 260, Avg. Loss: 1.250546545162797</text:p>
      <text:p text:style-name="Standard">Epoch: 42, Batch: 270, Avg. Loss: 1.3026150081306695</text:p>
      <text:p text:style-name="Standard">Epoch: 42, Batch: 280, Avg. Loss: 1.3591092482209206</text:p>
      <text:p text:style-name="Standard">Epoch: 42, Batch: 290, Avg. Loss: 1.4069793928414582</text:p>
      <text:p text:style-name="Standard">Epoch: 42, Batch: 300, Avg. Loss: 1.458767607063055</text:p>
      <text:p text:style-name="Standard">Epoch: 42, Batch: 310, Avg. Loss: 1.5069736570119858</text:p>
      <text:p text:style-name="Standard">Epoch: 42, Batch: 320, Avg. Loss: 1.5567565634846687</text:p>
      <text:p text:style-name="Standard">Epoch: 42, Batch: 330, Avg. Loss: 1.603281681239605</text:p>
      <text:p text:style-name="Standard">Epoch: 42, Batch: 340, Avg. Loss: 1.6573873728513717</text:p>
      <text:p text:style-name="Standard">Epoch: 42, Batch: 350, Avg. Loss: 1.7086664758622647</text:p>
      <text:p text:style-name="Standard">Epoch: 42, Batch: 360, Avg. Loss: 1.7588704500347376</text:p>
      <text:p text:style-name="Standard">Epoch: 42, Batch: 370, Avg. Loss: 1.8147686388343574</text:p>
      <text:p text:style-name="Standard">Epoch: 42, Batch: 380, Avg. Loss: 1.870211562886834</text:p>
      <text:p text:style-name="Standard">Epoch: 42, Batch: 390, Avg. Loss: 1.9244437389075757</text:p>
      <text:p text:style-name="Standard">Epoch: 42, Batch: 400, Avg. Loss: 1.9801279842853545</text:p>
      <text:p text:style-name="Standard">Epoch: 42, Batch: 410, Avg. Loss: 2.033868533372879</text:p>
      <text:p text:style-name="Standard">Epoch: 42, Batch: 420, Avg. Loss: 2.0867042992264033</text:p>
      <text:p text:style-name="Standard"><text:soft-page-break/>Epoch: 42, Batch: 430, Avg. Loss: 2.140809045359492</text:p>
      <text:p text:style-name="Standard">Epoch: 42, Batch: 440, Avg. Loss: 2.192231026664376</text:p>
      <text:p text:style-name="Standard">Epoch: 42, Batch: 450, Avg. Loss: 2.247176941856742</text:p>
      <text:p text:style-name="Standard">Epoch: 42, Batch: 460, Avg. Loss: 2.2953292559832335</text:p>
      <text:p text:style-name="Standard">Epoch: 42, Batch: 470, Avg. Loss: 2.3449393097311257</text:p>
      <text:p text:style-name="Standard">Epoch: 42, Batch: 480, Avg. Loss: 2.399640003591776</text:p>
      <text:p text:style-name="Standard">Epoch: 42, Batch: 490, Avg. Loss: 2.450666456669569</text:p>
      <text:p text:style-name="Standard">Epoch: 42, Batch: 500, Avg. Loss: 2.506603629142046</text:p>
      <text:p text:style-name="Standard">Epoch: 42, Batch: 510, Avg. Loss: 2.5603734645992517</text:p>
      <text:p text:style-name="Standard">Epoch: 42, Batch: 520, Avg. Loss: 2.61665355861187</text:p>
      <text:p text:style-name="Standard">Epoch: 42, Batch: 530, Avg. Loss: 2.6733071256428955</text:p>
      <text:p text:style-name="Standard">Epoch: 42, Batch: 540, Avg. Loss: 2.7302978415042163</text:p>
      <text:p text:style-name="Standard">Epoch: 42, Batch: 550, Avg. Loss: 2.788131161779165</text:p>
      <text:p text:style-name="Standard">Epoch: 42, Batch: 560, Avg. Loss: 2.846180720627308</text:p>
      <text:p text:style-name="Standard">Epoch: 42, Batch: 570, Avg. Loss: 2.896763093024492</text:p>
      <text:p text:style-name="Standard">Epoch: 42, Batch: 580, Avg. Loss: 2.952823393791914</text:p>
      <text:p text:style-name="Standard">Epoch: 42, Batch: 590, Avg. Loss: 3.0068816654384136</text:p>
      <text:p text:style-name="Standard">Epoch: 42, Batch: 600, Avg. Loss: 3.0585838995873926</text:p>
      <text:p text:style-name="Standard">Epoch: 42, Batch: 610, Avg. Loss: 3.1101805735379457</text:p>
      <text:p text:style-name="Standard">Epoch: 42, Batch: 620, Avg. Loss: 3.1646511487662794</text:p>
      <text:p text:style-name="Standard">Epoch: 42, Batch: 630, Avg. Loss: 3.2155374735593796</text:p>
      <text:p text:style-name="Standard">Epoch: 42, Batch: 640, Avg. Loss: 3.271101562678814</text:p>
      <text:p text:style-name="Standard">Epoch: 42, Batch: 650, Avg. Loss: 3.3269403774291275</text:p>
      <text:p text:style-name="Standard">Epoch: 42, Batch: 660, Avg. Loss: 3.383208318054676</text:p>
      <text:p text:style-name="Standard">Epoch: 42, Batch: 670, Avg. Loss: 3.4387720126658676</text:p>
      <text:p text:style-name="Standard">Epoch: 42, Batch: 680, Avg. Loss: 3.492805514484644</text:p>
      <text:p text:style-name="Standard">Epoch: 42, Batch: 690, Avg. Loss: 3.5477842330932616</text:p>
      <text:p text:style-name="Standard">Epoch: 42, Batch: 700, Avg. Loss: 3.6031671166419983</text:p>
      <text:p text:style-name="Standard">Epoch: 42, Batch: 710, Avg. Loss: 3.6633083160966633</text:p>
      <text:p text:style-name="Standard">Epoch: 42, Batch: 720, Avg. Loss: 3.7255251586437224</text:p>
      <text:p text:style-name="Standard">Epoch: 42, Batch: 730, Avg. Loss: 3.7907382268458605</text:p>
      <text:p text:style-name="Standard">Epoch: 42, Batch: 740, Avg. Loss: 3.8520335532724856</text:p>
      <text:p text:style-name="Standard">Epoch: 42, Batch: 750, Avg. Loss: 3.9100484158843756</text:p>
      <text:p text:style-name="Standard">Epoch: 42, Batch: 760, Avg. Loss: 3.9712206978350877</text:p>
      <text:p text:style-name="Standard">Epoch: 42, Batch: 770, Avg. Loss: 4.031388196721673</text:p>
      <text:p text:style-name="Standard">Epoch: 42, Batch: 780, Avg. Loss: 4.090822480618954</text:p>
      <text:p text:style-name="Standard">Epoch: 42, Batch: 790, Avg. Loss: 4.153786666318775</text:p>
      <text:p text:style-name="Standard">Epoch: 42, Batch: 800, Avg. Loss: 4.216503166407347</text:p>
      <text:p text:style-name="Standard">Epoch: 42, Batch: 810, Avg. Loss: 4.2810180265456435</text:p>
      <text:p text:style-name="Standard">Epoch: 42, Batch: 820, Avg. Loss: 4.340283545851707</text:p>
      <text:p text:style-name="Standard">Epoch: 42, Batch: 830, Avg. Loss: 4.399905277043581</text:p>
      <text:p text:style-name="Standard">Epoch: 42, Batch: 840, Avg. Loss: 4.458801597356796</text:p>
      <text:p text:style-name="Standard">Epoch: 42, Batch: 850, Avg. Loss: 4.520660933107138</text:p>
      <text:p text:style-name="Standard">Epoch: 42, Batch: 860, Avg. Loss: 4.579761315509677</text:p>
      <text:p text:style-name="Standard">Epoch: 42, Batch: 870, Avg. Loss: 4.638600005209446</text:p>
      <text:p text:style-name="Standard">Epoch: 42, Batch: 880, Avg. Loss: 4.696765116974712</text:p>
      <text:p text:style-name="Standard">Epoch: 42, Batch: 890, Avg. Loss: 4.754566577449441</text:p>
      <text:p text:style-name="Standard">Epoch: 42, Batch: 900, Avg. Loss: 4.811054499447346</text:p>
      <text:p text:style-name="Standard">Epoch: 42, Batch: 910, Avg. Loss: 4.864687492698431</text:p>
      <text:p text:style-name="Standard"><text:soft-page-break/>Epoch: 42, Batch: 920, Avg. Loss: 4.922853528708219</text:p>
      <text:p text:style-name="Standard">Epoch: 42, Batch: 930, Avg. Loss: 4.97793733291328</text:p>
      <text:p text:style-name="Standard">Epoch: 42, Batch: 940, Avg. Loss: 5.039176664501428</text:p>
      <text:p text:style-name="Standard">Epoch: 42, Batch: 950, Avg. Loss: 5.09764006510377</text:p>
      <text:p text:style-name="Standard">Epoch: 42, Batch: 960, Avg. Loss: 5.157033413276077</text:p>
      <text:p text:style-name="Standard">Epoch: 42, Batch: 970, Avg. Loss: 5.220866944640875</text:p>
      <text:p text:style-name="Standard">Epoch: 42, Batch: 980, Avg. Loss: 5.2803330481052395</text:p>
      <text:p text:style-name="Standard">Epoch: 42, Batch: 990, Avg. Loss: 5.34304025284946</text:p>
      <text:p text:style-name="Standard">Epoch: 42, Batch: 1000, Avg. Loss: 5.406356040388346</text:p>
      <text:p text:style-name="Standard">Epoch: 43, Batch: 10, Avg. Loss: 0.0496390100568533</text:p>
      <text:p text:style-name="Standard">Epoch: 43, Batch: 20, Avg. Loss: 0.10267096906900405</text:p>
      <text:p text:style-name="Standard">Epoch: 43, Batch: 30, Avg. Loss: 0.1530090905725956</text:p>
      <text:p text:style-name="Standard">Epoch: 43, Batch: 40, Avg. Loss: 0.2016050409525633</text:p>
      <text:p text:style-name="Standard">Epoch: 43, Batch: 50, Avg. Loss: 0.24811310619115828</text:p>
      <text:p text:style-name="Standard">Epoch: 43, Batch: 60, Avg. Loss: 0.29753144048154356</text:p>
      <text:p text:style-name="Standard">Epoch: 43, Batch: 70, Avg. Loss: 0.34612821228802204</text:p>
      <text:p text:style-name="Standard">Epoch: 43, Batch: 80, Avg. Loss: 0.3935073371976614</text:p>
      <text:p text:style-name="Standard">Epoch: 43, Batch: 90, Avg. Loss: 0.44029397554695604</text:p>
      <text:p text:style-name="Standard">Epoch: 43, Batch: 100, Avg. Loss: 0.49694850482046604</text:p>
      <text:p text:style-name="Standard">Epoch: 43, Batch: 110, Avg. Loss: 0.5520906958729028</text:p>
      <text:p text:style-name="Standard">Epoch: 43, Batch: 120, Avg. Loss: 0.6048900593072176</text:p>
      <text:p text:style-name="Standard">Epoch: 43, Batch: 130, Avg. Loss: 0.6551592908799648</text:p>
      <text:p text:style-name="Standard">Epoch: 43, Batch: 140, Avg. Loss: 0.7084367465227842</text:p>
      <text:p text:style-name="Standard">Epoch: 43, Batch: 150, Avg. Loss: 0.7642786476761103</text:p>
      <text:p text:style-name="Standard">Epoch: 43, Batch: 160, Avg. Loss: 0.814954436570406</text:p>
      <text:p text:style-name="Standard">Epoch: 43, Batch: 170, Avg. Loss: 0.8648498937487602</text:p>
      <text:p text:style-name="Standard">Epoch: 43, Batch: 180, Avg. Loss: 0.9121621914207936</text:p>
      <text:p text:style-name="Standard">Epoch: 43, Batch: 190, Avg. Loss: 0.9613603614270687</text:p>
      <text:p text:style-name="Standard">Epoch: 43, Batch: 200, Avg. Loss: 1.0091476190835238</text:p>
      <text:p text:style-name="Standard">Epoch: 43, Batch: 210, Avg. Loss: 1.057845688983798</text:p>
      <text:p text:style-name="Standard">Epoch: 43, Batch: 220, Avg. Loss: 1.109641568735242</text:p>
      <text:p text:style-name="Standard">Epoch: 43, Batch: 230, Avg. Loss: 1.1577740713953972</text:p>
      <text:p text:style-name="Standard">Epoch: 43, Batch: 240, Avg. Loss: 1.2076031509786844</text:p>
      <text:p text:style-name="Standard">Epoch: 43, Batch: 250, Avg. Loss: 1.258888266980648</text:p>
      <text:p text:style-name="Standard">Epoch: 43, Batch: 260, Avg. Loss: 1.309850161150098</text:p>
      <text:p text:style-name="Standard">Epoch: 43, Batch: 270, Avg. Loss: 1.3603922076523305</text:p>
      <text:p text:style-name="Standard">Epoch: 43, Batch: 280, Avg. Loss: 1.4088313020765781</text:p>
      <text:p text:style-name="Standard">Epoch: 43, Batch: 290, Avg. Loss: 1.4557044263929129</text:p>
      <text:p text:style-name="Standard">Epoch: 43, Batch: 300, Avg. Loss: 1.5071804448962212</text:p>
      <text:p text:style-name="Standard">Epoch: 43, Batch: 310, Avg. Loss: 1.552882120013237</text:p>
      <text:p text:style-name="Standard">Epoch: 43, Batch: 320, Avg. Loss: 1.6030450850725173</text:p>
      <text:p text:style-name="Standard">Epoch: 43, Batch: 330, Avg. Loss: 1.647672826051712</text:p>
      <text:p text:style-name="Standard">Epoch: 43, Batch: 340, Avg. Loss: 1.7014247212558984</text:p>
      <text:p text:style-name="Standard">Epoch: 43, Batch: 350, Avg. Loss: 1.7570377379655837</text:p>
      <text:p text:style-name="Standard">Epoch: 43, Batch: 360, Avg. Loss: 1.8119681932032108</text:p>
      <text:p text:style-name="Standard">Epoch: 43, Batch: 370, Avg. Loss: 1.8631728518754245</text:p>
      <text:p text:style-name="Standard">Epoch: 43, Batch: 380, Avg. Loss: 1.9165583662688732</text:p>
      <text:p text:style-name="Standard">Epoch: 43, Batch: 390, Avg. Loss: 1.970620282366872</text:p>
      <text:p text:style-name="Standard">Epoch: 43, Batch: 400, Avg. Loss: 2.0296356767416</text:p>
      <text:p text:style-name="Standard"><text:soft-page-break/>Epoch: 43, Batch: 410, Avg. Loss: 2.083652227371931</text:p>
      <text:p text:style-name="Standard">Epoch: 43, Batch: 420, Avg. Loss: 2.1385270301252604</text:p>
      <text:p text:style-name="Standard">Epoch: 43, Batch: 430, Avg. Loss: 2.1936271842569113</text:p>
      <text:p text:style-name="Standard">Epoch: 43, Batch: 440, Avg. Loss: 2.2522854272276165</text:p>
      <text:p text:style-name="Standard">Epoch: 43, Batch: 450, Avg. Loss: 2.3067315358668568</text:p>
      <text:p text:style-name="Standard">Epoch: 43, Batch: 460, Avg. Loss: 2.362913479283452</text:p>
      <text:p text:style-name="Standard">Epoch: 43, Batch: 470, Avg. Loss: 2.4164580442011356</text:p>
      <text:p text:style-name="Standard">Epoch: 43, Batch: 480, Avg. Loss: 2.4698183454573153</text:p>
      <text:p text:style-name="Standard">Epoch: 43, Batch: 490, Avg. Loss: 2.5258771080523728</text:p>
      <text:p text:style-name="Standard">Epoch: 43, Batch: 500, Avg. Loss: 2.5859827075153587</text:p>
      <text:p text:style-name="Standard">Epoch: 43, Batch: 510, Avg. Loss: 2.644948223233223</text:p>
      <text:p text:style-name="Standard">Epoch: 43, Batch: 520, Avg. Loss: 2.7045262578874825</text:p>
      <text:p text:style-name="Standard">Epoch: 43, Batch: 530, Avg. Loss: 2.7614649049937725</text:p>
      <text:p text:style-name="Standard">Epoch: 43, Batch: 540, Avg. Loss: 2.815188191458583</text:p>
      <text:p text:style-name="Standard">Epoch: 43, Batch: 550, Avg. Loss: 2.868487394228578</text:p>
      <text:p text:style-name="Standard">Epoch: 43, Batch: 560, Avg. Loss: 2.919408679381013</text:p>
      <text:p text:style-name="Standard">Epoch: 43, Batch: 570, Avg. Loss: 2.9739325106143952</text:p>
      <text:p text:style-name="Standard">Epoch: 43, Batch: 580, Avg. Loss: 3.02716285251081</text:p>
      <text:p text:style-name="Standard">Epoch: 43, Batch: 590, Avg. Loss: 3.080510076880455</text:p>
      <text:p text:style-name="Standard">Epoch: 43, Batch: 600, Avg. Loss: 3.1322142727673055</text:p>
      <text:p text:style-name="Standard">Epoch: 43, Batch: 610, Avg. Loss: 3.185823941975832</text:p>
      <text:p text:style-name="Standard">Epoch: 43, Batch: 620, Avg. Loss: 3.2426290296018125</text:p>
      <text:p text:style-name="Standard">Epoch: 43, Batch: 630, Avg. Loss: 3.2971777390688657</text:p>
      <text:p text:style-name="Standard">Epoch: 43, Batch: 640, Avg. Loss: 3.355720641836524</text:p>
      <text:p text:style-name="Standard">Epoch: 43, Batch: 650, Avg. Loss: 3.41161816008389</text:p>
      <text:p text:style-name="Standard">Epoch: 43, Batch: 660, Avg. Loss: 3.4674365915358067</text:p>
      <text:p text:style-name="Standard">Epoch: 43, Batch: 670, Avg. Loss: 3.5200896337628365</text:p>
      <text:p text:style-name="Standard">Epoch: 43, Batch: 680, Avg. Loss: 3.5755641028285026</text:p>
      <text:p text:style-name="Standard">Epoch: 43, Batch: 690, Avg. Loss: 3.629891752451658</text:p>
      <text:p text:style-name="Standard">Epoch: 43, Batch: 700, Avg. Loss: 3.6853654857724907</text:p>
      <text:p text:style-name="Standard">Epoch: 43, Batch: 710, Avg. Loss: 3.7383678186684848</text:p>
      <text:p text:style-name="Standard">Epoch: 43, Batch: 720, Avg. Loss: 3.795950046181679</text:p>
      <text:p text:style-name="Standard">Epoch: 43, Batch: 730, Avg. Loss: 3.853099253028631</text:p>
      <text:p text:style-name="Standard">Epoch: 43, Batch: 740, Avg. Loss: 3.909691586717963</text:p>
      <text:p text:style-name="Standard">Epoch: 43, Batch: 750, Avg. Loss: 3.9657330859452484</text:p>
      <text:p text:style-name="Standard">Epoch: 43, Batch: 760, Avg. Loss: 4.021056097745896</text:p>
      <text:p text:style-name="Standard">Epoch: 43, Batch: 770, Avg. Loss: 4.076502483710646</text:p>
      <text:p text:style-name="Standard">Epoch: 43, Batch: 780, Avg. Loss: 4.1352696068584915</text:p>
      <text:p text:style-name="Standard">Epoch: 43, Batch: 790, Avg. Loss: 4.1921019714325665</text:p>
      <text:p text:style-name="Standard">Epoch: 43, Batch: 800, Avg. Loss: 4.251169294118881</text:p>
      <text:p text:style-name="Standard">Epoch: 43, Batch: 810, Avg. Loss: 4.310753951594234</text:p>
      <text:p text:style-name="Standard">Epoch: 43, Batch: 820, Avg. Loss: 4.36903669461608</text:p>
      <text:p text:style-name="Standard">Epoch: 43, Batch: 830, Avg. Loss: 4.425119795277714</text:p>
      <text:p text:style-name="Standard">Epoch: 43, Batch: 840, Avg. Loss: 4.477619267627597</text:p>
      <text:p text:style-name="Standard">Epoch: 43, Batch: 850, Avg. Loss: 4.531577045470476</text:p>
      <text:p text:style-name="Standard">Epoch: 43, Batch: 860, Avg. Loss: 4.588342685997486</text:p>
      <text:p text:style-name="Standard">Epoch: 43, Batch: 870, Avg. Loss: 4.644804301857948</text:p>
      <text:p text:style-name="Standard">Epoch: 43, Batch: 880, Avg. Loss: 4.704146905615926</text:p>
      <text:p text:style-name="Standard">Epoch: 43, Batch: 890, Avg. Loss: 4.755520356446505</text:p>
      <text:p text:style-name="Standard"><text:soft-page-break/>Epoch: 43, Batch: 900, Avg. Loss: 4.814800367131829</text:p>
      <text:p text:style-name="Standard">Epoch: 43, Batch: 910, Avg. Loss: 4.870615144819022</text:p>
      <text:p text:style-name="Standard">Epoch: 43, Batch: 920, Avg. Loss: 4.930322386324406</text:p>
      <text:p text:style-name="Standard">Epoch: 43, Batch: 930, Avg. Loss: 4.982545965909958</text:p>
      <text:p text:style-name="Standard">Epoch: 43, Batch: 940, Avg. Loss: 5.03596403375268</text:p>
      <text:p text:style-name="Standard">Epoch: 43, Batch: 950, Avg. Loss: 5.094075207412243</text:p>
      <text:p text:style-name="Standard">Epoch: 43, Batch: 960, Avg. Loss: 5.153720887377858</text:p>
      <text:p text:style-name="Standard">Epoch: 43, Batch: 970, Avg. Loss: 5.206478785723448</text:p>
      <text:p text:style-name="Standard">Epoch: 43, Batch: 980, Avg. Loss: 5.259596414864063</text:p>
      <text:p text:style-name="Standard">Epoch: 43, Batch: 990, Avg. Loss: 5.323088096082211</text:p>
      <text:p text:style-name="Standard">Epoch: 43, Batch: 1000, Avg. Loss: 5.38447388485074</text:p>
      <text:p text:style-name="Standard">Epoch: 44, Batch: 10, Avg. Loss: 0.05088538937270641</text:p>
      <text:p text:style-name="Standard">Epoch: 44, Batch: 20, Avg. Loss: 0.0985051829367876</text:p>
      <text:p text:style-name="Standard">Epoch: 44, Batch: 30, Avg. Loss: 0.14554124511778355</text:p>
      <text:p text:style-name="Standard">Epoch: 44, Batch: 40, Avg. Loss: 0.19344854839146136</text:p>
      <text:p text:style-name="Standard">Epoch: 44, Batch: 50, Avg. Loss: 0.24176851883530617</text:p>
      <text:p text:style-name="Standard">Epoch: 44, Batch: 60, Avg. Loss: 0.28926514834165573</text:p>
      <text:p text:style-name="Standard">Epoch: 44, Batch: 70, Avg. Loss: 0.33520884439349174</text:p>
      <text:p text:style-name="Standard">Epoch: 44, Batch: 80, Avg. Loss: 0.37908401489257815</text:p>
      <text:p text:style-name="Standard">Epoch: 44, Batch: 90, Avg. Loss: 0.42749386206269263</text:p>
      <text:p text:style-name="Standard">Epoch: 44, Batch: 100, Avg. Loss: 0.475891986489296</text:p>
      <text:p text:style-name="Standard">Epoch: 44, Batch: 110, Avg. Loss: 0.5230903629213571</text:p>
      <text:p text:style-name="Standard">Epoch: 44, Batch: 120, Avg. Loss: 0.5685301315039396</text:p>
      <text:p text:style-name="Standard">Epoch: 44, Batch: 130, Avg. Loss: 0.6127981785684824</text:p>
      <text:p text:style-name="Standard">Epoch: 44, Batch: 140, Avg. Loss: 0.6563153762370348</text:p>
      <text:p text:style-name="Standard">Epoch: 44, Batch: 150, Avg. Loss: 0.7037114128470421</text:p>
      <text:p text:style-name="Standard">Epoch: 44, Batch: 160, Avg. Loss: 0.7525119960308075</text:p>
      <text:p text:style-name="Standard">Epoch: 44, Batch: 170, Avg. Loss: 0.8049573671072722</text:p>
      <text:p text:style-name="Standard">Epoch: 44, Batch: 180, Avg. Loss: 0.8592733148485422</text:p>
      <text:p text:style-name="Standard">Epoch: 44, Batch: 190, Avg. Loss: 0.9083457302302123</text:p>
      <text:p text:style-name="Standard">Epoch: 44, Batch: 200, Avg. Loss: 0.9601542107760906</text:p>
      <text:p text:style-name="Standard">Epoch: 44, Batch: 210, Avg. Loss: 1.0093899957835675</text:p>
      <text:p text:style-name="Standard">Epoch: 44, Batch: 220, Avg. Loss: 1.0590590171515941</text:p>
      <text:p text:style-name="Standard">Epoch: 44, Batch: 230, Avg. Loss: 1.1069128539413213</text:p>
      <text:p text:style-name="Standard">Epoch: 44, Batch: 240, Avg. Loss: 1.151836570724845</text:p>
      <text:p text:style-name="Standard">Epoch: 44, Batch: 250, Avg. Loss: 1.1973037514835596</text:p>
      <text:p text:style-name="Standard">Epoch: 44, Batch: 260, Avg. Loss: 1.243122762069106</text:p>
      <text:p text:style-name="Standard">Epoch: 44, Batch: 270, Avg. Loss: 1.290839060768485</text:p>
      <text:p text:style-name="Standard">Epoch: 44, Batch: 280, Avg. Loss: 1.3431290004402399</text:p>
      <text:p text:style-name="Standard">Epoch: 44, Batch: 290, Avg. Loss: 1.391524062678218</text:p>
      <text:p text:style-name="Standard">Epoch: 44, Batch: 300, Avg. Loss: 1.4405962601304054</text:p>
      <text:p text:style-name="Standard">Epoch: 44, Batch: 310, Avg. Loss: 1.4900059677660464</text:p>
      <text:p text:style-name="Standard">Epoch: 44, Batch: 320, Avg. Loss: 1.5395306922495364</text:p>
      <text:p text:style-name="Standard">Epoch: 44, Batch: 330, Avg. Loss: 1.5926184680312871</text:p>
      <text:p text:style-name="Standard">Epoch: 44, Batch: 340, Avg. Loss: 1.646221211180091</text:p>
      <text:p text:style-name="Standard">Epoch: 44, Batch: 350, Avg. Loss: 1.7031073577702045</text:p>
      <text:p text:style-name="Standard">Epoch: 44, Batch: 360, Avg. Loss: 1.7532667160034179</text:p>
      <text:p text:style-name="Standard">Epoch: 44, Batch: 370, Avg. Loss: 1.805299212783575</text:p>
      <text:p text:style-name="Standard">Epoch: 44, Batch: 380, Avg. Loss: 1.8529154494404794</text:p>
      <text:p text:style-name="Standard"><text:soft-page-break/>Epoch: 44, Batch: 390, Avg. Loss: 1.9030871093273163</text:p>
      <text:p text:style-name="Standard">Epoch: 44, Batch: 400, Avg. Loss: 1.9530783973634243</text:p>
      <text:p text:style-name="Standard">Epoch: 44, Batch: 410, Avg. Loss: 2.0020454443991182</text:p>
      <text:p text:style-name="Standard">Epoch: 44, Batch: 420, Avg. Loss: 2.0497965890914203</text:p>
      <text:p text:style-name="Standard">Epoch: 44, Batch: 430, Avg. Loss: 2.102305806428194</text:p>
      <text:p text:style-name="Standard">Epoch: 44, Batch: 440, Avg. Loss: 2.158492800220847</text:p>
      <text:p text:style-name="Standard">Epoch: 44, Batch: 450, Avg. Loss: 2.211561545357108</text:p>
      <text:p text:style-name="Standard">Epoch: 44, Batch: 460, Avg. Loss: 2.260304754599929</text:p>
      <text:p text:style-name="Standard">Epoch: 44, Batch: 470, Avg. Loss: 2.314322118088603</text:p>
      <text:p text:style-name="Standard">Epoch: 44, Batch: 480, Avg. Loss: 2.3675459045916796</text:p>
      <text:p text:style-name="Standard">Epoch: 44, Batch: 490, Avg. Loss: 2.421522121876478</text:p>
      <text:p text:style-name="Standard">Epoch: 44, Batch: 500, Avg. Loss: 2.47142598554492</text:p>
      <text:p text:style-name="Standard">Epoch: 44, Batch: 510, Avg. Loss: 2.5262191724032164</text:p>
      <text:p text:style-name="Standard">Epoch: 44, Batch: 520, Avg. Loss: 2.580922795459628</text:p>
      <text:p text:style-name="Standard">Epoch: 44, Batch: 530, Avg. Loss: 2.63576753474772</text:p>
      <text:p text:style-name="Standard">Epoch: 44, Batch: 540, Avg. Loss: 2.6905638217926025</text:p>
      <text:p text:style-name="Standard">Epoch: 44, Batch: 550, Avg. Loss: 2.743880597501993</text:p>
      <text:p text:style-name="Standard">Epoch: 44, Batch: 560, Avg. Loss: 2.8010863065719604</text:p>
      <text:p text:style-name="Standard">Epoch: 44, Batch: 570, Avg. Loss: 2.8525736697018145</text:p>
      <text:p text:style-name="Standard">Epoch: 44, Batch: 580, Avg. Loss: 2.908949542045593</text:p>
      <text:p text:style-name="Standard">Epoch: 44, Batch: 590, Avg. Loss: 2.964735960587859</text:p>
      <text:p text:style-name="Standard">Epoch: 44, Batch: 600, Avg. Loss: 3.017037330940366</text:p>
      <text:p text:style-name="Standard">Epoch: 44, Batch: 610, Avg. Loss: 3.0715584594756367</text:p>
      <text:p text:style-name="Standard">Epoch: 44, Batch: 620, Avg. Loss: 3.1262310434132816</text:p>
      <text:p text:style-name="Standard">Epoch: 44, Batch: 630, Avg. Loss: 3.1794285755604506</text:p>
      <text:p text:style-name="Standard">Epoch: 44, Batch: 640, Avg. Loss: 3.233943023905158</text:p>
      <text:p text:style-name="Standard">Epoch: 44, Batch: 650, Avg. Loss: 3.2825340811163186</text:p>
      <text:p text:style-name="Standard">Epoch: 44, Batch: 660, Avg. Loss: 3.335541605949402</text:p>
      <text:p text:style-name="Standard">Epoch: 44, Batch: 670, Avg. Loss: 3.3918403677642344</text:p>
      <text:p text:style-name="Standard">Epoch: 44, Batch: 680, Avg. Loss: 3.45012097209692</text:p>
      <text:p text:style-name="Standard">Epoch: 44, Batch: 690, Avg. Loss: 3.5075107622891664</text:p>
      <text:p text:style-name="Standard">Epoch: 44, Batch: 700, Avg. Loss: 3.5638053569942714</text:p>
      <text:p text:style-name="Standard">Epoch: 44, Batch: 710, Avg. Loss: 3.6244853287935257</text:p>
      <text:p text:style-name="Standard">Epoch: 44, Batch: 720, Avg. Loss: 3.6888709515333176</text:p>
      <text:p text:style-name="Standard">Epoch: 44, Batch: 730, Avg. Loss: 3.747293421626091</text:p>
      <text:p text:style-name="Standard">Epoch: 44, Batch: 740, Avg. Loss: 3.8023266468197106</text:p>
      <text:p text:style-name="Standard">Epoch: 44, Batch: 750, Avg. Loss: 3.8564119905233385</text:p>
      <text:p text:style-name="Standard">Epoch: 44, Batch: 760, Avg. Loss: 3.910711669176817</text:p>
      <text:p text:style-name="Standard">Epoch: 44, Batch: 770, Avg. Loss: 3.9678906343877314</text:p>
      <text:p text:style-name="Standard">Epoch: 44, Batch: 780, Avg. Loss: 4.025392324849963</text:p>
      <text:p text:style-name="Standard">Epoch: 44, Batch: 790, Avg. Loss: 4.076358976960182</text:p>
      <text:p text:style-name="Standard">Epoch: 44, Batch: 800, Avg. Loss: 4.135317941755057</text:p>
      <text:p text:style-name="Standard">Epoch: 44, Batch: 810, Avg. Loss: 4.1934261582791805</text:p>
      <text:p text:style-name="Standard">Epoch: 44, Batch: 820, Avg. Loss: 4.2515171557664875</text:p>
      <text:p text:style-name="Standard">Epoch: 44, Batch: 830, Avg. Loss: 4.308342620357871</text:p>
      <text:p text:style-name="Standard">Epoch: 44, Batch: 840, Avg. Loss: 4.360286707058549</text:p>
      <text:p text:style-name="Standard">Epoch: 44, Batch: 850, Avg. Loss: 4.412671790644526</text:p>
      <text:p text:style-name="Standard">Epoch: 44, Batch: 860, Avg. Loss: 4.463260541856289</text:p>
      <text:p text:style-name="Standard">Epoch: 44, Batch: 870, Avg. Loss: 4.518983613327146</text:p>
      <text:p text:style-name="Standard"><text:soft-page-break/>Epoch: 44, Batch: 880, Avg. Loss: 4.5740656685084105</text:p>
      <text:p text:style-name="Standard">Epoch: 44, Batch: 890, Avg. Loss: 4.6266775514930485</text:p>
      <text:p text:style-name="Standard">Epoch: 44, Batch: 900, Avg. Loss: 4.6748884681612255</text:p>
      <text:p text:style-name="Standard">Epoch: 44, Batch: 910, Avg. Loss: 4.7266199015080925</text:p>
      <text:p text:style-name="Standard">Epoch: 44, Batch: 920, Avg. Loss: 4.778518030047417</text:p>
      <text:p text:style-name="Standard">Epoch: 44, Batch: 930, Avg. Loss: 4.834005126729608</text:p>
      <text:p text:style-name="Standard">Epoch: 44, Batch: 940, Avg. Loss: 4.888009157776833</text:p>
      <text:p text:style-name="Standard">Epoch: 44, Batch: 950, Avg. Loss: 4.941287507489323</text:p>
      <text:p text:style-name="Standard">Epoch: 44, Batch: 960, Avg. Loss: 4.993526076897979</text:p>
      <text:p text:style-name="Standard">Epoch: 44, Batch: 970, Avg. Loss: 5.049206141382456</text:p>
      <text:p text:style-name="Standard">Epoch: 44, Batch: 980, Avg. Loss: 5.107554595172405</text:p>
      <text:p text:style-name="Standard">Epoch: 44, Batch: 990, Avg. Loss: 5.163565560802818</text:p>
      <text:p text:style-name="Standard">Epoch: 44, Batch: 1000, Avg. Loss: 5.224835243821144</text:p>
      <text:p text:style-name="Standard">Epoch: 45, Batch: 10, Avg. Loss: 0.05034826658666134</text:p>
      <text:p text:style-name="Standard">Epoch: 45, Batch: 20, Avg. Loss: 0.09454775825142861</text:p>
      <text:p text:style-name="Standard">Epoch: 45, Batch: 30, Avg. Loss: 0.1401003498584032</text:p>
      <text:p text:style-name="Standard">Epoch: 45, Batch: 40, Avg. Loss: 0.18553976230323316</text:p>
      <text:p text:style-name="Standard">Epoch: 45, Batch: 50, Avg. Loss: 0.2302395235747099</text:p>
      <text:p text:style-name="Standard">Epoch: 45, Batch: 60, Avg. Loss: 0.27921196036040785</text:p>
      <text:p text:style-name="Standard">Epoch: 45, Batch: 70, Avg. Loss: 0.32572726272046565</text:p>
      <text:p text:style-name="Standard">Epoch: 45, Batch: 80, Avg. Loss: 0.37530908547341824</text:p>
      <text:p text:style-name="Standard">Epoch: 45, Batch: 90, Avg. Loss: 0.42054565381258724</text:p>
      <text:p text:style-name="Standard">Epoch: 45, Batch: 100, Avg. Loss: 0.46585942823439835</text:p>
      <text:p text:style-name="Standard">Epoch: 45, Batch: 110, Avg. Loss: 0.5142147229984403</text:p>
      <text:p text:style-name="Standard">Epoch: 45, Batch: 120, Avg. Loss: 0.5578046893700958</text:p>
      <text:p text:style-name="Standard">Epoch: 45, Batch: 130, Avg. Loss: 0.6015507066622376</text:p>
      <text:p text:style-name="Standard">Epoch: 45, Batch: 140, Avg. Loss: 0.6448507932946086</text:p>
      <text:p text:style-name="Standard">Epoch: 45, Batch: 150, Avg. Loss: 0.6867851430550218</text:p>
      <text:p text:style-name="Standard">Epoch: 45, Batch: 160, Avg. Loss: 0.7306182121858</text:p>
      <text:p text:style-name="Standard">Epoch: 45, Batch: 170, Avg. Loss: 0.7725542554631829</text:p>
      <text:p text:style-name="Standard">Epoch: 45, Batch: 180, Avg. Loss: 0.8211301961913705</text:p>
      <text:p text:style-name="Standard">Epoch: 45, Batch: 190, Avg. Loss: 0.8717185033485293</text:p>
      <text:p text:style-name="Standard">Epoch: 45, Batch: 200, Avg. Loss: 0.9170693719759584</text:p>
      <text:p text:style-name="Standard">Epoch: 45, Batch: 210, Avg. Loss: 0.9652712339535355</text:p>
      <text:p text:style-name="Standard">Epoch: 45, Batch: 220, Avg. Loss: 1.0119865519925952</text:p>
      <text:p text:style-name="Standard">Epoch: 45, Batch: 230, Avg. Loss: 1.0589015448465944</text:p>
      <text:p text:style-name="Standard">Epoch: 45, Batch: 240, Avg. Loss: 1.1049406258389354</text:p>
      <text:p text:style-name="Standard">Epoch: 45, Batch: 250, Avg. Loss: 1.1546579914167523</text:p>
      <text:p text:style-name="Standard">Epoch: 45, Batch: 260, Avg. Loss: 1.1988982113078237</text:p>
      <text:p text:style-name="Standard">Epoch: 45, Batch: 270, Avg. Loss: 1.2468306688591837</text:p>
      <text:p text:style-name="Standard">Epoch: 45, Batch: 280, Avg. Loss: 1.2948570108041166</text:p>
      <text:p text:style-name="Standard">Epoch: 45, Batch: 290, Avg. Loss: 1.3412411315366626</text:p>
      <text:p text:style-name="Standard">Epoch: 45, Batch: 300, Avg. Loss: 1.3869506986811757</text:p>
      <text:p text:style-name="Standard">Epoch: 45, Batch: 310, Avg. Loss: 1.4360969567671418</text:p>
      <text:p text:style-name="Standard">Epoch: 45, Batch: 320, Avg. Loss: 1.485903654433787</text:p>
      <text:p text:style-name="Standard">Epoch: 45, Batch: 330, Avg. Loss: 1.5302006589248776</text:p>
      <text:p text:style-name="Standard">Epoch: 45, Batch: 340, Avg. Loss: 1.5728931477293373</text:p>
      <text:p text:style-name="Standard">Epoch: 45, Batch: 350, Avg. Loss: 1.618413851223886</text:p>
      <text:p text:style-name="Standard">Epoch: 45, Batch: 360, Avg. Loss: 1.665737277828157</text:p>
      <text:p text:style-name="Standard"><text:soft-page-break/>Epoch: 45, Batch: 370, Avg. Loss: 1.70599580463022</text:p>
      <text:p text:style-name="Standard">Epoch: 45, Batch: 380, Avg. Loss: 1.749151255004108</text:p>
      <text:p text:style-name="Standard">Epoch: 45, Batch: 390, Avg. Loss: 1.796631926484406</text:p>
      <text:p text:style-name="Standard">Epoch: 45, Batch: 400, Avg. Loss: 1.8437490062788129</text:p>
      <text:p text:style-name="Standard">Epoch: 45, Batch: 410, Avg. Loss: 1.8926760150119661</text:p>
      <text:p text:style-name="Standard">Epoch: 45, Batch: 420, Avg. Loss: 1.9388819349929691</text:p>
      <text:p text:style-name="Standard">Epoch: 45, Batch: 430, Avg. Loss: 1.9909216595813632</text:p>
      <text:p text:style-name="Standard">Epoch: 45, Batch: 440, Avg. Loss: 2.042360079474747</text:p>
      <text:p text:style-name="Standard">Epoch: 45, Batch: 450, Avg. Loss: 2.092259859107435</text:p>
      <text:p text:style-name="Standard">Epoch: 45, Batch: 460, Avg. Loss: 2.138746623508632</text:p>
      <text:p text:style-name="Standard">Epoch: 45, Batch: 470, Avg. Loss: 2.183969077281654</text:p>
      <text:p text:style-name="Standard">Epoch: 45, Batch: 480, Avg. Loss: 2.231969072110951</text:p>
      <text:p text:style-name="Standard">Epoch: 45, Batch: 490, Avg. Loss: 2.2818613199517133</text:p>
      <text:p text:style-name="Standard">Epoch: 45, Batch: 500, Avg. Loss: 2.336010198108852</text:p>
      <text:p text:style-name="Standard">Epoch: 45, Batch: 510, Avg. Loss: 2.389675563015044</text:p>
      <text:p text:style-name="Standard">Epoch: 45, Batch: 520, Avg. Loss: 2.4427900882437825</text:p>
      <text:p text:style-name="Standard">Epoch: 45, Batch: 530, Avg. Loss: 2.4894431876018643</text:p>
      <text:p text:style-name="Standard">Epoch: 45, Batch: 540, Avg. Loss: 2.5376965565606953</text:p>
      <text:p text:style-name="Standard">Epoch: 45, Batch: 550, Avg. Loss: 2.582696801610291</text:p>
      <text:p text:style-name="Standard">Epoch: 45, Batch: 560, Avg. Loss: 2.6289775812998415</text:p>
      <text:p text:style-name="Standard">Epoch: 45, Batch: 570, Avg. Loss: 2.680571219883859</text:p>
      <text:p text:style-name="Standard">Epoch: 45, Batch: 580, Avg. Loss: 2.733284385316074</text:p>
      <text:p text:style-name="Standard">Epoch: 45, Batch: 590, Avg. Loss: 2.78441839274019</text:p>
      <text:p text:style-name="Standard">Epoch: 45, Batch: 600, Avg. Loss: 2.8360058007761837</text:p>
      <text:p text:style-name="Standard">Epoch: 45, Batch: 610, Avg. Loss: 2.8864741584286095</text:p>
      <text:p text:style-name="Standard">Epoch: 45, Batch: 620, Avg. Loss: 2.9373883025720717</text:p>
      <text:p text:style-name="Standard">Epoch: 45, Batch: 630, Avg. Loss: 2.9891197172924877</text:p>
      <text:p text:style-name="Standard">Epoch: 45, Batch: 640, Avg. Loss: 3.0404691377654673</text:p>
      <text:p text:style-name="Standard">Epoch: 45, Batch: 650, Avg. Loss: 3.090361952595413</text:p>
      <text:p text:style-name="Standard">Epoch: 45, Batch: 660, Avg. Loss: 3.145534926839173</text:p>
      <text:p text:style-name="Standard">Epoch: 45, Batch: 670, Avg. Loss: 3.2006952641531825</text:p>
      <text:p text:style-name="Standard">Epoch: 45, Batch: 680, Avg. Loss: 3.2489754809066653</text:p>
      <text:p text:style-name="Standard">Epoch: 45, Batch: 690, Avg. Loss: 3.3032626485452057</text:p>
      <text:p text:style-name="Standard">Epoch: 45, Batch: 700, Avg. Loss: 3.35819275137037</text:p>
      <text:p text:style-name="Standard">Epoch: 45, Batch: 710, Avg. Loss: 3.4093516087159514</text:p>
      <text:p text:style-name="Standard">Epoch: 45, Batch: 720, Avg. Loss: 3.460838692449033</text:p>
      <text:p text:style-name="Standard">Epoch: 45, Batch: 730, Avg. Loss: 3.5213982408866285</text:p>
      <text:p text:style-name="Standard">Epoch: 45, Batch: 740, Avg. Loss: 3.578044152073562</text:p>
      <text:p text:style-name="Standard">Epoch: 45, Batch: 750, Avg. Loss: 3.633649749867618</text:p>
      <text:p text:style-name="Standard">Epoch: 45, Batch: 760, Avg. Loss: 3.6938800835981964</text:p>
      <text:p text:style-name="Standard">Epoch: 45, Batch: 770, Avg. Loss: 3.7496772849932314</text:p>
      <text:p text:style-name="Standard">Epoch: 45, Batch: 780, Avg. Loss: 3.807717848755419</text:p>
      <text:p text:style-name="Standard">Epoch: 45, Batch: 790, Avg. Loss: 3.8596266055479647</text:p>
      <text:p text:style-name="Standard">Epoch: 45, Batch: 800, Avg. Loss: 3.9145164193585513</text:p>
      <text:p text:style-name="Standard">Epoch: 45, Batch: 810, Avg. Loss: 3.9638823864981534</text:p>
      <text:p text:style-name="Standard">Epoch: 45, Batch: 820, Avg. Loss: 4.017432201839983</text:p>
      <text:p text:style-name="Standard">Epoch: 45, Batch: 830, Avg. Loss: 4.076626726798713</text:p>
      <text:p text:style-name="Standard">Epoch: 45, Batch: 840, Avg. Loss: 4.132537228427827</text:p>
      <text:p text:style-name="Standard">Epoch: 45, Batch: 850, Avg. Loss: 4.18737037088722</text:p>
      <text:p text:style-name="Standard"><text:soft-page-break/>Epoch: 45, Batch: 860, Avg. Loss: 4.242913558892906</text:p>
      <text:p text:style-name="Standard">Epoch: 45, Batch: 870, Avg. Loss: 4.29312906768173</text:p>
      <text:p text:style-name="Standard">Epoch: 45, Batch: 880, Avg. Loss: 4.34366180729121</text:p>
      <text:p text:style-name="Standard">Epoch: 45, Batch: 890, Avg. Loss: 4.393540884368122</text:p>
      <text:p text:style-name="Standard">Epoch: 45, Batch: 900, Avg. Loss: 4.444229771010578</text:p>
      <text:p text:style-name="Standard">Epoch: 45, Batch: 910, Avg. Loss: 4.496650180034339</text:p>
      <text:p text:style-name="Standard">Epoch: 45, Batch: 920, Avg. Loss: 4.544657204113901</text:p>
      <text:p text:style-name="Standard">Epoch: 45, Batch: 930, Avg. Loss: 4.598683440871537</text:p>
      <text:p text:style-name="Standard">Epoch: 45, Batch: 940, Avg. Loss: 4.649041186831892</text:p>
      <text:p text:style-name="Standard">Epoch: 45, Batch: 950, Avg. Loss: 4.698020192421973</text:p>
      <text:p text:style-name="Standard">Epoch: 45, Batch: 960, Avg. Loss: 4.747094356454909</text:p>
      <text:p text:style-name="Standard">Epoch: 45, Batch: 970, Avg. Loss: 4.802099481783808</text:p>
      <text:p text:style-name="Standard">Epoch: 45, Batch: 980, Avg. Loss: 4.86073850672692</text:p>
      <text:p text:style-name="Standard">Epoch: 45, Batch: 990, Avg. Loss: 4.919537563808262</text:p>
      <text:p text:style-name="Standard">Epoch: 45, Batch: 1000, Avg. Loss: 4.972763207741082</text:p>
      <text:p text:style-name="Standard">Epoch: 46, Batch: 10, Avg. Loss: 0.04523108564317226</text:p>
      <text:p text:style-name="Standard">Epoch: 46, Batch: 20, Avg. Loss: 0.09211424477398396</text:p>
      <text:p text:style-name="Standard">Epoch: 46, Batch: 30, Avg. Loss: 0.13821092620491982</text:p>
      <text:p text:style-name="Standard">Epoch: 46, Batch: 40, Avg. Loss: 0.18588702268898488</text:p>
      <text:p text:style-name="Standard">Epoch: 46, Batch: 50, Avg. Loss: 0.2283946666866541</text:p>
      <text:p text:style-name="Standard">Epoch: 46, Batch: 60, Avg. Loss: 0.2749234315007925</text:p>
      <text:p text:style-name="Standard">Epoch: 46, Batch: 70, Avg. Loss: 0.318713154271245</text:p>
      <text:p text:style-name="Standard">Epoch: 46, Batch: 80, Avg. Loss: 0.36440799906849863</text:p>
      <text:p text:style-name="Standard">Epoch: 46, Batch: 90, Avg. Loss: 0.4079867541790009</text:p>
      <text:p text:style-name="Standard">Epoch: 46, Batch: 100, Avg. Loss: 0.450385781750083</text:p>
      <text:p text:style-name="Standard">Epoch: 46, Batch: 110, Avg. Loss: 0.500727816298604</text:p>
      <text:p text:style-name="Standard">Epoch: 46, Batch: 120, Avg. Loss: 0.5537310682237149</text:p>
      <text:p text:style-name="Standard">Epoch: 46, Batch: 130, Avg. Loss: 0.6009962588548661</text:p>
      <text:p text:style-name="Standard">Epoch: 46, Batch: 140, Avg. Loss: 0.6459134127944708</text:p>
      <text:p text:style-name="Standard">Epoch: 46, Batch: 150, Avg. Loss: 0.6899664126336574</text:p>
      <text:p text:style-name="Standard">Epoch: 46, Batch: 160, Avg. Loss: 0.7340013332664966</text:p>
      <text:p text:style-name="Standard">Epoch: 46, Batch: 170, Avg. Loss: 0.7808312144130468</text:p>
      <text:p text:style-name="Standard">Epoch: 46, Batch: 180, Avg. Loss: 0.8284040287137031</text:p>
      <text:p text:style-name="Standard">Epoch: 46, Batch: 190, Avg. Loss: 0.8713576193898916</text:p>
      <text:p text:style-name="Standard">Epoch: 46, Batch: 200, Avg. Loss: 0.9148497760295868</text:p>
      <text:p text:style-name="Standard">Epoch: 46, Batch: 210, Avg. Loss: 0.9610548220574856</text:p>
      <text:p text:style-name="Standard">Epoch: 46, Batch: 220, Avg. Loss: 1.0029835876077413</text:p>
      <text:p text:style-name="Standard">Epoch: 46, Batch: 230, Avg. Loss: 1.049270510673523</text:p>
      <text:p text:style-name="Standard">Epoch: 46, Batch: 240, Avg. Loss: 1.0929655753076077</text:p>
      <text:p text:style-name="Standard">Epoch: 46, Batch: 250, Avg. Loss: 1.1372790351510047</text:p>
      <text:p text:style-name="Standard">Epoch: 46, Batch: 260, Avg. Loss: 1.1840597335249186</text:p>
      <text:p text:style-name="Standard">Epoch: 46, Batch: 270, Avg. Loss: 1.2302572824060918</text:p>
      <text:p text:style-name="Standard">Epoch: 46, Batch: 280, Avg. Loss: 1.277091608569026</text:p>
      <text:p text:style-name="Standard">Epoch: 46, Batch: 290, Avg. Loss: 1.3249241057783365</text:p>
      <text:p text:style-name="Standard">Epoch: 46, Batch: 300, Avg. Loss: 1.3730829309672117</text:p>
      <text:p text:style-name="Standard">Epoch: 46, Batch: 310, Avg. Loss: 1.4188969012349844</text:p>
      <text:p text:style-name="Standard">Epoch: 46, Batch: 320, Avg. Loss: 1.4625140007585287</text:p>
      <text:p text:style-name="Standard">Epoch: 46, Batch: 330, Avg. Loss: 1.508629097789526</text:p>
      <text:p text:style-name="Standard">Epoch: 46, Batch: 340, Avg. Loss: 1.5556829527020455</text:p>
      <text:p text:style-name="Standard"><text:soft-page-break/>Epoch: 46, Batch: 350, Avg. Loss: 1.6005363076925279</text:p>
      <text:p text:style-name="Standard">Epoch: 46, Batch: 360, Avg. Loss: 1.6446289733052253</text:p>
      <text:p text:style-name="Standard">Epoch: 46, Batch: 370, Avg. Loss: 1.6888393856585027</text:p>
      <text:p text:style-name="Standard">Epoch: 46, Batch: 380, Avg. Loss: 1.7364289294928312</text:p>
      <text:p text:style-name="Standard">Epoch: 46, Batch: 390, Avg. Loss: 1.7852347563952207</text:p>
      <text:p text:style-name="Standard">Epoch: 46, Batch: 400, Avg. Loss: 1.8320653490722179</text:p>
      <text:p text:style-name="Standard">Epoch: 46, Batch: 410, Avg. Loss: 1.8790332559496163</text:p>
      <text:p text:style-name="Standard">Epoch: 46, Batch: 420, Avg. Loss: 1.927282888442278</text:p>
      <text:p text:style-name="Standard">Epoch: 46, Batch: 430, Avg. Loss: 1.9806285087019204</text:p>
      <text:p text:style-name="Standard">Epoch: 46, Batch: 440, Avg. Loss: 2.025636240839958</text:p>
      <text:p text:style-name="Standard">Epoch: 46, Batch: 450, Avg. Loss: 2.0719076029956343</text:p>
      <text:p text:style-name="Standard">Epoch: 46, Batch: 460, Avg. Loss: 2.120555727183819</text:p>
      <text:p text:style-name="Standard">Epoch: 46, Batch: 470, Avg. Loss: 2.172581463307142</text:p>
      <text:p text:style-name="Standard">Epoch: 46, Batch: 480, Avg. Loss: 2.2228448186069727</text:p>
      <text:p text:style-name="Standard">Epoch: 46, Batch: 490, Avg. Loss: 2.2712361197918653</text:p>
      <text:p text:style-name="Standard">Epoch: 46, Batch: 500, Avg. Loss: 2.3233163483440875</text:p>
      <text:p text:style-name="Standard">Epoch: 46, Batch: 510, Avg. Loss: 2.3731464385986327</text:p>
      <text:p text:style-name="Standard">Epoch: 46, Batch: 520, Avg. Loss: 2.417659492045641</text:p>
      <text:p text:style-name="Standard">Epoch: 46, Batch: 530, Avg. Loss: 2.4636681139469148</text:p>
      <text:p text:style-name="Standard">Epoch: 46, Batch: 540, Avg. Loss: 2.512758745253086</text:p>
      <text:p text:style-name="Standard">Epoch: 46, Batch: 550, Avg. Loss: 2.5633627019822596</text:p>
      <text:p text:style-name="Standard">Epoch: 46, Batch: 560, Avg. Loss: 2.6149642962962387</text:p>
      <text:p text:style-name="Standard">Epoch: 46, Batch: 570, Avg. Loss: 2.6671873211860655</text:p>
      <text:p text:style-name="Standard">Epoch: 46, Batch: 580, Avg. Loss: 2.7227897722274066</text:p>
      <text:p text:style-name="Standard">Epoch: 46, Batch: 590, Avg. Loss: 2.7754321314394472</text:p>
      <text:p text:style-name="Standard">Epoch: 46, Batch: 600, Avg. Loss: 2.825608276203275</text:p>
      <text:p text:style-name="Standard">Epoch: 46, Batch: 610, Avg. Loss: 2.8772943291813133</text:p>
      <text:p text:style-name="Standard">Epoch: 46, Batch: 620, Avg. Loss: 2.9270455554127692</text:p>
      <text:p text:style-name="Standard">Epoch: 46, Batch: 630, Avg. Loss: 2.980112278461456</text:p>
      <text:p text:style-name="Standard">Epoch: 46, Batch: 640, Avg. Loss: 3.0345313481986524</text:p>
      <text:p text:style-name="Standard">Epoch: 46, Batch: 650, Avg. Loss: 3.09170896448195</text:p>
      <text:p text:style-name="Standard">Epoch: 46, Batch: 660, Avg. Loss: 3.146693383529782</text:p>
      <text:p text:style-name="Standard">Epoch: 46, Batch: 670, Avg. Loss: 3.2010431323200463</text:p>
      <text:p text:style-name="Standard">Epoch: 46, Batch: 680, Avg. Loss: 3.25383958928287</text:p>
      <text:p text:style-name="Standard">Epoch: 46, Batch: 690, Avg. Loss: 3.3036401525139807</text:p>
      <text:p text:style-name="Standard">Epoch: 46, Batch: 700, Avg. Loss: 3.3559236150234937</text:p>
      <text:p text:style-name="Standard">Epoch: 46, Batch: 710, Avg. Loss: 3.403796828538179</text:p>
      <text:p text:style-name="Standard">Epoch: 46, Batch: 720, Avg. Loss: 3.462809865176678</text:p>
      <text:p text:style-name="Standard">Epoch: 46, Batch: 730, Avg. Loss: 3.518645713478327</text:p>
      <text:p text:style-name="Standard">Epoch: 46, Batch: 740, Avg. Loss: 3.572064296528697</text:p>
      <text:p text:style-name="Standard">Epoch: 46, Batch: 750, Avg. Loss: 3.6224119510501622</text:p>
      <text:p text:style-name="Standard">Epoch: 46, Batch: 760, Avg. Loss: 3.6767346639186145</text:p>
      <text:p text:style-name="Standard">Epoch: 46, Batch: 770, Avg. Loss: 3.7307190600782634</text:p>
      <text:p text:style-name="Standard">Epoch: 46, Batch: 780, Avg. Loss: 3.7839354746043683</text:p>
      <text:p text:style-name="Standard">Epoch: 46, Batch: 790, Avg. Loss: 3.840045092254877</text:p>
      <text:p text:style-name="Standard">Epoch: 46, Batch: 800, Avg. Loss: 3.8933371011167766</text:p>
      <text:p text:style-name="Standard">Epoch: 46, Batch: 810, Avg. Loss: 3.9469689086079596</text:p>
      <text:p text:style-name="Standard">Epoch: 46, Batch: 820, Avg. Loss: 3.9968661054968835</text:p>
      <text:p text:style-name="Standard">Epoch: 46, Batch: 830, Avg. Loss: 4.054929675534368</text:p>
      <text:p text:style-name="Standard"><text:soft-page-break/>Epoch: 46, Batch: 840, Avg. Loss: 4.111858581751585</text:p>
      <text:p text:style-name="Standard">Epoch: 46, Batch: 850, Avg. Loss: 4.1673537865281105</text:p>
      <text:p text:style-name="Standard">Epoch: 46, Batch: 860, Avg. Loss: 4.219734301790595</text:p>
      <text:p text:style-name="Standard">Epoch: 46, Batch: 870, Avg. Loss: 4.2750106800347565</text:p>
      <text:p text:style-name="Standard">Epoch: 46, Batch: 880, Avg. Loss: 4.326152893900871</text:p>
      <text:p text:style-name="Standard">Epoch: 46, Batch: 890, Avg. Loss: 4.377699374780059</text:p>
      <text:p text:style-name="Standard">Epoch: 46, Batch: 900, Avg. Loss: 4.429650841653347</text:p>
      <text:p text:style-name="Standard">Epoch: 46, Batch: 910, Avg. Loss: 4.481372033059597</text:p>
      <text:p text:style-name="Standard">Epoch: 46, Batch: 920, Avg. Loss: 4.531171799823642</text:p>
      <text:p text:style-name="Standard">Epoch: 46, Batch: 930, Avg. Loss: 4.581036328524351</text:p>
      <text:p text:style-name="Standard">Epoch: 46, Batch: 940, Avg. Loss: 4.6278860688209535</text:p>
      <text:p text:style-name="Standard">Epoch: 46, Batch: 950, Avg. Loss: 4.6797755811363455</text:p>
      <text:p text:style-name="Standard">Epoch: 46, Batch: 960, Avg. Loss: 4.72817241884768</text:p>
      <text:p text:style-name="Standard">Epoch: 46, Batch: 970, Avg. Loss: 4.780268700048327</text:p>
      <text:p text:style-name="Standard">Epoch: 46, Batch: 980, Avg. Loss: 4.829065274074674</text:p>
      <text:p text:style-name="Standard">Epoch: 46, Batch: 990, Avg. Loss: 4.883770995214581</text:p>
      <text:p text:style-name="Standard">Epoch: 46, Batch: 1000, Avg. Loss: 4.940845035016537</text:p>
      <text:p text:style-name="Standard">Epoch: 47, Batch: 10, Avg. Loss: 0.04667055271565914</text:p>
      <text:p text:style-name="Standard">Epoch: 47, Batch: 20, Avg. Loss: 0.08971799314022064</text:p>
      <text:p text:style-name="Standard">Epoch: 47, Batch: 30, Avg. Loss: 0.13431748263537885</text:p>
      <text:p text:style-name="Standard">Epoch: 47, Batch: 40, Avg. Loss: 0.17476206906139852</text:p>
      <text:p text:style-name="Standard">Epoch: 47, Batch: 50, Avg. Loss: 0.21252125389873983</text:p>
      <text:p text:style-name="Standard">Epoch: 47, Batch: 60, Avg. Loss: 0.2516796696931124</text:p>
      <text:p text:style-name="Standard">Epoch: 47, Batch: 70, Avg. Loss: 0.2941422682255507</text:p>
      <text:p text:style-name="Standard">Epoch: 47, Batch: 80, Avg. Loss: 0.34005187414586546</text:p>
      <text:p text:style-name="Standard">Epoch: 47, Batch: 90, Avg. Loss: 0.383847370557487</text:p>
      <text:p text:style-name="Standard">Epoch: 47, Batch: 100, Avg. Loss: 0.43032088708132504</text:p>
      <text:p text:style-name="Standard">Epoch: 47, Batch: 110, Avg. Loss: 0.48130466509610415</text:p>
      <text:p text:style-name="Standard">Epoch: 47, Batch: 120, Avg. Loss: 0.5335931522771716</text:p>
      <text:p text:style-name="Standard">Epoch: 47, Batch: 130, Avg. Loss: 0.5776449965313077</text:p>
      <text:p text:style-name="Standard">Epoch: 47, Batch: 140, Avg. Loss: 0.6219051981344819</text:p>
      <text:p text:style-name="Standard">Epoch: 47, Batch: 150, Avg. Loss: 0.6669189577922225</text:p>
      <text:p text:style-name="Standard">Epoch: 47, Batch: 160, Avg. Loss: 0.7134717678651213</text:p>
      <text:p text:style-name="Standard">Epoch: 47, Batch: 170, Avg. Loss: 0.755618410371244</text:p>
      <text:p text:style-name="Standard">Epoch: 47, Batch: 180, Avg. Loss: 0.7999514961615205</text:p>
      <text:p text:style-name="Standard">Epoch: 47, Batch: 190, Avg. Loss: 0.8452485127374529</text:p>
      <text:p text:style-name="Standard">Epoch: 47, Batch: 200, Avg. Loss: 0.8932766294106841</text:p>
      <text:p text:style-name="Standard">Epoch: 47, Batch: 210, Avg. Loss: 0.9388603897765279</text:p>
      <text:p text:style-name="Standard">Epoch: 47, Batch: 220, Avg. Loss: 0.9814541822299361</text:p>
      <text:p text:style-name="Standard">Epoch: 47, Batch: 230, Avg. Loss: 1.025474382005632</text:p>
      <text:p text:style-name="Standard">Epoch: 47, Batch: 240, Avg. Loss: 1.0688313024118543</text:p>
      <text:p text:style-name="Standard">Epoch: 47, Batch: 250, Avg. Loss: 1.1128610277548432</text:p>
      <text:p text:style-name="Standard">Epoch: 47, Batch: 260, Avg. Loss: 1.1586467692628504</text:p>
      <text:p text:style-name="Standard">Epoch: 47, Batch: 270, Avg. Loss: 1.2062096109613776</text:p>
      <text:p text:style-name="Standard">Epoch: 47, Batch: 280, Avg. Loss: 1.2535799177363516</text:p>
      <text:p text:style-name="Standard">Epoch: 47, Batch: 290, Avg. Loss: 1.303513084538281</text:p>
      <text:p text:style-name="Standard">Epoch: 47, Batch: 300, Avg. Loss: 1.353118553943932</text:p>
      <text:p text:style-name="Standard">Epoch: 47, Batch: 310, Avg. Loss: 1.4031060559675097</text:p>
      <text:p text:style-name="Standard">Epoch: 47, Batch: 320, Avg. Loss: 1.4490805296227336</text:p>
      <text:p text:style-name="Standard"><text:soft-page-break/>Epoch: 47, Batch: 330, Avg. Loss: 1.4923140054568649</text:p>
      <text:p text:style-name="Standard">Epoch: 47, Batch: 340, Avg. Loss: 1.5387687301263213</text:p>
      <text:p text:style-name="Standard">Epoch: 47, Batch: 350, Avg. Loss: 1.5810830930247903</text:p>
      <text:p text:style-name="Standard">Epoch: 47, Batch: 360, Avg. Loss: 1.6291057964786888</text:p>
      <text:p text:style-name="Standard">Epoch: 47, Batch: 370, Avg. Loss: 1.67654464635998</text:p>
      <text:p text:style-name="Standard">Epoch: 47, Batch: 380, Avg. Loss: 1.7260881224647164</text:p>
      <text:p text:style-name="Standard">Epoch: 47, Batch: 390, Avg. Loss: 1.7713294776156545</text:p>
      <text:p text:style-name="Standard">Epoch: 47, Batch: 400, Avg. Loss: 1.8178456278517843</text:p>
      <text:p text:style-name="Standard">Epoch: 47, Batch: 410, Avg. Loss: 1.8681802300736308</text:p>
      <text:p text:style-name="Standard">Epoch: 47, Batch: 420, Avg. Loss: 1.9159284694120289</text:p>
      <text:p text:style-name="Standard">Epoch: 47, Batch: 430, Avg. Loss: 1.962002028338611</text:p>
      <text:p text:style-name="Standard">Epoch: 47, Batch: 440, Avg. Loss: 2.0094152448698877</text:p>
      <text:p text:style-name="Standard">Epoch: 47, Batch: 450, Avg. Loss: 2.054883345030248</text:p>
      <text:p text:style-name="Standard">Epoch: 47, Batch: 460, Avg. Loss: 2.1039653891697525</text:p>
      <text:p text:style-name="Standard">Epoch: 47, Batch: 470, Avg. Loss: 2.149596226774156</text:p>
      <text:p text:style-name="Standard">Epoch: 47, Batch: 480, Avg. Loss: 2.19424125533551</text:p>
      <text:p text:style-name="Standard">Epoch: 47, Batch: 490, Avg. Loss: 2.2364518767222763</text:p>
      <text:p text:style-name="Standard">Epoch: 47, Batch: 500, Avg. Loss: 2.2802801808342337</text:p>
      <text:p text:style-name="Standard">Epoch: 47, Batch: 510, Avg. Loss: 2.3250131798908114</text:p>
      <text:p text:style-name="Standard">Epoch: 47, Batch: 520, Avg. Loss: 2.3721376745030285</text:p>
      <text:p text:style-name="Standard">Epoch: 47, Batch: 530, Avg. Loss: 2.418179959990084</text:p>
      <text:p text:style-name="Standard">Epoch: 47, Batch: 540, Avg. Loss: 2.46547622513026</text:p>
      <text:p text:style-name="Standard">Epoch: 47, Batch: 550, Avg. Loss: 2.510761663131416</text:p>
      <text:p text:style-name="Standard">Epoch: 47, Batch: 560, Avg. Loss: 2.560495566390455</text:p>
      <text:p text:style-name="Standard">Epoch: 47, Batch: 570, Avg. Loss: 2.606790372543037</text:p>
      <text:p text:style-name="Standard">Epoch: 47, Batch: 580, Avg. Loss: 2.657044689171016</text:p>
      <text:p text:style-name="Standard">Epoch: 47, Batch: 590, Avg. Loss: 2.705275263078511</text:p>
      <text:p text:style-name="Standard">Epoch: 47, Batch: 600, Avg. Loss: 2.753733893670142</text:p>
      <text:p text:style-name="Standard">Epoch: 47, Batch: 610, Avg. Loss: 2.8002231335267425</text:p>
      <text:p text:style-name="Standard">Epoch: 47, Batch: 620, Avg. Loss: 2.8506932152435183</text:p>
      <text:p text:style-name="Standard">Epoch: 47, Batch: 630, Avg. Loss: 2.8988941522315144</text:p>
      <text:p text:style-name="Standard">Epoch: 47, Batch: 640, Avg. Loss: 2.9445998238399627</text:p>
      <text:p text:style-name="Standard">Epoch: 47, Batch: 650, Avg. Loss: 2.991820318065584</text:p>
      <text:p text:style-name="Standard">Epoch: 47, Batch: 660, Avg. Loss: 3.039628211595118</text:p>
      <text:p text:style-name="Standard">Epoch: 47, Batch: 670, Avg. Loss: 3.0861434226855637</text:p>
      <text:p text:style-name="Standard">Epoch: 47, Batch: 680, Avg. Loss: 3.1309047708287836</text:p>
      <text:p text:style-name="Standard">Epoch: 47, Batch: 690, Avg. Loss: 3.180688656307757</text:p>
      <text:p text:style-name="Standard">Epoch: 47, Batch: 700, Avg. Loss: 3.22763677444309</text:p>
      <text:p text:style-name="Standard">Epoch: 47, Batch: 710, Avg. Loss: 3.270249439962208</text:p>
      <text:p text:style-name="Standard">Epoch: 47, Batch: 720, Avg. Loss: 3.3159758461639286</text:p>
      <text:p text:style-name="Standard">Epoch: 47, Batch: 730, Avg. Loss: 3.3601477054879068</text:p>
      <text:p text:style-name="Standard">Epoch: 47, Batch: 740, Avg. Loss: 3.4073787054046987</text:p>
      <text:p text:style-name="Standard">Epoch: 47, Batch: 750, Avg. Loss: 3.4556329140439628</text:p>
      <text:p text:style-name="Standard">Epoch: 47, Batch: 760, Avg. Loss: 3.504043858684599</text:p>
      <text:p text:style-name="Standard">Epoch: 47, Batch: 770, Avg. Loss: 3.553605335764587</text:p>
      <text:p text:style-name="Standard">Epoch: 47, Batch: 780, Avg. Loss: 3.6049059187993406</text:p>
      <text:p text:style-name="Standard">Epoch: 47, Batch: 790, Avg. Loss: 3.6592258641496302</text:p>
      <text:p text:style-name="Standard">Epoch: 47, Batch: 800, Avg. Loss: 3.7082384807989</text:p>
      <text:p text:style-name="Standard">Epoch: 47, Batch: 810, Avg. Loss: 3.759782059676945</text:p>
      <text:p text:style-name="Standard"><text:soft-page-break/>Epoch: 47, Batch: 820, Avg. Loss: 3.809555092267692</text:p>
      <text:p text:style-name="Standard">Epoch: 47, Batch: 830, Avg. Loss: 3.864474659226835</text:p>
      <text:p text:style-name="Standard">Epoch: 47, Batch: 840, Avg. Loss: 3.913559207133949</text:p>
      <text:p text:style-name="Standard">Epoch: 47, Batch: 850, Avg. Loss: 3.9636371264234187</text:p>
      <text:p text:style-name="Standard">Epoch: 47, Batch: 860, Avg. Loss: 4.013225715048611</text:p>
      <text:p text:style-name="Standard">Epoch: 47, Batch: 870, Avg. Loss: 4.061957130022347</text:p>
      <text:p text:style-name="Standard">Epoch: 47, Batch: 880, Avg. Loss: 4.109288406558335</text:p>
      <text:p text:style-name="Standard">Epoch: 47, Batch: 890, Avg. Loss: 4.1577480806037785</text:p>
      <text:p text:style-name="Standard">Epoch: 47, Batch: 900, Avg. Loss: 4.210626685433089</text:p>
      <text:p text:style-name="Standard">Epoch: 47, Batch: 910, Avg. Loss: 4.265219556726516</text:p>
      <text:p text:style-name="Standard">Epoch: 47, Batch: 920, Avg. Loss: 4.321549340896309</text:p>
      <text:p text:style-name="Standard">Epoch: 47, Batch: 930, Avg. Loss: 4.3792358102276925</text:p>
      <text:p text:style-name="Standard">Epoch: 47, Batch: 940, Avg. Loss: 4.432526947744191</text:p>
      <text:p text:style-name="Standard">Epoch: 47, Batch: 950, Avg. Loss: 4.482651416398585</text:p>
      <text:p text:style-name="Standard">Epoch: 47, Batch: 960, Avg. Loss: 4.537277018837631</text:p>
      <text:p text:style-name="Standard">Epoch: 47, Batch: 970, Avg. Loss: 4.589248509891331</text:p>
      <text:p text:style-name="Standard">Epoch: 47, Batch: 980, Avg. Loss: 4.643857431225479</text:p>
      <text:p text:style-name="Standard">Epoch: 47, Batch: 990, Avg. Loss: 4.694342727400363</text:p>
      <text:p text:style-name="Standard">Epoch: 47, Batch: 1000, Avg. Loss: 4.744255829416216</text:p>
      <text:p text:style-name="Standard">Epoch: 48, Batch: 10, Avg. Loss: 0.04497017450630665</text:p>
      <text:p text:style-name="Standard">Epoch: 48, Batch: 20, Avg. Loss: 0.08800246901810169</text:p>
      <text:p text:style-name="Standard">Epoch: 48, Batch: 30, Avg. Loss: 0.13194823637604713</text:p>
      <text:p text:style-name="Standard">Epoch: 48, Batch: 40, Avg. Loss: 0.17139930203557013</text:p>
      <text:p text:style-name="Standard">Epoch: 48, Batch: 50, Avg. Loss: 0.21308589018881322</text:p>
      <text:p text:style-name="Standard">Epoch: 48, Batch: 60, Avg. Loss: 0.25244825817644595</text:p>
      <text:p text:style-name="Standard">Epoch: 48, Batch: 70, Avg. Loss: 0.2906247738748789</text:p>
      <text:p text:style-name="Standard">Epoch: 48, Batch: 80, Avg. Loss: 0.332195083424449</text:p>
      <text:p text:style-name="Standard">Epoch: 48, Batch: 90, Avg. Loss: 0.37725044675171376</text:p>
      <text:p text:style-name="Standard">Epoch: 48, Batch: 100, Avg. Loss: 0.4178369864821434</text:p>
      <text:p text:style-name="Standard">Epoch: 48, Batch: 110, Avg. Loss: 0.45619780477136374</text:p>
      <text:p text:style-name="Standard">Epoch: 48, Batch: 120, Avg. Loss: 0.49709465969353916</text:p>
      <text:p text:style-name="Standard">Epoch: 48, Batch: 130, Avg. Loss: 0.5438136307522654</text:p>
      <text:p text:style-name="Standard">Epoch: 48, Batch: 140, Avg. Loss: 0.586270715110004</text:p>
      <text:p text:style-name="Standard">Epoch: 48, Batch: 150, Avg. Loss: 0.6259712057188154</text:p>
      <text:p text:style-name="Standard">Epoch: 48, Batch: 160, Avg. Loss: 0.6701858023181557</text:p>
      <text:p text:style-name="Standard">Epoch: 48, Batch: 170, Avg. Loss: 0.7127057580277324</text:p>
      <text:p text:style-name="Standard">Epoch: 48, Batch: 180, Avg. Loss: 0.7583979172632098</text:p>
      <text:p text:style-name="Standard">Epoch: 48, Batch: 190, Avg. Loss: 0.8024562632665038</text:p>
      <text:p text:style-name="Standard">Epoch: 48, Batch: 200, Avg. Loss: 0.8462644578889013</text:p>
      <text:p text:style-name="Standard">Epoch: 48, Batch: 210, Avg. Loss: 0.8902875067666173</text:p>
      <text:p text:style-name="Standard">Epoch: 48, Batch: 220, Avg. Loss: 0.9341499367728829</text:p>
      <text:p text:style-name="Standard">Epoch: 48, Batch: 230, Avg. Loss: 0.9751437282189727</text:p>
      <text:p text:style-name="Standard">Epoch: 48, Batch: 240, Avg. Loss: 1.0151038682088256</text:p>
      <text:p text:style-name="Standard">Epoch: 48, Batch: 250, Avg. Loss: 1.0568867119029164</text:p>
      <text:p text:style-name="Standard">Epoch: 48, Batch: 260, Avg. Loss: 1.1034567004069686</text:p>
      <text:p text:style-name="Standard">Epoch: 48, Batch: 270, Avg. Loss: 1.1536759121343494</text:p>
      <text:p text:style-name="Standard">Epoch: 48, Batch: 280, Avg. Loss: 1.1988549871370195</text:p>
      <text:p text:style-name="Standard">Epoch: 48, Batch: 290, Avg. Loss: 1.245162466354668</text:p>
      <text:p text:style-name="Standard">Epoch: 48, Batch: 300, Avg. Loss: 1.2905294636264444</text:p>
      <text:p text:style-name="Standard"><text:soft-page-break/>Epoch: 48, Batch: 310, Avg. Loss: 1.334129581041634</text:p>
      <text:p text:style-name="Standard">Epoch: 48, Batch: 320, Avg. Loss: 1.3826090401038527</text:p>
      <text:p text:style-name="Standard">Epoch: 48, Batch: 330, Avg. Loss: 1.4249747948721052</text:p>
      <text:p text:style-name="Standard">Epoch: 48, Batch: 340, Avg. Loss: 1.4690492747351527</text:p>
      <text:p text:style-name="Standard">Epoch: 48, Batch: 350, Avg. Loss: 1.5131780656054616</text:p>
      <text:p text:style-name="Standard">Epoch: 48, Batch: 360, Avg. Loss: 1.5571657029911876</text:p>
      <text:p text:style-name="Standard">Epoch: 48, Batch: 370, Avg. Loss: 1.6037983445450663</text:p>
      <text:p text:style-name="Standard">Epoch: 48, Batch: 380, Avg. Loss: 1.647089666314423</text:p>
      <text:p text:style-name="Standard">Epoch: 48, Batch: 390, Avg. Loss: 1.6914065515622496</text:p>
      <text:p text:style-name="Standard">Epoch: 48, Batch: 400, Avg. Loss: 1.7401467511430382</text:p>
      <text:p text:style-name="Standard">Epoch: 48, Batch: 410, Avg. Loss: 1.7874614069238306</text:p>
      <text:p text:style-name="Standard">Epoch: 48, Batch: 420, Avg. Loss: 1.8344031700864434</text:p>
      <text:p text:style-name="Standard">Epoch: 48, Batch: 430, Avg. Loss: 1.882965007610619</text:p>
      <text:p text:style-name="Standard">Epoch: 48, Batch: 440, Avg. Loss: 1.9271942073479296</text:p>
      <text:p text:style-name="Standard">Epoch: 48, Batch: 450, Avg. Loss: 1.9735362185165286</text:p>
      <text:p text:style-name="Standard">Epoch: 48, Batch: 460, Avg. Loss: 2.0179179521277546</text:p>
      <text:p text:style-name="Standard">Epoch: 48, Batch: 470, Avg. Loss: 2.063933271728456</text:p>
      <text:p text:style-name="Standard">Epoch: 48, Batch: 480, Avg. Loss: 2.1083451373502613</text:p>
      <text:p text:style-name="Standard">Epoch: 48, Batch: 490, Avg. Loss: 2.156622331403196</text:p>
      <text:p text:style-name="Standard">Epoch: 48, Batch: 500, Avg. Loss: 2.202026720158756</text:p>
      <text:p text:style-name="Standard">Epoch: 48, Batch: 510, Avg. Loss: 2.2604076566174625</text:p>
      <text:p text:style-name="Standard">Epoch: 48, Batch: 520, Avg. Loss: 2.312537610344589</text:p>
      <text:p text:style-name="Standard">Epoch: 48, Batch: 530, Avg. Loss: 2.361154124699533</text:p>
      <text:p text:style-name="Standard">Epoch: 48, Batch: 540, Avg. Loss: 2.4086950732395054</text:p>
      <text:p text:style-name="Standard">Epoch: 48, Batch: 550, Avg. Loss: 2.455205019749701</text:p>
      <text:p text:style-name="Standard">Epoch: 48, Batch: 560, Avg. Loss: 2.499811549298465</text:p>
      <text:p text:style-name="Standard">Epoch: 48, Batch: 570, Avg. Loss: 2.54989969227463</text:p>
      <text:p text:style-name="Standard">Epoch: 48, Batch: 580, Avg. Loss: 2.596979040466249</text:p>
      <text:p text:style-name="Standard">Epoch: 48, Batch: 590, Avg. Loss: 2.6463164450600742</text:p>
      <text:p text:style-name="Standard">Epoch: 48, Batch: 600, Avg. Loss: 2.694451775588095</text:p>
      <text:p text:style-name="Standard">Epoch: 48, Batch: 610, Avg. Loss: 2.7421920603141188</text:p>
      <text:p text:style-name="Standard">Epoch: 48, Batch: 620, Avg. Loss: 2.793383243493736</text:p>
      <text:p text:style-name="Standard">Epoch: 48, Batch: 630, Avg. Loss: 2.842351816780865</text:p>
      <text:p text:style-name="Standard">Epoch: 48, Batch: 640, Avg. Loss: 2.8906494660302995</text:p>
      <text:p text:style-name="Standard">Epoch: 48, Batch: 650, Avg. Loss: 2.946466008014977</text:p>
      <text:p text:style-name="Standard">Epoch: 48, Batch: 660, Avg. Loss: 2.998417909629643</text:p>
      <text:p text:style-name="Standard">Epoch: 48, Batch: 670, Avg. Loss: 3.0578818267211316</text:p>
      <text:p text:style-name="Standard">Epoch: 48, Batch: 680, Avg. Loss: 3.1101358706131577</text:p>
      <text:p text:style-name="Standard">Epoch: 48, Batch: 690, Avg. Loss: 3.163580916263163</text:p>
      <text:p text:style-name="Standard">Epoch: 48, Batch: 700, Avg. Loss: 3.2172293780371546</text:p>
      <text:p text:style-name="Standard">Epoch: 48, Batch: 710, Avg. Loss: 3.266302632726729</text:p>
      <text:p text:style-name="Standard">Epoch: 48, Batch: 720, Avg. Loss: 3.3199880396947266</text:p>
      <text:p text:style-name="Standard">Epoch: 48, Batch: 730, Avg. Loss: 3.3724777968600392</text:p>
      <text:p text:style-name="Standard">Epoch: 48, Batch: 740, Avg. Loss: 3.4236239990219475</text:p>
      <text:p text:style-name="Standard">Epoch: 48, Batch: 750, Avg. Loss: 3.469801958836615</text:p>
      <text:p text:style-name="Standard">Epoch: 48, Batch: 760, Avg. Loss: 3.5241351408883927</text:p>
      <text:p text:style-name="Standard">Epoch: 48, Batch: 770, Avg. Loss: 3.5741971978917717</text:p>
      <text:p text:style-name="Standard">Epoch: 48, Batch: 780, Avg. Loss: 3.625191864185035</text:p>
      <text:p text:style-name="Standard">Epoch: 48, Batch: 790, Avg. Loss: 3.6738461753353477</text:p>
      <text:p text:style-name="Standard"><text:soft-page-break/>Epoch: 48, Batch: 800, Avg. Loss: 3.720200057141483</text:p>
      <text:p text:style-name="Standard">Epoch: 48, Batch: 810, Avg. Loss: 3.767028203047812</text:p>
      <text:p text:style-name="Standard">Epoch: 48, Batch: 820, Avg. Loss: 3.8154936591163278</text:p>
      <text:p text:style-name="Standard">Epoch: 48, Batch: 830, Avg. Loss: 3.866119838692248</text:p>
      <text:p text:style-name="Standard">Epoch: 48, Batch: 840, Avg. Loss: 3.9202903585508464</text:p>
      <text:p text:style-name="Standard">Epoch: 48, Batch: 850, Avg. Loss: 3.9678193470463157</text:p>
      <text:p text:style-name="Standard">Epoch: 48, Batch: 860, Avg. Loss: 4.019480987451971</text:p>
      <text:p text:style-name="Standard">Epoch: 48, Batch: 870, Avg. Loss: 4.070566375367344</text:p>
      <text:p text:style-name="Standard">Epoch: 48, Batch: 880, Avg. Loss: 4.116651988215745</text:p>
      <text:p text:style-name="Standard">Epoch: 48, Batch: 890, Avg. Loss: 4.16482070852071</text:p>
      <text:p text:style-name="Standard">Epoch: 48, Batch: 900, Avg. Loss: 4.210892977006734</text:p>
      <text:p text:style-name="Standard">Epoch: 48, Batch: 910, Avg. Loss: 4.2594622517004606</text:p>
      <text:p text:style-name="Standard">Epoch: 48, Batch: 920, Avg. Loss: 4.306088620610535</text:p>
      <text:p text:style-name="Standard">Epoch: 48, Batch: 930, Avg. Loss: 4.357297036983073</text:p>
      <text:p text:style-name="Standard">Epoch: 48, Batch: 940, Avg. Loss: 4.411785483546555</text:p>
      <text:p text:style-name="Standard">Epoch: 48, Batch: 950, Avg. Loss: 4.46259564999491</text:p>
      <text:p text:style-name="Standard">Epoch: 48, Batch: 960, Avg. Loss: 4.511330919526517</text:p>
      <text:p text:style-name="Standard">Epoch: 48, Batch: 970, Avg. Loss: 4.5637870954349635</text:p>
      <text:p text:style-name="Standard">Epoch: 48, Batch: 980, Avg. Loss: 4.612757268734276</text:p>
      <text:p text:style-name="Standard">Epoch: 48, Batch: 990, Avg. Loss: 4.664115213789046</text:p>
      <text:p text:style-name="Standard">Epoch: 48, Batch: 1000, Avg. Loss: 4.714237740822137</text:p>
      <text:p text:style-name="Standard">Epoch: 49, Batch: 10, Avg. Loss: 0.041967907920479774</text:p>
      <text:p text:style-name="Standard">Epoch: 49, Batch: 20, Avg. Loss: 0.08220065347850322</text:p>
      <text:p text:style-name="Standard">Epoch: 49, Batch: 30, Avg. Loss: 0.12799370884895325</text:p>
      <text:p text:style-name="Standard">Epoch: 49, Batch: 40, Avg. Loss: 0.1746623445302248</text:p>
      <text:p text:style-name="Standard">Epoch: 49, Batch: 50, Avg. Loss: 0.21607487499713898</text:p>
      <text:p text:style-name="Standard">Epoch: 49, Batch: 60, Avg. Loss: 0.26012755557894707</text:p>
      <text:p text:style-name="Standard">Epoch: 49, Batch: 70, Avg. Loss: 0.3002872996032238</text:p>
      <text:p text:style-name="Standard">Epoch: 49, Batch: 80, Avg. Loss: 0.3386309353634715</text:p>
      <text:p text:style-name="Standard">Epoch: 49, Batch: 90, Avg. Loss: 0.3793544864282012</text:p>
      <text:p text:style-name="Standard">Epoch: 49, Batch: 100, Avg. Loss: 0.42001860197633506</text:p>
      <text:p text:style-name="Standard">Epoch: 49, Batch: 110, Avg. Loss: 0.46136609073728324</text:p>
      <text:p text:style-name="Standard">Epoch: 49, Batch: 120, Avg. Loss: 0.5044482355937362</text:p>
      <text:p text:style-name="Standard">Epoch: 49, Batch: 130, Avg. Loss: 0.5460941676050425</text:p>
      <text:p text:style-name="Standard">Epoch: 49, Batch: 140, Avg. Loss: 0.5885526355355978</text:p>
      <text:p text:style-name="Standard">Epoch: 49, Batch: 150, Avg. Loss: 0.6295172855257988</text:p>
      <text:p text:style-name="Standard">Epoch: 49, Batch: 160, Avg. Loss: 0.6712495792657137</text:p>
      <text:p text:style-name="Standard">Epoch: 49, Batch: 170, Avg. Loss: 0.712717505171895</text:p>
      <text:p text:style-name="Standard">Epoch: 49, Batch: 180, Avg. Loss: 0.7529267925769091</text:p>
      <text:p text:style-name="Standard">Epoch: 49, Batch: 190, Avg. Loss: 0.7940644152462483</text:p>
      <text:p text:style-name="Standard">Epoch: 49, Batch: 200, Avg. Loss: 0.8364632114768028</text:p>
      <text:p text:style-name="Standard">Epoch: 49, Batch: 210, Avg. Loss: 0.8739387471228838</text:p>
      <text:p text:style-name="Standard">Epoch: 49, Batch: 220, Avg. Loss: 0.9146108884364367</text:p>
      <text:p text:style-name="Standard">Epoch: 49, Batch: 230, Avg. Loss: 0.9551565088331699</text:p>
      <text:p text:style-name="Standard">Epoch: 49, Batch: 240, Avg. Loss: 0.9956596378237009</text:p>
      <text:p text:style-name="Standard">Epoch: 49, Batch: 250, Avg. Loss: 1.0346317315474152</text:p>
      <text:p text:style-name="Standard">Epoch: 49, Batch: 260, Avg. Loss: 1.0760840559378266</text:p>
      <text:p text:style-name="Standard">Epoch: 49, Batch: 270, Avg. Loss: 1.1152787970378994</text:p>
      <text:p text:style-name="Standard">Epoch: 49, Batch: 280, Avg. Loss: 1.1575319869443774</text:p>
      <text:p text:style-name="Standard"><text:soft-page-break/>Epoch: 49, Batch: 290, Avg. Loss: 1.195759884826839</text:p>
      <text:p text:style-name="Standard">Epoch: 49, Batch: 300, Avg. Loss: 1.2359530242159962</text:p>
      <text:p text:style-name="Standard">Epoch: 49, Batch: 310, Avg. Loss: 1.2751403911039234</text:p>
      <text:p text:style-name="Standard">Epoch: 49, Batch: 320, Avg. Loss: 1.3189263062551617</text:p>
      <text:p text:style-name="Standard">Epoch: 49, Batch: 330, Avg. Loss: 1.3597528310492635</text:p>
      <text:p text:style-name="Standard">Epoch: 49, Batch: 340, Avg. Loss: 1.4011241847649216</text:p>
      <text:p text:style-name="Standard">Epoch: 49, Batch: 350, Avg. Loss: 1.4433485670015216</text:p>
      <text:p text:style-name="Standard">Epoch: 49, Batch: 360, Avg. Loss: 1.4831164134666324</text:p>
      <text:p text:style-name="Standard">Epoch: 49, Batch: 370, Avg. Loss: 1.5214458940550686</text:p>
      <text:p text:style-name="Standard">Epoch: 49, Batch: 380, Avg. Loss: 1.5612856762483716</text:p>
      <text:p text:style-name="Standard">Epoch: 49, Batch: 390, Avg. Loss: 1.6052370661869646</text:p>
      <text:p text:style-name="Standard">Epoch: 49, Batch: 400, Avg. Loss: 1.6505649162456393</text:p>
      <text:p text:style-name="Standard">Epoch: 49, Batch: 410, Avg. Loss: 1.6919203193858265</text:p>
      <text:p text:style-name="Standard">Epoch: 49, Batch: 420, Avg. Loss: 1.732185816206038</text:p>
      <text:p text:style-name="Standard">Epoch: 49, Batch: 430, Avg. Loss: 1.773574356548488</text:p>
      <text:p text:style-name="Standard">Epoch: 49, Batch: 440, Avg. Loss: 1.8140692884102463</text:p>
      <text:p text:style-name="Standard">Epoch: 49, Batch: 450, Avg. Loss: 1.8578137660399079</text:p>
      <text:p text:style-name="Standard">Epoch: 49, Batch: 460, Avg. Loss: 1.9007546314969659</text:p>
      <text:p text:style-name="Standard">Epoch: 49, Batch: 470, Avg. Loss: 1.948075678758323</text:p>
      <text:p text:style-name="Standard">Epoch: 49, Batch: 480, Avg. Loss: 1.9923789067193867</text:p>
      <text:p text:style-name="Standard">Epoch: 49, Batch: 490, Avg. Loss: 2.040455508045852</text:p>
      <text:p text:style-name="Standard">Epoch: 49, Batch: 500, Avg. Loss: 2.086296040005982</text:p>
      <text:p text:style-name="Standard">Epoch: 49, Batch: 510, Avg. Loss: 2.128836287744343</text:p>
      <text:p text:style-name="Standard">Epoch: 49, Batch: 520, Avg. Loss: 2.179904327355325</text:p>
      <text:p text:style-name="Standard">Epoch: 49, Batch: 530, Avg. Loss: 2.229664161615074</text:p>
      <text:p text:style-name="Standard">Epoch: 49, Batch: 540, Avg. Loss: 2.276587382890284</text:p>
      <text:p text:style-name="Standard">Epoch: 49, Batch: 550, Avg. Loss: 2.326226988993585</text:p>
      <text:p text:style-name="Standard">Epoch: 49, Batch: 560, Avg. Loss: 2.3766914987936616</text:p>
      <text:p text:style-name="Standard">Epoch: 49, Batch: 570, Avg. Loss: 2.42516573574394</text:p>
      <text:p text:style-name="Standard">Epoch: 49, Batch: 580, Avg. Loss: 2.473036712221801</text:p>
      <text:p text:style-name="Standard">Epoch: 49, Batch: 590, Avg. Loss: 2.5198670158162715</text:p>
      <text:p text:style-name="Standard">Epoch: 49, Batch: 600, Avg. Loss: 2.565878927521408</text:p>
      <text:p text:style-name="Standard">Epoch: 49, Batch: 610, Avg. Loss: 2.610768280737102</text:p>
      <text:p text:style-name="Standard">Epoch: 49, Batch: 620, Avg. Loss: 2.654614796489477</text:p>
      <text:p text:style-name="Standard">Epoch: 49, Batch: 630, Avg. Loss: 2.700086062401533</text:p>
      <text:p text:style-name="Standard">Epoch: 49, Batch: 640, Avg. Loss: 2.744836162403226</text:p>
      <text:p text:style-name="Standard">Epoch: 49, Batch: 650, Avg. Loss: 2.793640574812889</text:p>
      <text:p text:style-name="Standard">Epoch: 49, Batch: 660, Avg. Loss: 2.8410877123475076</text:p>
      <text:p text:style-name="Standard">Epoch: 49, Batch: 670, Avg. Loss: 2.887754595652223</text:p>
      <text:p text:style-name="Standard">Epoch: 49, Batch: 680, Avg. Loss: 2.9334618747234344</text:p>
      <text:p text:style-name="Standard">Epoch: 49, Batch: 690, Avg. Loss: 2.978113218769431</text:p>
      <text:p text:style-name="Standard">Epoch: 49, Batch: 700, Avg. Loss: 3.0223769467324018</text:p>
      <text:p text:style-name="Standard">Epoch: 49, Batch: 710, Avg. Loss: 3.067912659794092</text:p>
      <text:p text:style-name="Standard">Epoch: 49, Batch: 720, Avg. Loss: 3.111236472427845</text:p>
      <text:p text:style-name="Standard">Epoch: 49, Batch: 730, Avg. Loss: 3.157148376479745</text:p>
      <text:p text:style-name="Standard">Epoch: 49, Batch: 740, Avg. Loss: 3.203686919435859</text:p>
      <text:p text:style-name="Standard">Epoch: 49, Batch: 750, Avg. Loss: 3.252855488285422</text:p>
      <text:p text:style-name="Standard">Epoch: 49, Batch: 760, Avg. Loss: 3.3021172542124986</text:p>
      <text:p text:style-name="Standard">Epoch: 49, Batch: 770, Avg. Loss: 3.346422589942813</text:p>
      <text:p text:style-name="Standard"><text:soft-page-break/>Epoch: 49, Batch: 780, Avg. Loss: 3.392204347997904</text:p>
      <text:p text:style-name="Standard">Epoch: 49, Batch: 790, Avg. Loss: 3.4382407423108816</text:p>
      <text:p text:style-name="Standard">Epoch: 49, Batch: 800, Avg. Loss: 3.487137546390295</text:p>
      <text:p text:style-name="Standard">Epoch: 49, Batch: 810, Avg. Loss: 3.536224302649498</text:p>
      <text:p text:style-name="Standard">Epoch: 49, Batch: 820, Avg. Loss: 3.580248369649053</text:p>
      <text:p text:style-name="Standard">Epoch: 49, Batch: 830, Avg. Loss: 3.6264533519744875</text:p>
      <text:p text:style-name="Standard">Epoch: 49, Batch: 840, Avg. Loss: 3.675704848021269</text:p>
      <text:p text:style-name="Standard">Epoch: 49, Batch: 850, Avg. Loss: 3.725265583768487</text:p>
      <text:p text:style-name="Standard">Epoch: 49, Batch: 860, Avg. Loss: 3.7783263295888903</text:p>
      <text:p text:style-name="Standard">Epoch: 49, Batch: 870, Avg. Loss: 3.8285803597420456</text:p>
      <text:p text:style-name="Standard">Epoch: 49, Batch: 880, Avg. Loss: 3.881425933167338</text:p>
      <text:p text:style-name="Standard">Epoch: 49, Batch: 890, Avg. Loss: 3.9309048362076284</text:p>
      <text:p text:style-name="Standard">Epoch: 49, Batch: 900, Avg. Loss: 3.9789038632065057</text:p>
      <text:p text:style-name="Standard">Epoch: 49, Batch: 910, Avg. Loss: 4.032238617166877</text:p>
      <text:p text:style-name="Standard">Epoch: 49, Batch: 920, Avg. Loss: 4.077886950597167</text:p>
      <text:p text:style-name="Standard">Epoch: 49, Batch: 930, Avg. Loss: 4.128442475572228</text:p>
      <text:p text:style-name="Standard">Epoch: 49, Batch: 940, Avg. Loss: 4.1747082360088825</text:p>
      <text:p text:style-name="Standard">Epoch: 49, Batch: 950, Avg. Loss: 4.223441154137253</text:p>
      <text:p text:style-name="Standard">Epoch: 49, Batch: 960, Avg. Loss: 4.279535057023168</text:p>
      <text:p text:style-name="Standard">Epoch: 49, Batch: 970, Avg. Loss: 4.3261654283851385</text:p>
      <text:p text:style-name="Standard">Epoch: 49, Batch: 980, Avg. Loss: 4.373796856030822</text:p>
      <text:p text:style-name="Standard">Epoch: 49, Batch: 990, Avg. Loss: 4.4199075814336535</text:p>
      <text:p text:style-name="Standard">Epoch: 49, Batch: 1000, Avg. Loss: 4.471177355200052</text:p>
      <text:p text:style-name="Standard">Epoch: 50, Batch: 10, Avg. Loss: 0.041044284403324124</text:p>
      <text:p text:style-name="Standard">Epoch: 50, Batch: 20, Avg. Loss: 0.0849146181717515</text:p>
      <text:p text:style-name="Standard">Epoch: 50, Batch: 30, Avg. Loss: 0.12803416326642036</text:p>
      <text:p text:style-name="Standard">Epoch: 50, Batch: 40, Avg. Loss: 0.1718905609101057</text:p>
      <text:p text:style-name="Standard">Epoch: 50, Batch: 50, Avg. Loss: 0.2149771921336651</text:p>
      <text:p text:style-name="Standard">Epoch: 50, Batch: 60, Avg. Loss: 0.25583939626812935</text:p>
      <text:p text:style-name="Standard">Epoch: 50, Batch: 70, Avg. Loss: 0.2940752625465393</text:p>
      <text:p text:style-name="Standard">Epoch: 50, Batch: 80, Avg. Loss: 0.33213082924485204</text:p>
      <text:p text:style-name="Standard">Epoch: 50, Batch: 90, Avg. Loss: 0.3715250413864851</text:p>
      <text:p text:style-name="Standard">Epoch: 50, Batch: 100, Avg. Loss: 0.41626463942229747</text:p>
      <text:p text:style-name="Standard">Epoch: 50, Batch: 110, Avg. Loss: 0.46004541143774985</text:p>
      <text:p text:style-name="Standard">Epoch: 50, Batch: 120, Avg. Loss: 0.5047922514379024</text:p>
      <text:p text:style-name="Standard">Epoch: 50, Batch: 130, Avg. Loss: 0.5461552128195762</text:p>
      <text:p text:style-name="Standard">Epoch: 50, Batch: 140, Avg. Loss: 0.5891499292105437</text:p>
      <text:p text:style-name="Standard">Epoch: 50, Batch: 150, Avg. Loss: 0.6313083536922932</text:p>
      <text:p text:style-name="Standard">Epoch: 50, Batch: 160, Avg. Loss: 0.6764064565300941</text:p>
      <text:p text:style-name="Standard">Epoch: 50, Batch: 170, Avg. Loss: 0.7189646277576685</text:p>
      <text:p text:style-name="Standard">Epoch: 50, Batch: 180, Avg. Loss: 0.7561366744339466</text:p>
      <text:p text:style-name="Standard">Epoch: 50, Batch: 190, Avg. Loss: 0.7972419079393148</text:p>
      <text:p text:style-name="Standard">Epoch: 50, Batch: 200, Avg. Loss: 0.8349734123796224</text:p>
      <text:p text:style-name="Standard">Epoch: 50, Batch: 210, Avg. Loss: 0.8765196219086647</text:p>
      <text:p text:style-name="Standard">Epoch: 50, Batch: 220, Avg. Loss: 0.9137561455368995</text:p>
      <text:p text:style-name="Standard">Epoch: 50, Batch: 230, Avg. Loss: 0.9510374832898378</text:p>
      <text:p text:style-name="Standard">Epoch: 50, Batch: 240, Avg. Loss: 0.9901998184621335</text:p>
      <text:p text:style-name="Standard">Epoch: 50, Batch: 250, Avg. Loss: 1.0241836547851562</text:p>
      <text:p text:style-name="Standard">Epoch: 50, Batch: 260, Avg. Loss: 1.0645272336900233</text:p>
      <text:p text:style-name="Standard"><text:soft-page-break/>Epoch: 50, Batch: 270, Avg. Loss: 1.102051119878888</text:p>
      <text:p text:style-name="Standard">Epoch: 50, Batch: 280, Avg. Loss: 1.1452968314290046</text:p>
      <text:p text:style-name="Standard">Epoch: 50, Batch: 290, Avg. Loss: 1.1864246021956206</text:p>
      <text:p text:style-name="Standard">Epoch: 50, Batch: 300, Avg. Loss: 1.226591420918703</text:p>
      <text:p text:style-name="Standard">Epoch: 50, Batch: 310, Avg. Loss: 1.267117751017213</text:p>
      <text:p text:style-name="Standard">Epoch: 50, Batch: 320, Avg. Loss: 1.3034461844712495</text:p>
      <text:p text:style-name="Standard">Epoch: 50, Batch: 330, Avg. Loss: 1.34266427885741</text:p>
      <text:p text:style-name="Standard">Epoch: 50, Batch: 340, Avg. Loss: 1.3829508164897562</text:p>
      <text:p text:style-name="Standard">Epoch: 50, Batch: 350, Avg. Loss: 1.4232759246602655</text:p>
      <text:p text:style-name="Standard">Epoch: 50, Batch: 360, Avg. Loss: 1.4633180877193808</text:p>
      <text:p text:style-name="Standard">Epoch: 50, Batch: 370, Avg. Loss: 1.5113807218149304</text:p>
      <text:p text:style-name="Standard">Epoch: 50, Batch: 380, Avg. Loss: 1.5541027555242182</text:p>
      <text:p text:style-name="Standard">Epoch: 50, Batch: 390, Avg. Loss: 1.5981986986473202</text:p>
      <text:p text:style-name="Standard">Epoch: 50, Batch: 400, Avg. Loss: 1.6432065853849054</text:p>
      <text:p text:style-name="Standard">Epoch: 50, Batch: 410, Avg. Loss: 1.6921434575691818</text:p>
      <text:p text:style-name="Standard">Epoch: 50, Batch: 420, Avg. Loss: 1.742257727123797</text:p>
      <text:p text:style-name="Standard">Epoch: 50, Batch: 430, Avg. Loss: 1.7855239005759358</text:p>
      <text:p text:style-name="Standard">Epoch: 50, Batch: 440, Avg. Loss: 1.8287976650521158</text:p>
      <text:p text:style-name="Standard">Epoch: 50, Batch: 450, Avg. Loss: 1.8718529159203172</text:p>
      <text:p text:style-name="Standard">Epoch: 50, Batch: 460, Avg. Loss: 1.9190783808007836</text:p>
      <text:p text:style-name="Standard">Epoch: 50, Batch: 470, Avg. Loss: 1.9618768522515893</text:p>
      <text:p text:style-name="Standard">Epoch: 50, Batch: 480, Avg. Loss: 2.0030089410021903</text:p>
      <text:p text:style-name="Standard">Epoch: 50, Batch: 490, Avg. Loss: 2.0439819026738406</text:p>
      <text:p text:style-name="Standard">Epoch: 50, Batch: 500, Avg. Loss: 2.081801199167967</text:p>
      <text:p text:style-name="Standard">Epoch: 50, Batch: 510, Avg. Loss: 2.1255472589284183</text:p>
      <text:p text:style-name="Standard">Epoch: 50, Batch: 520, Avg. Loss: 2.1706010278314354</text:p>
      <text:p text:style-name="Standard">Epoch: 50, Batch: 530, Avg. Loss: 2.2168613858520985</text:p>
      <text:p text:style-name="Standard">Epoch: 50, Batch: 540, Avg. Loss: 2.258552784845233</text:p>
      <text:p text:style-name="Standard">Epoch: 50, Batch: 550, Avg. Loss: 2.30082460232079</text:p>
      <text:p text:style-name="Standard">Epoch: 50, Batch: 560, Avg. Loss: 2.343223360180855</text:p>
      <text:p text:style-name="Standard">Epoch: 50, Batch: 570, Avg. Loss: 2.384458766877651</text:p>
      <text:p text:style-name="Standard">Epoch: 50, Batch: 580, Avg. Loss: 2.4291059955954553</text:p>
      <text:p text:style-name="Standard">Epoch: 50, Batch: 590, Avg. Loss: 2.4731379810720684</text:p>
      <text:p text:style-name="Standard">Epoch: 50, Batch: 600, Avg. Loss: 2.5168772097676992</text:p>
      <text:p text:style-name="Standard">Epoch: 50, Batch: 610, Avg. Loss: 2.5616055741906165</text:p>
      <text:p text:style-name="Standard">Epoch: 50, Batch: 620, Avg. Loss: 2.6070432476699352</text:p>
      <text:p text:style-name="Standard">Epoch: 50, Batch: 630, Avg. Loss: 2.653904117271304</text:p>
      <text:p text:style-name="Standard">Epoch: 50, Batch: 640, Avg. Loss: 2.69875088557601</text:p>
      <text:p text:style-name="Standard">Epoch: 50, Batch: 650, Avg. Loss: 2.742378779500723</text:p>
      <text:p text:style-name="Standard">Epoch: 50, Batch: 660, Avg. Loss: 2.7883970316499473</text:p>
      <text:p text:style-name="Standard">Epoch: 50, Batch: 670, Avg. Loss: 2.833261850103736</text:p>
      <text:p text:style-name="Standard">Epoch: 50, Batch: 680, Avg. Loss: 2.8741153068840504</text:p>
      <text:p text:style-name="Standard">Epoch: 50, Batch: 690, Avg. Loss: 2.9169787634164095</text:p>
      <text:p text:style-name="Standard">Epoch: 50, Batch: 700, Avg. Loss: 2.957193164154887</text:p>
      <text:p text:style-name="Standard">Epoch: 50, Batch: 710, Avg. Loss: 3.0019096840173005</text:p>
      <text:p text:style-name="Standard">Epoch: 50, Batch: 720, Avg. Loss: 3.044880251586437</text:p>
      <text:p text:style-name="Standard">Epoch: 50, Batch: 730, Avg. Loss: 3.087913891300559</text:p>
      <text:p text:style-name="Standard">Epoch: 50, Batch: 740, Avg. Loss: 3.133289076015353</text:p>
      <text:p text:style-name="Standard">Epoch: 50, Batch: 750, Avg. Loss: 3.180622724071145</text:p>
      <text:p text:style-name="Standard"><text:soft-page-break/>Epoch: 50, Batch: 760, Avg. Loss: 3.2248575586825607</text:p>
      <text:p text:style-name="Standard">Epoch: 50, Batch: 770, Avg. Loss: 3.2700983222573994</text:p>
      <text:p text:style-name="Standard">Epoch: 50, Batch: 780, Avg. Loss: 3.314041545242071</text:p>
      <text:p text:style-name="Standard">Epoch: 50, Batch: 790, Avg. Loss: 3.3593528494238853</text:p>
      <text:p text:style-name="Standard">Epoch: 50, Batch: 800, Avg. Loss: 3.4050402529537678</text:p>
      <text:p text:style-name="Standard">Epoch: 50, Batch: 810, Avg. Loss: 3.450178626179695</text:p>
      <text:p text:style-name="Standard">Epoch: 50, Batch: 820, Avg. Loss: 3.4964929364621637</text:p>
      <text:p text:style-name="Standard">Epoch: 50, Batch: 830, Avg. Loss: 3.5445823833346366</text:p>
      <text:p text:style-name="Standard">Epoch: 50, Batch: 840, Avg. Loss: 3.5863510861992838</text:p>
      <text:p text:style-name="Standard">Epoch: 50, Batch: 850, Avg. Loss: 3.6303613733500244</text:p>
      <text:p text:style-name="Standard">Epoch: 50, Batch: 860, Avg. Loss: 3.674287023022771</text:p>
      <text:p text:style-name="Standard">Epoch: 50, Batch: 870, Avg. Loss: 3.725882663950324</text:p>
      <text:p text:style-name="Standard">Epoch: 50, Batch: 880, Avg. Loss: 3.772142618149519</text:p>
      <text:p text:style-name="Standard">Epoch: 50, Batch: 890, Avg. Loss: 3.8199538625776768</text:p>
      <text:p text:style-name="Standard">Epoch: 50, Batch: 900, Avg. Loss: 3.865096985176206</text:p>
      <text:p text:style-name="Standard">Epoch: 50, Batch: 910, Avg. Loss: 3.912530529871583</text:p>
      <text:p text:style-name="Standard">Epoch: 50, Batch: 920, Avg. Loss: 3.956114947795868</text:p>
      <text:p text:style-name="Standard">Epoch: 50, Batch: 930, Avg. Loss: 4.0021299127489325</text:p>
      <text:p text:style-name="Standard">Epoch: 50, Batch: 940, Avg. Loss: 4.04789219237864</text:p>
      <text:p text:style-name="Standard">Epoch: 50, Batch: 950, Avg. Loss: 4.097265544906259</text:p>
      <text:p text:style-name="Standard">Epoch: 50, Batch: 960, Avg. Loss: 4.145036752894521</text:p>
      <text:p text:style-name="Standard">Epoch: 50, Batch: 970, Avg. Loss: 4.194441255927086</text:p>
      <text:p text:style-name="Standard">Epoch: 50, Batch: 980, Avg. Loss: 4.241967545449734</text:p>
      <text:p text:style-name="Standard">Epoch: 50, Batch: 990, Avg. Loss: 4.291549414396286</text:p>
      <text:p text:style-name="Standard">Epoch: 50, Batch: 1000, Avg. Loss: 4.338538540154696</text:p>
      <text:p text:style-name="Standard">Epoch: 51, Batch: 10, Avg. Loss: 0.03636681567877531</text:p>
      <text:p text:style-name="Standard">Epoch: 51, Batch: 20, Avg. Loss: 0.07599065192043782</text:p>
      <text:p text:style-name="Standard">Epoch: 51, Batch: 30, Avg. Loss: 0.11933578476309777</text:p>
      <text:p text:style-name="Standard">Epoch: 51, Batch: 40, Avg. Loss: 0.1577379610389471</text:p>
      <text:p text:style-name="Standard">Epoch: 51, Batch: 50, Avg. Loss: 0.19867741651833057</text:p>
      <text:p text:style-name="Standard">Epoch: 51, Batch: 60, Avg. Loss: 0.23803788907825946</text:p>
      <text:p text:style-name="Standard">Epoch: 51, Batch: 70, Avg. Loss: 0.2745174624025822</text:p>
      <text:p text:style-name="Standard">Epoch: 51, Batch: 80, Avg. Loss: 0.3162208808586001</text:p>
      <text:p text:style-name="Standard">Epoch: 51, Batch: 90, Avg. Loss: 0.3523741079494357</text:p>
      <text:p text:style-name="Standard">Epoch: 51, Batch: 100, Avg. Loss: 0.3881650460883975</text:p>
      <text:p text:style-name="Standard">Epoch: 51, Batch: 110, Avg. Loss: 0.4246869761496782</text:p>
      <text:p text:style-name="Standard">Epoch: 51, Batch: 120, Avg. Loss: 0.46202422082424166</text:p>
      <text:p text:style-name="Standard">Epoch: 51, Batch: 130, Avg. Loss: 0.4987282771617174</text:p>
      <text:p text:style-name="Standard">Epoch: 51, Batch: 140, Avg. Loss: 0.5341243706643581</text:p>
      <text:p text:style-name="Standard">Epoch: 51, Batch: 150, Avg. Loss: 0.5698517268523574</text:p>
      <text:p text:style-name="Standard">Epoch: 51, Batch: 160, Avg. Loss: 0.6048844249919056</text:p>
      <text:p text:style-name="Standard">Epoch: 51, Batch: 170, Avg. Loss: 0.6398052293807268</text:p>
      <text:p text:style-name="Standard">Epoch: 51, Batch: 180, Avg. Loss: 0.6793291030451656</text:p>
      <text:p text:style-name="Standard">Epoch: 51, Batch: 190, Avg. Loss: 0.7255546500906348</text:p>
      <text:p text:style-name="Standard">Epoch: 51, Batch: 200, Avg. Loss: 0.7684673635289073</text:p>
      <text:p text:style-name="Standard">Epoch: 51, Batch: 210, Avg. Loss: 0.8163057925179601</text:p>
      <text:p text:style-name="Standard">Epoch: 51, Batch: 220, Avg. Loss: 0.8614810766652227</text:p>
      <text:p text:style-name="Standard">Epoch: 51, Batch: 230, Avg. Loss: 0.9069914637133479</text:p>
      <text:p text:style-name="Standard">Epoch: 51, Batch: 240, Avg. Loss: 0.9485241515561939</text:p>
      <text:p text:style-name="Standard"><text:soft-page-break/>Epoch: 51, Batch: 250, Avg. Loss: 0.9933575572445988</text:p>
      <text:p text:style-name="Standard">Epoch: 51, Batch: 260, Avg. Loss: 1.0401337841525673</text:p>
      <text:p text:style-name="Standard">Epoch: 51, Batch: 270, Avg. Loss: 1.0826933452859522</text:p>
      <text:p text:style-name="Standard">Epoch: 51, Batch: 280, Avg. Loss: 1.1245091369375586</text:p>
      <text:p text:style-name="Standard">Epoch: 51, Batch: 290, Avg. Loss: 1.1642779370769858</text:p>
      <text:p text:style-name="Standard">Epoch: 51, Batch: 300, Avg. Loss: 1.207405406050384</text:p>
      <text:p text:style-name="Standard">Epoch: 51, Batch: 310, Avg. Loss: 1.2487653827294707</text:p>
      <text:p text:style-name="Standard">Epoch: 51, Batch: 320, Avg. Loss: 1.2927887363359332</text:p>
      <text:p text:style-name="Standard">Epoch: 51, Batch: 330, Avg. Loss: 1.3318370800465344</text:p>
      <text:p text:style-name="Standard">Epoch: 51, Batch: 340, Avg. Loss: 1.3730693366378546</text:p>
      <text:p text:style-name="Standard">Epoch: 51, Batch: 350, Avg. Loss: 1.4154705986380578</text:p>
      <text:p text:style-name="Standard">Epoch: 51, Batch: 360, Avg. Loss: 1.458894257247448</text:p>
      <text:p text:style-name="Standard">Epoch: 51, Batch: 370, Avg. Loss: 1.5055304944515229</text:p>
      <text:p text:style-name="Standard">Epoch: 51, Batch: 380, Avg. Loss: 1.5539589632302522</text:p>
      <text:p text:style-name="Standard">Epoch: 51, Batch: 390, Avg. Loss: 1.5977799009531737</text:p>
      <text:p text:style-name="Standard">Epoch: 51, Batch: 400, Avg. Loss: 1.6418052669614553</text:p>
      <text:p text:style-name="Standard">Epoch: 51, Batch: 410, Avg. Loss: 1.6880120106041432</text:p>
      <text:p text:style-name="Standard">Epoch: 51, Batch: 420, Avg. Loss: 1.7306438140571117</text:p>
      <text:p text:style-name="Standard">Epoch: 51, Batch: 430, Avg. Loss: 1.7788245033472776</text:p>
      <text:p text:style-name="Standard">Epoch: 51, Batch: 440, Avg. Loss: 1.8206348162144423</text:p>
      <text:p text:style-name="Standard">Epoch: 51, Batch: 450, Avg. Loss: 1.866296674311161</text:p>
      <text:p text:style-name="Standard">Epoch: 51, Batch: 460, Avg. Loss: 1.9147422347217797</text:p>
      <text:p text:style-name="Standard">Epoch: 51, Batch: 470, Avg. Loss: 1.9594241760671138</text:p>
      <text:p text:style-name="Standard">Epoch: 51, Batch: 480, Avg. Loss: 2.002625760063529</text:p>
      <text:p text:style-name="Standard">Epoch: 51, Batch: 490, Avg. Loss: 2.0441256042569877</text:p>
      <text:p text:style-name="Standard">Epoch: 51, Batch: 500, Avg. Loss: 2.0853309046477078</text:p>
      <text:p text:style-name="Standard">Epoch: 51, Batch: 510, Avg. Loss: 2.127427600324154</text:p>
      <text:p text:style-name="Standard">Epoch: 51, Batch: 520, Avg. Loss: 2.173089124262333</text:p>
      <text:p text:style-name="Standard">Epoch: 51, Batch: 530, Avg. Loss: 2.2168944876641037</text:p>
      <text:p text:style-name="Standard">Epoch: 51, Batch: 540, Avg. Loss: 2.259865739196539</text:p>
      <text:p text:style-name="Standard">Epoch: 51, Batch: 550, Avg. Loss: 2.299321361258626</text:p>
      <text:p text:style-name="Standard">Epoch: 51, Batch: 560, Avg. Loss: 2.3429313853383062</text:p>
      <text:p text:style-name="Standard">Epoch: 51, Batch: 570, Avg. Loss: 2.389118816703558</text:p>
      <text:p text:style-name="Standard">Epoch: 51, Batch: 580, Avg. Loss: 2.43555718511343</text:p>
      <text:p text:style-name="Standard">Epoch: 51, Batch: 590, Avg. Loss: 2.482377893477678</text:p>
      <text:p text:style-name="Standard">Epoch: 51, Batch: 600, Avg. Loss: 2.5235687835142016</text:p>
      <text:p text:style-name="Standard">Epoch: 51, Batch: 610, Avg. Loss: 2.564824827387929</text:p>
      <text:p text:style-name="Standard">Epoch: 51, Batch: 620, Avg. Loss: 2.6092348866164685</text:p>
      <text:p text:style-name="Standard">Epoch: 51, Batch: 630, Avg. Loss: 2.651618127524853</text:p>
      <text:p text:style-name="Standard">Epoch: 51, Batch: 640, Avg. Loss: 2.695894418284297</text:p>
      <text:p text:style-name="Standard">Epoch: 51, Batch: 650, Avg. Loss: 2.741143476217985</text:p>
      <text:p text:style-name="Standard">Epoch: 51, Batch: 660, Avg. Loss: 2.780079424008727</text:p>
      <text:p text:style-name="Standard">Epoch: 51, Batch: 670, Avg. Loss: 2.8206632010638715</text:p>
      <text:p text:style-name="Standard">Epoch: 51, Batch: 680, Avg. Loss: 2.861300837993622</text:p>
      <text:p text:style-name="Standard">Epoch: 51, Batch: 690, Avg. Loss: 2.90550985224545</text:p>
      <text:p text:style-name="Standard">Epoch: 51, Batch: 700, Avg. Loss: 2.9505457393825054</text:p>
      <text:p text:style-name="Standard">Epoch: 51, Batch: 710, Avg. Loss: 2.9963330384343863</text:p>
      <text:p text:style-name="Standard">Epoch: 51, Batch: 720, Avg. Loss: 3.041630282253027</text:p>
      <text:p text:style-name="Standard">Epoch: 51, Batch: 730, Avg. Loss: 3.08529097661376</text:p>
      <text:p text:style-name="Standard"><text:soft-page-break/>Epoch: 51, Batch: 740, Avg. Loss: 3.129061098769307</text:p>
      <text:p text:style-name="Standard">Epoch: 51, Batch: 750, Avg. Loss: 3.1766499258577823</text:p>
      <text:p text:style-name="Standard">Epoch: 51, Batch: 760, Avg. Loss: 3.220778317376971</text:p>
      <text:p text:style-name="Standard">Epoch: 51, Batch: 770, Avg. Loss: 3.2659559469670056</text:p>
      <text:p text:style-name="Standard">Epoch: 51, Batch: 780, Avg. Loss: 3.3100254818797112</text:p>
      <text:p text:style-name="Standard">Epoch: 51, Batch: 790, Avg. Loss: 3.3571312561631204</text:p>
      <text:p text:style-name="Standard">Epoch: 51, Batch: 800, Avg. Loss: 3.3994461435824634</text:p>
      <text:p text:style-name="Standard">Epoch: 51, Batch: 810, Avg. Loss: 3.443148934096098</text:p>
      <text:p text:style-name="Standard">Epoch: 51, Batch: 820, Avg. Loss: 3.486295860633254</text:p>
      <text:p text:style-name="Standard">Epoch: 51, Batch: 830, Avg. Loss: 3.5299627728760243</text:p>
      <text:p text:style-name="Standard">Epoch: 51, Batch: 840, Avg. Loss: 3.5744498994201424</text:p>
      <text:p text:style-name="Standard">Epoch: 51, Batch: 850, Avg. Loss: 3.6210833877325057</text:p>
      <text:p text:style-name="Standard">Epoch: 51, Batch: 860, Avg. Loss: 3.6670537617057564</text:p>
      <text:p text:style-name="Standard">Epoch: 51, Batch: 870, Avg. Loss: 3.715203871205449</text:p>
      <text:p text:style-name="Standard">Epoch: 51, Batch: 880, Avg. Loss: 3.7630499064922334</text:p>
      <text:p text:style-name="Standard">Epoch: 51, Batch: 890, Avg. Loss: 3.811201786622405</text:p>
      <text:p text:style-name="Standard">Epoch: 51, Batch: 900, Avg. Loss: 3.8616426602005958</text:p>
      <text:p text:style-name="Standard">Epoch: 51, Batch: 910, Avg. Loss: 3.9084538388997316</text:p>
      <text:p text:style-name="Standard">Epoch: 51, Batch: 920, Avg. Loss: 3.953518046811223</text:p>
      <text:p text:style-name="Standard">Epoch: 51, Batch: 930, Avg. Loss: 3.99869972653687</text:p>
      <text:p text:style-name="Standard">Epoch: 51, Batch: 940, Avg. Loss: 4.04810071401298</text:p>
      <text:p text:style-name="Standard">Epoch: 51, Batch: 950, Avg. Loss: 4.09365718215704</text:p>
      <text:p text:style-name="Standard">Epoch: 51, Batch: 960, Avg. Loss: 4.138754722476006</text:p>
      <text:p text:style-name="Standard">Epoch: 51, Batch: 970, Avg. Loss: 4.187389243021608</text:p>
      <text:p text:style-name="Standard">Epoch: 51, Batch: 980, Avg. Loss: 4.2334423378109935</text:p>
      <text:p text:style-name="Standard">Epoch: 51, Batch: 990, Avg. Loss: 4.27710099928081</text:p>
      <text:p text:style-name="Standard">Epoch: 51, Batch: 1000, Avg. Loss: 4.324640148878098</text:p>
      <text:p text:style-name="Standard">Epoch: 52, Batch: 10, Avg. Loss: 0.03723564110696316</text:p>
      <text:p text:style-name="Standard">Epoch: 52, Batch: 20, Avg. Loss: 0.07577133774757386</text:p>
      <text:p text:style-name="Standard">Epoch: 52, Batch: 30, Avg. Loss: 0.11404598616063595</text:p>
      <text:p text:style-name="Standard">Epoch: 52, Batch: 40, Avg. Loss: 0.15250709298998116</text:p>
      <text:p text:style-name="Standard">Epoch: 52, Batch: 50, Avg. Loss: 0.19111936520785094</text:p>
      <text:p text:style-name="Standard">Epoch: 52, Batch: 60, Avg. Loss: 0.2280252082273364</text:p>
      <text:p text:style-name="Standard">Epoch: 52, Batch: 70, Avg. Loss: 0.26290490925312043</text:p>
      <text:p text:style-name="Standard">Epoch: 52, Batch: 80, Avg. Loss: 0.29924580790102484</text:p>
      <text:p text:style-name="Standard">Epoch: 52, Batch: 90, Avg. Loss: 0.33441436365246774</text:p>
      <text:p text:style-name="Standard">Epoch: 52, Batch: 100, Avg. Loss: 0.3701463187113404</text:p>
      <text:p text:style-name="Standard">Epoch: 52, Batch: 110, Avg. Loss: 0.4111134549602866</text:p>
      <text:p text:style-name="Standard">Epoch: 52, Batch: 120, Avg. Loss: 0.4481040881946683</text:p>
      <text:p text:style-name="Standard">Epoch: 52, Batch: 130, Avg. Loss: 0.48656085394322873</text:p>
      <text:p text:style-name="Standard">Epoch: 52, Batch: 140, Avg. Loss: 0.5246808093041182</text:p>
      <text:p text:style-name="Standard">Epoch: 52, Batch: 150, Avg. Loss: 0.5655391070991754</text:p>
      <text:p text:style-name="Standard">Epoch: 52, Batch: 160, Avg. Loss: 0.6058856558054686</text:p>
      <text:p text:style-name="Standard">Epoch: 52, Batch: 170, Avg. Loss: 0.643505322560668</text:p>
      <text:p text:style-name="Standard">Epoch: 52, Batch: 180, Avg. Loss: 0.686695896089077</text:p>
      <text:p text:style-name="Standard">Epoch: 52, Batch: 190, Avg. Loss: 0.7273988083004952</text:p>
      <text:p text:style-name="Standard">Epoch: 52, Batch: 200, Avg. Loss: 0.7656178131699563</text:p>
      <text:p text:style-name="Standard">Epoch: 52, Batch: 210, Avg. Loss: 0.8060383945703506</text:p>
      <text:p text:style-name="Standard">Epoch: 52, Batch: 220, Avg. Loss: 0.8422188714146615</text:p>
      <text:p text:style-name="Standard"><text:soft-page-break/>Epoch: 52, Batch: 230, Avg. Loss: 0.8813496435061097</text:p>
      <text:p text:style-name="Standard">Epoch: 52, Batch: 240, Avg. Loss: 0.9222670620307326</text:p>
      <text:p text:style-name="Standard">Epoch: 52, Batch: 250, Avg. Loss: 0.9591183764860034</text:p>
      <text:p text:style-name="Standard">Epoch: 52, Batch: 260, Avg. Loss: 0.9996960328891873</text:p>
      <text:p text:style-name="Standard">Epoch: 52, Batch: 270, Avg. Loss: 1.0367997812107206</text:p>
      <text:p text:style-name="Standard">Epoch: 52, Batch: 280, Avg. Loss: 1.0757040431723</text:p>
      <text:p text:style-name="Standard">Epoch: 52, Batch: 290, Avg. Loss: 1.1133425327017903</text:p>
      <text:p text:style-name="Standard">Epoch: 52, Batch: 300, Avg. Loss: 1.1507708182558418</text:p>
      <text:p text:style-name="Standard">Epoch: 52, Batch: 310, Avg. Loss: 1.1881502671167254</text:p>
      <text:p text:style-name="Standard">Epoch: 52, Batch: 320, Avg. Loss: 1.2274463210254907</text:p>
      <text:p text:style-name="Standard">Epoch: 52, Batch: 330, Avg. Loss: 1.2706373151391746</text:p>
      <text:p text:style-name="Standard">Epoch: 52, Batch: 340, Avg. Loss: 1.313798325881362</text:p>
      <text:p text:style-name="Standard">Epoch: 52, Batch: 350, Avg. Loss: 1.3548066481947898</text:p>
      <text:p text:style-name="Standard">Epoch: 52, Batch: 360, Avg. Loss: 1.3925996420904994</text:p>
      <text:p text:style-name="Standard">Epoch: 52, Batch: 370, Avg. Loss: 1.4342167092487217</text:p>
      <text:p text:style-name="Standard">Epoch: 52, Batch: 380, Avg. Loss: 1.4729557087644936</text:p>
      <text:p text:style-name="Standard">Epoch: 52, Batch: 390, Avg. Loss: 1.5121961845085026</text:p>
      <text:p text:style-name="Standard">Epoch: 52, Batch: 400, Avg. Loss: 1.5546583717688918</text:p>
      <text:p text:style-name="Standard">Epoch: 52, Batch: 410, Avg. Loss: 1.5942889347672462</text:p>
      <text:p text:style-name="Standard">Epoch: 52, Batch: 420, Avg. Loss: 1.6369104817509652</text:p>
      <text:p text:style-name="Standard">Epoch: 52, Batch: 430, Avg. Loss: 1.6771549601107836</text:p>
      <text:p text:style-name="Standard">Epoch: 52, Batch: 440, Avg. Loss: 1.7172297216951846</text:p>
      <text:p text:style-name="Standard">Epoch: 52, Batch: 450, Avg. Loss: 1.7555973906069995</text:p>
      <text:p text:style-name="Standard">Epoch: 52, Batch: 460, Avg. Loss: 1.7979869086295366</text:p>
      <text:p text:style-name="Standard">Epoch: 52, Batch: 470, Avg. Loss: 1.8379177808761598</text:p>
      <text:p text:style-name="Standard">Epoch: 52, Batch: 480, Avg. Loss: 1.8801492959260941</text:p>
      <text:p text:style-name="Standard">Epoch: 52, Batch: 490, Avg. Loss: 1.9237830746918916</text:p>
      <text:p text:style-name="Standard">Epoch: 52, Batch: 500, Avg. Loss: 1.9685230523347854</text:p>
      <text:p text:style-name="Standard">Epoch: 52, Batch: 510, Avg. Loss: 2.0078897166997196</text:p>
      <text:p text:style-name="Standard">Epoch: 52, Batch: 520, Avg. Loss: 2.0456739112734796</text:p>
      <text:p text:style-name="Standard">Epoch: 52, Batch: 530, Avg. Loss: 2.0880677334964277</text:p>
      <text:p text:style-name="Standard">Epoch: 52, Batch: 540, Avg. Loss: 2.129323625192046</text:p>
      <text:p text:style-name="Standard">Epoch: 52, Batch: 550, Avg. Loss: 2.166197404637933</text:p>
      <text:p text:style-name="Standard">Epoch: 52, Batch: 560, Avg. Loss: 2.2053066290915013</text:p>
      <text:p text:style-name="Standard">Epoch: 52, Batch: 570, Avg. Loss: 2.2428204527124764</text:p>
      <text:p text:style-name="Standard">Epoch: 52, Batch: 580, Avg. Loss: 2.2838398797437547</text:p>
      <text:p text:style-name="Standard">Epoch: 52, Batch: 590, Avg. Loss: 2.3238891260698438</text:p>
      <text:p text:style-name="Standard">Epoch: 52, Batch: 600, Avg. Loss: 2.366175522468984</text:p>
      <text:p text:style-name="Standard">Epoch: 52, Batch: 610, Avg. Loss: 2.4073321098461746</text:p>
      <text:p text:style-name="Standard">Epoch: 52, Batch: 620, Avg. Loss: 2.4491775615140794</text:p>
      <text:p text:style-name="Standard">Epoch: 52, Batch: 630, Avg. Loss: 2.489975612424314</text:p>
      <text:p text:style-name="Standard">Epoch: 52, Batch: 640, Avg. Loss: 2.530623201094568</text:p>
      <text:p text:style-name="Standard">Epoch: 52, Batch: 650, Avg. Loss: 2.57586986143142</text:p>
      <text:p text:style-name="Standard">Epoch: 52, Batch: 660, Avg. Loss: 2.6196656001731755</text:p>
      <text:p text:style-name="Standard">Epoch: 52, Batch: 670, Avg. Loss: 2.6645321110263467</text:p>
      <text:p text:style-name="Standard">Epoch: 52, Batch: 680, Avg. Loss: 2.7062781253829598</text:p>
      <text:p text:style-name="Standard">Epoch: 52, Batch: 690, Avg. Loss: 2.750949682481587</text:p>
      <text:p text:style-name="Standard">Epoch: 52, Batch: 700, Avg. Loss: 2.7901845240965484</text:p>
      <text:p text:style-name="Standard">Epoch: 52, Batch: 710, Avg. Loss: 2.832168829627335</text:p>
      <text:p text:style-name="Standard"><text:soft-page-break/>Epoch: 52, Batch: 720, Avg. Loss: 2.878357812575996</text:p>
      <text:p text:style-name="Standard">Epoch: 52, Batch: 730, Avg. Loss: 2.9236171754077076</text:p>
      <text:p text:style-name="Standard">Epoch: 52, Batch: 740, Avg. Loss: 2.969501196779311</text:p>
      <text:p text:style-name="Standard">Epoch: 52, Batch: 750, Avg. Loss: 3.0141819996759294</text:p>
      <text:p text:style-name="Standard">Epoch: 52, Batch: 760, Avg. Loss: 3.062363318540156</text:p>
      <text:p text:style-name="Standard">Epoch: 52, Batch: 770, Avg. Loss: 3.1069266384467484</text:p>
      <text:p text:style-name="Standard">Epoch: 52, Batch: 780, Avg. Loss: 3.1528067069128154</text:p>
      <text:p text:style-name="Standard">Epoch: 52, Batch: 790, Avg. Loss: 3.2055807655677198</text:p>
      <text:p text:style-name="Standard">Epoch: 52, Batch: 800, Avg. Loss: 3.257152432762086</text:p>
      <text:p text:style-name="Standard">Epoch: 52, Batch: 810, Avg. Loss: 3.305131947435439</text:p>
      <text:p text:style-name="Standard">Epoch: 52, Batch: 820, Avg. Loss: 3.351702147908509</text:p>
      <text:p text:style-name="Standard">Epoch: 52, Batch: 830, Avg. Loss: 3.400384088419378</text:p>
      <text:p text:style-name="Standard">Epoch: 52, Batch: 840, Avg. Loss: 3.442246279679239</text:p>
      <text:p text:style-name="Standard">Epoch: 52, Batch: 850, Avg. Loss: 3.4858859928324817</text:p>
      <text:p text:style-name="Standard">Epoch: 52, Batch: 860, Avg. Loss: 3.5311896512284875</text:p>
      <text:p text:style-name="Standard">Epoch: 52, Batch: 870, Avg. Loss: 3.576380090974271</text:p>
      <text:p text:style-name="Standard">Epoch: 52, Batch: 880, Avg. Loss: 3.627227030880749</text:p>
      <text:p text:style-name="Standard">Epoch: 52, Batch: 890, Avg. Loss: 3.6723986292257904</text:p>
      <text:p text:style-name="Standard">Epoch: 52, Batch: 900, Avg. Loss: 3.7177655613049865</text:p>
      <text:p text:style-name="Standard">Epoch: 52, Batch: 910, Avg. Loss: 3.75973668564111</text:p>
      <text:p text:style-name="Standard">Epoch: 52, Batch: 920, Avg. Loss: 3.8041646966710685</text:p>
      <text:p text:style-name="Standard">Epoch: 52, Batch: 930, Avg. Loss: 3.8492371635511518</text:p>
      <text:p text:style-name="Standard">Epoch: 52, Batch: 940, Avg. Loss: 3.8965756146237256</text:p>
      <text:p text:style-name="Standard">Epoch: 52, Batch: 950, Avg. Loss: 3.9396732522174718</text:p>
      <text:p text:style-name="Standard">Epoch: 52, Batch: 960, Avg. Loss: 3.9861084608361126</text:p>
      <text:p text:style-name="Standard">Epoch: 52, Batch: 970, Avg. Loss: 4.032196132279933</text:p>
      <text:p text:style-name="Standard">Epoch: 52, Batch: 980, Avg. Loss: 4.080060230009257</text:p>
      <text:p text:style-name="Standard">Epoch: 52, Batch: 990, Avg. Loss: 4.125713084824383</text:p>
      <text:p text:style-name="Standard">Epoch: 52, Batch: 1000, Avg. Loss: 4.173314482159912</text:p>
      <text:p text:style-name="Standard">Epoch: 53, Batch: 10, Avg. Loss: 0.03983832374215126</text:p>
      <text:p text:style-name="Standard">Epoch: 53, Batch: 20, Avg. Loss: 0.07749569155275822</text:p>
      <text:p text:style-name="Standard">Epoch: 53, Batch: 30, Avg. Loss: 0.11734428033232688</text:p>
      <text:p text:style-name="Standard">Epoch: 53, Batch: 40, Avg. Loss: 0.1550498530268669</text:p>
      <text:p text:style-name="Standard">Epoch: 53, Batch: 50, Avg. Loss: 0.19307516254484652</text:p>
      <text:p text:style-name="Standard">Epoch: 53, Batch: 60, Avg. Loss: 0.23385947272181512</text:p>
      <text:p text:style-name="Standard">Epoch: 53, Batch: 70, Avg. Loss: 0.277766252681613</text:p>
      <text:p text:style-name="Standard">Epoch: 53, Batch: 80, Avg. Loss: 0.3190948624163866</text:p>
      <text:p text:style-name="Standard">Epoch: 53, Batch: 90, Avg. Loss: 0.35713757649064065</text:p>
      <text:p text:style-name="Standard">Epoch: 53, Batch: 100, Avg. Loss: 0.39664146993309257</text:p>
      <text:p text:style-name="Standard">Epoch: 53, Batch: 110, Avg. Loss: 0.4341967524960637</text:p>
      <text:p text:style-name="Standard">Epoch: 53, Batch: 120, Avg. Loss: 0.469624156691134</text:p>
      <text:p text:style-name="Standard">Epoch: 53, Batch: 130, Avg. Loss: 0.507209843955934</text:p>
      <text:p text:style-name="Standard">Epoch: 53, Batch: 140, Avg. Loss: 0.5451910426840186</text:p>
      <text:p text:style-name="Standard">Epoch: 53, Batch: 150, Avg. Loss: 0.5850984642282129</text:p>
      <text:p text:style-name="Standard">Epoch: 53, Batch: 160, Avg. Loss: 0.6230802608653903</text:p>
      <text:p text:style-name="Standard">Epoch: 53, Batch: 170, Avg. Loss: 0.6623546207323671</text:p>
      <text:p text:style-name="Standard">Epoch: 53, Batch: 180, Avg. Loss: 0.6978669723495841</text:p>
      <text:p text:style-name="Standard">Epoch: 53, Batch: 190, Avg. Loss: 0.735905029065907</text:p>
      <text:p text:style-name="Standard">Epoch: 53, Batch: 200, Avg. Loss: 0.772636148519814</text:p>
      <text:p text:style-name="Standard"><text:soft-page-break/>Epoch: 53, Batch: 210, Avg. Loss: 0.8105971297249198</text:p>
      <text:p text:style-name="Standard">Epoch: 53, Batch: 220, Avg. Loss: 0.8489555263891816</text:p>
      <text:p text:style-name="Standard">Epoch: 53, Batch: 230, Avg. Loss: 0.8879989983513952</text:p>
      <text:p text:style-name="Standard">Epoch: 53, Batch: 240, Avg. Loss: 0.9251636572182178</text:p>
      <text:p text:style-name="Standard">Epoch: 53, Batch: 250, Avg. Loss: 0.9648490484803915</text:p>
      <text:p text:style-name="Standard">Epoch: 53, Batch: 260, Avg. Loss: 1.0000813283026218</text:p>
      <text:p text:style-name="Standard">Epoch: 53, Batch: 270, Avg. Loss: 1.0372358739376069</text:p>
      <text:p text:style-name="Standard">Epoch: 53, Batch: 280, Avg. Loss: 1.0759307142347097</text:p>
      <text:p text:style-name="Standard">Epoch: 53, Batch: 290, Avg. Loss: 1.1151118107140063</text:p>
      <text:p text:style-name="Standard">Epoch: 53, Batch: 300, Avg. Loss: 1.1529178557917477</text:p>
      <text:p text:style-name="Standard">Epoch: 53, Batch: 310, Avg. Loss: 1.1886746736243368</text:p>
      <text:p text:style-name="Standard">Epoch: 53, Batch: 320, Avg. Loss: 1.2268386824056505</text:p>
      <text:p text:style-name="Standard">Epoch: 53, Batch: 330, Avg. Loss: 1.2663936844095587</text:p>
      <text:p text:style-name="Standard">Epoch: 53, Batch: 340, Avg. Loss: 1.3038857048377395</text:p>
      <text:p text:style-name="Standard">Epoch: 53, Batch: 350, Avg. Loss: 1.3438215140253305</text:p>
      <text:p text:style-name="Standard">Epoch: 53, Batch: 360, Avg. Loss: 1.3830970607697963</text:p>
      <text:p text:style-name="Standard">Epoch: 53, Batch: 370, Avg. Loss: 1.4257040482014418</text:p>
      <text:p text:style-name="Standard">Epoch: 53, Batch: 380, Avg. Loss: 1.464419400319457</text:p>
      <text:p text:style-name="Standard">Epoch: 53, Batch: 390, Avg. Loss: 1.5045027535408735</text:p>
      <text:p text:style-name="Standard">Epoch: 53, Batch: 400, Avg. Loss: 1.540477468445897</text:p>
      <text:p text:style-name="Standard">Epoch: 53, Batch: 410, Avg. Loss: 1.5813212137669326</text:p>
      <text:p text:style-name="Standard">Epoch: 53, Batch: 420, Avg. Loss: 1.6174080055207014</text:p>
      <text:p text:style-name="Standard">Epoch: 53, Batch: 430, Avg. Loss: 1.656736708804965</text:p>
      <text:p text:style-name="Standard">Epoch: 53, Batch: 440, Avg. Loss: 1.6954893350601197</text:p>
      <text:p text:style-name="Standard">Epoch: 53, Batch: 450, Avg. Loss: 1.7407924529165029</text:p>
      <text:p text:style-name="Standard">Epoch: 53, Batch: 460, Avg. Loss: 1.783260551467538</text:p>
      <text:p text:style-name="Standard">Epoch: 53, Batch: 470, Avg. Loss: 1.824306122213602</text:p>
      <text:p text:style-name="Standard">Epoch: 53, Batch: 480, Avg. Loss: 1.8667845085263253</text:p>
      <text:p text:style-name="Standard">Epoch: 53, Batch: 490, Avg. Loss: 1.9079298213124276</text:p>
      <text:p text:style-name="Standard">Epoch: 53, Batch: 500, Avg. Loss: 1.9476465847343207</text:p>
      <text:p text:style-name="Standard">Epoch: 53, Batch: 510, Avg. Loss: 1.9894586943089962</text:p>
      <text:p text:style-name="Standard">Epoch: 53, Batch: 520, Avg. Loss: 2.0279906829819083</text:p>
      <text:p text:style-name="Standard">Epoch: 53, Batch: 530, Avg. Loss: 2.0701721454039217</text:p>
      <text:p text:style-name="Standard">Epoch: 53, Batch: 540, Avg. Loss: 2.112616507150233</text:p>
      <text:p text:style-name="Standard">Epoch: 53, Batch: 550, Avg. Loss: 2.160982911847532</text:p>
      <text:p text:style-name="Standard">Epoch: 53, Batch: 560, Avg. Loss: 2.2046553859487177</text:p>
      <text:p text:style-name="Standard">Epoch: 53, Batch: 570, Avg. Loss: 2.245458730496466</text:p>
      <text:p text:style-name="Standard">Epoch: 53, Batch: 580, Avg. Loss: 2.291981326602399</text:p>
      <text:p text:style-name="Standard">Epoch: 53, Batch: 590, Avg. Loss: 2.3335301438346505</text:p>
      <text:p text:style-name="Standard">Epoch: 53, Batch: 600, Avg. Loss: 2.3751892706379296</text:p>
      <text:p text:style-name="Standard">Epoch: 53, Batch: 610, Avg. Loss: 2.416600086353719</text:p>
      <text:p text:style-name="Standard">Epoch: 53, Batch: 620, Avg. Loss: 2.4597113193944096</text:p>
      <text:p text:style-name="Standard">Epoch: 53, Batch: 630, Avg. Loss: 2.5028774527832867</text:p>
      <text:p text:style-name="Standard">Epoch: 53, Batch: 640, Avg. Loss: 2.5468049792572858</text:p>
      <text:p text:style-name="Standard">Epoch: 53, Batch: 650, Avg. Loss: 2.589653039909899</text:p>
      <text:p text:style-name="Standard">Epoch: 53, Batch: 660, Avg. Loss: 2.6326465124264358</text:p>
      <text:p text:style-name="Standard">Epoch: 53, Batch: 670, Avg. Loss: 2.677769118361175</text:p>
      <text:p text:style-name="Standard">Epoch: 53, Batch: 680, Avg. Loss: 2.72578001562506</text:p>
      <text:p text:style-name="Standard">Epoch: 53, Batch: 690, Avg. Loss: 2.7711367355659604</text:p>
      <text:p text:style-name="Standard"><text:soft-page-break/>Epoch: 53, Batch: 700, Avg. Loss: 2.8121331306174397</text:p>
      <text:p text:style-name="Standard">Epoch: 53, Batch: 710, Avg. Loss: 2.853261080943048</text:p>
      <text:p text:style-name="Standard">Epoch: 53, Batch: 720, Avg. Loss: 2.8958589056506754</text:p>
      <text:p text:style-name="Standard">Epoch: 53, Batch: 730, Avg. Loss: 2.940112438611686</text:p>
      <text:p text:style-name="Standard">Epoch: 53, Batch: 740, Avg. Loss: 2.9810170942917464</text:p>
      <text:p text:style-name="Standard">Epoch: 53, Batch: 750, Avg. Loss: 3.0263812212273478</text:p>
      <text:p text:style-name="Standard">Epoch: 53, Batch: 760, Avg. Loss: 3.0730967259034516</text:p>
      <text:p text:style-name="Standard">Epoch: 53, Batch: 770, Avg. Loss: 3.1188995582982897</text:p>
      <text:p text:style-name="Standard">Epoch: 53, Batch: 780, Avg. Loss: 3.160274240933359</text:p>
      <text:p text:style-name="Standard">Epoch: 53, Batch: 790, Avg. Loss: 3.204505599103868</text:p>
      <text:p text:style-name="Standard">Epoch: 53, Batch: 800, Avg. Loss: 3.248790308274329</text:p>
      <text:p text:style-name="Standard">Epoch: 53, Batch: 810, Avg. Loss: 3.291055718250573</text:p>
      <text:p text:style-name="Standard">Epoch: 53, Batch: 820, Avg. Loss: 3.3354174403473733</text:p>
      <text:p text:style-name="Standard">Epoch: 53, Batch: 830, Avg. Loss: 3.3770747719332577</text:p>
      <text:p text:style-name="Standard">Epoch: 53, Batch: 840, Avg. Loss: 3.4180488461628555</text:p>
      <text:p text:style-name="Standard">Epoch: 53, Batch: 850, Avg. Loss: 3.462963186018169</text:p>
      <text:p text:style-name="Standard">Epoch: 53, Batch: 860, Avg. Loss: 3.5090426756069064</text:p>
      <text:p text:style-name="Standard">Epoch: 53, Batch: 870, Avg. Loss: 3.551831974647939</text:p>
      <text:p text:style-name="Standard">Epoch: 53, Batch: 880, Avg. Loss: 3.5957480685785415</text:p>
      <text:p text:style-name="Standard">Epoch: 53, Batch: 890, Avg. Loss: 3.641499717719853</text:p>
      <text:p text:style-name="Standard">Epoch: 53, Batch: 900, Avg. Loss: 3.6837222484871743</text:p>
      <text:p text:style-name="Standard">Epoch: 53, Batch: 910, Avg. Loss: 3.728006184287369</text:p>
      <text:p text:style-name="Standard">Epoch: 53, Batch: 920, Avg. Loss: 3.7736012211069463</text:p>
      <text:p text:style-name="Standard">Epoch: 53, Batch: 930, Avg. Loss: 3.8173300942406057</text:p>
      <text:p text:style-name="Standard">Epoch: 53, Batch: 940, Avg. Loss: 3.859290368668735</text:p>
      <text:p text:style-name="Standard">Epoch: 53, Batch: 950, Avg. Loss: 3.905779631622136</text:p>
      <text:p text:style-name="Standard">Epoch: 53, Batch: 960, Avg. Loss: 3.9482063869014383</text:p>
      <text:p text:style-name="Standard">Epoch: 53, Batch: 970, Avg. Loss: 3.9897642435505984</text:p>
      <text:p text:style-name="Standard">Epoch: 53, Batch: 980, Avg. Loss: 4.0337619913741944</text:p>
      <text:p text:style-name="Standard">Epoch: 53, Batch: 990, Avg. Loss: 4.0809641854837535</text:p>
      <text:p text:style-name="Standard">Epoch: 53, Batch: 1000, Avg. Loss: 4.1282523980364205</text:p>
      <text:p text:style-name="Standard">Epoch: 54, Batch: 10, Avg. Loss: 0.037552409991621974</text:p>
      <text:p text:style-name="Standard">Epoch: 54, Batch: 20, Avg. Loss: 0.0758991338312626</text:p>
      <text:p text:style-name="Standard">Epoch: 54, Batch: 30, Avg. Loss: 0.11175062824040652</text:p>
      <text:p text:style-name="Standard">Epoch: 54, Batch: 40, Avg. Loss: 0.15158411618322135</text:p>
      <text:p text:style-name="Standard">Epoch: 54, Batch: 50, Avg. Loss: 0.19160645827651024</text:p>
      <text:p text:style-name="Standard">Epoch: 54, Batch: 60, Avg. Loss: 0.23477077931165696</text:p>
      <text:p text:style-name="Standard">Epoch: 54, Batch: 70, Avg. Loss: 0.2785789143294096</text:p>
      <text:p text:style-name="Standard">Epoch: 54, Batch: 80, Avg. Loss: 0.32249825559556483</text:p>
      <text:p text:style-name="Standard">Epoch: 54, Batch: 90, Avg. Loss: 0.35837295893579724</text:p>
      <text:p text:style-name="Standard">Epoch: 54, Batch: 100, Avg. Loss: 0.39567223824560643</text:p>
      <text:p text:style-name="Standard">Epoch: 54, Batch: 110, Avg. Loss: 0.4331180537119508</text:p>
      <text:p text:style-name="Standard">Epoch: 54, Batch: 120, Avg. Loss: 0.46971609611064197</text:p>
      <text:p text:style-name="Standard">Epoch: 54, Batch: 130, Avg. Loss: 0.5047525200992823</text:p>
      <text:p text:style-name="Standard">Epoch: 54, Batch: 140, Avg. Loss: 0.5431858949363232</text:p>
      <text:p text:style-name="Standard">Epoch: 54, Batch: 150, Avg. Loss: 0.5812001526355743</text:p>
      <text:p text:style-name="Standard">Epoch: 54, Batch: 160, Avg. Loss: 0.6186246501281858</text:p>
      <text:p text:style-name="Standard">Epoch: 54, Batch: 170, Avg. Loss: 0.6560247948393225</text:p>
      <text:p text:style-name="Standard">Epoch: 54, Batch: 180, Avg. Loss: 0.6938753856346012</text:p>
      <text:p text:style-name="Standard"><text:soft-page-break/>Epoch: 54, Batch: 190, Avg. Loss: 0.7335874354466796</text:p>
      <text:p text:style-name="Standard">Epoch: 54, Batch: 200, Avg. Loss: 0.7701510017737746</text:p>
      <text:p text:style-name="Standard">Epoch: 54, Batch: 210, Avg. Loss: 0.8057188350707293</text:p>
      <text:p text:style-name="Standard">Epoch: 54, Batch: 220, Avg. Loss: 0.8462693706154824</text:p>
      <text:p text:style-name="Standard">Epoch: 54, Batch: 230, Avg. Loss: 0.8862122360616922</text:p>
      <text:p text:style-name="Standard">Epoch: 54, Batch: 240, Avg. Loss: 0.9241228345781565</text:p>
      <text:p text:style-name="Standard">Epoch: 54, Batch: 250, Avg. Loss: 0.9609193108975888</text:p>
      <text:p text:style-name="Standard">Epoch: 54, Batch: 260, Avg. Loss: 0.9986567275598646</text:p>
      <text:p text:style-name="Standard">Epoch: 54, Batch: 270, Avg. Loss: 1.0399463675916194</text:p>
      <text:p text:style-name="Standard">Epoch: 54, Batch: 280, Avg. Loss: 1.080572497099638</text:p>
      <text:p text:style-name="Standard">Epoch: 54, Batch: 290, Avg. Loss: 1.1205811481922865</text:p>
      <text:p text:style-name="Standard">Epoch: 54, Batch: 300, Avg. Loss: 1.1643474310636521</text:p>
      <text:p text:style-name="Standard">Epoch: 54, Batch: 310, Avg. Loss: 1.2041379649192094</text:p>
      <text:p text:style-name="Standard">Epoch: 54, Batch: 320, Avg. Loss: 1.2454628325998782</text:p>
      <text:p text:style-name="Standard">Epoch: 54, Batch: 330, Avg. Loss: 1.284693456441164</text:p>
      <text:p text:style-name="Standard">Epoch: 54, Batch: 340, Avg. Loss: 1.3231302756816148</text:p>
      <text:p text:style-name="Standard">Epoch: 54, Batch: 350, Avg. Loss: 1.3620333984494208</text:p>
      <text:p text:style-name="Standard">Epoch: 54, Batch: 360, Avg. Loss: 1.4010148270055651</text:p>
      <text:p text:style-name="Standard">Epoch: 54, Batch: 370, Avg. Loss: 1.4393488632515072</text:p>
      <text:p text:style-name="Standard">Epoch: 54, Batch: 380, Avg. Loss: 1.478698088787496</text:p>
      <text:p text:style-name="Standard">Epoch: 54, Batch: 390, Avg. Loss: 1.518266019038856</text:p>
      <text:p text:style-name="Standard">Epoch: 54, Batch: 400, Avg. Loss: 1.5610341118648647</text:p>
      <text:p text:style-name="Standard">Epoch: 54, Batch: 410, Avg. Loss: 1.5996594386175276</text:p>
      <text:p text:style-name="Standard">Epoch: 54, Batch: 420, Avg. Loss: 1.6383418006822468</text:p>
      <text:p text:style-name="Standard">Epoch: 54, Batch: 430, Avg. Loss: 1.6797773713245987</text:p>
      <text:p text:style-name="Standard">Epoch: 54, Batch: 440, Avg. Loss: 1.7215137680992485</text:p>
      <text:p text:style-name="Standard">Epoch: 54, Batch: 450, Avg. Loss: 1.7591214889660478</text:p>
      <text:p text:style-name="Standard">Epoch: 54, Batch: 460, Avg. Loss: 1.7967152029275895</text:p>
      <text:p text:style-name="Standard">Epoch: 54, Batch: 470, Avg. Loss: 1.834338698349893</text:p>
      <text:p text:style-name="Standard">Epoch: 54, Batch: 480, Avg. Loss: 1.872505951113999</text:p>
      <text:p text:style-name="Standard">Epoch: 54, Batch: 490, Avg. Loss: 1.9150552915409207</text:p>
      <text:p text:style-name="Standard">Epoch: 54, Batch: 500, Avg. Loss: 1.956910823099315</text:p>
      <text:p text:style-name="Standard">Epoch: 54, Batch: 510, Avg. Loss: 1.996291503868997</text:p>
      <text:p text:style-name="Standard">Epoch: 54, Batch: 520, Avg. Loss: 2.0363763162866233</text:p>
      <text:p text:style-name="Standard">Epoch: 54, Batch: 530, Avg. Loss: 2.0783819263800978</text:p>
      <text:p text:style-name="Standard">Epoch: 54, Batch: 540, Avg. Loss: 2.1193960839882493</text:p>
      <text:p text:style-name="Standard">Epoch: 54, Batch: 550, Avg. Loss: 2.1599650010466576</text:p>
      <text:p text:style-name="Standard">Epoch: 54, Batch: 560, Avg. Loss: 2.1999614618718626</text:p>
      <text:p text:style-name="Standard">Epoch: 54, Batch: 570, Avg. Loss: 2.240079473890364</text:p>
      <text:p text:style-name="Standard">Epoch: 54, Batch: 580, Avg. Loss: 2.277923621609807</text:p>
      <text:p text:style-name="Standard">Epoch: 54, Batch: 590, Avg. Loss: 2.321021518111229</text:p>
      <text:p text:style-name="Standard">Epoch: 54, Batch: 600, Avg. Loss: 2.36307706348598</text:p>
      <text:p text:style-name="Standard">Epoch: 54, Batch: 610, Avg. Loss: 2.405757535248995</text:p>
      <text:p text:style-name="Standard">Epoch: 54, Batch: 620, Avg. Loss: 2.448951815068722</text:p>
      <text:p text:style-name="Standard">Epoch: 54, Batch: 630, Avg. Loss: 2.4890196744352577</text:p>
      <text:p text:style-name="Standard">Epoch: 54, Batch: 640, Avg. Loss: 2.5292936373502015</text:p>
      <text:p text:style-name="Standard">Epoch: 54, Batch: 650, Avg. Loss: 2.5698846738785504</text:p>
      <text:p text:style-name="Standard">Epoch: 54, Batch: 660, Avg. Loss: 2.6106443010270595</text:p>
      <text:p text:style-name="Standard">Epoch: 54, Batch: 670, Avg. Loss: 2.649015802145004</text:p>
      <text:p text:style-name="Standard"><text:soft-page-break/>Epoch: 54, Batch: 680, Avg. Loss: 2.690982720255852</text:p>
      <text:p text:style-name="Standard">Epoch: 54, Batch: 690, Avg. Loss: 2.7315119178965688</text:p>
      <text:p text:style-name="Standard">Epoch: 54, Batch: 700, Avg. Loss: 2.7698794765397907</text:p>
      <text:p text:style-name="Standard">Epoch: 54, Batch: 710, Avg. Loss: 2.807914189249277</text:p>
      <text:p text:style-name="Standard">Epoch: 54, Batch: 720, Avg. Loss: 2.8451465550810098</text:p>
      <text:p text:style-name="Standard">Epoch: 54, Batch: 730, Avg. Loss: 2.883767857402563</text:p>
      <text:p text:style-name="Standard">Epoch: 54, Batch: 740, Avg. Loss: 2.9250940401107073</text:p>
      <text:p text:style-name="Standard">Epoch: 54, Batch: 750, Avg. Loss: 2.9661523438990116</text:p>
      <text:p text:style-name="Standard">Epoch: 54, Batch: 760, Avg. Loss: 3.0080496042966844</text:p>
      <text:p text:style-name="Standard">Epoch: 54, Batch: 770, Avg. Loss: 3.0515862956643103</text:p>
      <text:p text:style-name="Standard">Epoch: 54, Batch: 780, Avg. Loss: 3.095354964956641</text:p>
      <text:p text:style-name="Standard">Epoch: 54, Batch: 790, Avg. Loss: 3.139023659750819</text:p>
      <text:p text:style-name="Standard">Epoch: 54, Batch: 800, Avg. Loss: 3.1805591877549886</text:p>
      <text:p text:style-name="Standard">Epoch: 54, Batch: 810, Avg. Loss: 3.220512254908681</text:p>
      <text:p text:style-name="Standard">Epoch: 54, Batch: 820, Avg. Loss: 3.260353729873896</text:p>
      <text:p text:style-name="Standard">Epoch: 54, Batch: 830, Avg. Loss: 3.301073459535837</text:p>
      <text:p text:style-name="Standard">Epoch: 54, Batch: 840, Avg. Loss: 3.339951905980706</text:p>
      <text:p text:style-name="Standard">Epoch: 54, Batch: 850, Avg. Loss: 3.3812060110270976</text:p>
      <text:p text:style-name="Standard">Epoch: 54, Batch: 860, Avg. Loss: 3.424211098998785</text:p>
      <text:p text:style-name="Standard">Epoch: 54, Batch: 870, Avg. Loss: 3.468065183982253</text:p>
      <text:p text:style-name="Standard">Epoch: 54, Batch: 880, Avg. Loss: 3.510578440874815</text:p>
      <text:p text:style-name="Standard">Epoch: 54, Batch: 890, Avg. Loss: 3.5542747490108013</text:p>
      <text:p text:style-name="Standard">Epoch: 54, Batch: 900, Avg. Loss: 3.5980943903326987</text:p>
      <text:p text:style-name="Standard">Epoch: 54, Batch: 910, Avg. Loss: 3.6424487896263598</text:p>
      <text:p text:style-name="Standard">Epoch: 54, Batch: 920, Avg. Loss: 3.685343963652849</text:p>
      <text:p text:style-name="Standard">Epoch: 54, Batch: 930, Avg. Loss: 3.730653116479516</text:p>
      <text:p text:style-name="Standard">Epoch: 54, Batch: 940, Avg. Loss: 3.7731900133192537</text:p>
      <text:p text:style-name="Standard">Epoch: 54, Batch: 950, Avg. Loss: 3.8150862026959658</text:p>
      <text:p text:style-name="Standard">Epoch: 54, Batch: 960, Avg. Loss: 3.858721708878875</text:p>
      <text:p text:style-name="Standard">Epoch: 54, Batch: 970, Avg. Loss: 3.899398998916149</text:p>
      <text:p text:style-name="Standard">Epoch: 54, Batch: 980, Avg. Loss: 3.9403755743056537</text:p>
      <text:p text:style-name="Standard">Epoch: 54, Batch: 990, Avg. Loss: 3.9807246174663304</text:p>
      <text:p text:style-name="Standard">Epoch: 54, Batch: 1000, Avg. Loss: 4.024500451609493</text:p>
      <text:p text:style-name="Standard">Epoch: 55, Batch: 10, Avg. Loss: 0.0358521843329072</text:p>
      <text:p text:style-name="Standard">Epoch: 55, Batch: 20, Avg. Loss: 0.07231638506054879</text:p>
      <text:p text:style-name="Standard">Epoch: 55, Batch: 30, Avg. Loss: 0.10879927780479193</text:p>
      <text:p text:style-name="Standard">Epoch: 55, Batch: 40, Avg. Loss: 0.14787734840065242</text:p>
      <text:p text:style-name="Standard">Epoch: 55, Batch: 50, Avg. Loss: 0.18693526983261108</text:p>
      <text:p text:style-name="Standard">Epoch: 55, Batch: 60, Avg. Loss: 0.22261156588792802</text:p>
      <text:p text:style-name="Standard">Epoch: 55, Batch: 70, Avg. Loss: 0.2549725079908967</text:p>
      <text:p text:style-name="Standard">Epoch: 55, Batch: 80, Avg. Loss: 0.2876485692337155</text:p>
      <text:p text:style-name="Standard">Epoch: 55, Batch: 90, Avg. Loss: 0.32229828014969825</text:p>
      <text:p text:style-name="Standard">Epoch: 55, Batch: 100, Avg. Loss: 0.3581699164584279</text:p>
      <text:p text:style-name="Standard">Epoch: 55, Batch: 110, Avg. Loss: 0.3924112536013126</text:p>
      <text:p text:style-name="Standard">Epoch: 55, Batch: 120, Avg. Loss: 0.4296243079006672</text:p>
      <text:p text:style-name="Standard">Epoch: 55, Batch: 130, Avg. Loss: 0.46611716151237487</text:p>
      <text:p text:style-name="Standard">Epoch: 55, Batch: 140, Avg. Loss: 0.5058739522472024</text:p>
      <text:p text:style-name="Standard">Epoch: 55, Batch: 150, Avg. Loss: 0.544985287822783</text:p>
      <text:p text:style-name="Standard">Epoch: 55, Batch: 160, Avg. Loss: 0.5848669460043311</text:p>
      <text:p text:style-name="Standard"><text:soft-page-break/>Epoch: 55, Batch: 170, Avg. Loss: 0.6212681787088513</text:p>
      <text:p text:style-name="Standard">Epoch: 55, Batch: 180, Avg. Loss: 0.6594013003632426</text:p>
      <text:p text:style-name="Standard">Epoch: 55, Batch: 190, Avg. Loss: 0.6997616367414594</text:p>
      <text:p text:style-name="Standard">Epoch: 55, Batch: 200, Avg. Loss: 0.7388856472447515</text:p>
      <text:p text:style-name="Standard">Epoch: 55, Batch: 210, Avg. Loss: 0.7744017723947764</text:p>
      <text:p text:style-name="Standard">Epoch: 55, Batch: 220, Avg. Loss: 0.8089414814487099</text:p>
      <text:p text:style-name="Standard">Epoch: 55, Batch: 230, Avg. Loss: 0.843859207443893</text:p>
      <text:p text:style-name="Standard">Epoch: 55, Batch: 240, Avg. Loss: 0.8812405329197646</text:p>
      <text:p text:style-name="Standard">Epoch: 55, Batch: 250, Avg. Loss: 0.9178556583821773</text:p>
      <text:p text:style-name="Standard">Epoch: 55, Batch: 260, Avg. Loss: 0.9525493474677205</text:p>
      <text:p text:style-name="Standard">Epoch: 55, Batch: 270, Avg. Loss: 0.9905247315764427</text:p>
      <text:p text:style-name="Standard">Epoch: 55, Batch: 280, Avg. Loss: 1.0255671618506312</text:p>
      <text:p text:style-name="Standard">Epoch: 55, Batch: 290, Avg. Loss: 1.062498833052814</text:p>
      <text:p text:style-name="Standard">Epoch: 55, Batch: 300, Avg. Loss: 1.0985549436882138</text:p>
      <text:p text:style-name="Standard">Epoch: 55, Batch: 310, Avg. Loss: 1.135850135423243</text:p>
      <text:p text:style-name="Standard">Epoch: 55, Batch: 320, Avg. Loss: 1.1736678501591087</text:p>
      <text:p text:style-name="Standard">Epoch: 55, Batch: 330, Avg. Loss: 1.2109748931601643</text:p>
      <text:p text:style-name="Standard">Epoch: 55, Batch: 340, Avg. Loss: 1.2535564934834837</text:p>
      <text:p text:style-name="Standard">Epoch: 55, Batch: 350, Avg. Loss: 1.2901043111458421</text:p>
      <text:p text:style-name="Standard">Epoch: 55, Batch: 360, Avg. Loss: 1.3246196314692498</text:p>
      <text:p text:style-name="Standard">Epoch: 55, Batch: 370, Avg. Loss: 1.3626654852181672</text:p>
      <text:p text:style-name="Standard">Epoch: 55, Batch: 380, Avg. Loss: 1.3997269090265037</text:p>
      <text:p text:style-name="Standard">Epoch: 55, Batch: 390, Avg. Loss: 1.4387336317449808</text:p>
      <text:p text:style-name="Standard">Epoch: 55, Batch: 400, Avg. Loss: 1.4759608771651984</text:p>
      <text:p text:style-name="Standard">Epoch: 55, Batch: 410, Avg. Loss: 1.514425230026245</text:p>
      <text:p text:style-name="Standard">Epoch: 55, Batch: 420, Avg. Loss: 1.550994946062565</text:p>
      <text:p text:style-name="Standard">Epoch: 55, Batch: 430, Avg. Loss: 1.5878040745854378</text:p>
      <text:p text:style-name="Standard">Epoch: 55, Batch: 440, Avg. Loss: 1.6246975468471647</text:p>
      <text:p text:style-name="Standard">Epoch: 55, Batch: 450, Avg. Loss: 1.6594050528481603</text:p>
      <text:p text:style-name="Standard">Epoch: 55, Batch: 460, Avg. Loss: 1.696680230461061</text:p>
      <text:p text:style-name="Standard">Epoch: 55, Batch: 470, Avg. Loss: 1.734268662892282</text:p>
      <text:p text:style-name="Standard">Epoch: 55, Batch: 480, Avg. Loss: 1.7730702007189394</text:p>
      <text:p text:style-name="Standard">Epoch: 55, Batch: 490, Avg. Loss: 1.8094253486022354</text:p>
      <text:p text:style-name="Standard">Epoch: 55, Batch: 500, Avg. Loss: 1.8476422427222132</text:p>
      <text:p text:style-name="Standard">Epoch: 55, Batch: 510, Avg. Loss: 1.8878593264147638</text:p>
      <text:p text:style-name="Standard">Epoch: 55, Batch: 520, Avg. Loss: 1.925531866773963</text:p>
      <text:p text:style-name="Standard">Epoch: 55, Batch: 530, Avg. Loss: 1.9606665065512061</text:p>
      <text:p text:style-name="Standard">Epoch: 55, Batch: 540, Avg. Loss: 1.998472368903458</text:p>
      <text:p text:style-name="Standard">Epoch: 55, Batch: 550, Avg. Loss: 2.035253974609077</text:p>
      <text:p text:style-name="Standard">Epoch: 55, Batch: 560, Avg. Loss: 2.0728336265310645</text:p>
      <text:p text:style-name="Standard">Epoch: 55, Batch: 570, Avg. Loss: 2.108675524033606</text:p>
      <text:p text:style-name="Standard">Epoch: 55, Batch: 580, Avg. Loss: 2.1472392471507193</text:p>
      <text:p text:style-name="Standard">Epoch: 55, Batch: 590, Avg. Loss: 2.184388326667249</text:p>
      <text:p text:style-name="Standard">Epoch: 55, Batch: 600, Avg. Loss: 2.223182433284819</text:p>
      <text:p text:style-name="Standard">Epoch: 55, Batch: 610, Avg. Loss: 2.260915918648243</text:p>
      <text:p text:style-name="Standard">Epoch: 55, Batch: 620, Avg. Loss: 2.301107620820403</text:p>
      <text:p text:style-name="Standard">Epoch: 55, Batch: 630, Avg. Loss: 2.3377124685794115</text:p>
      <text:p text:style-name="Standard">Epoch: 55, Batch: 640, Avg. Loss: 2.376935590058565</text:p>
      <text:p text:style-name="Standard">Epoch: 55, Batch: 650, Avg. Loss: 2.4133255379274487</text:p>
      <text:p text:style-name="Standard"><text:soft-page-break/>Epoch: 55, Batch: 660, Avg. Loss: 2.4526099575683475</text:p>
      <text:p text:style-name="Standard">Epoch: 55, Batch: 670, Avg. Loss: 2.4901624290272593</text:p>
      <text:p text:style-name="Standard">Epoch: 55, Batch: 680, Avg. Loss: 2.5317571027204395</text:p>
      <text:p text:style-name="Standard">Epoch: 55, Batch: 690, Avg. Loss: 2.572711752913892</text:p>
      <text:p text:style-name="Standard">Epoch: 55, Batch: 700, Avg. Loss: 2.61218102555722</text:p>
      <text:p text:style-name="Standard">Epoch: 55, Batch: 710, Avg. Loss: 2.652299211360514</text:p>
      <text:p text:style-name="Standard">Epoch: 55, Batch: 720, Avg. Loss: 2.693177159316838</text:p>
      <text:p text:style-name="Standard">Epoch: 55, Batch: 730, Avg. Loss: 2.731661973334849</text:p>
      <text:p text:style-name="Standard">Epoch: 55, Batch: 740, Avg. Loss: 2.772686301358044</text:p>
      <text:p text:style-name="Standard">Epoch: 55, Batch: 750, Avg. Loss: 2.8195824874565005</text:p>
      <text:p text:style-name="Standard">Epoch: 55, Batch: 760, Avg. Loss: 2.865660631097853</text:p>
      <text:p text:style-name="Standard">Epoch: 55, Batch: 770, Avg. Loss: 2.9092375254258513</text:p>
      <text:p text:style-name="Standard">Epoch: 55, Batch: 780, Avg. Loss: 2.9528256697580217</text:p>
      <text:p text:style-name="Standard">Epoch: 55, Batch: 790, Avg. Loss: 2.994938509725034</text:p>
      <text:p text:style-name="Standard">Epoch: 55, Batch: 800, Avg. Loss: 3.0373487228527667</text:p>
      <text:p text:style-name="Standard">Epoch: 55, Batch: 810, Avg. Loss: 3.0815384170040487</text:p>
      <text:p text:style-name="Standard">Epoch: 55, Batch: 820, Avg. Loss: 3.1262173047289252</text:p>
      <text:p text:style-name="Standard">Epoch: 55, Batch: 830, Avg. Loss: 3.1667079949751495</text:p>
      <text:p text:style-name="Standard">Epoch: 55, Batch: 840, Avg. Loss: 3.2113761214539407</text:p>
      <text:p text:style-name="Standard">Epoch: 55, Batch: 850, Avg. Loss: 3.256702424399555</text:p>
      <text:p text:style-name="Standard">Epoch: 55, Batch: 860, Avg. Loss: 3.2993925413116814</text:p>
      <text:p text:style-name="Standard">Epoch: 55, Batch: 870, Avg. Loss: 3.339581401273608</text:p>
      <text:p text:style-name="Standard">Epoch: 55, Batch: 880, Avg. Loss: 3.3815281286835672</text:p>
      <text:p text:style-name="Standard">Epoch: 55, Batch: 890, Avg. Loss: 3.42453694678843</text:p>
      <text:p text:style-name="Standard">Epoch: 55, Batch: 900, Avg. Loss: 3.46340192258358</text:p>
      <text:p text:style-name="Standard">Epoch: 55, Batch: 910, Avg. Loss: 3.5019950907677413</text:p>
      <text:p text:style-name="Standard">Epoch: 55, Batch: 920, Avg. Loss: 3.5417723424732683</text:p>
      <text:p text:style-name="Standard">Epoch: 55, Batch: 930, Avg. Loss: 3.585041644051671</text:p>
      <text:p text:style-name="Standard">Epoch: 55, Batch: 940, Avg. Loss: 3.627318627387285</text:p>
      <text:p text:style-name="Standard">Epoch: 55, Batch: 950, Avg. Loss: 3.670251014456153</text:p>
      <text:p text:style-name="Standard">Epoch: 55, Batch: 960, Avg. Loss: 3.713129734247923</text:p>
      <text:p text:style-name="Standard">Epoch: 55, Batch: 970, Avg. Loss: 3.7541842084378003</text:p>
      <text:p text:style-name="Standard">Epoch: 55, Batch: 980, Avg. Loss: 3.7960624899715185</text:p>
      <text:p text:style-name="Standard">Epoch: 55, Batch: 990, Avg. Loss: 3.837789187580347</text:p>
      <text:p text:style-name="Standard">Epoch: 55, Batch: 1000, Avg. Loss: 3.8798465888947247</text:p>
      <text:p text:style-name="Standard">Epoch: 56, Batch: 10, Avg. Loss: 0.03440842814743519</text:p>
      <text:p text:style-name="Standard">Epoch: 56, Batch: 20, Avg. Loss: 0.07159565314650536</text:p>
      <text:p text:style-name="Standard">Epoch: 56, Batch: 30, Avg. Loss: 0.10833413191139699</text:p>
      <text:p text:style-name="Standard">Epoch: 56, Batch: 40, Avg. Loss: 0.14156424961984157</text:p>
      <text:p text:style-name="Standard">Epoch: 56, Batch: 50, Avg. Loss: 0.17269836626946927</text:p>
      <text:p text:style-name="Standard">Epoch: 56, Batch: 60, Avg. Loss: 0.20421598348766565</text:p>
      <text:p text:style-name="Standard">Epoch: 56, Batch: 70, Avg. Loss: 0.23575190138071775</text:p>
      <text:p text:style-name="Standard">Epoch: 56, Batch: 80, Avg. Loss: 0.2676367362961173</text:p>
      <text:p text:style-name="Standard">Epoch: 56, Batch: 90, Avg. Loss: 0.30024913921952245</text:p>
      <text:p text:style-name="Standard">Epoch: 56, Batch: 100, Avg. Loss: 0.335566739551723</text:p>
      <text:p text:style-name="Standard">Epoch: 56, Batch: 110, Avg. Loss: 0.3669850708916783</text:p>
      <text:p text:style-name="Standard">Epoch: 56, Batch: 120, Avg. Loss: 0.4002550395205617</text:p>
      <text:p text:style-name="Standard">Epoch: 56, Batch: 130, Avg. Loss: 0.43561630994081496</text:p>
      <text:p text:style-name="Standard">Epoch: 56, Batch: 140, Avg. Loss: 0.46994360722601414</text:p>
      <text:p text:style-name="Standard"><text:soft-page-break/>Epoch: 56, Batch: 150, Avg. Loss: 0.5050167363137007</text:p>
      <text:p text:style-name="Standard">Epoch: 56, Batch: 160, Avg. Loss: 0.5398387592285872</text:p>
      <text:p text:style-name="Standard">Epoch: 56, Batch: 170, Avg. Loss: 0.5761114967986941</text:p>
      <text:p text:style-name="Standard">Epoch: 56, Batch: 180, Avg. Loss: 0.6154387092217803</text:p>
      <text:p text:style-name="Standard">Epoch: 56, Batch: 190, Avg. Loss: 0.6499533684924245</text:p>
      <text:p text:style-name="Standard">Epoch: 56, Batch: 200, Avg. Loss: 0.6866011844947935</text:p>
      <text:p text:style-name="Standard">Epoch: 56, Batch: 210, Avg. Loss: 0.7189589895308017</text:p>
      <text:p text:style-name="Standard">Epoch: 56, Batch: 220, Avg. Loss: 0.7560152698308229</text:p>
      <text:p text:style-name="Standard">Epoch: 56, Batch: 230, Avg. Loss: 0.7896363141015172</text:p>
      <text:p text:style-name="Standard">Epoch: 56, Batch: 240, Avg. Loss: 0.8286592656746506</text:p>
      <text:p text:style-name="Standard">Epoch: 56, Batch: 250, Avg. Loss: 0.8680076682940125</text:p>
      <text:p text:style-name="Standard">Epoch: 56, Batch: 260, Avg. Loss: 0.9044581292197108</text:p>
      <text:p text:style-name="Standard">Epoch: 56, Batch: 270, Avg. Loss: 0.9406503913924098</text:p>
      <text:p text:style-name="Standard">Epoch: 56, Batch: 280, Avg. Loss: 0.9773836862295866</text:p>
      <text:p text:style-name="Standard">Epoch: 56, Batch: 290, Avg. Loss: 1.0132024336606265</text:p>
      <text:p text:style-name="Standard">Epoch: 56, Batch: 300, Avg. Loss: 1.053366709128022</text:p>
      <text:p text:style-name="Standard">Epoch: 56, Batch: 310, Avg. Loss: 1.0898811984807253</text:p>
      <text:p text:style-name="Standard">Epoch: 56, Batch: 320, Avg. Loss: 1.1249941201880573</text:p>
      <text:p text:style-name="Standard">Epoch: 56, Batch: 330, Avg. Loss: 1.159395546466112</text:p>
      <text:p text:style-name="Standard">Epoch: 56, Batch: 340, Avg. Loss: 1.1938948916271328</text:p>
      <text:p text:style-name="Standard">Epoch: 56, Batch: 350, Avg. Loss: 1.2288657423108815</text:p>
      <text:p text:style-name="Standard">Epoch: 56, Batch: 360, Avg. Loss: 1.2659557212144137</text:p>
      <text:p text:style-name="Standard">Epoch: 56, Batch: 370, Avg. Loss: 1.302100758627057</text:p>
      <text:p text:style-name="Standard">Epoch: 56, Batch: 380, Avg. Loss: 1.3360950976610184</text:p>
      <text:p text:style-name="Standard">Epoch: 56, Batch: 390, Avg. Loss: 1.372075867652893</text:p>
      <text:p text:style-name="Standard">Epoch: 56, Batch: 400, Avg. Loss: 1.4059082321822642</text:p>
      <text:p text:style-name="Standard">Epoch: 56, Batch: 410, Avg. Loss: 1.443229797296226</text:p>
      <text:p text:style-name="Standard">Epoch: 56, Batch: 420, Avg. Loss: 1.4801565773785115</text:p>
      <text:p text:style-name="Standard">Epoch: 56, Batch: 430, Avg. Loss: 1.5177568295970558</text:p>
      <text:p text:style-name="Standard">Epoch: 56, Batch: 440, Avg. Loss: 1.5528917687013746</text:p>
      <text:p text:style-name="Standard">Epoch: 56, Batch: 450, Avg. Loss: 1.591125470213592</text:p>
      <text:p text:style-name="Standard">Epoch: 56, Batch: 460, Avg. Loss: 1.6277297738939525</text:p>
      <text:p text:style-name="Standard">Epoch: 56, Batch: 470, Avg. Loss: 1.6630492340773344</text:p>
      <text:p text:style-name="Standard">Epoch: 56, Batch: 480, Avg. Loss: 1.6964333079755307</text:p>
      <text:p text:style-name="Standard">Epoch: 56, Batch: 490, Avg. Loss: 1.734590684622526</text:p>
      <text:p text:style-name="Standard">Epoch: 56, Batch: 500, Avg. Loss: 1.7706849757581948</text:p>
      <text:p text:style-name="Standard">Epoch: 56, Batch: 510, Avg. Loss: 1.8097290977835656</text:p>
      <text:p text:style-name="Standard">Epoch: 56, Batch: 520, Avg. Loss: 1.8478162763640285</text:p>
      <text:p text:style-name="Standard">Epoch: 56, Batch: 530, Avg. Loss: 1.8813780289143325</text:p>
      <text:p text:style-name="Standard">Epoch: 56, Batch: 540, Avg. Loss: 1.9202607598155736</text:p>
      <text:p text:style-name="Standard">Epoch: 56, Batch: 550, Avg. Loss: 1.9608105678111314</text:p>
      <text:p text:style-name="Standard">Epoch: 56, Batch: 560, Avg. Loss: 1.9982022862881421</text:p>
      <text:p text:style-name="Standard">Epoch: 56, Batch: 570, Avg. Loss: 2.0400230068713427</text:p>
      <text:p text:style-name="Standard">Epoch: 56, Batch: 580, Avg. Loss: 2.0767237776890397</text:p>
      <text:p text:style-name="Standard">Epoch: 56, Batch: 590, Avg. Loss: 2.1152176773175597</text:p>
      <text:p text:style-name="Standard">Epoch: 56, Batch: 600, Avg. Loss: 2.1550415085628627</text:p>
      <text:p text:style-name="Standard">Epoch: 56, Batch: 610, Avg. Loss: 2.1934109585359693</text:p>
      <text:p text:style-name="Standard">Epoch: 56, Batch: 620, Avg. Loss: 2.231663924641907</text:p>
      <text:p text:style-name="Standard">Epoch: 56, Batch: 630, Avg. Loss: 2.270525913499296</text:p>
      <text:p text:style-name="Standard"><text:soft-page-break/>Epoch: 56, Batch: 640, Avg. Loss: 2.3103654677048326</text:p>
      <text:p text:style-name="Standard">Epoch: 56, Batch: 650, Avg. Loss: 2.348788725025952</text:p>
      <text:p text:style-name="Standard">Epoch: 56, Batch: 660, Avg. Loss: 2.3888566982001067</text:p>
      <text:p text:style-name="Standard">Epoch: 56, Batch: 670, Avg. Loss: 2.426172061637044</text:p>
      <text:p text:style-name="Standard">Epoch: 56, Batch: 680, Avg. Loss: 2.465160953626037</text:p>
      <text:p text:style-name="Standard">Epoch: 56, Batch: 690, Avg. Loss: 2.5035070698708295</text:p>
      <text:p text:style-name="Standard">Epoch: 56, Batch: 700, Avg. Loss: 2.541883497685194</text:p>
      <text:p text:style-name="Standard">Epoch: 56, Batch: 710, Avg. Loss: 2.5812733134254815</text:p>
      <text:p text:style-name="Standard">Epoch: 56, Batch: 720, Avg. Loss: 2.619415828026831</text:p>
      <text:p text:style-name="Standard">Epoch: 56, Batch: 730, Avg. Loss: 2.659010225720704</text:p>
      <text:p text:style-name="Standard">Epoch: 56, Batch: 740, Avg. Loss: 2.6969085561111568</text:p>
      <text:p text:style-name="Standard">Epoch: 56, Batch: 750, Avg. Loss: 2.733175524324179</text:p>
      <text:p text:style-name="Standard">Epoch: 56, Batch: 760, Avg. Loss: 2.7716436844319103</text:p>
      <text:p text:style-name="Standard">Epoch: 56, Batch: 770, Avg. Loss: 2.811057686060667</text:p>
      <text:p text:style-name="Standard">Epoch: 56, Batch: 780, Avg. Loss: 2.8507025223225355</text:p>
      <text:p text:style-name="Standard">Epoch: 56, Batch: 790, Avg. Loss: 2.887494213320315</text:p>
      <text:p text:style-name="Standard">Epoch: 56, Batch: 800, Avg. Loss: 2.9262200934812426</text:p>
      <text:p text:style-name="Standard">Epoch: 56, Batch: 810, Avg. Loss: 2.9657973619177938</text:p>
      <text:p text:style-name="Standard">Epoch: 56, Batch: 820, Avg. Loss: 3.0055816343054174</text:p>
      <text:p text:style-name="Standard">Epoch: 56, Batch: 830, Avg. Loss: 3.046289023198187</text:p>
      <text:p text:style-name="Standard">Epoch: 56, Batch: 840, Avg. Loss: 3.0855418926104905</text:p>
      <text:p text:style-name="Standard">Epoch: 56, Batch: 850, Avg. Loss: 3.12345362175256</text:p>
      <text:p text:style-name="Standard">Epoch: 56, Batch: 860, Avg. Loss: 3.161852744594216</text:p>
      <text:p text:style-name="Standard">Epoch: 56, Batch: 870, Avg. Loss: 3.201062661781907</text:p>
      <text:p text:style-name="Standard">Epoch: 56, Batch: 880, Avg. Loss: 3.240008008107543</text:p>
      <text:p text:style-name="Standard">Epoch: 56, Batch: 890, Avg. Loss: 3.278698852658272</text:p>
      <text:p text:style-name="Standard">Epoch: 56, Batch: 900, Avg. Loss: 3.3185657761991023</text:p>
      <text:p text:style-name="Standard">Epoch: 56, Batch: 910, Avg. Loss: 3.360772718116641</text:p>
      <text:p text:style-name="Standard">Epoch: 56, Batch: 920, Avg. Loss: 3.40264019779861</text:p>
      <text:p text:style-name="Standard">Epoch: 56, Batch: 930, Avg. Loss: 3.4435090705752374</text:p>
      <text:p text:style-name="Standard">Epoch: 56, Batch: 940, Avg. Loss: 3.4844489000737666</text:p>
      <text:p text:style-name="Standard">Epoch: 56, Batch: 950, Avg. Loss: 3.526333897933364</text:p>
      <text:p text:style-name="Standard">Epoch: 56, Batch: 960, Avg. Loss: 3.5710678100585938</text:p>
      <text:p text:style-name="Standard">Epoch: 56, Batch: 970, Avg. Loss: 3.6123549681156875</text:p>
      <text:p text:style-name="Standard">Epoch: 56, Batch: 980, Avg. Loss: 3.6561614025384186</text:p>
      <text:p text:style-name="Standard">Epoch: 56, Batch: 990, Avg. Loss: 3.6984739165753124</text:p>
      <text:p text:style-name="Standard">Epoch: 56, Batch: 1000, Avg. Loss: 3.7419803768396376</text:p>
      <text:p text:style-name="Standard">Epoch: 57, Batch: 10, Avg. Loss: 0.035495918802917005</text:p>
      <text:p text:style-name="Standard">Epoch: 57, Batch: 20, Avg. Loss: 0.07136718481779099</text:p>
      <text:p text:style-name="Standard">Epoch: 57, Batch: 30, Avg. Loss: 0.10574835948646069</text:p>
      <text:p text:style-name="Standard">Epoch: 57, Batch: 40, Avg. Loss: 0.1386361327022314</text:p>
      <text:p text:style-name="Standard">Epoch: 57, Batch: 50, Avg. Loss: 0.17323428504168986</text:p>
      <text:p text:style-name="Standard">Epoch: 57, Batch: 60, Avg. Loss: 0.20591934807598591</text:p>
      <text:p text:style-name="Standard">Epoch: 57, Batch: 70, Avg. Loss: 0.24068538285791874</text:p>
      <text:p text:style-name="Standard">Epoch: 57, Batch: 80, Avg. Loss: 0.27554142754524946</text:p>
      <text:p text:style-name="Standard">Epoch: 57, Batch: 90, Avg. Loss: 0.30913066435605285</text:p>
      <text:p text:style-name="Standard">Epoch: 57, Batch: 100, Avg. Loss: 0.34147381838411095</text:p>
      <text:p text:style-name="Standard">Epoch: 57, Batch: 110, Avg. Loss: 0.3772246312350035</text:p>
      <text:p text:style-name="Standard">Epoch: 57, Batch: 120, Avg. Loss: 0.4148594722151756</text:p>
      <text:p text:style-name="Standard"><text:soft-page-break/>Epoch: 57, Batch: 130, Avg. Loss: 0.4497612059116364</text:p>
      <text:p text:style-name="Standard">Epoch: 57, Batch: 140, Avg. Loss: 0.4855819812044501</text:p>
      <text:p text:style-name="Standard">Epoch: 57, Batch: 150, Avg. Loss: 0.5209769753739237</text:p>
      <text:p text:style-name="Standard">Epoch: 57, Batch: 160, Avg. Loss: 0.5582038786262273</text:p>
      <text:p text:style-name="Standard">Epoch: 57, Batch: 170, Avg. Loss: 0.5944791840389371</text:p>
      <text:p text:style-name="Standard">Epoch: 57, Batch: 180, Avg. Loss: 0.6278113942593336</text:p>
      <text:p text:style-name="Standard">Epoch: 57, Batch: 190, Avg. Loss: 0.6624119026586414</text:p>
      <text:p text:style-name="Standard">Epoch: 57, Batch: 200, Avg. Loss: 0.6983787452802062</text:p>
      <text:p text:style-name="Standard">Epoch: 57, Batch: 210, Avg. Loss: 0.73050034083426</text:p>
      <text:p text:style-name="Standard">Epoch: 57, Batch: 220, Avg. Loss: 0.7662434713914991</text:p>
      <text:p text:style-name="Standard">Epoch: 57, Batch: 230, Avg. Loss: 0.8049430621787905</text:p>
      <text:p text:style-name="Standard">Epoch: 57, Batch: 240, Avg. Loss: 0.8471043130382896</text:p>
      <text:p text:style-name="Standard">Epoch: 57, Batch: 250, Avg. Loss: 0.8860737128183246</text:p>
      <text:p text:style-name="Standard">Epoch: 57, Batch: 260, Avg. Loss: 0.9278239885345101</text:p>
      <text:p text:style-name="Standard">Epoch: 57, Batch: 270, Avg. Loss: 0.965181003510952</text:p>
      <text:p text:style-name="Standard">Epoch: 57, Batch: 280, Avg. Loss: 1.0003977686166763</text:p>
      <text:p text:style-name="Standard">Epoch: 57, Batch: 290, Avg. Loss: 1.0354474199935795</text:p>
      <text:p text:style-name="Standard">Epoch: 57, Batch: 300, Avg. Loss: 1.070677644200623</text:p>
      <text:p text:style-name="Standard">Epoch: 57, Batch: 310, Avg. Loss: 1.1035835126414895</text:p>
      <text:p text:style-name="Standard">Epoch: 57, Batch: 320, Avg. Loss: 1.1377022312954068</text:p>
      <text:p text:style-name="Standard">Epoch: 57, Batch: 330, Avg. Loss: 1.172635787911713</text:p>
      <text:p text:style-name="Standard">Epoch: 57, Batch: 340, Avg. Loss: 1.2068915111944079</text:p>
      <text:p text:style-name="Standard">Epoch: 57, Batch: 350, Avg. Loss: 1.2437103560194374</text:p>
      <text:p text:style-name="Standard">Epoch: 57, Batch: 360, Avg. Loss: 1.2811911376193166</text:p>
      <text:p text:style-name="Standard">Epoch: 57, Batch: 370, Avg. Loss: 1.3172609692439436</text:p>
      <text:p text:style-name="Standard">Epoch: 57, Batch: 380, Avg. Loss: 1.3537935437634587</text:p>
      <text:p text:style-name="Standard">Epoch: 57, Batch: 390, Avg. Loss: 1.3887328553944827</text:p>
      <text:p text:style-name="Standard">Epoch: 57, Batch: 400, Avg. Loss: 1.4252408500760794</text:p>
      <text:p text:style-name="Standard">Epoch: 57, Batch: 410, Avg. Loss: 1.463542912527919</text:p>
      <text:p text:style-name="Standard">Epoch: 57, Batch: 420, Avg. Loss: 1.4995568307116627</text:p>
      <text:p text:style-name="Standard">Epoch: 57, Batch: 430, Avg. Loss: 1.5383412128314375</text:p>
      <text:p text:style-name="Standard">Epoch: 57, Batch: 440, Avg. Loss: 1.5756916319951415</text:p>
      <text:p text:style-name="Standard">Epoch: 57, Batch: 450, Avg. Loss: 1.618314672447741</text:p>
      <text:p text:style-name="Standard">Epoch: 57, Batch: 460, Avg. Loss: 1.659967072121799</text:p>
      <text:p text:style-name="Standard">Epoch: 57, Batch: 470, Avg. Loss: 1.6942079175263642</text:p>
      <text:p text:style-name="Standard">Epoch: 57, Batch: 480, Avg. Loss: 1.7347957853227853</text:p>
      <text:p text:style-name="Standard">Epoch: 57, Batch: 490, Avg. Loss: 1.77463488150388</text:p>
      <text:p text:style-name="Standard">Epoch: 57, Batch: 500, Avg. Loss: 1.8122504953294993</text:p>
      <text:p text:style-name="Standard">Epoch: 57, Batch: 510, Avg. Loss: 1.853849333897233</text:p>
      <text:p text:style-name="Standard">Epoch: 57, Batch: 520, Avg. Loss: 1.8918095281347633</text:p>
      <text:p text:style-name="Standard">Epoch: 57, Batch: 530, Avg. Loss: 1.9313392529264093</text:p>
      <text:p text:style-name="Standard">Epoch: 57, Batch: 540, Avg. Loss: 1.9665977902710439</text:p>
      <text:p text:style-name="Standard">Epoch: 57, Batch: 550, Avg. Loss: 2.005321426689625</text:p>
      <text:p text:style-name="Standard">Epoch: 57, Batch: 560, Avg. Loss: 2.0428831085562704</text:p>
      <text:p text:style-name="Standard">Epoch: 57, Batch: 570, Avg. Loss: 2.0811119649559258</text:p>
      <text:p text:style-name="Standard">Epoch: 57, Batch: 580, Avg. Loss: 2.1161151571199297</text:p>
      <text:p text:style-name="Standard">Epoch: 57, Batch: 590, Avg. Loss: 2.1552347991615535</text:p>
      <text:p text:style-name="Standard">Epoch: 57, Batch: 600, Avg. Loss: 2.1921935942023993</text:p>
      <text:p text:style-name="Standard">Epoch: 57, Batch: 610, Avg. Loss: 2.2311200644820928</text:p>
      <text:p text:style-name="Standard"><text:soft-page-break/>Epoch: 57, Batch: 620, Avg. Loss: 2.2714090762659906</text:p>
      <text:p text:style-name="Standard">Epoch: 57, Batch: 630, Avg. Loss: 2.310759778134525</text:p>
      <text:p text:style-name="Standard">Epoch: 57, Batch: 640, Avg. Loss: 2.351119929738343</text:p>
      <text:p text:style-name="Standard">Epoch: 57, Batch: 650, Avg. Loss: 2.3896288027986885</text:p>
      <text:p text:style-name="Standard">Epoch: 57, Batch: 660, Avg. Loss: 2.426082450337708</text:p>
      <text:p text:style-name="Standard">Epoch: 57, Batch: 670, Avg. Loss: 2.461094243451953</text:p>
      <text:p text:style-name="Standard">Epoch: 57, Batch: 680, Avg. Loss: 2.500310590863228</text:p>
      <text:p text:style-name="Standard">Epoch: 57, Batch: 690, Avg. Loss: 2.5371123384684324</text:p>
      <text:p text:style-name="Standard">Epoch: 57, Batch: 700, Avg. Loss: 2.57746734470129</text:p>
      <text:p text:style-name="Standard">Epoch: 57, Batch: 710, Avg. Loss: 2.6157503029331566</text:p>
      <text:p text:style-name="Standard">Epoch: 57, Batch: 720, Avg. Loss: 2.6539099315181374</text:p>
      <text:p text:style-name="Standard">Epoch: 57, Batch: 730, Avg. Loss: 2.6934010801836847</text:p>
      <text:p text:style-name="Standard">Epoch: 57, Batch: 740, Avg. Loss: 2.7307078199461103</text:p>
      <text:p text:style-name="Standard">Epoch: 57, Batch: 750, Avg. Loss: 2.7680694894865154</text:p>
      <text:p text:style-name="Standard">Epoch: 57, Batch: 760, Avg. Loss: 2.8078910605981946</text:p>
      <text:p text:style-name="Standard">Epoch: 57, Batch: 770, Avg. Loss: 2.8446719123050572</text:p>
      <text:p text:style-name="Standard">Epoch: 57, Batch: 780, Avg. Loss: 2.8843590607866645</text:p>
      <text:p text:style-name="Standard">Epoch: 57, Batch: 790, Avg. Loss: 2.923090154491365</text:p>
      <text:p text:style-name="Standard">Epoch: 57, Batch: 800, Avg. Loss: 2.9622795088216662</text:p>
      <text:p text:style-name="Standard">Epoch: 57, Batch: 810, Avg. Loss: 3.0011861892417073</text:p>
      <text:p text:style-name="Standard">Epoch: 57, Batch: 820, Avg. Loss: 3.0393919879570603</text:p>
      <text:p text:style-name="Standard">Epoch: 57, Batch: 830, Avg. Loss: 3.075918042846024</text:p>
      <text:p text:style-name="Standard">Epoch: 57, Batch: 840, Avg. Loss: 3.1163449263200165</text:p>
      <text:p text:style-name="Standard">Epoch: 57, Batch: 850, Avg. Loss: 3.1555307334288956</text:p>
      <text:p text:style-name="Standard">Epoch: 57, Batch: 860, Avg. Loss: 3.195793019421399</text:p>
      <text:p text:style-name="Standard">Epoch: 57, Batch: 870, Avg. Loss: 3.237967280857265</text:p>
      <text:p text:style-name="Standard">Epoch: 57, Batch: 880, Avg. Loss: 3.2797415243461727</text:p>
      <text:p text:style-name="Standard">Epoch: 57, Batch: 890, Avg. Loss: 3.317260226793587</text:p>
      <text:p text:style-name="Standard">Epoch: 57, Batch: 900, Avg. Loss: 3.35617983546108</text:p>
      <text:p text:style-name="Standard">Epoch: 57, Batch: 910, Avg. Loss: 3.394177234172821</text:p>
      <text:p text:style-name="Standard">Epoch: 57, Batch: 920, Avg. Loss: 3.436516312882304</text:p>
      <text:p text:style-name="Standard">Epoch: 57, Batch: 930, Avg. Loss: 3.4785180661827324</text:p>
      <text:p text:style-name="Standard">Epoch: 57, Batch: 940, Avg. Loss: 3.523416218161583</text:p>
      <text:p text:style-name="Standard">Epoch: 57, Batch: 950, Avg. Loss: 3.562183577939868</text:p>
      <text:p text:style-name="Standard">Epoch: 57, Batch: 960, Avg. Loss: 3.6011278569698333</text:p>
      <text:p text:style-name="Standard">Epoch: 57, Batch: 970, Avg. Loss: 3.6408565256744625</text:p>
      <text:p text:style-name="Standard">Epoch: 57, Batch: 980, Avg. Loss: 3.6809117196127774</text:p>
      <text:p text:style-name="Standard">Epoch: 57, Batch: 990, Avg. Loss: 3.723715084977448</text:p>
      <text:p text:style-name="Standard">Epoch: 57, Batch: 1000, Avg. Loss: 3.7643743777647614</text:p>
      <text:p text:style-name="Standard">Epoch: 58, Batch: 10, Avg. Loss: 0.036232614889740944</text:p>
      <text:p text:style-name="Standard">Epoch: 58, Batch: 20, Avg. Loss: 0.06860684622079134</text:p>
      <text:p text:style-name="Standard">Epoch: 58, Batch: 30, Avg. Loss: 0.09942684415727854</text:p>
      <text:p text:style-name="Standard">Epoch: 58, Batch: 40, Avg. Loss: 0.13432222958654166</text:p>
      <text:p text:style-name="Standard">Epoch: 58, Batch: 50, Avg. Loss: 0.16778140794485807</text:p>
      <text:p text:style-name="Standard">Epoch: 58, Batch: 60, Avg. Loss: 0.20037525221705438</text:p>
      <text:p text:style-name="Standard">Epoch: 58, Batch: 70, Avg. Loss: 0.23543306030333042</text:p>
      <text:p text:style-name="Standard">Epoch: 58, Batch: 80, Avg. Loss: 0.26963331941515206</text:p>
      <text:p text:style-name="Standard">Epoch: 58, Batch: 90, Avg. Loss: 0.3028819866478443</text:p>
      <text:p text:style-name="Standard">Epoch: 58, Batch: 100, Avg. Loss: 0.3375198310241103</text:p>
      <text:p text:style-name="Standard"><text:soft-page-break/>Epoch: 58, Batch: 110, Avg. Loss: 0.3705697998404503</text:p>
      <text:p text:style-name="Standard">Epoch: 58, Batch: 120, Avg. Loss: 0.40341285467147825</text:p>
      <text:p text:style-name="Standard">Epoch: 58, Batch: 130, Avg. Loss: 0.43757653683423997</text:p>
      <text:p text:style-name="Standard">Epoch: 58, Batch: 140, Avg. Loss: 0.46865787226706745</text:p>
      <text:p text:style-name="Standard">Epoch: 58, Batch: 150, Avg. Loss: 0.5008198035880923</text:p>
      <text:p text:style-name="Standard">Epoch: 58, Batch: 160, Avg. Loss: 0.535099726729095</text:p>
      <text:p text:style-name="Standard">Epoch: 58, Batch: 170, Avg. Loss: 0.5731671573594213</text:p>
      <text:p text:style-name="Standard">Epoch: 58, Batch: 180, Avg. Loss: 0.6122905364260077</text:p>
      <text:p text:style-name="Standard">Epoch: 58, Batch: 190, Avg. Loss: 0.6465744260698557</text:p>
      <text:p text:style-name="Standard">Epoch: 58, Batch: 200, Avg. Loss: 0.6880139382556081</text:p>
      <text:p text:style-name="Standard">Epoch: 58, Batch: 210, Avg. Loss: 0.7256455162540079</text:p>
      <text:p text:style-name="Standard">Epoch: 58, Batch: 220, Avg. Loss: 0.7610625699162483</text:p>
      <text:p text:style-name="Standard">Epoch: 58, Batch: 230, Avg. Loss: 0.7970139438286423</text:p>
      <text:p text:style-name="Standard">Epoch: 58, Batch: 240, Avg. Loss: 0.8335087154060602</text:p>
      <text:p text:style-name="Standard">Epoch: 58, Batch: 250, Avg. Loss: 0.8713354164734483</text:p>
      <text:p text:style-name="Standard">Epoch: 58, Batch: 260, Avg. Loss: 0.9064092963933945</text:p>
      <text:p text:style-name="Standard">Epoch: 58, Batch: 270, Avg. Loss: 0.9462674576789141</text:p>
      <text:p text:style-name="Standard">Epoch: 58, Batch: 280, Avg. Loss: 0.9818302413448692</text:p>
      <text:p text:style-name="Standard">Epoch: 58, Batch: 290, Avg. Loss: 1.016650564968586</text:p>
      <text:p text:style-name="Standard">Epoch: 58, Batch: 300, Avg. Loss: 1.0540451228618621</text:p>
      <text:p text:style-name="Standard">Epoch: 58, Batch: 310, Avg. Loss: 1.0909957071766256</text:p>
      <text:p text:style-name="Standard">Epoch: 58, Batch: 320, Avg. Loss: 1.1258410973474384</text:p>
      <text:p text:style-name="Standard">Epoch: 58, Batch: 330, Avg. Loss: 1.1621740471571684</text:p>
      <text:p text:style-name="Standard">Epoch: 58, Batch: 340, Avg. Loss: 1.1972497319802642</text:p>
      <text:p text:style-name="Standard">Epoch: 58, Batch: 350, Avg. Loss: 1.232376340776682</text:p>
      <text:p text:style-name="Standard">Epoch: 58, Batch: 360, Avg. Loss: 1.2694041986018418</text:p>
      <text:p text:style-name="Standard">Epoch: 58, Batch: 370, Avg. Loss: 1.3054828180000186</text:p>
      <text:p text:style-name="Standard">Epoch: 58, Batch: 380, Avg. Loss: 1.3412648878991604</text:p>
      <text:p text:style-name="Standard">Epoch: 58, Batch: 390, Avg. Loss: 1.3789857376366854</text:p>
      <text:p text:style-name="Standard">Epoch: 58, Batch: 400, Avg. Loss: 1.414464226178825</text:p>
      <text:p text:style-name="Standard">Epoch: 58, Batch: 410, Avg. Loss: 1.4509205477312208</text:p>
      <text:p text:style-name="Standard">Epoch: 58, Batch: 420, Avg. Loss: 1.4888770310208201</text:p>
      <text:p text:style-name="Standard">Epoch: 58, Batch: 430, Avg. Loss: 1.5249290538951754</text:p>
      <text:p text:style-name="Standard">Epoch: 58, Batch: 440, Avg. Loss: 1.5594154104590416</text:p>
      <text:p text:style-name="Standard">Epoch: 58, Batch: 450, Avg. Loss: 1.5944017931818961</text:p>
      <text:p text:style-name="Standard">Epoch: 58, Batch: 460, Avg. Loss: 1.6295288475230336</text:p>
      <text:p text:style-name="Standard">Epoch: 58, Batch: 470, Avg. Loss: 1.6647506473585962</text:p>
      <text:p text:style-name="Standard">Epoch: 58, Batch: 480, Avg. Loss: 1.7020979626104236</text:p>
      <text:p text:style-name="Standard">Epoch: 58, Batch: 490, Avg. Loss: 1.7378695277497171</text:p>
      <text:p text:style-name="Standard">Epoch: 58, Batch: 500, Avg. Loss: 1.773295023292303</text:p>
      <text:p text:style-name="Standard">Epoch: 58, Batch: 510, Avg. Loss: 1.8116073861718178</text:p>
      <text:p text:style-name="Standard">Epoch: 58, Batch: 520, Avg. Loss: 1.8478772675618529</text:p>
      <text:p text:style-name="Standard">Epoch: 58, Batch: 530, Avg. Loss: 1.883328850567341</text:p>
      <text:p text:style-name="Standard">Epoch: 58, Batch: 540, Avg. Loss: 1.9168377753347159</text:p>
      <text:p text:style-name="Standard">Epoch: 58, Batch: 550, Avg. Loss: 1.9509100768715144</text:p>
      <text:p text:style-name="Standard">Epoch: 58, Batch: 560, Avg. Loss: 1.9855910709127784</text:p>
      <text:p text:style-name="Standard">Epoch: 58, Batch: 570, Avg. Loss: 2.0202858626842497</text:p>
      <text:p text:style-name="Standard">Epoch: 58, Batch: 580, Avg. Loss: 2.0571843165904284</text:p>
      <text:p text:style-name="Standard">Epoch: 58, Batch: 590, Avg. Loss: 2.0918631171807647</text:p>
      <text:p text:style-name="Standard"><text:soft-page-break/>Epoch: 58, Batch: 600, Avg. Loss: 2.128949813358486</text:p>
      <text:p text:style-name="Standard">Epoch: 58, Batch: 610, Avg. Loss: 2.16745817810297</text:p>
      <text:p text:style-name="Standard">Epoch: 58, Batch: 620, Avg. Loss: 2.2037234850227834</text:p>
      <text:p text:style-name="Standard">Epoch: 58, Batch: 630, Avg. Loss: 2.240789025276899</text:p>
      <text:p text:style-name="Standard">Epoch: 58, Batch: 640, Avg. Loss: 2.27839062474668</text:p>
      <text:p text:style-name="Standard">Epoch: 58, Batch: 650, Avg. Loss: 2.316219757124782</text:p>
      <text:p text:style-name="Standard">Epoch: 58, Batch: 660, Avg. Loss: 2.3517250629141926</text:p>
      <text:p text:style-name="Standard">Epoch: 58, Batch: 670, Avg. Loss: 2.388090844452381</text:p>
      <text:p text:style-name="Standard">Epoch: 58, Batch: 680, Avg. Loss: 2.426003896817565</text:p>
      <text:p text:style-name="Standard">Epoch: 58, Batch: 690, Avg. Loss: 2.463785075582564</text:p>
      <text:p text:style-name="Standard">Epoch: 58, Batch: 700, Avg. Loss: 2.501082342304289</text:p>
      <text:p text:style-name="Standard">Epoch: 58, Batch: 710, Avg. Loss: 2.537785906344652</text:p>
      <text:p text:style-name="Standard">Epoch: 58, Batch: 720, Avg. Loss: 2.574154777824879</text:p>
      <text:p text:style-name="Standard">Epoch: 58, Batch: 730, Avg. Loss: 2.610740412399173</text:p>
      <text:p text:style-name="Standard">Epoch: 58, Batch: 740, Avg. Loss: 2.648682837188244</text:p>
      <text:p text:style-name="Standard">Epoch: 58, Batch: 750, Avg. Loss: 2.6876687332987785</text:p>
      <text:p text:style-name="Standard">Epoch: 58, Batch: 760, Avg. Loss: 2.7272267807275057</text:p>
      <text:p text:style-name="Standard">Epoch: 58, Batch: 770, Avg. Loss: 2.767960948869586</text:p>
      <text:p text:style-name="Standard">Epoch: 58, Batch: 780, Avg. Loss: 2.806023209914565</text:p>
      <text:p text:style-name="Standard">Epoch: 58, Batch: 790, Avg. Loss: 2.844895063713193</text:p>
      <text:p text:style-name="Standard">Epoch: 58, Batch: 800, Avg. Loss: 2.8824597135186196</text:p>
      <text:p text:style-name="Standard">Epoch: 58, Batch: 810, Avg. Loss: 2.917068294249475</text:p>
      <text:p text:style-name="Standard">Epoch: 58, Batch: 820, Avg. Loss: 2.9553061408922074</text:p>
      <text:p text:style-name="Standard">Epoch: 58, Batch: 830, Avg. Loss: 2.9948087802156804</text:p>
      <text:p text:style-name="Standard">Epoch: 58, Batch: 840, Avg. Loss: 3.033980886079371</text:p>
      <text:p text:style-name="Standard">Epoch: 58, Batch: 850, Avg. Loss: 3.074795195274055</text:p>
      <text:p text:style-name="Standard">Epoch: 58, Batch: 860, Avg. Loss: 3.112257050164044</text:p>
      <text:p text:style-name="Standard">Epoch: 58, Batch: 870, Avg. Loss: 3.151338385604322</text:p>
      <text:p text:style-name="Standard">Epoch: 58, Batch: 880, Avg. Loss: 3.1928295804187656</text:p>
      <text:p text:style-name="Standard">Epoch: 58, Batch: 890, Avg. Loss: 3.235342472977936</text:p>
      <text:p text:style-name="Standard">Epoch: 58, Batch: 900, Avg. Loss: 3.2762625036761164</text:p>
      <text:p text:style-name="Standard">Epoch: 58, Batch: 910, Avg. Loss: 3.312675713375211</text:p>
      <text:p text:style-name="Standard">Epoch: 58, Batch: 920, Avg. Loss: 3.3542045790702106</text:p>
      <text:p text:style-name="Standard">Epoch: 58, Batch: 930, Avg. Loss: 3.391624319925904</text:p>
      <text:p text:style-name="Standard">Epoch: 58, Batch: 940, Avg. Loss: 3.4312525041401387</text:p>
      <text:p text:style-name="Standard">Epoch: 58, Batch: 950, Avg. Loss: 3.4715957187116144</text:p>
      <text:p text:style-name="Standard">Epoch: 58, Batch: 960, Avg. Loss: 3.513855953142047</text:p>
      <text:p text:style-name="Standard">Epoch: 58, Batch: 970, Avg. Loss: 3.553588856011629</text:p>
      <text:p text:style-name="Standard">Epoch: 58, Batch: 980, Avg. Loss: 3.594560596719384</text:p>
      <text:p text:style-name="Standard">Epoch: 58, Batch: 990, Avg. Loss: 3.636993275210261</text:p>
      <text:p text:style-name="Standard">Epoch: 58, Batch: 1000, Avg. Loss: 3.6801466811448336</text:p>
      <text:p text:style-name="Standard">Epoch: 59, Batch: 10, Avg. Loss: 0.03510038685053587</text:p>
      <text:p text:style-name="Standard">Epoch: 59, Batch: 20, Avg. Loss: 0.06945116464048624</text:p>
      <text:p text:style-name="Standard">Epoch: 59, Batch: 30, Avg. Loss: 0.1009287977591157</text:p>
      <text:p text:style-name="Standard">Epoch: 59, Batch: 40, Avg. Loss: 0.13481341619044543</text:p>
      <text:p text:style-name="Standard">Epoch: 59, Batch: 50, Avg. Loss: 0.1691152609884739</text:p>
      <text:p text:style-name="Standard">Epoch: 59, Batch: 60, Avg. Loss: 0.19927976187318563</text:p>
      <text:p text:style-name="Standard">Epoch: 59, Batch: 70, Avg. Loss: 0.23241737876087426</text:p>
      <text:p text:style-name="Standard">Epoch: 59, Batch: 80, Avg. Loss: 0.2639978090301156</text:p>
      <text:p text:style-name="Standard"><text:soft-page-break/>Epoch: 59, Batch: 90, Avg. Loss: 0.2993956286460161</text:p>
      <text:p text:style-name="Standard">Epoch: 59, Batch: 100, Avg. Loss: 0.33280585929751394</text:p>
      <text:p text:style-name="Standard">Epoch: 59, Batch: 110, Avg. Loss: 0.3651384551078081</text:p>
      <text:p text:style-name="Standard">Epoch: 59, Batch: 120, Avg. Loss: 0.400387373380363</text:p>
      <text:p text:style-name="Standard">Epoch: 59, Batch: 130, Avg. Loss: 0.4400223109871149</text:p>
      <text:p text:style-name="Standard">Epoch: 59, Batch: 140, Avg. Loss: 0.47332125063985586</text:p>
      <text:p text:style-name="Standard">Epoch: 59, Batch: 150, Avg. Loss: 0.5093137867748737</text:p>
      <text:p text:style-name="Standard">Epoch: 59, Batch: 160, Avg. Loss: 0.5419579580426216</text:p>
      <text:p text:style-name="Standard">Epoch: 59, Batch: 170, Avg. Loss: 0.576723649725318</text:p>
      <text:p text:style-name="Standard">Epoch: 59, Batch: 180, Avg. Loss: 0.6131027892231942</text:p>
      <text:p text:style-name="Standard">Epoch: 59, Batch: 190, Avg. Loss: 0.6510970765724778</text:p>
      <text:p text:style-name="Standard">Epoch: 59, Batch: 200, Avg. Loss: 0.6891604674980044</text:p>
      <text:p text:style-name="Standard">Epoch: 59, Batch: 210, Avg. Loss: 0.7286544932052493</text:p>
      <text:p text:style-name="Standard">Epoch: 59, Batch: 220, Avg. Loss: 0.7673543684184552</text:p>
      <text:p text:style-name="Standard">Epoch: 59, Batch: 230, Avg. Loss: 0.8072998203337193</text:p>
      <text:p text:style-name="Standard">Epoch: 59, Batch: 240, Avg. Loss: 0.8512119524180889</text:p>
      <text:p text:style-name="Standard">Epoch: 59, Batch: 250, Avg. Loss: 0.8921869497746229</text:p>
      <text:p text:style-name="Standard">Epoch: 59, Batch: 260, Avg. Loss: 0.9295292351394892</text:p>
      <text:p text:style-name="Standard">Epoch: 59, Batch: 270, Avg. Loss: 0.9640594692900777</text:p>
      <text:p text:style-name="Standard">Epoch: 59, Batch: 280, Avg. Loss: 1.0015309588983654</text:p>
      <text:p text:style-name="Standard">Epoch: 59, Batch: 290, Avg. Loss: 1.040712723135948</text:p>
      <text:p text:style-name="Standard">Epoch: 59, Batch: 300, Avg. Loss: 1.0752324882894755</text:p>
      <text:p text:style-name="Standard">Epoch: 59, Batch: 310, Avg. Loss: 1.1143540892750026</text:p>
      <text:p text:style-name="Standard">Epoch: 59, Batch: 320, Avg. Loss: 1.1473475096747279</text:p>
      <text:p text:style-name="Standard">Epoch: 59, Batch: 330, Avg. Loss: 1.1853475572541357</text:p>
      <text:p text:style-name="Standard">Epoch: 59, Batch: 340, Avg. Loss: 1.2215354509651661</text:p>
      <text:p text:style-name="Standard">Epoch: 59, Batch: 350, Avg. Loss: 1.2580332493409514</text:p>
      <text:p text:style-name="Standard">Epoch: 59, Batch: 360, Avg. Loss: 1.2949843123555183</text:p>
      <text:p text:style-name="Standard">Epoch: 59, Batch: 370, Avg. Loss: 1.330947788991034</text:p>
      <text:p text:style-name="Standard">Epoch: 59, Batch: 380, Avg. Loss: 1.3662606865167617</text:p>
      <text:p text:style-name="Standard">Epoch: 59, Batch: 390, Avg. Loss: 1.4026415025815369</text:p>
      <text:p text:style-name="Standard">Epoch: 59, Batch: 400, Avg. Loss: 1.4393024906516074</text:p>
      <text:p text:style-name="Standard">Epoch: 59, Batch: 410, Avg. Loss: 1.477632213383913</text:p>
      <text:p text:style-name="Standard">Epoch: 59, Batch: 420, Avg. Loss: 1.5129822419956327</text:p>
      <text:p text:style-name="Standard">Epoch: 59, Batch: 430, Avg. Loss: 1.5486758971586823</text:p>
      <text:p text:style-name="Standard">Epoch: 59, Batch: 440, Avg. Loss: 1.584231417067349</text:p>
      <text:p text:style-name="Standard">Epoch: 59, Batch: 450, Avg. Loss: 1.6226529425010086</text:p>
      <text:p text:style-name="Standard">Epoch: 59, Batch: 460, Avg. Loss: 1.6555764267221094</text:p>
      <text:p text:style-name="Standard">Epoch: 59, Batch: 470, Avg. Loss: 1.6879235105589032</text:p>
      <text:p text:style-name="Standard">Epoch: 59, Batch: 480, Avg. Loss: 1.7242773693054914</text:p>
      <text:p text:style-name="Standard">Epoch: 59, Batch: 490, Avg. Loss: 1.7601266644895077</text:p>
      <text:p text:style-name="Standard">Epoch: 59, Batch: 500, Avg. Loss: 1.7935293233022094</text:p>
      <text:p text:style-name="Standard">Epoch: 59, Batch: 510, Avg. Loss: 1.828349749557674</text:p>
      <text:p text:style-name="Standard">Epoch: 59, Batch: 520, Avg. Loss: 1.864924130216241</text:p>
      <text:p text:style-name="Standard">Epoch: 59, Batch: 530, Avg. Loss: 1.902269633486867</text:p>
      <text:p text:style-name="Standard">Epoch: 59, Batch: 540, Avg. Loss: 1.9399986833333969</text:p>
      <text:p text:style-name="Standard">Epoch: 59, Batch: 550, Avg. Loss: 1.9749858994036913</text:p>
      <text:p text:style-name="Standard">Epoch: 59, Batch: 560, Avg. Loss: 2.0082247853279114</text:p>
      <text:p text:style-name="Standard">Epoch: 59, Batch: 570, Avg. Loss: 2.0449424128979445</text:p>
      <text:p text:style-name="Standard"><text:soft-page-break/>Epoch: 59, Batch: 580, Avg. Loss: 2.080130434408784</text:p>
      <text:p text:style-name="Standard">Epoch: 59, Batch: 590, Avg. Loss: 2.1148260554298757</text:p>
      <text:p text:style-name="Standard">Epoch: 59, Batch: 600, Avg. Loss: 2.1506000721827148</text:p>
      <text:p text:style-name="Standard">Epoch: 59, Batch: 610, Avg. Loss: 2.1864834701642395</text:p>
      <text:p text:style-name="Standard">Epoch: 59, Batch: 620, Avg. Loss: 2.2224961049854755</text:p>
      <text:p text:style-name="Standard">Epoch: 59, Batch: 630, Avg. Loss: 2.262185661494732</text:p>
      <text:p text:style-name="Standard">Epoch: 59, Batch: 640, Avg. Loss: 2.3012182908132672</text:p>
      <text:p text:style-name="Standard">Epoch: 59, Batch: 650, Avg. Loss: 2.3392177505418656</text:p>
      <text:p text:style-name="Standard">Epoch: 59, Batch: 660, Avg. Loss: 2.3783203387632965</text:p>
      <text:p text:style-name="Standard">Epoch: 59, Batch: 670, Avg. Loss: 2.419388503395021</text:p>
      <text:p text:style-name="Standard">Epoch: 59, Batch: 680, Avg. Loss: 2.4579005194827914</text:p>
      <text:p text:style-name="Standard">Epoch: 59, Batch: 690, Avg. Loss: 2.4929464692249894</text:p>
      <text:p text:style-name="Standard">Epoch: 59, Batch: 700, Avg. Loss: 2.52821263410151</text:p>
      <text:p text:style-name="Standard">Epoch: 59, Batch: 710, Avg. Loss: 2.567014844715595</text:p>
      <text:p text:style-name="Standard">Epoch: 59, Batch: 720, Avg. Loss: 2.6039206329733133</text:p>
      <text:p text:style-name="Standard">Epoch: 59, Batch: 730, Avg. Loss: 2.639195878058672</text:p>
      <text:p text:style-name="Standard">Epoch: 59, Batch: 740, Avg. Loss: 2.6753340262919663</text:p>
      <text:p text:style-name="Standard">Epoch: 59, Batch: 750, Avg. Loss: 2.7088389402255415</text:p>
      <text:p text:style-name="Standard">Epoch: 59, Batch: 760, Avg. Loss: 2.746422276459634</text:p>
      <text:p text:style-name="Standard">Epoch: 59, Batch: 770, Avg. Loss: 2.7839227875694634</text:p>
      <text:p text:style-name="Standard">Epoch: 59, Batch: 780, Avg. Loss: 2.8237583162263036</text:p>
      <text:p text:style-name="Standard">Epoch: 59, Batch: 790, Avg. Loss: 2.865243446268141</text:p>
      <text:p text:style-name="Standard">Epoch: 59, Batch: 800, Avg. Loss: 2.9054157162085175</text:p>
      <text:p text:style-name="Standard">Epoch: 59, Batch: 810, Avg. Loss: 2.9466130113229156</text:p>
      <text:p text:style-name="Standard">Epoch: 59, Batch: 820, Avg. Loss: 2.9822702830657364</text:p>
      <text:p text:style-name="Standard">Epoch: 59, Batch: 830, Avg. Loss: 3.0197822717949747</text:p>
      <text:p text:style-name="Standard">Epoch: 59, Batch: 840, Avg. Loss: 3.0557852098718286</text:p>
      <text:p text:style-name="Standard">Epoch: 59, Batch: 850, Avg. Loss: 3.093301192484796</text:p>
      <text:p text:style-name="Standard">Epoch: 59, Batch: 860, Avg. Loss: 3.132784089446068</text:p>
      <text:p text:style-name="Standard">Epoch: 59, Batch: 870, Avg. Loss: 3.17078233808279</text:p>
      <text:p text:style-name="Standard">Epoch: 59, Batch: 880, Avg. Loss: 3.2063165053725244</text:p>
      <text:p text:style-name="Standard">Epoch: 59, Batch: 890, Avg. Loss: 3.2468521635979415</text:p>
      <text:p text:style-name="Standard">Epoch: 59, Batch: 900, Avg. Loss: 3.2897532030940058</text:p>
      <text:p text:style-name="Standard">Epoch: 59, Batch: 910, Avg. Loss: 3.3302608121186497</text:p>
      <text:p text:style-name="Standard">Epoch: 59, Batch: 920, Avg. Loss: 3.3713764056563376</text:p>
      <text:p text:style-name="Standard">Epoch: 59, Batch: 930, Avg. Loss: 3.408360167965293</text:p>
      <text:p text:style-name="Standard">Epoch: 59, Batch: 940, Avg. Loss: 3.4452885678038</text:p>
      <text:p text:style-name="Standard">Epoch: 59, Batch: 950, Avg. Loss: 3.480537477508187</text:p>
      <text:p text:style-name="Standard">Epoch: 59, Batch: 960, Avg. Loss: 3.517573551274836</text:p>
      <text:p text:style-name="Standard">Epoch: 59, Batch: 970, Avg. Loss: 3.5544211173430087</text:p>
      <text:p text:style-name="Standard">Epoch: 59, Batch: 980, Avg. Loss: 3.5898295368999245</text:p>
      <text:p text:style-name="Standard">Epoch: 59, Batch: 990, Avg. Loss: 3.6258223725482823</text:p>
      <text:p text:style-name="Standard">Epoch: 59, Batch: 1000, Avg. Loss: 3.6623090639710427</text:p>
      <text:p text:style-name="Standard">Epoch: 60, Batch: 10, Avg. Loss: 0.03460781611502171</text:p>
      <text:p text:style-name="Standard">Epoch: 60, Batch: 20, Avg. Loss: 0.0667198944836855</text:p>
      <text:p text:style-name="Standard">Epoch: 60, Batch: 30, Avg. Loss: 0.09860121011734009</text:p>
      <text:p text:style-name="Standard">Epoch: 60, Batch: 40, Avg. Loss: 0.12957122810184957</text:p>
      <text:p text:style-name="Standard">Epoch: 60, Batch: 50, Avg. Loss: 0.16071063596755267</text:p>
      <text:p text:style-name="Standard">Epoch: 60, Batch: 60, Avg. Loss: 0.19144154135137798</text:p>
      <text:p text:style-name="Standard"><text:soft-page-break/>Epoch: 60, Batch: 70, Avg. Loss: 0.2228179456666112</text:p>
      <text:p text:style-name="Standard">Epoch: 60, Batch: 80, Avg. Loss: 0.25068991389125583</text:p>
      <text:p text:style-name="Standard">Epoch: 60, Batch: 90, Avg. Loss: 0.28476354423910377</text:p>
      <text:p text:style-name="Standard">Epoch: 60, Batch: 100, Avg. Loss: 0.31301887817680835</text:p>
      <text:p text:style-name="Standard">Epoch: 60, Batch: 110, Avg. Loss: 0.34475953262299297</text:p>
      <text:p text:style-name="Standard">Epoch: 60, Batch: 120, Avg. Loss: 0.3743247726932168</text:p>
      <text:p text:style-name="Standard">Epoch: 60, Batch: 130, Avg. Loss: 0.40636796280741694</text:p>
      <text:p text:style-name="Standard">Epoch: 60, Batch: 140, Avg. Loss: 0.4388644464313984</text:p>
      <text:p text:style-name="Standard">Epoch: 60, Batch: 150, Avg. Loss: 0.47406755201518536</text:p>
      <text:p text:style-name="Standard">Epoch: 60, Batch: 160, Avg. Loss: 0.5073413694277406</text:p>
      <text:p text:style-name="Standard">Epoch: 60, Batch: 170, Avg. Loss: 0.5414022823795677</text:p>
      <text:p text:style-name="Standard">Epoch: 60, Batch: 180, Avg. Loss: 0.5730206206440925</text:p>
      <text:p text:style-name="Standard">Epoch: 60, Batch: 190, Avg. Loss: 0.6076816419139505</text:p>
      <text:p text:style-name="Standard">Epoch: 60, Batch: 200, Avg. Loss: 0.6401085868477822</text:p>
      <text:p text:style-name="Standard">Epoch: 60, Batch: 210, Avg. Loss: 0.671434017457068</text:p>
      <text:p text:style-name="Standard">Epoch: 60, Batch: 220, Avg. Loss: 0.7021943736821413</text:p>
      <text:p text:style-name="Standard">Epoch: 60, Batch: 230, Avg. Loss: 0.7337432716041803</text:p>
      <text:p text:style-name="Standard">Epoch: 60, Batch: 240, Avg. Loss: 0.7675587622448802</text:p>
      <text:p text:style-name="Standard">Epoch: 60, Batch: 250, Avg. Loss: 0.8011425664648414</text:p>
      <text:p text:style-name="Standard">Epoch: 60, Batch: 260, Avg. Loss: 0.834041908569634</text:p>
      <text:p text:style-name="Standard">Epoch: 60, Batch: 270, Avg. Loss: 0.866035845503211</text:p>
      <text:p text:style-name="Standard">Epoch: 60, Batch: 280, Avg. Loss: 0.896316259726882</text:p>
      <text:p text:style-name="Standard">Epoch: 60, Batch: 290, Avg. Loss: 0.9266615860164166</text:p>
      <text:p text:style-name="Standard">Epoch: 60, Batch: 300, Avg. Loss: 0.9597121773287653</text:p>
      <text:p text:style-name="Standard">Epoch: 60, Batch: 310, Avg. Loss: 0.9935608830302953</text:p>
      <text:p text:style-name="Standard">Epoch: 60, Batch: 320, Avg. Loss: 1.0250482980161906</text:p>
      <text:p text:style-name="Standard">Epoch: 60, Batch: 330, Avg. Loss: 1.058118538558483</text:p>
      <text:p text:style-name="Standard">Epoch: 60, Batch: 340, Avg. Loss: 1.090929814055562</text:p>
      <text:p text:style-name="Standard">Epoch: 60, Batch: 350, Avg. Loss: 1.1245512947440148</text:p>
      <text:p text:style-name="Standard">Epoch: 60, Batch: 360, Avg. Loss: 1.1582579903304577</text:p>
      <text:p text:style-name="Standard">Epoch: 60, Batch: 370, Avg. Loss: 1.1916964380070567</text:p>
      <text:p text:style-name="Standard">Epoch: 60, Batch: 380, Avg. Loss: 1.227251929976046</text:p>
      <text:p text:style-name="Standard">Epoch: 60, Batch: 390, Avg. Loss: 1.262828840315342</text:p>
      <text:p text:style-name="Standard">Epoch: 60, Batch: 400, Avg. Loss: 1.2985279420390725</text:p>
      <text:p text:style-name="Standard">Epoch: 60, Batch: 410, Avg. Loss: 1.3340239822864532</text:p>
      <text:p text:style-name="Standard">Epoch: 60, Batch: 420, Avg. Loss: 1.3712124727666377</text:p>
      <text:p text:style-name="Standard">Epoch: 60, Batch: 430, Avg. Loss: 1.4074592528864742</text:p>
      <text:p text:style-name="Standard">Epoch: 60, Batch: 440, Avg. Loss: 1.4441845005378127</text:p>
      <text:p text:style-name="Standard">Epoch: 60, Batch: 450, Avg. Loss: 1.4796316005289554</text:p>
      <text:p text:style-name="Standard">Epoch: 60, Batch: 460, Avg. Loss: 1.519266364723444</text:p>
      <text:p text:style-name="Standard">Epoch: 60, Batch: 470, Avg. Loss: 1.5546364516019822</text:p>
      <text:p text:style-name="Standard">Epoch: 60, Batch: 480, Avg. Loss: 1.5913944493979215</text:p>
      <text:p text:style-name="Standard">Epoch: 60, Batch: 490, Avg. Loss: 1.626406665146351</text:p>
      <text:p text:style-name="Standard">Epoch: 60, Batch: 500, Avg. Loss: 1.663762091100216</text:p>
      <text:p text:style-name="Standard">Epoch: 60, Batch: 510, Avg. Loss: 1.6987382864579559</text:p>
      <text:p text:style-name="Standard">Epoch: 60, Batch: 520, Avg. Loss: 1.734747282601893</text:p>
      <text:p text:style-name="Standard">Epoch: 60, Batch: 530, Avg. Loss: 1.7703575508669018</text:p>
      <text:p text:style-name="Standard">Epoch: 60, Batch: 540, Avg. Loss: 1.8120684238150715</text:p>
      <text:p text:style-name="Standard">Epoch: 60, Batch: 550, Avg. Loss: 1.8528205815702676</text:p>
      <text:p text:style-name="Standard"><text:soft-page-break/>Epoch: 60, Batch: 560, Avg. Loss: 1.8909114208072424</text:p>
      <text:p text:style-name="Standard">Epoch: 60, Batch: 570, Avg. Loss: 1.926583366841078</text:p>
      <text:p text:style-name="Standard">Epoch: 60, Batch: 580, Avg. Loss: 1.96299367249012</text:p>
      <text:p text:style-name="Standard">Epoch: 60, Batch: 590, Avg. Loss: 1.998136673308909</text:p>
      <text:p text:style-name="Standard">Epoch: 60, Batch: 600, Avg. Loss: 2.0322429705411196</text:p>
      <text:p text:style-name="Standard">Epoch: 60, Batch: 610, Avg. Loss: 2.065799560956657</text:p>
      <text:p text:style-name="Standard">Epoch: 60, Batch: 620, Avg. Loss: 2.100922851078212</text:p>
      <text:p text:style-name="Standard">Epoch: 60, Batch: 630, Avg. Loss: 2.1375263104215265</text:p>
      <text:p text:style-name="Standard">Epoch: 60, Batch: 640, Avg. Loss: 2.172938779182732</text:p>
      <text:p text:style-name="Standard">Epoch: 60, Batch: 650, Avg. Loss: 2.2081173008307813</text:p>
      <text:p text:style-name="Standard">Epoch: 60, Batch: 660, Avg. Loss: 2.2437256716191767</text:p>
      <text:p text:style-name="Standard">Epoch: 60, Batch: 670, Avg. Loss: 2.28086708560586</text:p>
      <text:p text:style-name="Standard">Epoch: 60, Batch: 680, Avg. Loss: 2.3169834446161985</text:p>
      <text:p text:style-name="Standard">Epoch: 60, Batch: 690, Avg. Loss: 2.353799854964018</text:p>
      <text:p text:style-name="Standard">Epoch: 60, Batch: 700, Avg. Loss: 2.390125580690801</text:p>
      <text:p text:style-name="Standard">Epoch: 60, Batch: 710, Avg. Loss: 2.4261725056916474</text:p>
      <text:p text:style-name="Standard">Epoch: 60, Batch: 720, Avg. Loss: 2.4604586170986296</text:p>
      <text:p text:style-name="Standard">Epoch: 60, Batch: 730, Avg. Loss: 2.497192578949034</text:p>
      <text:p text:style-name="Standard">Epoch: 60, Batch: 740, Avg. Loss: 2.5322188975289466</text:p>
      <text:p text:style-name="Standard">Epoch: 60, Batch: 750, Avg. Loss: 2.569152937270701</text:p>
      <text:p text:style-name="Standard">Epoch: 60, Batch: 760, Avg. Loss: 2.6095279021188618</text:p>
      <text:p text:style-name="Standard">Epoch: 60, Batch: 770, Avg. Loss: 2.6496626514941455</text:p>
      <text:p text:style-name="Standard">Epoch: 60, Batch: 780, Avg. Loss: 2.6852638406679032</text:p>
      <text:p text:style-name="Standard">Epoch: 60, Batch: 790, Avg. Loss: 2.7246162379160523</text:p>
      <text:p text:style-name="Standard">Epoch: 60, Batch: 800, Avg. Loss: 2.7595610579475762</text:p>
      <text:p text:style-name="Standard">Epoch: 60, Batch: 810, Avg. Loss: 2.796423845924437</text:p>
      <text:p text:style-name="Standard">Epoch: 60, Batch: 820, Avg. Loss: 2.833255875110626</text:p>
      <text:p text:style-name="Standard">Epoch: 60, Batch: 830, Avg. Loss: 2.8693028070032596</text:p>
      <text:p text:style-name="Standard">Epoch: 60, Batch: 840, Avg. Loss: 2.9063370602205394</text:p>
      <text:p text:style-name="Standard">Epoch: 60, Batch: 850, Avg. Loss: 2.939020137116313</text:p>
      <text:p text:style-name="Standard">Epoch: 60, Batch: 860, Avg. Loss: 2.975850297138095</text:p>
      <text:p text:style-name="Standard">Epoch: 60, Batch: 870, Avg. Loss: 3.0115658732131125</text:p>
      <text:p text:style-name="Standard">Epoch: 60, Batch: 880, Avg. Loss: 3.04768934212625</text:p>
      <text:p text:style-name="Standard">Epoch: 60, Batch: 890, Avg. Loss: 3.084453020989895</text:p>
      <text:p text:style-name="Standard">Epoch: 60, Batch: 900, Avg. Loss: 3.1195771446451546</text:p>
      <text:p text:style-name="Standard">Epoch: 60, Batch: 910, Avg. Loss: 3.1550354247912766</text:p>
      <text:p text:style-name="Standard">Epoch: 60, Batch: 920, Avg. Loss: 3.193455094657838</text:p>
      <text:p text:style-name="Standard">Epoch: 60, Batch: 930, Avg. Loss: 3.230168078094721</text:p>
      <text:p text:style-name="Standard">Epoch: 60, Batch: 940, Avg. Loss: 3.266529624350369</text:p>
      <text:p text:style-name="Standard">Epoch: 60, Batch: 950, Avg. Loss: 3.3029354797676205</text:p>
      <text:p text:style-name="Standard">Epoch: 60, Batch: 960, Avg. Loss: 3.344487620703876</text:p>
      <text:p text:style-name="Standard">Epoch: 60, Batch: 970, Avg. Loss: 3.382709447853267</text:p>
      <text:p text:style-name="Standard">Epoch: 60, Batch: 980, Avg. Loss: 3.420598644576967</text:p>
      <text:p text:style-name="Standard">Epoch: 60, Batch: 990, Avg. Loss: 3.457509076781571</text:p>
      <text:p text:style-name="Standard">Epoch: 60, Batch: 1000, Avg. Loss: 3.494463978148997</text:p>
      <text:p text:style-name="Standard">[[8. 8. 7. 3. 7. 1. 9.]</text:p>
      <text:p text:style-name="Standard"><text:s/>[6. 5. 8. 7. 8. 8. 8.]</text:p>
      <text:p text:style-name="Standard"><text:s/>[8. 8. 8. 8. 8. 7. 2.]</text:p>
      <text:p text:style-name="Standard"><text:s/>[8. 7. 2. 8. 8. 8. 7.]</text:p>
      <text:p text:style-name="Standard"><text:soft-page-break/><text:s/>[8. 8. 7. 8. 8. 8. 8.]</text:p>
      <text:p text:style-name="Standard"><text:s/>[6. 8. 8. 8. 8. 8. 8.]</text:p>
      <text:p text:style-name="Standard"><text:s/>[3. 8. 8. 8. 8. 8. 4.]]</text:p>
      <text:p text:style-name="Standard">[[8. 8. 7. 3. 7. 2. 9.]</text:p>
      <text:p text:style-name="Standard"><text:s/>[6. 5. 8. 7. 8. 8. 8.]</text:p>
      <text:p text:style-name="Standard"><text:s/>[8. 8. 8. 8. 8. 7. 2.]</text:p>
      <text:p text:style-name="Standard"><text:s/>[8. 7. 2. 8. 8. 8. 7.]</text:p>
      <text:p text:style-name="Standard"><text:s/>[7. 8. 7. 8. 8. 8. 8.]</text:p>
      <text:p text:style-name="Standard"><text:s/>[6. 8. 8. 8. 8. 8. 7.]</text:p>
      <text:p text:style-name="Standard"><text:s/>[3. 8. 8. 8. 8. 8. 4.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5:55:06.220434672</meta:creation-date>
    <dc:date>2020-10-29T15:55:53.036877728</dc:date>
    <meta:editing-duration>PT48S</meta:editing-duration>
    <meta:editing-cycles>1</meta:editing-cycles>
    <meta:document-statistic meta:table-count="0" meta:image-count="0" meta:object-count="0" meta:page-count="124" meta:paragraph-count="6037" meta:word-count="42192" meta:character-count="309205" meta:non-whitespace-character-count="272644"/>
    <meta:generator>LibreOffice/6.0.7.3$Linux_X86_64 LibreOffice_project/00m0$Build-3</meta:generator>
  </office:meta>
</office:document-meta>
</file>